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Tabelle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001</text:p>
          </table:table-cell>
          <table:table-cell table:formula="of:=CONCATENATE(&quot; &quot;;118;&quot; &quot;;[.A1];&quot; &quot;)" office:value-type="string" office:string-value=" 118 001 " calcext:value-type="string">
            <text:p><text:s/>118 001 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table:formula="of:=CONCATENATE(&quot; &quot;;118;&quot; &quot;;[.A2];&quot; &quot;)" office:value-type="string" office:string-value=" 118 002 " calcext:value-type="string">
            <text:p><text:s/>118 002 </text:p>
          </table:table-cell>
        </table:table-row>
        <table:table-row table:style-name="ro1">
          <table:table-cell office:value-type="string" calcext:value-type="string">
            <text:p>003</text:p>
          </table:table-cell>
          <table:table-cell table:formula="of:=CONCATENATE(&quot; &quot;;118;&quot; &quot;;[.A3];&quot; &quot;)" office:value-type="string" office:string-value=" 118 003 " calcext:value-type="string">
            <text:p><text:s/>118 003 </text:p>
          </table:table-cell>
        </table:table-row>
        <table:table-row table:style-name="ro1">
          <table:table-cell office:value-type="string" calcext:value-type="string">
            <text:p>004</text:p>
          </table:table-cell>
          <table:table-cell table:formula="of:=CONCATENATE(&quot; &quot;;118;&quot; &quot;;[.A4];&quot; &quot;)" office:value-type="string" office:string-value=" 118 004 " calcext:value-type="string">
            <text:p><text:s/>118 004 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 table:formula="of:=CONCATENATE(&quot; &quot;;118;&quot; &quot;;[.A5];&quot; &quot;)" office:value-type="string" office:string-value=" 118 005 " calcext:value-type="string">
            <text:p><text:s/>118 005 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 table:formula="of:=CONCATENATE(&quot; &quot;;118;&quot; &quot;;[.A6];&quot; &quot;)" office:value-type="string" office:string-value=" 118 006 " calcext:value-type="string">
            <text:p><text:s/>118 006 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 table:formula="of:=CONCATENATE(&quot; &quot;;118;&quot; &quot;;[.A7];&quot; &quot;)" office:value-type="string" office:string-value=" 118 007 " calcext:value-type="string">
            <text:p><text:s/>118 007 </text:p>
          </table:table-cell>
        </table:table-row>
        <table:table-row table:style-name="ro1">
          <table:table-cell office:value-type="string" calcext:value-type="string">
            <text:p>008</text:p>
          </table:table-cell>
          <table:table-cell table:formula="of:=CONCATENATE(&quot; &quot;;118;&quot; &quot;;[.A8];&quot; &quot;)" office:value-type="string" office:string-value=" 118 008 " calcext:value-type="string">
            <text:p><text:s/>118 008 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 table:formula="of:=CONCATENATE(&quot; &quot;;118;&quot; &quot;;[.A9];&quot; &quot;)" office:value-type="string" office:string-value=" 118 009 " calcext:value-type="string">
            <text:p><text:s/>118 009 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table:formula="of:=CONCATENATE(&quot; &quot;;118;&quot; &quot;;[.A10];&quot; &quot;)" office:value-type="string" office:string-value=" 118 010 " calcext:value-type="string">
            <text:p><text:s/>118 010 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 table:formula="of:=CONCATENATE(&quot; &quot;;118;&quot; &quot;;[.A11];&quot; &quot;)" office:value-type="string" office:string-value=" 118 011 " calcext:value-type="string">
            <text:p><text:s/>118 011 </text:p>
          </table:table-cell>
        </table:table-row>
        <table:table-row table:style-name="ro1">
          <table:table-cell office:value-type="string" calcext:value-type="string">
            <text:p>012</text:p>
          </table:table-cell>
          <table:table-cell table:formula="of:=CONCATENATE(&quot; &quot;;118;&quot; &quot;;[.A12];&quot; &quot;)" office:value-type="string" office:string-value=" 118 012 " calcext:value-type="string">
            <text:p><text:s/>118 012 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 table:formula="of:=CONCATENATE(&quot; &quot;;118;&quot; &quot;;[.A13];&quot; &quot;)" office:value-type="string" office:string-value=" 118 013 " calcext:value-type="string">
            <text:p><text:s/>118 013 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 table:formula="of:=CONCATENATE(&quot; &quot;;118;&quot; &quot;;[.A14];&quot; &quot;)" office:value-type="string" office:string-value=" 118 014 " calcext:value-type="string">
            <text:p><text:s/>118 014 </text:p>
          </table:table-cell>
        </table:table-row>
        <table:table-row table:style-name="ro1">
          <table:table-cell office:value-type="string" calcext:value-type="string">
            <text:p>015</text:p>
          </table:table-cell>
          <table:table-cell table:formula="of:=CONCATENATE(&quot; &quot;;118;&quot; &quot;;[.A15];&quot; &quot;)" office:value-type="string" office:string-value=" 118 015 " calcext:value-type="string">
            <text:p><text:s/>118 015 </text:p>
          </table:table-cell>
        </table:table-row>
        <table:table-row table:style-name="ro1">
          <table:table-cell office:value-type="string" calcext:value-type="string">
            <text:p>016</text:p>
          </table:table-cell>
          <table:table-cell table:formula="of:=CONCATENATE(&quot; &quot;;118;&quot; &quot;;[.A16];&quot; &quot;)" office:value-type="string" office:string-value=" 118 016 " calcext:value-type="string">
            <text:p><text:s/>118 016 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 table:formula="of:=CONCATENATE(&quot; &quot;;118;&quot; &quot;;[.A17];&quot; &quot;)" office:value-type="string" office:string-value=" 118 017 " calcext:value-type="string">
            <text:p><text:s/>118 017 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 table:formula="of:=CONCATENATE(&quot; &quot;;118;&quot; &quot;;[.A18];&quot; &quot;)" office:value-type="string" office:string-value=" 118 018 " calcext:value-type="string">
            <text:p><text:s/>118 018 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 table:formula="of:=CONCATENATE(&quot; &quot;;118;&quot; &quot;;[.A19];&quot; &quot;)" office:value-type="string" office:string-value=" 118 019 " calcext:value-type="string">
            <text:p><text:s/>118 019 </text:p>
          </table:table-cell>
        </table:table-row>
        <table:table-row table:style-name="ro1">
          <table:table-cell office:value-type="string" calcext:value-type="string">
            <text:p>020</text:p>
          </table:table-cell>
          <table:table-cell table:formula="of:=CONCATENATE(&quot; &quot;;118;&quot; &quot;;[.A20];&quot; &quot;)" office:value-type="string" office:string-value=" 118 020 " calcext:value-type="string">
            <text:p><text:s/>118 020 </text:p>
          </table:table-cell>
        </table:table-row>
        <table:table-row table:style-name="ro1">
          <table:table-cell office:value-type="string" calcext:value-type="string">
            <text:p>021</text:p>
          </table:table-cell>
          <table:table-cell table:formula="of:=CONCATENATE(&quot; &quot;;118;&quot; &quot;;[.A21];&quot; &quot;)" office:value-type="string" office:string-value=" 118 021 " calcext:value-type="string">
            <text:p><text:s/>118 021 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 table:formula="of:=CONCATENATE(&quot; &quot;;118;&quot; &quot;;[.A22];&quot; &quot;)" office:value-type="string" office:string-value=" 118 022 " calcext:value-type="string">
            <text:p><text:s/>118 022 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 table:formula="of:=CONCATENATE(&quot; &quot;;118;&quot; &quot;;[.A23];&quot; &quot;)" office:value-type="string" office:string-value=" 118 023 " calcext:value-type="string">
            <text:p><text:s/>118 023 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 table:formula="of:=CONCATENATE(&quot; &quot;;118;&quot; &quot;;[.A24];&quot; &quot;)" office:value-type="string" office:string-value=" 118 024 " calcext:value-type="string">
            <text:p><text:s/>118 024 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 table:formula="of:=CONCATENATE(&quot; &quot;;118;&quot; &quot;;[.A25];&quot; &quot;)" office:value-type="string" office:string-value=" 118 025 " calcext:value-type="string">
            <text:p><text:s/>118 025 </text:p>
          </table:table-cell>
        </table:table-row>
        <table:table-row table:style-name="ro1">
          <table:table-cell office:value-type="string" calcext:value-type="string">
            <text:p>026</text:p>
          </table:table-cell>
          <table:table-cell table:formula="of:=CONCATENATE(&quot; &quot;;118;&quot; &quot;;[.A26];&quot; &quot;)" office:value-type="string" office:string-value=" 118 026 " calcext:value-type="string">
            <text:p><text:s/>118 026 </text:p>
          </table:table-cell>
        </table:table-row>
        <table:table-row table:style-name="ro1">
          <table:table-cell office:value-type="string" calcext:value-type="string">
            <text:p>027</text:p>
          </table:table-cell>
          <table:table-cell table:formula="of:=CONCATENATE(&quot; &quot;;118;&quot; &quot;;[.A27];&quot; &quot;)" office:value-type="string" office:string-value=" 118 027 " calcext:value-type="string">
            <text:p><text:s/>118 027 </text:p>
          </table:table-cell>
        </table:table-row>
        <table:table-row table:style-name="ro1">
          <table:table-cell office:value-type="string" calcext:value-type="string">
            <text:p>028</text:p>
          </table:table-cell>
          <table:table-cell table:formula="of:=CONCATENATE(&quot; &quot;;118;&quot; &quot;;[.A28];&quot; &quot;)" office:value-type="string" office:string-value=" 118 028 " calcext:value-type="string">
            <text:p><text:s/>118 028 </text:p>
          </table:table-cell>
        </table:table-row>
        <table:table-row table:style-name="ro1">
          <table:table-cell office:value-type="string" calcext:value-type="string">
            <text:p>029</text:p>
          </table:table-cell>
          <table:table-cell table:formula="of:=CONCATENATE(&quot; &quot;;118;&quot; &quot;;[.A29];&quot; &quot;)" office:value-type="string" office:string-value=" 118 029 " calcext:value-type="string">
            <text:p><text:s/>118 029 </text:p>
          </table:table-cell>
        </table:table-row>
        <table:table-row table:style-name="ro1">
          <table:table-cell office:value-type="string" calcext:value-type="string">
            <text:p>030</text:p>
          </table:table-cell>
          <table:table-cell table:formula="of:=CONCATENATE(&quot; &quot;;118;&quot; &quot;;[.A30];&quot; &quot;)" office:value-type="string" office:string-value=" 118 030 " calcext:value-type="string">
            <text:p><text:s/>118 030 </text:p>
          </table:table-cell>
        </table:table-row>
        <table:table-row table:style-name="ro1">
          <table:table-cell office:value-type="string" calcext:value-type="string">
            <text:p>031</text:p>
          </table:table-cell>
          <table:table-cell table:formula="of:=CONCATENATE(&quot; &quot;;118;&quot; &quot;;[.A31];&quot; &quot;)" office:value-type="string" office:string-value=" 118 031 " calcext:value-type="string">
            <text:p><text:s/>118 031 </text:p>
          </table:table-cell>
        </table:table-row>
        <table:table-row table:style-name="ro1">
          <table:table-cell office:value-type="string" calcext:value-type="string">
            <text:p>032</text:p>
          </table:table-cell>
          <table:table-cell table:formula="of:=CONCATENATE(&quot; &quot;;118;&quot; &quot;;[.A32];&quot; &quot;)" office:value-type="string" office:string-value=" 118 032 " calcext:value-type="string">
            <text:p><text:s/>118 032 </text:p>
          </table:table-cell>
        </table:table-row>
        <table:table-row table:style-name="ro1">
          <table:table-cell office:value-type="string" calcext:value-type="string">
            <text:p>033</text:p>
          </table:table-cell>
          <table:table-cell table:formula="of:=CONCATENATE(&quot; &quot;;118;&quot; &quot;;[.A33];&quot; &quot;)" office:value-type="string" office:string-value=" 118 033 " calcext:value-type="string">
            <text:p><text:s/>118 033 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 table:formula="of:=CONCATENATE(&quot; &quot;;118;&quot; &quot;;[.A34];&quot; &quot;)" office:value-type="string" office:string-value=" 118 034 " calcext:value-type="string">
            <text:p><text:s/>118 034 </text:p>
          </table:table-cell>
        </table:table-row>
        <table:table-row table:style-name="ro1">
          <table:table-cell office:value-type="string" calcext:value-type="string">
            <text:p>035</text:p>
          </table:table-cell>
          <table:table-cell table:formula="of:=CONCATENATE(&quot; &quot;;118;&quot; &quot;;[.A35];&quot; &quot;)" office:value-type="string" office:string-value=" 118 035 " calcext:value-type="string">
            <text:p><text:s/>118 035 </text:p>
          </table:table-cell>
        </table:table-row>
        <table:table-row table:style-name="ro1">
          <table:table-cell office:value-type="string" calcext:value-type="string">
            <text:p>036</text:p>
          </table:table-cell>
          <table:table-cell table:formula="of:=CONCATENATE(&quot; &quot;;118;&quot; &quot;;[.A36];&quot; &quot;)" office:value-type="string" office:string-value=" 118 036 " calcext:value-type="string">
            <text:p><text:s/>118 036 </text:p>
          </table:table-cell>
        </table:table-row>
        <table:table-row table:style-name="ro1">
          <table:table-cell office:value-type="string" calcext:value-type="string">
            <text:p>037</text:p>
          </table:table-cell>
          <table:table-cell table:formula="of:=CONCATENATE(&quot; &quot;;118;&quot; &quot;;[.A37];&quot; &quot;)" office:value-type="string" office:string-value=" 118 037 " calcext:value-type="string">
            <text:p><text:s/>118 037 </text:p>
          </table:table-cell>
        </table:table-row>
        <table:table-row table:style-name="ro1">
          <table:table-cell office:value-type="string" calcext:value-type="string">
            <text:p>038</text:p>
          </table:table-cell>
          <table:table-cell table:formula="of:=CONCATENATE(&quot; &quot;;118;&quot; &quot;;[.A38];&quot; &quot;)" office:value-type="string" office:string-value=" 118 038 " calcext:value-type="string">
            <text:p><text:s/>118 038 </text:p>
          </table:table-cell>
        </table:table-row>
        <table:table-row table:style-name="ro1">
          <table:table-cell office:value-type="string" calcext:value-type="string">
            <text:p>039</text:p>
          </table:table-cell>
          <table:table-cell table:formula="of:=CONCATENATE(&quot; &quot;;118;&quot; &quot;;[.A39];&quot; &quot;)" office:value-type="string" office:string-value=" 118 039 " calcext:value-type="string">
            <text:p><text:s/>118 039 </text:p>
          </table:table-cell>
        </table:table-row>
        <table:table-row table:style-name="ro1">
          <table:table-cell office:value-type="string" calcext:value-type="string">
            <text:p>040</text:p>
          </table:table-cell>
          <table:table-cell table:formula="of:=CONCATENATE(&quot; &quot;;118;&quot; &quot;;[.A40];&quot; &quot;)" office:value-type="string" office:string-value=" 118 040 " calcext:value-type="string">
            <text:p><text:s/>118 040 </text:p>
          </table:table-cell>
        </table:table-row>
        <table:table-row table:style-name="ro1">
          <table:table-cell office:value-type="string" calcext:value-type="string">
            <text:p>041</text:p>
          </table:table-cell>
          <table:table-cell table:formula="of:=CONCATENATE(&quot; &quot;;118;&quot; &quot;;[.A41];&quot; &quot;)" office:value-type="string" office:string-value=" 118 041 " calcext:value-type="string">
            <text:p><text:s/>118 041 </text:p>
          </table:table-cell>
        </table:table-row>
        <table:table-row table:style-name="ro1">
          <table:table-cell office:value-type="string" calcext:value-type="string">
            <text:p>042</text:p>
          </table:table-cell>
          <table:table-cell table:formula="of:=CONCATENATE(&quot; &quot;;118;&quot; &quot;;[.A42];&quot; &quot;)" office:value-type="string" office:string-value=" 118 042 " calcext:value-type="string">
            <text:p><text:s/>118 042 </text:p>
          </table:table-cell>
        </table:table-row>
        <table:table-row table:style-name="ro1">
          <table:table-cell office:value-type="string" calcext:value-type="string">
            <text:p>043</text:p>
          </table:table-cell>
          <table:table-cell table:formula="of:=CONCATENATE(&quot; &quot;;118;&quot; &quot;;[.A43];&quot; &quot;)" office:value-type="string" office:string-value=" 118 043 " calcext:value-type="string">
            <text:p><text:s/>118 043 </text:p>
          </table:table-cell>
        </table:table-row>
        <table:table-row table:style-name="ro1">
          <table:table-cell office:value-type="string" calcext:value-type="string">
            <text:p>044</text:p>
          </table:table-cell>
          <table:table-cell table:formula="of:=CONCATENATE(&quot; &quot;;118;&quot; &quot;;[.A44];&quot; &quot;)" office:value-type="string" office:string-value=" 118 044 " calcext:value-type="string">
            <text:p><text:s/>118 044 </text:p>
          </table:table-cell>
        </table:table-row>
        <table:table-row table:style-name="ro1">
          <table:table-cell office:value-type="string" calcext:value-type="string">
            <text:p>045</text:p>
          </table:table-cell>
          <table:table-cell table:formula="of:=CONCATENATE(&quot; &quot;;118;&quot; &quot;;[.A45];&quot; &quot;)" office:value-type="string" office:string-value=" 118 045 " calcext:value-type="string">
            <text:p><text:s/>118 045 </text:p>
          </table:table-cell>
        </table:table-row>
        <table:table-row table:style-name="ro1">
          <table:table-cell office:value-type="string" calcext:value-type="string">
            <text:p>046</text:p>
          </table:table-cell>
          <table:table-cell table:formula="of:=CONCATENATE(&quot; &quot;;118;&quot; &quot;;[.A46];&quot; &quot;)" office:value-type="string" office:string-value=" 118 046 " calcext:value-type="string">
            <text:p><text:s/>118 046 </text:p>
          </table:table-cell>
        </table:table-row>
        <table:table-row table:style-name="ro1">
          <table:table-cell office:value-type="string" calcext:value-type="string">
            <text:p>047</text:p>
          </table:table-cell>
          <table:table-cell table:formula="of:=CONCATENATE(&quot; &quot;;118;&quot; &quot;;[.A47];&quot; &quot;)" office:value-type="string" office:string-value=" 118 047 " calcext:value-type="string">
            <text:p><text:s/>118 047 </text:p>
          </table:table-cell>
        </table:table-row>
        <table:table-row table:style-name="ro1">
          <table:table-cell office:value-type="string" calcext:value-type="string">
            <text:p>048</text:p>
          </table:table-cell>
          <table:table-cell table:formula="of:=CONCATENATE(&quot; &quot;;118;&quot; &quot;;[.A48];&quot; &quot;)" office:value-type="string" office:string-value=" 118 048 " calcext:value-type="string">
            <text:p><text:s/>118 048 </text:p>
          </table:table-cell>
        </table:table-row>
        <table:table-row table:style-name="ro1">
          <table:table-cell office:value-type="string" calcext:value-type="string">
            <text:p>049</text:p>
          </table:table-cell>
          <table:table-cell table:formula="of:=CONCATENATE(&quot; &quot;;118;&quot; &quot;;[.A49];&quot; &quot;)" office:value-type="string" office:string-value=" 118 049 " calcext:value-type="string">
            <text:p><text:s/>118 049 </text:p>
          </table:table-cell>
        </table:table-row>
        <table:table-row table:style-name="ro1">
          <table:table-cell office:value-type="string" calcext:value-type="string">
            <text:p>050</text:p>
          </table:table-cell>
          <table:table-cell table:formula="of:=CONCATENATE(&quot; &quot;;118;&quot; &quot;;[.A50];&quot; &quot;)" office:value-type="string" office:string-value=" 118 050 " calcext:value-type="string">
            <text:p><text:s/>118 050 </text:p>
          </table:table-cell>
        </table:table-row>
        <table:table-row table:style-name="ro1">
          <table:table-cell office:value-type="string" calcext:value-type="string">
            <text:p>051</text:p>
          </table:table-cell>
          <table:table-cell table:formula="of:=CONCATENATE(&quot; &quot;;118;&quot; &quot;;[.A51];&quot; &quot;)" office:value-type="string" office:string-value=" 118 051 " calcext:value-type="string">
            <text:p><text:s/>118 051 </text:p>
          </table:table-cell>
        </table:table-row>
        <table:table-row table:style-name="ro1">
          <table:table-cell office:value-type="string" calcext:value-type="string">
            <text:p>052</text:p>
          </table:table-cell>
          <table:table-cell table:formula="of:=CONCATENATE(&quot; &quot;;118;&quot; &quot;;[.A52];&quot; &quot;)" office:value-type="string" office:string-value=" 118 052 " calcext:value-type="string">
            <text:p><text:s/>118 052 </text:p>
          </table:table-cell>
        </table:table-row>
        <table:table-row table:style-name="ro1">
          <table:table-cell office:value-type="string" calcext:value-type="string">
            <text:p>053</text:p>
          </table:table-cell>
          <table:table-cell table:formula="of:=CONCATENATE(&quot; &quot;;118;&quot; &quot;;[.A53];&quot; &quot;)" office:value-type="string" office:string-value=" 118 053 " calcext:value-type="string">
            <text:p><text:s/>118 053 </text:p>
          </table:table-cell>
        </table:table-row>
        <table:table-row table:style-name="ro1">
          <table:table-cell office:value-type="string" calcext:value-type="string">
            <text:p>054</text:p>
          </table:table-cell>
          <table:table-cell table:formula="of:=CONCATENATE(&quot; &quot;;118;&quot; &quot;;[.A54];&quot; &quot;)" office:value-type="string" office:string-value=" 118 054 " calcext:value-type="string">
            <text:p><text:s/>118 054 </text:p>
          </table:table-cell>
        </table:table-row>
        <table:table-row table:style-name="ro1">
          <table:table-cell office:value-type="string" calcext:value-type="string">
            <text:p>055</text:p>
          </table:table-cell>
          <table:table-cell table:formula="of:=CONCATENATE(&quot; &quot;;118;&quot; &quot;;[.A55];&quot; &quot;)" office:value-type="string" office:string-value=" 118 055 " calcext:value-type="string">
            <text:p><text:s/>118 055 </text:p>
          </table:table-cell>
        </table:table-row>
        <table:table-row table:style-name="ro1">
          <table:table-cell office:value-type="string" calcext:value-type="string">
            <text:p>056</text:p>
          </table:table-cell>
          <table:table-cell table:formula="of:=CONCATENATE(&quot; &quot;;118;&quot; &quot;;[.A56];&quot; &quot;)" office:value-type="string" office:string-value=" 118 056 " calcext:value-type="string">
            <text:p><text:s/>118 056 </text:p>
          </table:table-cell>
        </table:table-row>
        <table:table-row table:style-name="ro1">
          <table:table-cell office:value-type="string" calcext:value-type="string">
            <text:p>057</text:p>
          </table:table-cell>
          <table:table-cell table:formula="of:=CONCATENATE(&quot; &quot;;118;&quot; &quot;;[.A57];&quot; &quot;)" office:value-type="string" office:string-value=" 118 057 " calcext:value-type="string">
            <text:p><text:s/>118 057 </text:p>
          </table:table-cell>
        </table:table-row>
        <table:table-row table:style-name="ro1">
          <table:table-cell office:value-type="string" calcext:value-type="string">
            <text:p>058</text:p>
          </table:table-cell>
          <table:table-cell table:formula="of:=CONCATENATE(&quot; &quot;;118;&quot; &quot;;[.A58];&quot; &quot;)" office:value-type="string" office:string-value=" 118 058 " calcext:value-type="string">
            <text:p><text:s/>118 058 </text:p>
          </table:table-cell>
        </table:table-row>
        <table:table-row table:style-name="ro1">
          <table:table-cell office:value-type="string" calcext:value-type="string">
            <text:p>059</text:p>
          </table:table-cell>
          <table:table-cell table:formula="of:=CONCATENATE(&quot; &quot;;118;&quot; &quot;;[.A59];&quot; &quot;)" office:value-type="string" office:string-value=" 118 059 " calcext:value-type="string">
            <text:p><text:s/>118 059 </text:p>
          </table:table-cell>
        </table:table-row>
        <table:table-row table:style-name="ro1">
          <table:table-cell office:value-type="string" calcext:value-type="string">
            <text:p>060</text:p>
          </table:table-cell>
          <table:table-cell table:formula="of:=CONCATENATE(&quot; &quot;;118;&quot; &quot;;[.A60];&quot; &quot;)" office:value-type="string" office:string-value=" 118 060 " calcext:value-type="string">
            <text:p><text:s/>118 060 </text:p>
          </table:table-cell>
        </table:table-row>
        <table:table-row table:style-name="ro1">
          <table:table-cell office:value-type="string" calcext:value-type="string">
            <text:p>061</text:p>
          </table:table-cell>
          <table:table-cell table:formula="of:=CONCATENATE(&quot; &quot;;118;&quot; &quot;;[.A61];&quot; &quot;)" office:value-type="string" office:string-value=" 118 061 " calcext:value-type="string">
            <text:p><text:s/>118 061 </text:p>
          </table:table-cell>
        </table:table-row>
        <table:table-row table:style-name="ro1">
          <table:table-cell office:value-type="string" calcext:value-type="string">
            <text:p>062</text:p>
          </table:table-cell>
          <table:table-cell table:formula="of:=CONCATENATE(&quot; &quot;;118;&quot; &quot;;[.A62];&quot; &quot;)" office:value-type="string" office:string-value=" 118 062 " calcext:value-type="string">
            <text:p><text:s/>118 062 </text:p>
          </table:table-cell>
        </table:table-row>
        <table:table-row table:style-name="ro1">
          <table:table-cell office:value-type="string" calcext:value-type="string">
            <text:p>063</text:p>
          </table:table-cell>
          <table:table-cell table:formula="of:=CONCATENATE(&quot; &quot;;118;&quot; &quot;;[.A63];&quot; &quot;)" office:value-type="string" office:string-value=" 118 063 " calcext:value-type="string">
            <text:p><text:s/>118 063 </text:p>
          </table:table-cell>
        </table:table-row>
        <table:table-row table:style-name="ro1">
          <table:table-cell office:value-type="string" calcext:value-type="string">
            <text:p>064</text:p>
          </table:table-cell>
          <table:table-cell table:formula="of:=CONCATENATE(&quot; &quot;;118;&quot; &quot;;[.A64];&quot; &quot;)" office:value-type="string" office:string-value=" 118 064 " calcext:value-type="string">
            <text:p><text:s/>118 064 </text:p>
          </table:table-cell>
        </table:table-row>
        <table:table-row table:style-name="ro1">
          <table:table-cell office:value-type="string" calcext:value-type="string">
            <text:p>065</text:p>
          </table:table-cell>
          <table:table-cell table:formula="of:=CONCATENATE(&quot; &quot;;118;&quot; &quot;;[.A65];&quot; &quot;)" office:value-type="string" office:string-value=" 118 065 " calcext:value-type="string">
            <text:p><text:s/>118 065 </text:p>
          </table:table-cell>
        </table:table-row>
        <table:table-row table:style-name="ro1">
          <table:table-cell office:value-type="string" calcext:value-type="string">
            <text:p>066</text:p>
          </table:table-cell>
          <table:table-cell table:formula="of:=CONCATENATE(&quot; &quot;;118;&quot; &quot;;[.A66];&quot; &quot;)" office:value-type="string" office:string-value=" 118 066 " calcext:value-type="string">
            <text:p><text:s/>118 066 </text:p>
          </table:table-cell>
        </table:table-row>
        <table:table-row table:style-name="ro1">
          <table:table-cell office:value-type="string" calcext:value-type="string">
            <text:p>067</text:p>
          </table:table-cell>
          <table:table-cell table:formula="of:=CONCATENATE(&quot; &quot;;118;&quot; &quot;;[.A67];&quot; &quot;)" office:value-type="string" office:string-value=" 118 067 " calcext:value-type="string">
            <text:p><text:s/>118 067 </text:p>
          </table:table-cell>
        </table:table-row>
        <table:table-row table:style-name="ro1">
          <table:table-cell office:value-type="string" calcext:value-type="string">
            <text:p>068</text:p>
          </table:table-cell>
          <table:table-cell table:formula="of:=CONCATENATE(&quot; &quot;;118;&quot; &quot;;[.A68];&quot; &quot;)" office:value-type="string" office:string-value=" 118 068 " calcext:value-type="string">
            <text:p><text:s/>118 068 </text:p>
          </table:table-cell>
        </table:table-row>
        <table:table-row table:style-name="ro1">
          <table:table-cell office:value-type="string" calcext:value-type="string">
            <text:p>069</text:p>
          </table:table-cell>
          <table:table-cell table:formula="of:=CONCATENATE(&quot; &quot;;118;&quot; &quot;;[.A69];&quot; &quot;)" office:value-type="string" office:string-value=" 118 069 " calcext:value-type="string">
            <text:p><text:s/>118 069 </text:p>
          </table:table-cell>
        </table:table-row>
        <table:table-row table:style-name="ro1">
          <table:table-cell office:value-type="string" calcext:value-type="string">
            <text:p>070</text:p>
          </table:table-cell>
          <table:table-cell table:formula="of:=CONCATENATE(&quot; &quot;;118;&quot; &quot;;[.A70];&quot; &quot;)" office:value-type="string" office:string-value=" 118 070 " calcext:value-type="string">
            <text:p><text:s/>118 070 </text:p>
          </table:table-cell>
        </table:table-row>
        <table:table-row table:style-name="ro1">
          <table:table-cell office:value-type="string" calcext:value-type="string">
            <text:p>071</text:p>
          </table:table-cell>
          <table:table-cell table:formula="of:=CONCATENATE(&quot; &quot;;118;&quot; &quot;;[.A71];&quot; &quot;)" office:value-type="string" office:string-value=" 118 071 " calcext:value-type="string">
            <text:p><text:s/>118 071 </text:p>
          </table:table-cell>
        </table:table-row>
        <table:table-row table:style-name="ro1">
          <table:table-cell office:value-type="string" calcext:value-type="string">
            <text:p>072</text:p>
          </table:table-cell>
          <table:table-cell table:formula="of:=CONCATENATE(&quot; &quot;;118;&quot; &quot;;[.A72];&quot; &quot;)" office:value-type="string" office:string-value=" 118 072 " calcext:value-type="string">
            <text:p><text:s/>118 072 </text:p>
          </table:table-cell>
        </table:table-row>
        <table:table-row table:style-name="ro1">
          <table:table-cell office:value-type="string" calcext:value-type="string">
            <text:p>073</text:p>
          </table:table-cell>
          <table:table-cell table:formula="of:=CONCATENATE(&quot; &quot;;118;&quot; &quot;;[.A73];&quot; &quot;)" office:value-type="string" office:string-value=" 118 073 " calcext:value-type="string">
            <text:p><text:s/>118 073 </text:p>
          </table:table-cell>
        </table:table-row>
        <table:table-row table:style-name="ro1">
          <table:table-cell office:value-type="string" calcext:value-type="string">
            <text:p>074</text:p>
          </table:table-cell>
          <table:table-cell table:formula="of:=CONCATENATE(&quot; &quot;;118;&quot; &quot;;[.A74];&quot; &quot;)" office:value-type="string" office:string-value=" 118 074 " calcext:value-type="string">
            <text:p><text:s/>118 074 </text:p>
          </table:table-cell>
        </table:table-row>
        <table:table-row table:style-name="ro1">
          <table:table-cell office:value-type="string" calcext:value-type="string">
            <text:p>075</text:p>
          </table:table-cell>
          <table:table-cell table:formula="of:=CONCATENATE(&quot; &quot;;118;&quot; &quot;;[.A75];&quot; &quot;)" office:value-type="string" office:string-value=" 118 075 " calcext:value-type="string">
            <text:p><text:s/>118 075 </text:p>
          </table:table-cell>
        </table:table-row>
        <table:table-row table:style-name="ro1">
          <table:table-cell office:value-type="string" calcext:value-type="string">
            <text:p>076</text:p>
          </table:table-cell>
          <table:table-cell table:formula="of:=CONCATENATE(&quot; &quot;;118;&quot; &quot;;[.A76];&quot; &quot;)" office:value-type="string" office:string-value=" 118 076 " calcext:value-type="string">
            <text:p><text:s/>118 076 </text:p>
          </table:table-cell>
        </table:table-row>
        <table:table-row table:style-name="ro1">
          <table:table-cell office:value-type="string" calcext:value-type="string">
            <text:p>077</text:p>
          </table:table-cell>
          <table:table-cell table:formula="of:=CONCATENATE(&quot; &quot;;118;&quot; &quot;;[.A77];&quot; &quot;)" office:value-type="string" office:string-value=" 118 077 " calcext:value-type="string">
            <text:p><text:s/>118 077 </text:p>
          </table:table-cell>
        </table:table-row>
        <table:table-row table:style-name="ro1">
          <table:table-cell office:value-type="string" calcext:value-type="string">
            <text:p>078</text:p>
          </table:table-cell>
          <table:table-cell table:formula="of:=CONCATENATE(&quot; &quot;;118;&quot; &quot;;[.A78];&quot; &quot;)" office:value-type="string" office:string-value=" 118 078 " calcext:value-type="string">
            <text:p><text:s/>118 078 </text:p>
          </table:table-cell>
        </table:table-row>
        <table:table-row table:style-name="ro1">
          <table:table-cell office:value-type="string" calcext:value-type="string">
            <text:p>079</text:p>
          </table:table-cell>
          <table:table-cell table:formula="of:=CONCATENATE(&quot; &quot;;118;&quot; &quot;;[.A79];&quot; &quot;)" office:value-type="string" office:string-value=" 118 079 " calcext:value-type="string">
            <text:p><text:s/>118 079 </text:p>
          </table:table-cell>
        </table:table-row>
        <table:table-row table:style-name="ro1">
          <table:table-cell office:value-type="string" calcext:value-type="string">
            <text:p>080</text:p>
          </table:table-cell>
          <table:table-cell table:formula="of:=CONCATENATE(&quot; &quot;;118;&quot; &quot;;[.A80];&quot; &quot;)" office:value-type="string" office:string-value=" 118 080 " calcext:value-type="string">
            <text:p><text:s/>118 080 </text:p>
          </table:table-cell>
        </table:table-row>
        <table:table-row table:style-name="ro1">
          <table:table-cell office:value-type="string" calcext:value-type="string">
            <text:p>081</text:p>
          </table:table-cell>
          <table:table-cell table:formula="of:=CONCATENATE(&quot; &quot;;118;&quot; &quot;;[.A81];&quot; &quot;)" office:value-type="string" office:string-value=" 118 081 " calcext:value-type="string">
            <text:p><text:s/>118 081 </text:p>
          </table:table-cell>
        </table:table-row>
        <table:table-row table:style-name="ro1">
          <table:table-cell office:value-type="string" calcext:value-type="string">
            <text:p>082</text:p>
          </table:table-cell>
          <table:table-cell table:formula="of:=CONCATENATE(&quot; &quot;;118;&quot; &quot;;[.A82];&quot; &quot;)" office:value-type="string" office:string-value=" 118 082 " calcext:value-type="string">
            <text:p><text:s/>118 082 </text:p>
          </table:table-cell>
        </table:table-row>
        <table:table-row table:style-name="ro1">
          <table:table-cell office:value-type="string" calcext:value-type="string">
            <text:p>083</text:p>
          </table:table-cell>
          <table:table-cell table:formula="of:=CONCATENATE(&quot; &quot;;118;&quot; &quot;;[.A83];&quot; &quot;)" office:value-type="string" office:string-value=" 118 083 " calcext:value-type="string">
            <text:p><text:s/>118 083 </text:p>
          </table:table-cell>
        </table:table-row>
        <table:table-row table:style-name="ro1">
          <table:table-cell office:value-type="string" calcext:value-type="string">
            <text:p>084</text:p>
          </table:table-cell>
          <table:table-cell table:formula="of:=CONCATENATE(&quot; &quot;;118;&quot; &quot;;[.A84];&quot; &quot;)" office:value-type="string" office:string-value=" 118 084 " calcext:value-type="string">
            <text:p><text:s/>118 084 </text:p>
          </table:table-cell>
        </table:table-row>
        <table:table-row table:style-name="ro1">
          <table:table-cell office:value-type="string" calcext:value-type="string">
            <text:p>085</text:p>
          </table:table-cell>
          <table:table-cell table:formula="of:=CONCATENATE(&quot; &quot;;118;&quot; &quot;;[.A85];&quot; &quot;)" office:value-type="string" office:string-value=" 118 085 " calcext:value-type="string">
            <text:p><text:s/>118 085 </text:p>
          </table:table-cell>
        </table:table-row>
        <table:table-row table:style-name="ro1">
          <table:table-cell office:value-type="string" calcext:value-type="string">
            <text:p>086</text:p>
          </table:table-cell>
          <table:table-cell table:formula="of:=CONCATENATE(&quot; &quot;;118;&quot; &quot;;[.A86];&quot; &quot;)" office:value-type="string" office:string-value=" 118 086 " calcext:value-type="string">
            <text:p><text:s/>118 086 </text:p>
          </table:table-cell>
        </table:table-row>
        <table:table-row table:style-name="ro1">
          <table:table-cell office:value-type="string" calcext:value-type="string">
            <text:p>087</text:p>
          </table:table-cell>
          <table:table-cell table:formula="of:=CONCATENATE(&quot; &quot;;118;&quot; &quot;;[.A87];&quot; &quot;)" office:value-type="string" office:string-value=" 118 087 " calcext:value-type="string">
            <text:p><text:s/>118 087 </text:p>
          </table:table-cell>
        </table:table-row>
        <table:table-row table:style-name="ro1">
          <table:table-cell office:value-type="string" calcext:value-type="string">
            <text:p>088</text:p>
          </table:table-cell>
          <table:table-cell table:formula="of:=CONCATENATE(&quot; &quot;;118;&quot; &quot;;[.A88];&quot; &quot;)" office:value-type="string" office:string-value=" 118 088 " calcext:value-type="string">
            <text:p><text:s/>118 088 </text:p>
          </table:table-cell>
        </table:table-row>
        <table:table-row table:style-name="ro1">
          <table:table-cell office:value-type="string" calcext:value-type="string">
            <text:p>089</text:p>
          </table:table-cell>
          <table:table-cell table:formula="of:=CONCATENATE(&quot; &quot;;118;&quot; &quot;;[.A89];&quot; &quot;)" office:value-type="string" office:string-value=" 118 089 " calcext:value-type="string">
            <text:p><text:s/>118 089 </text:p>
          </table:table-cell>
        </table:table-row>
        <table:table-row table:style-name="ro1">
          <table:table-cell office:value-type="string" calcext:value-type="string">
            <text:p>090</text:p>
          </table:table-cell>
          <table:table-cell table:formula="of:=CONCATENATE(&quot; &quot;;118;&quot; &quot;;[.A90];&quot; &quot;)" office:value-type="string" office:string-value=" 118 090 " calcext:value-type="string">
            <text:p><text:s/>118 090 </text:p>
          </table:table-cell>
        </table:table-row>
        <table:table-row table:style-name="ro1">
          <table:table-cell office:value-type="string" calcext:value-type="string">
            <text:p>091</text:p>
          </table:table-cell>
          <table:table-cell table:formula="of:=CONCATENATE(&quot; &quot;;118;&quot; &quot;;[.A91];&quot; &quot;)" office:value-type="string" office:string-value=" 118 091 " calcext:value-type="string">
            <text:p><text:s/>118 091 </text:p>
          </table:table-cell>
        </table:table-row>
        <table:table-row table:style-name="ro1">
          <table:table-cell office:value-type="string" calcext:value-type="string">
            <text:p>092</text:p>
          </table:table-cell>
          <table:table-cell table:formula="of:=CONCATENATE(&quot; &quot;;118;&quot; &quot;;[.A92];&quot; &quot;)" office:value-type="string" office:string-value=" 118 092 " calcext:value-type="string">
            <text:p><text:s/>118 092 </text:p>
          </table:table-cell>
        </table:table-row>
        <table:table-row table:style-name="ro1">
          <table:table-cell office:value-type="string" calcext:value-type="string">
            <text:p>093</text:p>
          </table:table-cell>
          <table:table-cell table:formula="of:=CONCATENATE(&quot; &quot;;118;&quot; &quot;;[.A93];&quot; &quot;)" office:value-type="string" office:string-value=" 118 093 " calcext:value-type="string">
            <text:p><text:s/>118 093 </text:p>
          </table:table-cell>
        </table:table-row>
        <table:table-row table:style-name="ro1">
          <table:table-cell office:value-type="string" calcext:value-type="string">
            <text:p>094</text:p>
          </table:table-cell>
          <table:table-cell table:formula="of:=CONCATENATE(&quot; &quot;;118;&quot; &quot;;[.A94];&quot; &quot;)" office:value-type="string" office:string-value=" 118 094 " calcext:value-type="string">
            <text:p><text:s/>118 094 </text:p>
          </table:table-cell>
        </table:table-row>
        <table:table-row table:style-name="ro1">
          <table:table-cell office:value-type="string" calcext:value-type="string">
            <text:p>095</text:p>
          </table:table-cell>
          <table:table-cell table:formula="of:=CONCATENATE(&quot; &quot;;118;&quot; &quot;;[.A95];&quot; &quot;)" office:value-type="string" office:string-value=" 118 095 " calcext:value-type="string">
            <text:p><text:s/>118 095 </text:p>
          </table:table-cell>
        </table:table-row>
        <table:table-row table:style-name="ro1">
          <table:table-cell office:value-type="string" calcext:value-type="string">
            <text:p>096</text:p>
          </table:table-cell>
          <table:table-cell table:formula="of:=CONCATENATE(&quot; &quot;;118;&quot; &quot;;[.A96];&quot; &quot;)" office:value-type="string" office:string-value=" 118 096 " calcext:value-type="string">
            <text:p><text:s/>118 096 </text:p>
          </table:table-cell>
        </table:table-row>
        <table:table-row table:style-name="ro1">
          <table:table-cell office:value-type="string" calcext:value-type="string">
            <text:p>097</text:p>
          </table:table-cell>
          <table:table-cell table:formula="of:=CONCATENATE(&quot; &quot;;118;&quot; &quot;;[.A97];&quot; &quot;)" office:value-type="string" office:string-value=" 118 097 " calcext:value-type="string">
            <text:p><text:s/>118 097 </text:p>
          </table:table-cell>
        </table:table-row>
        <table:table-row table:style-name="ro1">
          <table:table-cell office:value-type="string" calcext:value-type="string">
            <text:p>098</text:p>
          </table:table-cell>
          <table:table-cell table:formula="of:=CONCATENATE(&quot; &quot;;118;&quot; &quot;;[.A98];&quot; &quot;)" office:value-type="string" office:string-value=" 118 098 " calcext:value-type="string">
            <text:p><text:s/>118 098 </text:p>
          </table:table-cell>
        </table:table-row>
        <table:table-row table:style-name="ro1">
          <table:table-cell office:value-type="string" calcext:value-type="string">
            <text:p>099</text:p>
          </table:table-cell>
          <table:table-cell table:formula="of:=CONCATENATE(&quot; &quot;;118;&quot; &quot;;[.A99];&quot; &quot;)" office:value-type="string" office:string-value=" 118 099 " calcext:value-type="string">
            <text:p><text:s/>118 099 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table:formula="of:=CONCATENATE(&quot; &quot;;118;&quot; &quot;;[.A100];&quot; &quot;)" office:value-type="string" office:string-value=" 118 100 " calcext:value-type="string">
            <text:p><text:s/>118 100 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table:formula="of:=CONCATENATE(&quot; &quot;;118;&quot; &quot;;[.A101];&quot; &quot;)" office:value-type="string" office:string-value=" 118 101 " calcext:value-type="string">
            <text:p><text:s/>118 101 </text:p>
          </table:table-cell>
        </table:table-row>
        <table:table-row table:style-name="ro1">
          <table:table-cell office:value-type="string" calcext:value-type="string">
            <text:p>102</text:p>
          </table:table-cell>
          <table:table-cell table:formula="of:=CONCATENATE(&quot; &quot;;118;&quot; &quot;;[.A102];&quot; &quot;)" office:value-type="string" office:string-value=" 118 102 " calcext:value-type="string">
            <text:p><text:s/>118 102 </text:p>
          </table:table-cell>
        </table:table-row>
        <table:table-row table:style-name="ro1">
          <table:table-cell office:value-type="string" calcext:value-type="string">
            <text:p>103</text:p>
          </table:table-cell>
          <table:table-cell table:formula="of:=CONCATENATE(&quot; &quot;;118;&quot; &quot;;[.A103];&quot; &quot;)" office:value-type="string" office:string-value=" 118 103 " calcext:value-type="string">
            <text:p><text:s/>118 103 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 table:formula="of:=CONCATENATE(&quot; &quot;;118;&quot; &quot;;[.A104];&quot; &quot;)" office:value-type="string" office:string-value=" 118 104 " calcext:value-type="string">
            <text:p><text:s/>118 104 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table:formula="of:=CONCATENATE(&quot; &quot;;118;&quot; &quot;;[.A105];&quot; &quot;)" office:value-type="string" office:string-value=" 118 105 " calcext:value-type="string">
            <text:p><text:s/>118 105 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 table:formula="of:=CONCATENATE(&quot; &quot;;118;&quot; &quot;;[.A106];&quot; &quot;)" office:value-type="string" office:string-value=" 118 106 " calcext:value-type="string">
            <text:p><text:s/>118 106 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 table:formula="of:=CONCATENATE(&quot; &quot;;118;&quot; &quot;;[.A107];&quot; &quot;)" office:value-type="string" office:string-value=" 118 107 " calcext:value-type="string">
            <text:p><text:s/>118 107 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 table:formula="of:=CONCATENATE(&quot; &quot;;118;&quot; &quot;;[.A108];&quot; &quot;)" office:value-type="string" office:string-value=" 118 108 " calcext:value-type="string">
            <text:p><text:s/>118 108 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 table:formula="of:=CONCATENATE(&quot; &quot;;118;&quot; &quot;;[.A109];&quot; &quot;)" office:value-type="string" office:string-value=" 118 109 " calcext:value-type="string">
            <text:p><text:s/>118 109 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table:formula="of:=CONCATENATE(&quot; &quot;;118;&quot; &quot;;[.A110];&quot; &quot;)" office:value-type="string" office:string-value=" 118 110 " calcext:value-type="string">
            <text:p><text:s/>118 110 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table:formula="of:=CONCATENATE(&quot; &quot;;118;&quot; &quot;;[.A111];&quot; &quot;)" office:value-type="string" office:string-value=" 118 111 " calcext:value-type="string">
            <text:p><text:s/>118 111 </text:p>
          </table:table-cell>
        </table:table-row>
        <table:table-row table:style-name="ro1">
          <table:table-cell office:value-type="string" calcext:value-type="string">
            <text:p>112</text:p>
          </table:table-cell>
          <table:table-cell table:formula="of:=CONCATENATE(&quot; &quot;;118;&quot; &quot;;[.A112];&quot; &quot;)" office:value-type="string" office:string-value=" 118 112 " calcext:value-type="string">
            <text:p><text:s/>118 112 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table:formula="of:=CONCATENATE(&quot; &quot;;118;&quot; &quot;;[.A113];&quot; &quot;)" office:value-type="string" office:string-value=" 118 113 " calcext:value-type="string">
            <text:p><text:s/>118 113 </text:p>
          </table:table-cell>
        </table:table-row>
        <table:table-row table:style-name="ro1">
          <table:table-cell office:value-type="string" calcext:value-type="string">
            <text:p>114</text:p>
          </table:table-cell>
          <table:table-cell table:formula="of:=CONCATENATE(&quot; &quot;;118;&quot; &quot;;[.A114];&quot; &quot;)" office:value-type="string" office:string-value=" 118 114 " calcext:value-type="string">
            <text:p><text:s/>118 114 </text:p>
          </table:table-cell>
        </table:table-row>
        <table:table-row table:style-name="ro1">
          <table:table-cell office:value-type="string" calcext:value-type="string">
            <text:p>115</text:p>
          </table:table-cell>
          <table:table-cell table:formula="of:=CONCATENATE(&quot; &quot;;118;&quot; &quot;;[.A115];&quot; &quot;)" office:value-type="string" office:string-value=" 118 115 " calcext:value-type="string">
            <text:p><text:s/>118 115 </text:p>
          </table:table-cell>
        </table:table-row>
        <table:table-row table:style-name="ro1">
          <table:table-cell office:value-type="string" calcext:value-type="string">
            <text:p>116</text:p>
          </table:table-cell>
          <table:table-cell table:formula="of:=CONCATENATE(&quot; &quot;;118;&quot; &quot;;[.A116];&quot; &quot;)" office:value-type="string" office:string-value=" 118 116 " calcext:value-type="string">
            <text:p><text:s/>118 116 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table:formula="of:=CONCATENATE(&quot; &quot;;118;&quot; &quot;;[.A117];&quot; &quot;)" office:value-type="string" office:string-value=" 118 117 " calcext:value-type="string">
            <text:p><text:s/>118 117 </text:p>
          </table:table-cell>
        </table:table-row>
        <table:table-row table:style-name="ro1">
          <table:table-cell office:value-type="string" calcext:value-type="string">
            <text:p>118</text:p>
          </table:table-cell>
          <table:table-cell table:formula="of:=CONCATENATE(&quot; &quot;;118;&quot; &quot;;[.A118];&quot; &quot;)" office:value-type="string" office:string-value=" 118 118 " calcext:value-type="string">
            <text:p><text:s/>118 118 </text:p>
          </table:table-cell>
        </table:table-row>
        <table:table-row table:style-name="ro1">
          <table:table-cell office:value-type="string" calcext:value-type="string">
            <text:p>119</text:p>
          </table:table-cell>
          <table:table-cell table:formula="of:=CONCATENATE(&quot; &quot;;118;&quot; &quot;;[.A119];&quot; &quot;)" office:value-type="string" office:string-value=" 118 119 " calcext:value-type="string">
            <text:p><text:s/>118 119 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table:formula="of:=CONCATENATE(&quot; &quot;;118;&quot; &quot;;[.A120];&quot; &quot;)" office:value-type="string" office:string-value=" 118 120 " calcext:value-type="string">
            <text:p><text:s/>118 120 </text:p>
          </table:table-cell>
        </table:table-row>
        <table:table-row table:style-name="ro1">
          <table:table-cell office:value-type="string" calcext:value-type="string">
            <text:p>121</text:p>
          </table:table-cell>
          <table:table-cell table:formula="of:=CONCATENATE(&quot; &quot;;118;&quot; &quot;;[.A121];&quot; &quot;)" office:value-type="string" office:string-value=" 118 121 " calcext:value-type="string">
            <text:p><text:s/>118 121 </text:p>
          </table:table-cell>
        </table:table-row>
        <table:table-row table:style-name="ro1">
          <table:table-cell office:value-type="string" calcext:value-type="string">
            <text:p>122</text:p>
          </table:table-cell>
          <table:table-cell table:formula="of:=CONCATENATE(&quot; &quot;;118;&quot; &quot;;[.A122];&quot; &quot;)" office:value-type="string" office:string-value=" 118 122 " calcext:value-type="string">
            <text:p><text:s/>118 122 </text:p>
          </table:table-cell>
        </table:table-row>
        <table:table-row table:style-name="ro1">
          <table:table-cell office:value-type="string" calcext:value-type="string">
            <text:p>123</text:p>
          </table:table-cell>
          <table:table-cell table:formula="of:=CONCATENATE(&quot; &quot;;118;&quot; &quot;;[.A123];&quot; &quot;)" office:value-type="string" office:string-value=" 118 123 " calcext:value-type="string">
            <text:p><text:s/>118 123 </text:p>
          </table:table-cell>
        </table:table-row>
        <table:table-row table:style-name="ro1">
          <table:table-cell office:value-type="string" calcext:value-type="string">
            <text:p>124</text:p>
          </table:table-cell>
          <table:table-cell table:formula="of:=CONCATENATE(&quot; &quot;;118;&quot; &quot;;[.A124];&quot; &quot;)" office:value-type="string" office:string-value=" 118 124 " calcext:value-type="string">
            <text:p><text:s/>118 124 </text:p>
          </table:table-cell>
        </table:table-row>
        <table:table-row table:style-name="ro1">
          <table:table-cell office:value-type="string" calcext:value-type="string">
            <text:p>125</text:p>
          </table:table-cell>
          <table:table-cell table:formula="of:=CONCATENATE(&quot; &quot;;118;&quot; &quot;;[.A125];&quot; &quot;)" office:value-type="string" office:string-value=" 118 125 " calcext:value-type="string">
            <text:p><text:s/>118 125 </text:p>
          </table:table-cell>
        </table:table-row>
        <table:table-row table:style-name="ro1">
          <table:table-cell office:value-type="string" calcext:value-type="string">
            <text:p>126</text:p>
          </table:table-cell>
          <table:table-cell table:formula="of:=CONCATENATE(&quot; &quot;;118;&quot; &quot;;[.A126];&quot; &quot;)" office:value-type="string" office:string-value=" 118 126 " calcext:value-type="string">
            <text:p><text:s/>118 126 </text:p>
          </table:table-cell>
        </table:table-row>
        <table:table-row table:style-name="ro1">
          <table:table-cell office:value-type="string" calcext:value-type="string">
            <text:p>127</text:p>
          </table:table-cell>
          <table:table-cell table:formula="of:=CONCATENATE(&quot; &quot;;118;&quot; &quot;;[.A127];&quot; &quot;)" office:value-type="string" office:string-value=" 118 127 " calcext:value-type="string">
            <text:p><text:s/>118 127 </text:p>
          </table:table-cell>
        </table:table-row>
        <table:table-row table:style-name="ro1">
          <table:table-cell office:value-type="string" calcext:value-type="string">
            <text:p>128</text:p>
          </table:table-cell>
          <table:table-cell table:formula="of:=CONCATENATE(&quot; &quot;;118;&quot; &quot;;[.A128];&quot; &quot;)" office:value-type="string" office:string-value=" 118 128 " calcext:value-type="string">
            <text:p><text:s/>118 128 </text:p>
          </table:table-cell>
        </table:table-row>
        <table:table-row table:style-name="ro1">
          <table:table-cell office:value-type="string" calcext:value-type="string">
            <text:p>129</text:p>
          </table:table-cell>
          <table:table-cell table:formula="of:=CONCATENATE(&quot; &quot;;118;&quot; &quot;;[.A129];&quot; &quot;)" office:value-type="string" office:string-value=" 118 129 " calcext:value-type="string">
            <text:p><text:s/>118 129 </text:p>
          </table:table-cell>
        </table:table-row>
        <table:table-row table:style-name="ro1">
          <table:table-cell office:value-type="string" calcext:value-type="string">
            <text:p>130</text:p>
          </table:table-cell>
          <table:table-cell table:formula="of:=CONCATENATE(&quot; &quot;;118;&quot; &quot;;[.A130];&quot; &quot;)" office:value-type="string" office:string-value=" 118 130 " calcext:value-type="string">
            <text:p><text:s/>118 130 </text:p>
          </table:table-cell>
        </table:table-row>
        <table:table-row table:style-name="ro1">
          <table:table-cell office:value-type="string" calcext:value-type="string">
            <text:p>131</text:p>
          </table:table-cell>
          <table:table-cell table:formula="of:=CONCATENATE(&quot; &quot;;118;&quot; &quot;;[.A131];&quot; &quot;)" office:value-type="string" office:string-value=" 118 131 " calcext:value-type="string">
            <text:p><text:s/>118 131 </text:p>
          </table:table-cell>
        </table:table-row>
        <table:table-row table:style-name="ro1">
          <table:table-cell office:value-type="string" calcext:value-type="string">
            <text:p>132</text:p>
          </table:table-cell>
          <table:table-cell table:formula="of:=CONCATENATE(&quot; &quot;;118;&quot; &quot;;[.A132];&quot; &quot;)" office:value-type="string" office:string-value=" 118 132 " calcext:value-type="string">
            <text:p><text:s/>118 132 </text:p>
          </table:table-cell>
        </table:table-row>
        <table:table-row table:style-name="ro1">
          <table:table-cell office:value-type="string" calcext:value-type="string">
            <text:p>133</text:p>
          </table:table-cell>
          <table:table-cell table:formula="of:=CONCATENATE(&quot; &quot;;118;&quot; &quot;;[.A133];&quot; &quot;)" office:value-type="string" office:string-value=" 118 133 " calcext:value-type="string">
            <text:p><text:s/>118 133 </text:p>
          </table:table-cell>
        </table:table-row>
        <table:table-row table:style-name="ro1">
          <table:table-cell office:value-type="string" calcext:value-type="string">
            <text:p>134</text:p>
          </table:table-cell>
          <table:table-cell table:formula="of:=CONCATENATE(&quot; &quot;;118;&quot; &quot;;[.A134];&quot; &quot;)" office:value-type="string" office:string-value=" 118 134 " calcext:value-type="string">
            <text:p><text:s/>118 134 </text:p>
          </table:table-cell>
        </table:table-row>
        <table:table-row table:style-name="ro1">
          <table:table-cell office:value-type="string" calcext:value-type="string">
            <text:p>135</text:p>
          </table:table-cell>
          <table:table-cell table:formula="of:=CONCATENATE(&quot; &quot;;118;&quot; &quot;;[.A135];&quot; &quot;)" office:value-type="string" office:string-value=" 118 135 " calcext:value-type="string">
            <text:p><text:s/>118 135 </text:p>
          </table:table-cell>
        </table:table-row>
        <table:table-row table:style-name="ro1">
          <table:table-cell office:value-type="string" calcext:value-type="string">
            <text:p>136</text:p>
          </table:table-cell>
          <table:table-cell table:formula="of:=CONCATENATE(&quot; &quot;;118;&quot; &quot;;[.A136];&quot; &quot;)" office:value-type="string" office:string-value=" 118 136 " calcext:value-type="string">
            <text:p><text:s/>118 136 </text:p>
          </table:table-cell>
        </table:table-row>
        <table:table-row table:style-name="ro1">
          <table:table-cell office:value-type="string" calcext:value-type="string">
            <text:p>137</text:p>
          </table:table-cell>
          <table:table-cell table:formula="of:=CONCATENATE(&quot; &quot;;118;&quot; &quot;;[.A137];&quot; &quot;)" office:value-type="string" office:string-value=" 118 137 " calcext:value-type="string">
            <text:p><text:s/>118 137 </text:p>
          </table:table-cell>
        </table:table-row>
        <table:table-row table:style-name="ro1">
          <table:table-cell office:value-type="string" calcext:value-type="string">
            <text:p>138</text:p>
          </table:table-cell>
          <table:table-cell table:formula="of:=CONCATENATE(&quot; &quot;;118;&quot; &quot;;[.A138];&quot; &quot;)" office:value-type="string" office:string-value=" 118 138 " calcext:value-type="string">
            <text:p><text:s/>118 138 </text:p>
          </table:table-cell>
        </table:table-row>
        <table:table-row table:style-name="ro1">
          <table:table-cell office:value-type="string" calcext:value-type="string">
            <text:p>139</text:p>
          </table:table-cell>
          <table:table-cell table:formula="of:=CONCATENATE(&quot; &quot;;118;&quot; &quot;;[.A139];&quot; &quot;)" office:value-type="string" office:string-value=" 118 139 " calcext:value-type="string">
            <text:p><text:s/>118 139 </text:p>
          </table:table-cell>
        </table:table-row>
        <table:table-row table:style-name="ro1">
          <table:table-cell office:value-type="string" calcext:value-type="string">
            <text:p>140</text:p>
          </table:table-cell>
          <table:table-cell table:formula="of:=CONCATENATE(&quot; &quot;;118;&quot; &quot;;[.A140];&quot; &quot;)" office:value-type="string" office:string-value=" 118 140 " calcext:value-type="string">
            <text:p><text:s/>118 140 </text:p>
          </table:table-cell>
        </table:table-row>
        <table:table-row table:style-name="ro1">
          <table:table-cell office:value-type="string" calcext:value-type="string">
            <text:p>141</text:p>
          </table:table-cell>
          <table:table-cell table:formula="of:=CONCATENATE(&quot; &quot;;118;&quot; &quot;;[.A141];&quot; &quot;)" office:value-type="string" office:string-value=" 118 141 " calcext:value-type="string">
            <text:p><text:s/>118 141 </text:p>
          </table:table-cell>
        </table:table-row>
        <table:table-row table:style-name="ro1">
          <table:table-cell office:value-type="string" calcext:value-type="string">
            <text:p>142</text:p>
          </table:table-cell>
          <table:table-cell table:formula="of:=CONCATENATE(&quot; &quot;;118;&quot; &quot;;[.A142];&quot; &quot;)" office:value-type="string" office:string-value=" 118 142 " calcext:value-type="string">
            <text:p><text:s/>118 142 </text:p>
          </table:table-cell>
        </table:table-row>
        <table:table-row table:style-name="ro1">
          <table:table-cell office:value-type="string" calcext:value-type="string">
            <text:p>143</text:p>
          </table:table-cell>
          <table:table-cell table:formula="of:=CONCATENATE(&quot; &quot;;118;&quot; &quot;;[.A143];&quot; &quot;)" office:value-type="string" office:string-value=" 118 143 " calcext:value-type="string">
            <text:p><text:s/>118 143 </text:p>
          </table:table-cell>
        </table:table-row>
        <table:table-row table:style-name="ro1">
          <table:table-cell office:value-type="string" calcext:value-type="string">
            <text:p>144</text:p>
          </table:table-cell>
          <table:table-cell table:formula="of:=CONCATENATE(&quot; &quot;;118;&quot; &quot;;[.A144];&quot; &quot;)" office:value-type="string" office:string-value=" 118 144 " calcext:value-type="string">
            <text:p><text:s/>118 144 </text:p>
          </table:table-cell>
        </table:table-row>
        <table:table-row table:style-name="ro1">
          <table:table-cell office:value-type="string" calcext:value-type="string">
            <text:p>145</text:p>
          </table:table-cell>
          <table:table-cell table:formula="of:=CONCATENATE(&quot; &quot;;118;&quot; &quot;;[.A145];&quot; &quot;)" office:value-type="string" office:string-value=" 118 145 " calcext:value-type="string">
            <text:p><text:s/>118 145 </text:p>
          </table:table-cell>
        </table:table-row>
        <table:table-row table:style-name="ro1">
          <table:table-cell office:value-type="string" calcext:value-type="string">
            <text:p>146</text:p>
          </table:table-cell>
          <table:table-cell table:formula="of:=CONCATENATE(&quot; &quot;;118;&quot; &quot;;[.A146];&quot; &quot;)" office:value-type="string" office:string-value=" 118 146 " calcext:value-type="string">
            <text:p><text:s/>118 146 </text:p>
          </table:table-cell>
        </table:table-row>
        <table:table-row table:style-name="ro1">
          <table:table-cell office:value-type="string" calcext:value-type="string">
            <text:p>147</text:p>
          </table:table-cell>
          <table:table-cell table:formula="of:=CONCATENATE(&quot; &quot;;118;&quot; &quot;;[.A147];&quot; &quot;)" office:value-type="string" office:string-value=" 118 147 " calcext:value-type="string">
            <text:p><text:s/>118 147 </text:p>
          </table:table-cell>
        </table:table-row>
        <table:table-row table:style-name="ro1">
          <table:table-cell office:value-type="string" calcext:value-type="string">
            <text:p>148</text:p>
          </table:table-cell>
          <table:table-cell table:formula="of:=CONCATENATE(&quot; &quot;;118;&quot; &quot;;[.A148];&quot; &quot;)" office:value-type="string" office:string-value=" 118 148 " calcext:value-type="string">
            <text:p><text:s/>118 148 </text:p>
          </table:table-cell>
        </table:table-row>
        <table:table-row table:style-name="ro1">
          <table:table-cell office:value-type="string" calcext:value-type="string">
            <text:p>149</text:p>
          </table:table-cell>
          <table:table-cell table:formula="of:=CONCATENATE(&quot; &quot;;118;&quot; &quot;;[.A149];&quot; &quot;)" office:value-type="string" office:string-value=" 118 149 " calcext:value-type="string">
            <text:p><text:s/>118 149 </text:p>
          </table:table-cell>
        </table:table-row>
        <table:table-row table:style-name="ro1">
          <table:table-cell office:value-type="string" calcext:value-type="string">
            <text:p>150</text:p>
          </table:table-cell>
          <table:table-cell table:formula="of:=CONCATENATE(&quot; &quot;;118;&quot; &quot;;[.A150];&quot; &quot;)" office:value-type="string" office:string-value=" 118 150 " calcext:value-type="string">
            <text:p><text:s/>118 150 </text:p>
          </table:table-cell>
        </table:table-row>
        <table:table-row table:style-name="ro1">
          <table:table-cell office:value-type="string" calcext:value-type="string">
            <text:p>151</text:p>
          </table:table-cell>
          <table:table-cell table:formula="of:=CONCATENATE(&quot; &quot;;118;&quot; &quot;;[.A151];&quot; &quot;)" office:value-type="string" office:string-value=" 118 151 " calcext:value-type="string">
            <text:p><text:s/>118 151 </text:p>
          </table:table-cell>
        </table:table-row>
        <table:table-row table:style-name="ro1">
          <table:table-cell office:value-type="string" calcext:value-type="string">
            <text:p>152</text:p>
          </table:table-cell>
          <table:table-cell table:formula="of:=CONCATENATE(&quot; &quot;;118;&quot; &quot;;[.A152];&quot; &quot;)" office:value-type="string" office:string-value=" 118 152 " calcext:value-type="string">
            <text:p><text:s/>118 152 </text:p>
          </table:table-cell>
        </table:table-row>
        <table:table-row table:style-name="ro1">
          <table:table-cell office:value-type="string" calcext:value-type="string">
            <text:p>153</text:p>
          </table:table-cell>
          <table:table-cell table:formula="of:=CONCATENATE(&quot; &quot;;118;&quot; &quot;;[.A153];&quot; &quot;)" office:value-type="string" office:string-value=" 118 153 " calcext:value-type="string">
            <text:p><text:s/>118 153 </text:p>
          </table:table-cell>
        </table:table-row>
        <table:table-row table:style-name="ro1">
          <table:table-cell office:value-type="string" calcext:value-type="string">
            <text:p>154</text:p>
          </table:table-cell>
          <table:table-cell table:formula="of:=CONCATENATE(&quot; &quot;;118;&quot; &quot;;[.A154];&quot; &quot;)" office:value-type="string" office:string-value=" 118 154 " calcext:value-type="string">
            <text:p><text:s/>118 154 </text:p>
          </table:table-cell>
        </table:table-row>
        <table:table-row table:style-name="ro1">
          <table:table-cell office:value-type="string" calcext:value-type="string">
            <text:p>155</text:p>
          </table:table-cell>
          <table:table-cell table:formula="of:=CONCATENATE(&quot; &quot;;118;&quot; &quot;;[.A155];&quot; &quot;)" office:value-type="string" office:string-value=" 118 155 " calcext:value-type="string">
            <text:p><text:s/>118 155 </text:p>
          </table:table-cell>
        </table:table-row>
        <table:table-row table:style-name="ro1">
          <table:table-cell office:value-type="string" calcext:value-type="string">
            <text:p>156</text:p>
          </table:table-cell>
          <table:table-cell table:formula="of:=CONCATENATE(&quot; &quot;;118;&quot; &quot;;[.A156];&quot; &quot;)" office:value-type="string" office:string-value=" 118 156 " calcext:value-type="string">
            <text:p><text:s/>118 156 </text:p>
          </table:table-cell>
        </table:table-row>
        <table:table-row table:style-name="ro1">
          <table:table-cell office:value-type="string" calcext:value-type="string">
            <text:p>157</text:p>
          </table:table-cell>
          <table:table-cell table:formula="of:=CONCATENATE(&quot; &quot;;118;&quot; &quot;;[.A157];&quot; &quot;)" office:value-type="string" office:string-value=" 118 157 " calcext:value-type="string">
            <text:p><text:s/>118 157 </text:p>
          </table:table-cell>
        </table:table-row>
        <table:table-row table:style-name="ro1">
          <table:table-cell office:value-type="string" calcext:value-type="string">
            <text:p>158</text:p>
          </table:table-cell>
          <table:table-cell table:formula="of:=CONCATENATE(&quot; &quot;;118;&quot; &quot;;[.A158];&quot; &quot;)" office:value-type="string" office:string-value=" 118 158 " calcext:value-type="string">
            <text:p><text:s/>118 158 </text:p>
          </table:table-cell>
        </table:table-row>
        <table:table-row table:style-name="ro1">
          <table:table-cell office:value-type="string" calcext:value-type="string">
            <text:p>159</text:p>
          </table:table-cell>
          <table:table-cell table:formula="of:=CONCATENATE(&quot; &quot;;118;&quot; &quot;;[.A159];&quot; &quot;)" office:value-type="string" office:string-value=" 118 159 " calcext:value-type="string">
            <text:p><text:s/>118 159 </text:p>
          </table:table-cell>
        </table:table-row>
        <table:table-row table:style-name="ro1">
          <table:table-cell office:value-type="string" calcext:value-type="string">
            <text:p>160</text:p>
          </table:table-cell>
          <table:table-cell table:formula="of:=CONCATENATE(&quot; &quot;;118;&quot; &quot;;[.A160];&quot; &quot;)" office:value-type="string" office:string-value=" 118 160 " calcext:value-type="string">
            <text:p><text:s/>118 160 </text:p>
          </table:table-cell>
        </table:table-row>
        <table:table-row table:style-name="ro1">
          <table:table-cell office:value-type="string" calcext:value-type="string">
            <text:p>161</text:p>
          </table:table-cell>
          <table:table-cell table:formula="of:=CONCATENATE(&quot; &quot;;118;&quot; &quot;;[.A161];&quot; &quot;)" office:value-type="string" office:string-value=" 118 161 " calcext:value-type="string">
            <text:p><text:s/>118 161 </text:p>
          </table:table-cell>
        </table:table-row>
        <table:table-row table:style-name="ro1">
          <table:table-cell office:value-type="string" calcext:value-type="string">
            <text:p>162</text:p>
          </table:table-cell>
          <table:table-cell table:formula="of:=CONCATENATE(&quot; &quot;;118;&quot; &quot;;[.A162];&quot; &quot;)" office:value-type="string" office:string-value=" 118 162 " calcext:value-type="string">
            <text:p><text:s/>118 162 </text:p>
          </table:table-cell>
        </table:table-row>
        <table:table-row table:style-name="ro1">
          <table:table-cell office:value-type="string" calcext:value-type="string">
            <text:p>163</text:p>
          </table:table-cell>
          <table:table-cell table:formula="of:=CONCATENATE(&quot; &quot;;118;&quot; &quot;;[.A163];&quot; &quot;)" office:value-type="string" office:string-value=" 118 163 " calcext:value-type="string">
            <text:p><text:s/>118 163 </text:p>
          </table:table-cell>
        </table:table-row>
        <table:table-row table:style-name="ro1">
          <table:table-cell office:value-type="string" calcext:value-type="string">
            <text:p>164</text:p>
          </table:table-cell>
          <table:table-cell table:formula="of:=CONCATENATE(&quot; &quot;;118;&quot; &quot;;[.A164];&quot; &quot;)" office:value-type="string" office:string-value=" 118 164 " calcext:value-type="string">
            <text:p><text:s/>118 164 </text:p>
          </table:table-cell>
        </table:table-row>
        <table:table-row table:style-name="ro1">
          <table:table-cell office:value-type="string" calcext:value-type="string">
            <text:p>165</text:p>
          </table:table-cell>
          <table:table-cell table:formula="of:=CONCATENATE(&quot; &quot;;118;&quot; &quot;;[.A165];&quot; &quot;)" office:value-type="string" office:string-value=" 118 165 " calcext:value-type="string">
            <text:p><text:s/>118 165 </text:p>
          </table:table-cell>
        </table:table-row>
        <table:table-row table:style-name="ro1">
          <table:table-cell office:value-type="string" calcext:value-type="string">
            <text:p>166</text:p>
          </table:table-cell>
          <table:table-cell table:formula="of:=CONCATENATE(&quot; &quot;;118;&quot; &quot;;[.A166];&quot; &quot;)" office:value-type="string" office:string-value=" 118 166 " calcext:value-type="string">
            <text:p><text:s/>118 166 </text:p>
          </table:table-cell>
        </table:table-row>
        <table:table-row table:style-name="ro1">
          <table:table-cell office:value-type="string" calcext:value-type="string">
            <text:p>167</text:p>
          </table:table-cell>
          <table:table-cell table:formula="of:=CONCATENATE(&quot; &quot;;118;&quot; &quot;;[.A167];&quot; &quot;)" office:value-type="string" office:string-value=" 118 167 " calcext:value-type="string">
            <text:p><text:s/>118 167 </text:p>
          </table:table-cell>
        </table:table-row>
        <table:table-row table:style-name="ro1">
          <table:table-cell office:value-type="string" calcext:value-type="string">
            <text:p>168</text:p>
          </table:table-cell>
          <table:table-cell table:formula="of:=CONCATENATE(&quot; &quot;;118;&quot; &quot;;[.A168];&quot; &quot;)" office:value-type="string" office:string-value=" 118 168 " calcext:value-type="string">
            <text:p><text:s/>118 168 </text:p>
          </table:table-cell>
        </table:table-row>
        <table:table-row table:style-name="ro1">
          <table:table-cell office:value-type="string" calcext:value-type="string">
            <text:p>169</text:p>
          </table:table-cell>
          <table:table-cell table:formula="of:=CONCATENATE(&quot; &quot;;118;&quot; &quot;;[.A169];&quot; &quot;)" office:value-type="string" office:string-value=" 118 169 " calcext:value-type="string">
            <text:p><text:s/>118 169 </text:p>
          </table:table-cell>
        </table:table-row>
        <table:table-row table:style-name="ro1">
          <table:table-cell office:value-type="string" calcext:value-type="string">
            <text:p>170</text:p>
          </table:table-cell>
          <table:table-cell table:formula="of:=CONCATENATE(&quot; &quot;;118;&quot; &quot;;[.A170];&quot; &quot;)" office:value-type="string" office:string-value=" 118 170 " calcext:value-type="string">
            <text:p><text:s/>118 170 </text:p>
          </table:table-cell>
        </table:table-row>
        <table:table-row table:style-name="ro1">
          <table:table-cell office:value-type="string" calcext:value-type="string">
            <text:p>171</text:p>
          </table:table-cell>
          <table:table-cell table:formula="of:=CONCATENATE(&quot; &quot;;118;&quot; &quot;;[.A171];&quot; &quot;)" office:value-type="string" office:string-value=" 118 171 " calcext:value-type="string">
            <text:p><text:s/>118 171 </text:p>
          </table:table-cell>
        </table:table-row>
        <table:table-row table:style-name="ro1">
          <table:table-cell office:value-type="string" calcext:value-type="string">
            <text:p>172</text:p>
          </table:table-cell>
          <table:table-cell table:formula="of:=CONCATENATE(&quot; &quot;;118;&quot; &quot;;[.A172];&quot; &quot;)" office:value-type="string" office:string-value=" 118 172 " calcext:value-type="string">
            <text:p><text:s/>118 172 </text:p>
          </table:table-cell>
        </table:table-row>
        <table:table-row table:style-name="ro1">
          <table:table-cell office:value-type="string" calcext:value-type="string">
            <text:p>173</text:p>
          </table:table-cell>
          <table:table-cell table:formula="of:=CONCATENATE(&quot; &quot;;118;&quot; &quot;;[.A173];&quot; &quot;)" office:value-type="string" office:string-value=" 118 173 " calcext:value-type="string">
            <text:p><text:s/>118 173 </text:p>
          </table:table-cell>
        </table:table-row>
        <table:table-row table:style-name="ro1">
          <table:table-cell office:value-type="string" calcext:value-type="string">
            <text:p>174</text:p>
          </table:table-cell>
          <table:table-cell table:formula="of:=CONCATENATE(&quot; &quot;;118;&quot; &quot;;[.A174];&quot; &quot;)" office:value-type="string" office:string-value=" 118 174 " calcext:value-type="string">
            <text:p><text:s/>118 174 </text:p>
          </table:table-cell>
        </table:table-row>
        <table:table-row table:style-name="ro1">
          <table:table-cell office:value-type="string" calcext:value-type="string">
            <text:p>175</text:p>
          </table:table-cell>
          <table:table-cell table:formula="of:=CONCATENATE(&quot; &quot;;118;&quot; &quot;;[.A175];&quot; &quot;)" office:value-type="string" office:string-value=" 118 175 " calcext:value-type="string">
            <text:p><text:s/>118 175 </text:p>
          </table:table-cell>
        </table:table-row>
        <table:table-row table:style-name="ro1">
          <table:table-cell office:value-type="string" calcext:value-type="string">
            <text:p>176</text:p>
          </table:table-cell>
          <table:table-cell table:formula="of:=CONCATENATE(&quot; &quot;;118;&quot; &quot;;[.A176];&quot; &quot;)" office:value-type="string" office:string-value=" 118 176 " calcext:value-type="string">
            <text:p><text:s/>118 176 </text:p>
          </table:table-cell>
        </table:table-row>
        <table:table-row table:style-name="ro1">
          <table:table-cell office:value-type="string" calcext:value-type="string">
            <text:p>177</text:p>
          </table:table-cell>
          <table:table-cell table:formula="of:=CONCATENATE(&quot; &quot;;118;&quot; &quot;;[.A177];&quot; &quot;)" office:value-type="string" office:string-value=" 118 177 " calcext:value-type="string">
            <text:p><text:s/>118 177 </text:p>
          </table:table-cell>
        </table:table-row>
        <table:table-row table:style-name="ro1">
          <table:table-cell office:value-type="string" calcext:value-type="string">
            <text:p>178</text:p>
          </table:table-cell>
          <table:table-cell table:formula="of:=CONCATENATE(&quot; &quot;;118;&quot; &quot;;[.A178];&quot; &quot;)" office:value-type="string" office:string-value=" 118 178 " calcext:value-type="string">
            <text:p><text:s/>118 178 </text:p>
          </table:table-cell>
        </table:table-row>
        <table:table-row table:style-name="ro1">
          <table:table-cell office:value-type="string" calcext:value-type="string">
            <text:p>179</text:p>
          </table:table-cell>
          <table:table-cell table:formula="of:=CONCATENATE(&quot; &quot;;118;&quot; &quot;;[.A179];&quot; &quot;)" office:value-type="string" office:string-value=" 118 179 " calcext:value-type="string">
            <text:p><text:s/>118 179 </text:p>
          </table:table-cell>
        </table:table-row>
        <table:table-row table:style-name="ro1">
          <table:table-cell office:value-type="string" calcext:value-type="string">
            <text:p>180</text:p>
          </table:table-cell>
          <table:table-cell table:formula="of:=CONCATENATE(&quot; &quot;;118;&quot; &quot;;[.A180];&quot; &quot;)" office:value-type="string" office:string-value=" 118 180 " calcext:value-type="string">
            <text:p><text:s/>118 180 </text:p>
          </table:table-cell>
        </table:table-row>
        <table:table-row table:style-name="ro1">
          <table:table-cell office:value-type="string" calcext:value-type="string">
            <text:p>181</text:p>
          </table:table-cell>
          <table:table-cell table:formula="of:=CONCATENATE(&quot; &quot;;118;&quot; &quot;;[.A181];&quot; &quot;)" office:value-type="string" office:string-value=" 118 181 " calcext:value-type="string">
            <text:p><text:s/>118 181 </text:p>
          </table:table-cell>
        </table:table-row>
        <table:table-row table:style-name="ro1">
          <table:table-cell office:value-type="string" calcext:value-type="string">
            <text:p>182</text:p>
          </table:table-cell>
          <table:table-cell table:formula="of:=CONCATENATE(&quot; &quot;;118;&quot; &quot;;[.A182];&quot; &quot;)" office:value-type="string" office:string-value=" 118 182 " calcext:value-type="string">
            <text:p><text:s/>118 182 </text:p>
          </table:table-cell>
        </table:table-row>
        <table:table-row table:style-name="ro1">
          <table:table-cell office:value-type="string" calcext:value-type="string">
            <text:p>183</text:p>
          </table:table-cell>
          <table:table-cell table:formula="of:=CONCATENATE(&quot; &quot;;118;&quot; &quot;;[.A183];&quot; &quot;)" office:value-type="string" office:string-value=" 118 183 " calcext:value-type="string">
            <text:p><text:s/>118 183 </text:p>
          </table:table-cell>
        </table:table-row>
        <table:table-row table:style-name="ro1">
          <table:table-cell office:value-type="string" calcext:value-type="string">
            <text:p>184</text:p>
          </table:table-cell>
          <table:table-cell table:formula="of:=CONCATENATE(&quot; &quot;;118;&quot; &quot;;[.A184];&quot; &quot;)" office:value-type="string" office:string-value=" 118 184 " calcext:value-type="string">
            <text:p><text:s/>118 184 </text:p>
          </table:table-cell>
        </table:table-row>
        <table:table-row table:style-name="ro1">
          <table:table-cell office:value-type="string" calcext:value-type="string">
            <text:p>185</text:p>
          </table:table-cell>
          <table:table-cell table:formula="of:=CONCATENATE(&quot; &quot;;118;&quot; &quot;;[.A185];&quot; &quot;)" office:value-type="string" office:string-value=" 118 185 " calcext:value-type="string">
            <text:p><text:s/>118 185 </text:p>
          </table:table-cell>
        </table:table-row>
        <table:table-row table:style-name="ro1">
          <table:table-cell office:value-type="string" calcext:value-type="string">
            <text:p>186</text:p>
          </table:table-cell>
          <table:table-cell table:formula="of:=CONCATENATE(&quot; &quot;;118;&quot; &quot;;[.A186];&quot; &quot;)" office:value-type="string" office:string-value=" 118 186 " calcext:value-type="string">
            <text:p><text:s/>118 186 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 table:formula="of:=CONCATENATE(&quot; &quot;;118;&quot; &quot;;[.A187];&quot; &quot;)" office:value-type="string" office:string-value=" 118 187 " calcext:value-type="string">
            <text:p><text:s/>118 187 </text:p>
          </table:table-cell>
        </table:table-row>
        <table:table-row table:style-name="ro1">
          <table:table-cell office:value-type="string" calcext:value-type="string">
            <text:p>188</text:p>
          </table:table-cell>
          <table:table-cell table:formula="of:=CONCATENATE(&quot; &quot;;118;&quot; &quot;;[.A188];&quot; &quot;)" office:value-type="string" office:string-value=" 118 188 " calcext:value-type="string">
            <text:p><text:s/>118 188 </text:p>
          </table:table-cell>
        </table:table-row>
        <table:table-row table:style-name="ro1">
          <table:table-cell office:value-type="string" calcext:value-type="string">
            <text:p>189</text:p>
          </table:table-cell>
          <table:table-cell table:formula="of:=CONCATENATE(&quot; &quot;;118;&quot; &quot;;[.A189];&quot; &quot;)" office:value-type="string" office:string-value=" 118 189 " calcext:value-type="string">
            <text:p><text:s/>118 189 </text:p>
          </table:table-cell>
        </table:table-row>
        <table:table-row table:style-name="ro1">
          <table:table-cell office:value-type="string" calcext:value-type="string">
            <text:p>190</text:p>
          </table:table-cell>
          <table:table-cell table:formula="of:=CONCATENATE(&quot; &quot;;118;&quot; &quot;;[.A190];&quot; &quot;)" office:value-type="string" office:string-value=" 118 190 " calcext:value-type="string">
            <text:p><text:s/>118 190 </text:p>
          </table:table-cell>
        </table:table-row>
        <table:table-row table:style-name="ro1">
          <table:table-cell office:value-type="string" calcext:value-type="string">
            <text:p>191</text:p>
          </table:table-cell>
          <table:table-cell table:formula="of:=CONCATENATE(&quot; &quot;;118;&quot; &quot;;[.A191];&quot; &quot;)" office:value-type="string" office:string-value=" 118 191 " calcext:value-type="string">
            <text:p><text:s/>118 191 </text:p>
          </table:table-cell>
        </table:table-row>
        <table:table-row table:style-name="ro1">
          <table:table-cell office:value-type="string" calcext:value-type="string">
            <text:p>192</text:p>
          </table:table-cell>
          <table:table-cell table:formula="of:=CONCATENATE(&quot; &quot;;118;&quot; &quot;;[.A192];&quot; &quot;)" office:value-type="string" office:string-value=" 118 192 " calcext:value-type="string">
            <text:p><text:s/>118 192 </text:p>
          </table:table-cell>
        </table:table-row>
        <table:table-row table:style-name="ro1">
          <table:table-cell office:value-type="string" calcext:value-type="string">
            <text:p>193</text:p>
          </table:table-cell>
          <table:table-cell table:formula="of:=CONCATENATE(&quot; &quot;;118;&quot; &quot;;[.A193];&quot; &quot;)" office:value-type="string" office:string-value=" 118 193 " calcext:value-type="string">
            <text:p><text:s/>118 193 </text:p>
          </table:table-cell>
        </table:table-row>
        <table:table-row table:style-name="ro1">
          <table:table-cell office:value-type="string" calcext:value-type="string">
            <text:p>194</text:p>
          </table:table-cell>
          <table:table-cell table:formula="of:=CONCATENATE(&quot; &quot;;118;&quot; &quot;;[.A194];&quot; &quot;)" office:value-type="string" office:string-value=" 118 194 " calcext:value-type="string">
            <text:p><text:s/>118 194 </text:p>
          </table:table-cell>
        </table:table-row>
        <table:table-row table:style-name="ro1">
          <table:table-cell office:value-type="string" calcext:value-type="string">
            <text:p>195</text:p>
          </table:table-cell>
          <table:table-cell table:formula="of:=CONCATENATE(&quot; &quot;;118;&quot; &quot;;[.A195];&quot; &quot;)" office:value-type="string" office:string-value=" 118 195 " calcext:value-type="string">
            <text:p><text:s/>118 195 </text:p>
          </table:table-cell>
        </table:table-row>
        <table:table-row table:style-name="ro1">
          <table:table-cell office:value-type="string" calcext:value-type="string">
            <text:p>196</text:p>
          </table:table-cell>
          <table:table-cell table:formula="of:=CONCATENATE(&quot; &quot;;118;&quot; &quot;;[.A196];&quot; &quot;)" office:value-type="string" office:string-value=" 118 196 " calcext:value-type="string">
            <text:p><text:s/>118 196 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 table:formula="of:=CONCATENATE(&quot; &quot;;118;&quot; &quot;;[.A197];&quot; &quot;)" office:value-type="string" office:string-value=" 118 197 " calcext:value-type="string">
            <text:p><text:s/>118 197 </text:p>
          </table:table-cell>
        </table:table-row>
        <table:table-row table:style-name="ro1">
          <table:table-cell office:value-type="string" calcext:value-type="string">
            <text:p>198</text:p>
          </table:table-cell>
          <table:table-cell table:formula="of:=CONCATENATE(&quot; &quot;;118;&quot; &quot;;[.A198];&quot; &quot;)" office:value-type="string" office:string-value=" 118 198 " calcext:value-type="string">
            <text:p><text:s/>118 198 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 table:formula="of:=CONCATENATE(&quot; &quot;;118;&quot; &quot;;[.A199];&quot; &quot;)" office:value-type="string" office:string-value=" 118 199 " calcext:value-type="string">
            <text:p><text:s/>118 199 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table:formula="of:=CONCATENATE(&quot; &quot;;118;&quot; &quot;;[.A200];&quot; &quot;)" office:value-type="string" office:string-value=" 118 200 " calcext:value-type="string">
            <text:p><text:s/>118 200 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table:formula="of:=CONCATENATE(&quot; &quot;;118;&quot; &quot;;[.A201];&quot; &quot;)" office:value-type="string" office:string-value=" 118 201 " calcext:value-type="string">
            <text:p><text:s/>118 201 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table:formula="of:=CONCATENATE(&quot; &quot;;118;&quot; &quot;;[.A202];&quot; &quot;)" office:value-type="string" office:string-value=" 118 202 " calcext:value-type="string">
            <text:p><text:s/>118 202 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table:formula="of:=CONCATENATE(&quot; &quot;;118;&quot; &quot;;[.A203];&quot; &quot;)" office:value-type="string" office:string-value=" 118 203 " calcext:value-type="string">
            <text:p><text:s/>118 203 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table:formula="of:=CONCATENATE(&quot; &quot;;118;&quot; &quot;;[.A204];&quot; &quot;)" office:value-type="string" office:string-value=" 118 204 " calcext:value-type="string">
            <text:p><text:s/>118 204 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table:formula="of:=CONCATENATE(&quot; &quot;;118;&quot; &quot;;[.A205];&quot; &quot;)" office:value-type="string" office:string-value=" 118 205 " calcext:value-type="string">
            <text:p><text:s/>118 205 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table:formula="of:=CONCATENATE(&quot; &quot;;118;&quot; &quot;;[.A206];&quot; &quot;)" office:value-type="string" office:string-value=" 118 206 " calcext:value-type="string">
            <text:p><text:s/>118 206 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table:formula="of:=CONCATENATE(&quot; &quot;;118;&quot; &quot;;[.A207];&quot; &quot;)" office:value-type="string" office:string-value=" 118 207 " calcext:value-type="string">
            <text:p><text:s/>118 207 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table:formula="of:=CONCATENATE(&quot; &quot;;118;&quot; &quot;;[.A208];&quot; &quot;)" office:value-type="string" office:string-value=" 118 208 " calcext:value-type="string">
            <text:p><text:s/>118 208 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table:formula="of:=CONCATENATE(&quot; &quot;;118;&quot; &quot;;[.A209];&quot; &quot;)" office:value-type="string" office:string-value=" 118 209 " calcext:value-type="string">
            <text:p><text:s/>118 209 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table:formula="of:=CONCATENATE(&quot; &quot;;118;&quot; &quot;;[.A210];&quot; &quot;)" office:value-type="string" office:string-value=" 118 210 " calcext:value-type="string">
            <text:p><text:s/>118 210 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table:formula="of:=CONCATENATE(&quot; &quot;;118;&quot; &quot;;[.A211];&quot; &quot;)" office:value-type="string" office:string-value=" 118 211 " calcext:value-type="string">
            <text:p><text:s/>118 211 </text:p>
          </table:table-cell>
        </table:table-row>
        <table:table-row table:style-name="ro1">
          <table:table-cell office:value-type="string" calcext:value-type="string">
            <text:p>212</text:p>
          </table:table-cell>
          <table:table-cell table:formula="of:=CONCATENATE(&quot; &quot;;118;&quot; &quot;;[.A212];&quot; &quot;)" office:value-type="string" office:string-value=" 118 212 " calcext:value-type="string">
            <text:p><text:s/>118 212 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table:formula="of:=CONCATENATE(&quot; &quot;;118;&quot; &quot;;[.A213];&quot; &quot;)" office:value-type="string" office:string-value=" 118 213 " calcext:value-type="string">
            <text:p><text:s/>118 213 </text:p>
          </table:table-cell>
        </table:table-row>
        <table:table-row table:style-name="ro1">
          <table:table-cell office:value-type="string" calcext:value-type="string">
            <text:p>214</text:p>
          </table:table-cell>
          <table:table-cell table:formula="of:=CONCATENATE(&quot; &quot;;118;&quot; &quot;;[.A214];&quot; &quot;)" office:value-type="string" office:string-value=" 118 214 " calcext:value-type="string">
            <text:p><text:s/>118 214 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table:formula="of:=CONCATENATE(&quot; &quot;;118;&quot; &quot;;[.A215];&quot; &quot;)" office:value-type="string" office:string-value=" 118 215 " calcext:value-type="string">
            <text:p><text:s/>118 215 </text:p>
          </table:table-cell>
        </table:table-row>
        <table:table-row table:style-name="ro1">
          <table:table-cell office:value-type="string" calcext:value-type="string">
            <text:p>216</text:p>
          </table:table-cell>
          <table:table-cell table:formula="of:=CONCATENATE(&quot; &quot;;118;&quot; &quot;;[.A216];&quot; &quot;)" office:value-type="string" office:string-value=" 118 216 " calcext:value-type="string">
            <text:p><text:s/>118 216 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table:formula="of:=CONCATENATE(&quot; &quot;;118;&quot; &quot;;[.A217];&quot; &quot;)" office:value-type="string" office:string-value=" 118 217 " calcext:value-type="string">
            <text:p><text:s/>118 217 </text:p>
          </table:table-cell>
        </table:table-row>
        <table:table-row table:style-name="ro1">
          <table:table-cell office:value-type="string" calcext:value-type="string">
            <text:p>218</text:p>
          </table:table-cell>
          <table:table-cell table:formula="of:=CONCATENATE(&quot; &quot;;118;&quot; &quot;;[.A218];&quot; &quot;)" office:value-type="string" office:string-value=" 118 218 " calcext:value-type="string">
            <text:p><text:s/>118 218 </text:p>
          </table:table-cell>
        </table:table-row>
        <table:table-row table:style-name="ro1">
          <table:table-cell office:value-type="string" calcext:value-type="string">
            <text:p>219</text:p>
          </table:table-cell>
          <table:table-cell table:formula="of:=CONCATENATE(&quot; &quot;;118;&quot; &quot;;[.A219];&quot; &quot;)" office:value-type="string" office:string-value=" 118 219 " calcext:value-type="string">
            <text:p><text:s/>118 219 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table:formula="of:=CONCATENATE(&quot; &quot;;118;&quot; &quot;;[.A220];&quot; &quot;)" office:value-type="string" office:string-value=" 118 220 " calcext:value-type="string">
            <text:p><text:s/>118 220 </text:p>
          </table:table-cell>
        </table:table-row>
        <table:table-row table:style-name="ro1">
          <table:table-cell office:value-type="string" calcext:value-type="string">
            <text:p>221</text:p>
          </table:table-cell>
          <table:table-cell table:formula="of:=CONCATENATE(&quot; &quot;;118;&quot; &quot;;[.A221];&quot; &quot;)" office:value-type="string" office:string-value=" 118 221 " calcext:value-type="string">
            <text:p><text:s/>118 221 </text:p>
          </table:table-cell>
        </table:table-row>
        <table:table-row table:style-name="ro1">
          <table:table-cell office:value-type="string" calcext:value-type="string">
            <text:p>222</text:p>
          </table:table-cell>
          <table:table-cell table:formula="of:=CONCATENATE(&quot; &quot;;118;&quot; &quot;;[.A222];&quot; &quot;)" office:value-type="string" office:string-value=" 118 222 " calcext:value-type="string">
            <text:p><text:s/>118 222 </text:p>
          </table:table-cell>
        </table:table-row>
        <table:table-row table:style-name="ro1">
          <table:table-cell office:value-type="string" calcext:value-type="string">
            <text:p>223</text:p>
          </table:table-cell>
          <table:table-cell table:formula="of:=CONCATENATE(&quot; &quot;;118;&quot; &quot;;[.A223];&quot; &quot;)" office:value-type="string" office:string-value=" 118 223 " calcext:value-type="string">
            <text:p><text:s/>118 223 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table:formula="of:=CONCATENATE(&quot; &quot;;118;&quot; &quot;;[.A224];&quot; &quot;)" office:value-type="string" office:string-value=" 118 224 " calcext:value-type="string">
            <text:p><text:s/>118 224 </text:p>
          </table:table-cell>
        </table:table-row>
        <table:table-row table:style-name="ro1">
          <table:table-cell office:value-type="string" calcext:value-type="string">
            <text:p>225</text:p>
          </table:table-cell>
          <table:table-cell table:formula="of:=CONCATENATE(&quot; &quot;;118;&quot; &quot;;[.A225];&quot; &quot;)" office:value-type="string" office:string-value=" 118 225 " calcext:value-type="string">
            <text:p><text:s/>118 225 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table:formula="of:=CONCATENATE(&quot; &quot;;118;&quot; &quot;;[.A226];&quot; &quot;)" office:value-type="string" office:string-value=" 118 226 " calcext:value-type="string">
            <text:p><text:s/>118 226 </text:p>
          </table:table-cell>
        </table:table-row>
        <table:table-row table:style-name="ro1">
          <table:table-cell office:value-type="string" calcext:value-type="string">
            <text:p>227</text:p>
          </table:table-cell>
          <table:table-cell table:formula="of:=CONCATENATE(&quot; &quot;;118;&quot; &quot;;[.A227];&quot; &quot;)" office:value-type="string" office:string-value=" 118 227 " calcext:value-type="string">
            <text:p><text:s/>118 227 </text:p>
          </table:table-cell>
        </table:table-row>
        <table:table-row table:style-name="ro1">
          <table:table-cell office:value-type="string" calcext:value-type="string">
            <text:p>228</text:p>
          </table:table-cell>
          <table:table-cell table:formula="of:=CONCATENATE(&quot; &quot;;118;&quot; &quot;;[.A228];&quot; &quot;)" office:value-type="string" office:string-value=" 118 228 " calcext:value-type="string">
            <text:p><text:s/>118 228 </text:p>
          </table:table-cell>
        </table:table-row>
        <table:table-row table:style-name="ro1">
          <table:table-cell office:value-type="string" calcext:value-type="string">
            <text:p>229</text:p>
          </table:table-cell>
          <table:table-cell table:formula="of:=CONCATENATE(&quot; &quot;;118;&quot; &quot;;[.A229];&quot; &quot;)" office:value-type="string" office:string-value=" 118 229 " calcext:value-type="string">
            <text:p><text:s/>118 229 </text:p>
          </table:table-cell>
        </table:table-row>
        <table:table-row table:style-name="ro1">
          <table:table-cell office:value-type="string" calcext:value-type="string">
            <text:p>230</text:p>
          </table:table-cell>
          <table:table-cell table:formula="of:=CONCATENATE(&quot; &quot;;118;&quot; &quot;;[.A230];&quot; &quot;)" office:value-type="string" office:string-value=" 118 230 " calcext:value-type="string">
            <text:p><text:s/>118 230 </text:p>
          </table:table-cell>
        </table:table-row>
        <table:table-row table:style-name="ro1">
          <table:table-cell office:value-type="string" calcext:value-type="string">
            <text:p>231</text:p>
          </table:table-cell>
          <table:table-cell table:formula="of:=CONCATENATE(&quot; &quot;;118;&quot; &quot;;[.A231];&quot; &quot;)" office:value-type="string" office:string-value=" 118 231 " calcext:value-type="string">
            <text:p><text:s/>118 231 </text:p>
          </table:table-cell>
        </table:table-row>
        <table:table-row table:style-name="ro1">
          <table:table-cell office:value-type="string" calcext:value-type="string">
            <text:p>232</text:p>
          </table:table-cell>
          <table:table-cell table:formula="of:=CONCATENATE(&quot; &quot;;118;&quot; &quot;;[.A232];&quot; &quot;)" office:value-type="string" office:string-value=" 118 232 " calcext:value-type="string">
            <text:p><text:s/>118 232 </text:p>
          </table:table-cell>
        </table:table-row>
        <table:table-row table:style-name="ro1">
          <table:table-cell office:value-type="string" calcext:value-type="string">
            <text:p>233</text:p>
          </table:table-cell>
          <table:table-cell table:formula="of:=CONCATENATE(&quot; &quot;;118;&quot; &quot;;[.A233];&quot; &quot;)" office:value-type="string" office:string-value=" 118 233 " calcext:value-type="string">
            <text:p><text:s/>118 233 </text:p>
          </table:table-cell>
        </table:table-row>
        <table:table-row table:style-name="ro1">
          <table:table-cell office:value-type="string" calcext:value-type="string">
            <text:p>234</text:p>
          </table:table-cell>
          <table:table-cell table:formula="of:=CONCATENATE(&quot; &quot;;118;&quot; &quot;;[.A234];&quot; &quot;)" office:value-type="string" office:string-value=" 118 234 " calcext:value-type="string">
            <text:p><text:s/>118 234 </text:p>
          </table:table-cell>
        </table:table-row>
        <table:table-row table:style-name="ro1">
          <table:table-cell office:value-type="string" calcext:value-type="string">
            <text:p>235</text:p>
          </table:table-cell>
          <table:table-cell table:formula="of:=CONCATENATE(&quot; &quot;;118;&quot; &quot;;[.A235];&quot; &quot;)" office:value-type="string" office:string-value=" 118 235 " calcext:value-type="string">
            <text:p><text:s/>118 235 </text:p>
          </table:table-cell>
        </table:table-row>
        <table:table-row table:style-name="ro1">
          <table:table-cell office:value-type="string" calcext:value-type="string">
            <text:p>236</text:p>
          </table:table-cell>
          <table:table-cell table:formula="of:=CONCATENATE(&quot; &quot;;118;&quot; &quot;;[.A236];&quot; &quot;)" office:value-type="string" office:string-value=" 118 236 " calcext:value-type="string">
            <text:p><text:s/>118 236 </text:p>
          </table:table-cell>
        </table:table-row>
        <table:table-row table:style-name="ro1">
          <table:table-cell office:value-type="string" calcext:value-type="string">
            <text:p>237</text:p>
          </table:table-cell>
          <table:table-cell table:formula="of:=CONCATENATE(&quot; &quot;;118;&quot; &quot;;[.A237];&quot; &quot;)" office:value-type="string" office:string-value=" 118 237 " calcext:value-type="string">
            <text:p><text:s/>118 237 </text:p>
          </table:table-cell>
        </table:table-row>
        <table:table-row table:style-name="ro1">
          <table:table-cell office:value-type="string" calcext:value-type="string">
            <text:p>238</text:p>
          </table:table-cell>
          <table:table-cell table:formula="of:=CONCATENATE(&quot; &quot;;118;&quot; &quot;;[.A238];&quot; &quot;)" office:value-type="string" office:string-value=" 118 238 " calcext:value-type="string">
            <text:p><text:s/>118 238 </text:p>
          </table:table-cell>
        </table:table-row>
        <table:table-row table:style-name="ro1">
          <table:table-cell office:value-type="string" calcext:value-type="string">
            <text:p>239</text:p>
          </table:table-cell>
          <table:table-cell table:formula="of:=CONCATENATE(&quot; &quot;;118;&quot; &quot;;[.A239];&quot; &quot;)" office:value-type="string" office:string-value=" 118 239 " calcext:value-type="string">
            <text:p><text:s/>118 239 </text:p>
          </table:table-cell>
        </table:table-row>
        <table:table-row table:style-name="ro1">
          <table:table-cell office:value-type="string" calcext:value-type="string">
            <text:p>240</text:p>
          </table:table-cell>
          <table:table-cell table:formula="of:=CONCATENATE(&quot; &quot;;118;&quot; &quot;;[.A240];&quot; &quot;)" office:value-type="string" office:string-value=" 118 240 " calcext:value-type="string">
            <text:p><text:s/>118 240 </text:p>
          </table:table-cell>
        </table:table-row>
        <table:table-row table:style-name="ro1">
          <table:table-cell office:value-type="string" calcext:value-type="string">
            <text:p>241</text:p>
          </table:table-cell>
          <table:table-cell table:formula="of:=CONCATENATE(&quot; &quot;;118;&quot; &quot;;[.A241];&quot; &quot;)" office:value-type="string" office:string-value=" 118 241 " calcext:value-type="string">
            <text:p><text:s/>118 241 </text:p>
          </table:table-cell>
        </table:table-row>
        <table:table-row table:style-name="ro1">
          <table:table-cell office:value-type="string" calcext:value-type="string">
            <text:p>242</text:p>
          </table:table-cell>
          <table:table-cell table:formula="of:=CONCATENATE(&quot; &quot;;118;&quot; &quot;;[.A242];&quot; &quot;)" office:value-type="string" office:string-value=" 118 242 " calcext:value-type="string">
            <text:p><text:s/>118 242 </text:p>
          </table:table-cell>
        </table:table-row>
        <table:table-row table:style-name="ro1">
          <table:table-cell office:value-type="string" calcext:value-type="string">
            <text:p>243</text:p>
          </table:table-cell>
          <table:table-cell table:formula="of:=CONCATENATE(&quot; &quot;;118;&quot; &quot;;[.A243];&quot; &quot;)" office:value-type="string" office:string-value=" 118 243 " calcext:value-type="string">
            <text:p><text:s/>118 243 </text:p>
          </table:table-cell>
        </table:table-row>
        <table:table-row table:style-name="ro1">
          <table:table-cell office:value-type="string" calcext:value-type="string">
            <text:p>244</text:p>
          </table:table-cell>
          <table:table-cell table:formula="of:=CONCATENATE(&quot; &quot;;118;&quot; &quot;;[.A244];&quot; &quot;)" office:value-type="string" office:string-value=" 118 244 " calcext:value-type="string">
            <text:p><text:s/>118 244 </text:p>
          </table:table-cell>
        </table:table-row>
        <table:table-row table:style-name="ro1">
          <table:table-cell office:value-type="string" calcext:value-type="string">
            <text:p>245</text:p>
          </table:table-cell>
          <table:table-cell table:formula="of:=CONCATENATE(&quot; &quot;;118;&quot; &quot;;[.A245];&quot; &quot;)" office:value-type="string" office:string-value=" 118 245 " calcext:value-type="string">
            <text:p><text:s/>118 245 </text:p>
          </table:table-cell>
        </table:table-row>
        <table:table-row table:style-name="ro1">
          <table:table-cell office:value-type="string" calcext:value-type="string">
            <text:p>246</text:p>
          </table:table-cell>
          <table:table-cell table:formula="of:=CONCATENATE(&quot; &quot;;118;&quot; &quot;;[.A246];&quot; &quot;)" office:value-type="string" office:string-value=" 118 246 " calcext:value-type="string">
            <text:p><text:s/>118 246 </text:p>
          </table:table-cell>
        </table:table-row>
        <table:table-row table:style-name="ro1">
          <table:table-cell office:value-type="string" calcext:value-type="string">
            <text:p>247</text:p>
          </table:table-cell>
          <table:table-cell table:formula="of:=CONCATENATE(&quot; &quot;;118;&quot; &quot;;[.A247];&quot; &quot;)" office:value-type="string" office:string-value=" 118 247 " calcext:value-type="string">
            <text:p><text:s/>118 247 </text:p>
          </table:table-cell>
        </table:table-row>
        <table:table-row table:style-name="ro1">
          <table:table-cell office:value-type="string" calcext:value-type="string">
            <text:p>248</text:p>
          </table:table-cell>
          <table:table-cell table:formula="of:=CONCATENATE(&quot; &quot;;118;&quot; &quot;;[.A248];&quot; &quot;)" office:value-type="string" office:string-value=" 118 248 " calcext:value-type="string">
            <text:p><text:s/>118 248 </text:p>
          </table:table-cell>
        </table:table-row>
        <table:table-row table:style-name="ro1">
          <table:table-cell office:value-type="string" calcext:value-type="string">
            <text:p>249</text:p>
          </table:table-cell>
          <table:table-cell table:formula="of:=CONCATENATE(&quot; &quot;;118;&quot; &quot;;[.A249];&quot; &quot;)" office:value-type="string" office:string-value=" 118 249 " calcext:value-type="string">
            <text:p><text:s/>118 249 </text:p>
          </table:table-cell>
        </table:table-row>
        <table:table-row table:style-name="ro1">
          <table:table-cell office:value-type="string" calcext:value-type="string">
            <text:p>250</text:p>
          </table:table-cell>
          <table:table-cell table:formula="of:=CONCATENATE(&quot; &quot;;118;&quot; &quot;;[.A250];&quot; &quot;)" office:value-type="string" office:string-value=" 118 250 " calcext:value-type="string">
            <text:p><text:s/>118 250 </text:p>
          </table:table-cell>
        </table:table-row>
        <table:table-row table:style-name="ro1">
          <table:table-cell office:value-type="string" calcext:value-type="string">
            <text:p>251</text:p>
          </table:table-cell>
          <table:table-cell table:formula="of:=CONCATENATE(&quot; &quot;;118;&quot; &quot;;[.A251];&quot; &quot;)" office:value-type="string" office:string-value=" 118 251 " calcext:value-type="string">
            <text:p><text:s/>118 251 </text:p>
          </table:table-cell>
        </table:table-row>
        <table:table-row table:style-name="ro1">
          <table:table-cell office:value-type="string" calcext:value-type="string">
            <text:p>252</text:p>
          </table:table-cell>
          <table:table-cell table:formula="of:=CONCATENATE(&quot; &quot;;118;&quot; &quot;;[.A252];&quot; &quot;)" office:value-type="string" office:string-value=" 118 252 " calcext:value-type="string">
            <text:p><text:s/>118 252 </text:p>
          </table:table-cell>
        </table:table-row>
        <table:table-row table:style-name="ro1">
          <table:table-cell office:value-type="string" calcext:value-type="string">
            <text:p>253</text:p>
          </table:table-cell>
          <table:table-cell table:formula="of:=CONCATENATE(&quot; &quot;;118;&quot; &quot;;[.A253];&quot; &quot;)" office:value-type="string" office:string-value=" 118 253 " calcext:value-type="string">
            <text:p><text:s/>118 253 </text:p>
          </table:table-cell>
        </table:table-row>
        <table:table-row table:style-name="ro1">
          <table:table-cell office:value-type="string" calcext:value-type="string">
            <text:p>254</text:p>
          </table:table-cell>
          <table:table-cell table:formula="of:=CONCATENATE(&quot; &quot;;118;&quot; &quot;;[.A254];&quot; &quot;)" office:value-type="string" office:string-value=" 118 254 " calcext:value-type="string">
            <text:p><text:s/>118 254 </text:p>
          </table:table-cell>
        </table:table-row>
        <table:table-row table:style-name="ro1">
          <table:table-cell office:value-type="string" calcext:value-type="string">
            <text:p>255</text:p>
          </table:table-cell>
          <table:table-cell table:formula="of:=CONCATENATE(&quot; &quot;;118;&quot; &quot;;[.A255];&quot; &quot;)" office:value-type="string" office:string-value=" 118 255 " calcext:value-type="string">
            <text:p><text:s/>118 255 </text:p>
          </table:table-cell>
        </table:table-row>
        <table:table-row table:style-name="ro1">
          <table:table-cell office:value-type="string" calcext:value-type="string">
            <text:p>256</text:p>
          </table:table-cell>
          <table:table-cell table:formula="of:=CONCATENATE(&quot; &quot;;118;&quot; &quot;;[.A256];&quot; &quot;)" office:value-type="string" office:string-value=" 118 256 " calcext:value-type="string">
            <text:p><text:s/>118 256 </text:p>
          </table:table-cell>
        </table:table-row>
        <table:table-row table:style-name="ro1">
          <table:table-cell office:value-type="string" calcext:value-type="string">
            <text:p>257</text:p>
          </table:table-cell>
          <table:table-cell table:formula="of:=CONCATENATE(&quot; &quot;;118;&quot; &quot;;[.A257];&quot; &quot;)" office:value-type="string" office:string-value=" 118 257 " calcext:value-type="string">
            <text:p><text:s/>118 257 </text:p>
          </table:table-cell>
        </table:table-row>
        <table:table-row table:style-name="ro1">
          <table:table-cell office:value-type="string" calcext:value-type="string">
            <text:p>258</text:p>
          </table:table-cell>
          <table:table-cell table:formula="of:=CONCATENATE(&quot; &quot;;118;&quot; &quot;;[.A258];&quot; &quot;)" office:value-type="string" office:string-value=" 118 258 " calcext:value-type="string">
            <text:p><text:s/>118 258 </text:p>
          </table:table-cell>
        </table:table-row>
        <table:table-row table:style-name="ro1">
          <table:table-cell office:value-type="string" calcext:value-type="string">
            <text:p>259</text:p>
          </table:table-cell>
          <table:table-cell table:formula="of:=CONCATENATE(&quot; &quot;;118;&quot; &quot;;[.A259];&quot; &quot;)" office:value-type="string" office:string-value=" 118 259 " calcext:value-type="string">
            <text:p><text:s/>118 259 </text:p>
          </table:table-cell>
        </table:table-row>
        <table:table-row table:style-name="ro1">
          <table:table-cell office:value-type="string" calcext:value-type="string">
            <text:p>260</text:p>
          </table:table-cell>
          <table:table-cell table:formula="of:=CONCATENATE(&quot; &quot;;118;&quot; &quot;;[.A260];&quot; &quot;)" office:value-type="string" office:string-value=" 118 260 " calcext:value-type="string">
            <text:p><text:s/>118 260 </text:p>
          </table:table-cell>
        </table:table-row>
        <table:table-row table:style-name="ro1">
          <table:table-cell office:value-type="string" calcext:value-type="string">
            <text:p>261</text:p>
          </table:table-cell>
          <table:table-cell table:formula="of:=CONCATENATE(&quot; &quot;;118;&quot; &quot;;[.A261];&quot; &quot;)" office:value-type="string" office:string-value=" 118 261 " calcext:value-type="string">
            <text:p><text:s/>118 261 </text:p>
          </table:table-cell>
        </table:table-row>
        <table:table-row table:style-name="ro1">
          <table:table-cell office:value-type="string" calcext:value-type="string">
            <text:p>262</text:p>
          </table:table-cell>
          <table:table-cell table:formula="of:=CONCATENATE(&quot; &quot;;118;&quot; &quot;;[.A262];&quot; &quot;)" office:value-type="string" office:string-value=" 118 262 " calcext:value-type="string">
            <text:p><text:s/>118 262 </text:p>
          </table:table-cell>
        </table:table-row>
        <table:table-row table:style-name="ro1">
          <table:table-cell office:value-type="string" calcext:value-type="string">
            <text:p>263</text:p>
          </table:table-cell>
          <table:table-cell table:formula="of:=CONCATENATE(&quot; &quot;;118;&quot; &quot;;[.A263];&quot; &quot;)" office:value-type="string" office:string-value=" 118 263 " calcext:value-type="string">
            <text:p><text:s/>118 263 </text:p>
          </table:table-cell>
        </table:table-row>
        <table:table-row table:style-name="ro1">
          <table:table-cell office:value-type="string" calcext:value-type="string">
            <text:p>264</text:p>
          </table:table-cell>
          <table:table-cell table:formula="of:=CONCATENATE(&quot; &quot;;118;&quot; &quot;;[.A264];&quot; &quot;)" office:value-type="string" office:string-value=" 118 264 " calcext:value-type="string">
            <text:p><text:s/>118 264 </text:p>
          </table:table-cell>
        </table:table-row>
        <table:table-row table:style-name="ro1">
          <table:table-cell office:value-type="string" calcext:value-type="string">
            <text:p>265</text:p>
          </table:table-cell>
          <table:table-cell table:formula="of:=CONCATENATE(&quot; &quot;;118;&quot; &quot;;[.A265];&quot; &quot;)" office:value-type="string" office:string-value=" 118 265 " calcext:value-type="string">
            <text:p><text:s/>118 265 </text:p>
          </table:table-cell>
        </table:table-row>
        <table:table-row table:style-name="ro1">
          <table:table-cell office:value-type="string" calcext:value-type="string">
            <text:p>266</text:p>
          </table:table-cell>
          <table:table-cell table:formula="of:=CONCATENATE(&quot; &quot;;118;&quot; &quot;;[.A266];&quot; &quot;)" office:value-type="string" office:string-value=" 118 266 " calcext:value-type="string">
            <text:p><text:s/>118 266 </text:p>
          </table:table-cell>
        </table:table-row>
        <table:table-row table:style-name="ro1">
          <table:table-cell office:value-type="string" calcext:value-type="string">
            <text:p>267</text:p>
          </table:table-cell>
          <table:table-cell table:formula="of:=CONCATENATE(&quot; &quot;;118;&quot; &quot;;[.A267];&quot; &quot;)" office:value-type="string" office:string-value=" 118 267 " calcext:value-type="string">
            <text:p><text:s/>118 267 </text:p>
          </table:table-cell>
        </table:table-row>
        <table:table-row table:style-name="ro1">
          <table:table-cell office:value-type="string" calcext:value-type="string">
            <text:p>268</text:p>
          </table:table-cell>
          <table:table-cell table:formula="of:=CONCATENATE(&quot; &quot;;118;&quot; &quot;;[.A268];&quot; &quot;)" office:value-type="string" office:string-value=" 118 268 " calcext:value-type="string">
            <text:p><text:s/>118 268 </text:p>
          </table:table-cell>
        </table:table-row>
        <table:table-row table:style-name="ro1">
          <table:table-cell office:value-type="string" calcext:value-type="string">
            <text:p>269</text:p>
          </table:table-cell>
          <table:table-cell table:formula="of:=CONCATENATE(&quot; &quot;;118;&quot; &quot;;[.A269];&quot; &quot;)" office:value-type="string" office:string-value=" 118 269 " calcext:value-type="string">
            <text:p><text:s/>118 269 </text:p>
          </table:table-cell>
        </table:table-row>
        <table:table-row table:style-name="ro1">
          <table:table-cell office:value-type="string" calcext:value-type="string">
            <text:p>270</text:p>
          </table:table-cell>
          <table:table-cell table:formula="of:=CONCATENATE(&quot; &quot;;118;&quot; &quot;;[.A270];&quot; &quot;)" office:value-type="string" office:string-value=" 118 270 " calcext:value-type="string">
            <text:p><text:s/>118 270 </text:p>
          </table:table-cell>
        </table:table-row>
        <table:table-row table:style-name="ro1">
          <table:table-cell office:value-type="string" calcext:value-type="string">
            <text:p>271</text:p>
          </table:table-cell>
          <table:table-cell table:formula="of:=CONCATENATE(&quot; &quot;;118;&quot; &quot;;[.A271];&quot; &quot;)" office:value-type="string" office:string-value=" 118 271 " calcext:value-type="string">
            <text:p><text:s/>118 271 </text:p>
          </table:table-cell>
        </table:table-row>
        <table:table-row table:style-name="ro1">
          <table:table-cell office:value-type="string" calcext:value-type="string">
            <text:p>272</text:p>
          </table:table-cell>
          <table:table-cell table:formula="of:=CONCATENATE(&quot; &quot;;118;&quot; &quot;;[.A272];&quot; &quot;)" office:value-type="string" office:string-value=" 118 272 " calcext:value-type="string">
            <text:p><text:s/>118 272 </text:p>
          </table:table-cell>
        </table:table-row>
        <table:table-row table:style-name="ro1">
          <table:table-cell office:value-type="string" calcext:value-type="string">
            <text:p>273</text:p>
          </table:table-cell>
          <table:table-cell table:formula="of:=CONCATENATE(&quot; &quot;;118;&quot; &quot;;[.A273];&quot; &quot;)" office:value-type="string" office:string-value=" 118 273 " calcext:value-type="string">
            <text:p><text:s/>118 273 </text:p>
          </table:table-cell>
        </table:table-row>
        <table:table-row table:style-name="ro1">
          <table:table-cell office:value-type="string" calcext:value-type="string">
            <text:p>274</text:p>
          </table:table-cell>
          <table:table-cell table:formula="of:=CONCATENATE(&quot; &quot;;118;&quot; &quot;;[.A274];&quot; &quot;)" office:value-type="string" office:string-value=" 118 274 " calcext:value-type="string">
            <text:p><text:s/>118 274 </text:p>
          </table:table-cell>
        </table:table-row>
        <table:table-row table:style-name="ro1">
          <table:table-cell office:value-type="string" calcext:value-type="string">
            <text:p>275</text:p>
          </table:table-cell>
          <table:table-cell table:formula="of:=CONCATENATE(&quot; &quot;;118;&quot; &quot;;[.A275];&quot; &quot;)" office:value-type="string" office:string-value=" 118 275 " calcext:value-type="string">
            <text:p><text:s/>118 275 </text:p>
          </table:table-cell>
        </table:table-row>
        <table:table-row table:style-name="ro1">
          <table:table-cell office:value-type="string" calcext:value-type="string">
            <text:p>276</text:p>
          </table:table-cell>
          <table:table-cell table:formula="of:=CONCATENATE(&quot; &quot;;118;&quot; &quot;;[.A276];&quot; &quot;)" office:value-type="string" office:string-value=" 118 276 " calcext:value-type="string">
            <text:p><text:s/>118 276 </text:p>
          </table:table-cell>
        </table:table-row>
        <table:table-row table:style-name="ro1">
          <table:table-cell office:value-type="string" calcext:value-type="string">
            <text:p>277</text:p>
          </table:table-cell>
          <table:table-cell table:formula="of:=CONCATENATE(&quot; &quot;;118;&quot; &quot;;[.A277];&quot; &quot;)" office:value-type="string" office:string-value=" 118 277 " calcext:value-type="string">
            <text:p><text:s/>118 277 </text:p>
          </table:table-cell>
        </table:table-row>
        <table:table-row table:style-name="ro1">
          <table:table-cell office:value-type="string" calcext:value-type="string">
            <text:p>278</text:p>
          </table:table-cell>
          <table:table-cell table:formula="of:=CONCATENATE(&quot; &quot;;118;&quot; &quot;;[.A278];&quot; &quot;)" office:value-type="string" office:string-value=" 118 278 " calcext:value-type="string">
            <text:p><text:s/>118 278 </text:p>
          </table:table-cell>
        </table:table-row>
        <table:table-row table:style-name="ro1">
          <table:table-cell office:value-type="string" calcext:value-type="string">
            <text:p>279</text:p>
          </table:table-cell>
          <table:table-cell table:formula="of:=CONCATENATE(&quot; &quot;;118;&quot; &quot;;[.A279];&quot; &quot;)" office:value-type="string" office:string-value=" 118 279 " calcext:value-type="string">
            <text:p><text:s/>118 279 </text:p>
          </table:table-cell>
        </table:table-row>
        <table:table-row table:style-name="ro1">
          <table:table-cell office:value-type="string" calcext:value-type="string">
            <text:p>280</text:p>
          </table:table-cell>
          <table:table-cell table:formula="of:=CONCATENATE(&quot; &quot;;118;&quot; &quot;;[.A280];&quot; &quot;)" office:value-type="string" office:string-value=" 118 280 " calcext:value-type="string">
            <text:p><text:s/>118 280 </text:p>
          </table:table-cell>
        </table:table-row>
        <table:table-row table:style-name="ro1">
          <table:table-cell office:value-type="string" calcext:value-type="string">
            <text:p>281</text:p>
          </table:table-cell>
          <table:table-cell table:formula="of:=CONCATENATE(&quot; &quot;;118;&quot; &quot;;[.A281];&quot; &quot;)" office:value-type="string" office:string-value=" 118 281 " calcext:value-type="string">
            <text:p><text:s/>118 281 </text:p>
          </table:table-cell>
        </table:table-row>
        <table:table-row table:style-name="ro1">
          <table:table-cell office:value-type="string" calcext:value-type="string">
            <text:p>282</text:p>
          </table:table-cell>
          <table:table-cell table:formula="of:=CONCATENATE(&quot; &quot;;118;&quot; &quot;;[.A282];&quot; &quot;)" office:value-type="string" office:string-value=" 118 282 " calcext:value-type="string">
            <text:p><text:s/>118 282 </text:p>
          </table:table-cell>
        </table:table-row>
        <table:table-row table:style-name="ro1">
          <table:table-cell office:value-type="string" calcext:value-type="string">
            <text:p>283</text:p>
          </table:table-cell>
          <table:table-cell table:formula="of:=CONCATENATE(&quot; &quot;;118;&quot; &quot;;[.A283];&quot; &quot;)" office:value-type="string" office:string-value=" 118 283 " calcext:value-type="string">
            <text:p><text:s/>118 283 </text:p>
          </table:table-cell>
        </table:table-row>
        <table:table-row table:style-name="ro1">
          <table:table-cell office:value-type="string" calcext:value-type="string">
            <text:p>284</text:p>
          </table:table-cell>
          <table:table-cell table:formula="of:=CONCATENATE(&quot; &quot;;118;&quot; &quot;;[.A284];&quot; &quot;)" office:value-type="string" office:string-value=" 118 284 " calcext:value-type="string">
            <text:p><text:s/>118 284 </text:p>
          </table:table-cell>
        </table:table-row>
        <table:table-row table:style-name="ro1">
          <table:table-cell office:value-type="string" calcext:value-type="string">
            <text:p>285</text:p>
          </table:table-cell>
          <table:table-cell table:formula="of:=CONCATENATE(&quot; &quot;;118;&quot; &quot;;[.A285];&quot; &quot;)" office:value-type="string" office:string-value=" 118 285 " calcext:value-type="string">
            <text:p><text:s/>118 285 </text:p>
          </table:table-cell>
        </table:table-row>
        <table:table-row table:style-name="ro1">
          <table:table-cell office:value-type="string" calcext:value-type="string">
            <text:p>286</text:p>
          </table:table-cell>
          <table:table-cell table:formula="of:=CONCATENATE(&quot; &quot;;118;&quot; &quot;;[.A286];&quot; &quot;)" office:value-type="string" office:string-value=" 118 286 " calcext:value-type="string">
            <text:p><text:s/>118 286 </text:p>
          </table:table-cell>
        </table:table-row>
        <table:table-row table:style-name="ro1">
          <table:table-cell office:value-type="string" calcext:value-type="string">
            <text:p>287</text:p>
          </table:table-cell>
          <table:table-cell table:formula="of:=CONCATENATE(&quot; &quot;;118;&quot; &quot;;[.A287];&quot; &quot;)" office:value-type="string" office:string-value=" 118 287 " calcext:value-type="string">
            <text:p><text:s/>118 287 </text:p>
          </table:table-cell>
        </table:table-row>
        <table:table-row table:style-name="ro1">
          <table:table-cell office:value-type="string" calcext:value-type="string">
            <text:p>288</text:p>
          </table:table-cell>
          <table:table-cell table:formula="of:=CONCATENATE(&quot; &quot;;118;&quot; &quot;;[.A288];&quot; &quot;)" office:value-type="string" office:string-value=" 118 288 " calcext:value-type="string">
            <text:p><text:s/>118 288 </text:p>
          </table:table-cell>
        </table:table-row>
        <table:table-row table:style-name="ro1">
          <table:table-cell office:value-type="string" calcext:value-type="string">
            <text:p>289</text:p>
          </table:table-cell>
          <table:table-cell table:formula="of:=CONCATENATE(&quot; &quot;;118;&quot; &quot;;[.A289];&quot; &quot;)" office:value-type="string" office:string-value=" 118 289 " calcext:value-type="string">
            <text:p><text:s/>118 289 </text:p>
          </table:table-cell>
        </table:table-row>
        <table:table-row table:style-name="ro1">
          <table:table-cell office:value-type="string" calcext:value-type="string">
            <text:p>290</text:p>
          </table:table-cell>
          <table:table-cell table:formula="of:=CONCATENATE(&quot; &quot;;118;&quot; &quot;;[.A290];&quot; &quot;)" office:value-type="string" office:string-value=" 118 290 " calcext:value-type="string">
            <text:p><text:s/>118 290 </text:p>
          </table:table-cell>
        </table:table-row>
        <table:table-row table:style-name="ro1">
          <table:table-cell office:value-type="string" calcext:value-type="string">
            <text:p>291</text:p>
          </table:table-cell>
          <table:table-cell table:formula="of:=CONCATENATE(&quot; &quot;;118;&quot; &quot;;[.A291];&quot; &quot;)" office:value-type="string" office:string-value=" 118 291 " calcext:value-type="string">
            <text:p><text:s/>118 291 </text:p>
          </table:table-cell>
        </table:table-row>
        <table:table-row table:style-name="ro1">
          <table:table-cell office:value-type="string" calcext:value-type="string">
            <text:p>292</text:p>
          </table:table-cell>
          <table:table-cell table:formula="of:=CONCATENATE(&quot; &quot;;118;&quot; &quot;;[.A292];&quot; &quot;)" office:value-type="string" office:string-value=" 118 292 " calcext:value-type="string">
            <text:p><text:s/>118 292 </text:p>
          </table:table-cell>
        </table:table-row>
        <table:table-row table:style-name="ro1">
          <table:table-cell office:value-type="string" calcext:value-type="string">
            <text:p>293</text:p>
          </table:table-cell>
          <table:table-cell table:formula="of:=CONCATENATE(&quot; &quot;;118;&quot; &quot;;[.A293];&quot; &quot;)" office:value-type="string" office:string-value=" 118 293 " calcext:value-type="string">
            <text:p><text:s/>118 293 </text:p>
          </table:table-cell>
        </table:table-row>
        <table:table-row table:style-name="ro1">
          <table:table-cell office:value-type="string" calcext:value-type="string">
            <text:p>294</text:p>
          </table:table-cell>
          <table:table-cell table:formula="of:=CONCATENATE(&quot; &quot;;118;&quot; &quot;;[.A294];&quot; &quot;)" office:value-type="string" office:string-value=" 118 294 " calcext:value-type="string">
            <text:p><text:s/>118 294 </text:p>
          </table:table-cell>
        </table:table-row>
        <table:table-row table:style-name="ro1">
          <table:table-cell office:value-type="string" calcext:value-type="string">
            <text:p>295</text:p>
          </table:table-cell>
          <table:table-cell table:formula="of:=CONCATENATE(&quot; &quot;;118;&quot; &quot;;[.A295];&quot; &quot;)" office:value-type="string" office:string-value=" 118 295 " calcext:value-type="string">
            <text:p><text:s/>118 295 </text:p>
          </table:table-cell>
        </table:table-row>
        <table:table-row table:style-name="ro1">
          <table:table-cell office:value-type="string" calcext:value-type="string">
            <text:p>296</text:p>
          </table:table-cell>
          <table:table-cell table:formula="of:=CONCATENATE(&quot; &quot;;118;&quot; &quot;;[.A296];&quot; &quot;)" office:value-type="string" office:string-value=" 118 296 " calcext:value-type="string">
            <text:p><text:s/>118 296 </text:p>
          </table:table-cell>
        </table:table-row>
        <table:table-row table:style-name="ro1">
          <table:table-cell office:value-type="string" calcext:value-type="string">
            <text:p>297</text:p>
          </table:table-cell>
          <table:table-cell table:formula="of:=CONCATENATE(&quot; &quot;;118;&quot; &quot;;[.A297];&quot; &quot;)" office:value-type="string" office:string-value=" 118 297 " calcext:value-type="string">
            <text:p><text:s/>118 297 </text:p>
          </table:table-cell>
        </table:table-row>
        <table:table-row table:style-name="ro1">
          <table:table-cell office:value-type="string" calcext:value-type="string">
            <text:p>298</text:p>
          </table:table-cell>
          <table:table-cell table:formula="of:=CONCATENATE(&quot; &quot;;118;&quot; &quot;;[.A298];&quot; &quot;)" office:value-type="string" office:string-value=" 118 298 " calcext:value-type="string">
            <text:p><text:s/>118 298 </text:p>
          </table:table-cell>
        </table:table-row>
        <table:table-row table:style-name="ro1">
          <table:table-cell office:value-type="string" calcext:value-type="string">
            <text:p>299</text:p>
          </table:table-cell>
          <table:table-cell table:formula="of:=CONCATENATE(&quot; &quot;;118;&quot; &quot;;[.A299];&quot; &quot;)" office:value-type="string" office:string-value=" 118 299 " calcext:value-type="string">
            <text:p><text:s/>118 299 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table:formula="of:=CONCATENATE(&quot; &quot;;118;&quot; &quot;;[.A300];&quot; &quot;)" office:value-type="string" office:string-value=" 118 300 " calcext:value-type="string">
            <text:p><text:s/>118 300 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table:formula="of:=CONCATENATE(&quot; &quot;;118;&quot; &quot;;[.A301];&quot; &quot;)" office:value-type="string" office:string-value=" 118 301 " calcext:value-type="string">
            <text:p><text:s/>118 301 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table:formula="of:=CONCATENATE(&quot; &quot;;118;&quot; &quot;;[.A302];&quot; &quot;)" office:value-type="string" office:string-value=" 118 302 " calcext:value-type="string">
            <text:p><text:s/>118 302 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table:formula="of:=CONCATENATE(&quot; &quot;;118;&quot; &quot;;[.A303];&quot; &quot;)" office:value-type="string" office:string-value=" 118 303 " calcext:value-type="string">
            <text:p><text:s/>118 303 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table:formula="of:=CONCATENATE(&quot; &quot;;118;&quot; &quot;;[.A304];&quot; &quot;)" office:value-type="string" office:string-value=" 118 304 " calcext:value-type="string">
            <text:p><text:s/>118 304 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table:formula="of:=CONCATENATE(&quot; &quot;;118;&quot; &quot;;[.A305];&quot; &quot;)" office:value-type="string" office:string-value=" 118 305 " calcext:value-type="string">
            <text:p><text:s/>118 305 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table:formula="of:=CONCATENATE(&quot; &quot;;118;&quot; &quot;;[.A306];&quot; &quot;)" office:value-type="string" office:string-value=" 118 306 " calcext:value-type="string">
            <text:p><text:s/>118 306 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table:formula="of:=CONCATENATE(&quot; &quot;;118;&quot; &quot;;[.A307];&quot; &quot;)" office:value-type="string" office:string-value=" 118 307 " calcext:value-type="string">
            <text:p><text:s/>118 307 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table:formula="of:=CONCATENATE(&quot; &quot;;118;&quot; &quot;;[.A308];&quot; &quot;)" office:value-type="string" office:string-value=" 118 308 " calcext:value-type="string">
            <text:p><text:s/>118 308 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table:formula="of:=CONCATENATE(&quot; &quot;;118;&quot; &quot;;[.A309];&quot; &quot;)" office:value-type="string" office:string-value=" 118 309 " calcext:value-type="string">
            <text:p><text:s/>118 309 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table:formula="of:=CONCATENATE(&quot; &quot;;118;&quot; &quot;;[.A310];&quot; &quot;)" office:value-type="string" office:string-value=" 118 310 " calcext:value-type="string">
            <text:p><text:s/>118 310 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table:formula="of:=CONCATENATE(&quot; &quot;;118;&quot; &quot;;[.A311];&quot; &quot;)" office:value-type="string" office:string-value=" 118 311 " calcext:value-type="string">
            <text:p><text:s/>118 311 </text:p>
          </table:table-cell>
        </table:table-row>
        <table:table-row table:style-name="ro1">
          <table:table-cell office:value-type="string" calcext:value-type="string">
            <text:p>312</text:p>
          </table:table-cell>
          <table:table-cell table:formula="of:=CONCATENATE(&quot; &quot;;118;&quot; &quot;;[.A312];&quot; &quot;)" office:value-type="string" office:string-value=" 118 312 " calcext:value-type="string">
            <text:p><text:s/>118 312 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table:formula="of:=CONCATENATE(&quot; &quot;;118;&quot; &quot;;[.A313];&quot; &quot;)" office:value-type="string" office:string-value=" 118 313 " calcext:value-type="string">
            <text:p><text:s/>118 313 </text:p>
          </table:table-cell>
        </table:table-row>
        <table:table-row table:style-name="ro1">
          <table:table-cell office:value-type="string" calcext:value-type="string">
            <text:p>314</text:p>
          </table:table-cell>
          <table:table-cell table:formula="of:=CONCATENATE(&quot; &quot;;118;&quot; &quot;;[.A314];&quot; &quot;)" office:value-type="string" office:string-value=" 118 314 " calcext:value-type="string">
            <text:p><text:s/>118 314 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table:formula="of:=CONCATENATE(&quot; &quot;;118;&quot; &quot;;[.A315];&quot; &quot;)" office:value-type="string" office:string-value=" 118 315 " calcext:value-type="string">
            <text:p><text:s/>118 315 </text:p>
          </table:table-cell>
        </table:table-row>
        <table:table-row table:style-name="ro1">
          <table:table-cell office:value-type="string" calcext:value-type="string">
            <text:p>316</text:p>
          </table:table-cell>
          <table:table-cell table:formula="of:=CONCATENATE(&quot; &quot;;118;&quot; &quot;;[.A316];&quot; &quot;)" office:value-type="string" office:string-value=" 118 316 " calcext:value-type="string">
            <text:p><text:s/>118 316 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table:formula="of:=CONCATENATE(&quot; &quot;;118;&quot; &quot;;[.A317];&quot; &quot;)" office:value-type="string" office:string-value=" 118 317 " calcext:value-type="string">
            <text:p><text:s/>118 317 </text:p>
          </table:table-cell>
        </table:table-row>
        <table:table-row table:style-name="ro1">
          <table:table-cell office:value-type="string" calcext:value-type="string">
            <text:p>318</text:p>
          </table:table-cell>
          <table:table-cell table:formula="of:=CONCATENATE(&quot; &quot;;118;&quot; &quot;;[.A318];&quot; &quot;)" office:value-type="string" office:string-value=" 118 318 " calcext:value-type="string">
            <text:p><text:s/>118 318 </text:p>
          </table:table-cell>
        </table:table-row>
        <table:table-row table:style-name="ro1">
          <table:table-cell office:value-type="string" calcext:value-type="string">
            <text:p>319</text:p>
          </table:table-cell>
          <table:table-cell table:formula="of:=CONCATENATE(&quot; &quot;;118;&quot; &quot;;[.A319];&quot; &quot;)" office:value-type="string" office:string-value=" 118 319 " calcext:value-type="string">
            <text:p><text:s/>118 319 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table:formula="of:=CONCATENATE(&quot; &quot;;118;&quot; &quot;;[.A320];&quot; &quot;)" office:value-type="string" office:string-value=" 118 320 " calcext:value-type="string">
            <text:p><text:s/>118 320 </text:p>
          </table:table-cell>
        </table:table-row>
        <table:table-row table:style-name="ro1">
          <table:table-cell office:value-type="string" calcext:value-type="string">
            <text:p>321</text:p>
          </table:table-cell>
          <table:table-cell table:formula="of:=CONCATENATE(&quot; &quot;;118;&quot; &quot;;[.A321];&quot; &quot;)" office:value-type="string" office:string-value=" 118 321 " calcext:value-type="string">
            <text:p><text:s/>118 321 </text:p>
          </table:table-cell>
        </table:table-row>
        <table:table-row table:style-name="ro1">
          <table:table-cell office:value-type="string" calcext:value-type="string">
            <text:p>322</text:p>
          </table:table-cell>
          <table:table-cell table:formula="of:=CONCATENATE(&quot; &quot;;118;&quot; &quot;;[.A322];&quot; &quot;)" office:value-type="string" office:string-value=" 118 322 " calcext:value-type="string">
            <text:p><text:s/>118 322 </text:p>
          </table:table-cell>
        </table:table-row>
        <table:table-row table:style-name="ro1">
          <table:table-cell office:value-type="string" calcext:value-type="string">
            <text:p>323</text:p>
          </table:table-cell>
          <table:table-cell table:formula="of:=CONCATENATE(&quot; &quot;;118;&quot; &quot;;[.A323];&quot; &quot;)" office:value-type="string" office:string-value=" 118 323 " calcext:value-type="string">
            <text:p><text:s/>118 323 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table:formula="of:=CONCATENATE(&quot; &quot;;118;&quot; &quot;;[.A324];&quot; &quot;)" office:value-type="string" office:string-value=" 118 324 " calcext:value-type="string">
            <text:p><text:s/>118 324 </text:p>
          </table:table-cell>
        </table:table-row>
        <table:table-row table:style-name="ro1">
          <table:table-cell office:value-type="string" calcext:value-type="string">
            <text:p>325</text:p>
          </table:table-cell>
          <table:table-cell table:formula="of:=CONCATENATE(&quot; &quot;;118;&quot; &quot;;[.A325];&quot; &quot;)" office:value-type="string" office:string-value=" 118 325 " calcext:value-type="string">
            <text:p><text:s/>118 325 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table:formula="of:=CONCATENATE(&quot; &quot;;118;&quot; &quot;;[.A326];&quot; &quot;)" office:value-type="string" office:string-value=" 118 326 " calcext:value-type="string">
            <text:p><text:s/>118 326 </text:p>
          </table:table-cell>
        </table:table-row>
        <table:table-row table:style-name="ro1">
          <table:table-cell office:value-type="string" calcext:value-type="string">
            <text:p>327</text:p>
          </table:table-cell>
          <table:table-cell table:formula="of:=CONCATENATE(&quot; &quot;;118;&quot; &quot;;[.A327];&quot; &quot;)" office:value-type="string" office:string-value=" 118 327 " calcext:value-type="string">
            <text:p><text:s/>118 327 </text:p>
          </table:table-cell>
        </table:table-row>
        <table:table-row table:style-name="ro1">
          <table:table-cell office:value-type="string" calcext:value-type="string">
            <text:p>328</text:p>
          </table:table-cell>
          <table:table-cell table:formula="of:=CONCATENATE(&quot; &quot;;118;&quot; &quot;;[.A328];&quot; &quot;)" office:value-type="string" office:string-value=" 118 328 " calcext:value-type="string">
            <text:p><text:s/>118 328 </text:p>
          </table:table-cell>
        </table:table-row>
        <table:table-row table:style-name="ro1">
          <table:table-cell office:value-type="string" calcext:value-type="string">
            <text:p>329</text:p>
          </table:table-cell>
          <table:table-cell table:formula="of:=CONCATENATE(&quot; &quot;;118;&quot; &quot;;[.A329];&quot; &quot;)" office:value-type="string" office:string-value=" 118 329 " calcext:value-type="string">
            <text:p><text:s/>118 329 </text:p>
          </table:table-cell>
        </table:table-row>
        <table:table-row table:style-name="ro1">
          <table:table-cell office:value-type="string" calcext:value-type="string">
            <text:p>330</text:p>
          </table:table-cell>
          <table:table-cell table:formula="of:=CONCATENATE(&quot; &quot;;118;&quot; &quot;;[.A330];&quot; &quot;)" office:value-type="string" office:string-value=" 118 330 " calcext:value-type="string">
            <text:p><text:s/>118 330 </text:p>
          </table:table-cell>
        </table:table-row>
        <table:table-row table:style-name="ro1">
          <table:table-cell office:value-type="string" calcext:value-type="string">
            <text:p>331</text:p>
          </table:table-cell>
          <table:table-cell table:formula="of:=CONCATENATE(&quot; &quot;;118;&quot; &quot;;[.A331];&quot; &quot;)" office:value-type="string" office:string-value=" 118 331 " calcext:value-type="string">
            <text:p><text:s/>118 331 </text:p>
          </table:table-cell>
        </table:table-row>
        <table:table-row table:style-name="ro1">
          <table:table-cell office:value-type="string" calcext:value-type="string">
            <text:p>332</text:p>
          </table:table-cell>
          <table:table-cell table:formula="of:=CONCATENATE(&quot; &quot;;118;&quot; &quot;;[.A332];&quot; &quot;)" office:value-type="string" office:string-value=" 118 332 " calcext:value-type="string">
            <text:p><text:s/>118 332 </text:p>
          </table:table-cell>
        </table:table-row>
        <table:table-row table:style-name="ro1">
          <table:table-cell office:value-type="string" calcext:value-type="string">
            <text:p>333</text:p>
          </table:table-cell>
          <table:table-cell table:formula="of:=CONCATENATE(&quot; &quot;;118;&quot; &quot;;[.A333];&quot; &quot;)" office:value-type="string" office:string-value=" 118 333 " calcext:value-type="string">
            <text:p><text:s/>118 333 </text:p>
          </table:table-cell>
        </table:table-row>
        <table:table-row table:style-name="ro1">
          <table:table-cell office:value-type="string" calcext:value-type="string">
            <text:p>334</text:p>
          </table:table-cell>
          <table:table-cell table:formula="of:=CONCATENATE(&quot; &quot;;118;&quot; &quot;;[.A334];&quot; &quot;)" office:value-type="string" office:string-value=" 118 334 " calcext:value-type="string">
            <text:p><text:s/>118 334 </text:p>
          </table:table-cell>
        </table:table-row>
        <table:table-row table:style-name="ro1">
          <table:table-cell office:value-type="string" calcext:value-type="string">
            <text:p>335</text:p>
          </table:table-cell>
          <table:table-cell table:formula="of:=CONCATENATE(&quot; &quot;;118;&quot; &quot;;[.A335];&quot; &quot;)" office:value-type="string" office:string-value=" 118 335 " calcext:value-type="string">
            <text:p><text:s/>118 335 </text:p>
          </table:table-cell>
        </table:table-row>
        <table:table-row table:style-name="ro1">
          <table:table-cell office:value-type="string" calcext:value-type="string">
            <text:p>336</text:p>
          </table:table-cell>
          <table:table-cell table:formula="of:=CONCATENATE(&quot; &quot;;118;&quot; &quot;;[.A336];&quot; &quot;)" office:value-type="string" office:string-value=" 118 336 " calcext:value-type="string">
            <text:p><text:s/>118 336 </text:p>
          </table:table-cell>
        </table:table-row>
        <table:table-row table:style-name="ro1">
          <table:table-cell office:value-type="string" calcext:value-type="string">
            <text:p>337</text:p>
          </table:table-cell>
          <table:table-cell table:formula="of:=CONCATENATE(&quot; &quot;;118;&quot; &quot;;[.A337];&quot; &quot;)" office:value-type="string" office:string-value=" 118 337 " calcext:value-type="string">
            <text:p><text:s/>118 337 </text:p>
          </table:table-cell>
        </table:table-row>
        <table:table-row table:style-name="ro1">
          <table:table-cell office:value-type="string" calcext:value-type="string">
            <text:p>338</text:p>
          </table:table-cell>
          <table:table-cell table:formula="of:=CONCATENATE(&quot; &quot;;118;&quot; &quot;;[.A338];&quot; &quot;)" office:value-type="string" office:string-value=" 118 338 " calcext:value-type="string">
            <text:p><text:s/>118 338 </text:p>
          </table:table-cell>
        </table:table-row>
        <table:table-row table:style-name="ro1">
          <table:table-cell office:value-type="string" calcext:value-type="string">
            <text:p>339</text:p>
          </table:table-cell>
          <table:table-cell table:formula="of:=CONCATENATE(&quot; &quot;;118;&quot; &quot;;[.A339];&quot; &quot;)" office:value-type="string" office:string-value=" 118 339 " calcext:value-type="string">
            <text:p><text:s/>118 339 </text:p>
          </table:table-cell>
        </table:table-row>
        <table:table-row table:style-name="ro1">
          <table:table-cell office:value-type="string" calcext:value-type="string">
            <text:p>340</text:p>
          </table:table-cell>
          <table:table-cell table:formula="of:=CONCATENATE(&quot; &quot;;118;&quot; &quot;;[.A340];&quot; &quot;)" office:value-type="string" office:string-value=" 118 340 " calcext:value-type="string">
            <text:p><text:s/>118 340 </text:p>
          </table:table-cell>
        </table:table-row>
        <table:table-row table:style-name="ro1">
          <table:table-cell office:value-type="string" calcext:value-type="string">
            <text:p>341</text:p>
          </table:table-cell>
          <table:table-cell table:formula="of:=CONCATENATE(&quot; &quot;;118;&quot; &quot;;[.A341];&quot; &quot;)" office:value-type="string" office:string-value=" 118 341 " calcext:value-type="string">
            <text:p><text:s/>118 341 </text:p>
          </table:table-cell>
        </table:table-row>
        <table:table-row table:style-name="ro1">
          <table:table-cell office:value-type="string" calcext:value-type="string">
            <text:p>342</text:p>
          </table:table-cell>
          <table:table-cell table:formula="of:=CONCATENATE(&quot; &quot;;118;&quot; &quot;;[.A342];&quot; &quot;)" office:value-type="string" office:string-value=" 118 342 " calcext:value-type="string">
            <text:p><text:s/>118 342 </text:p>
          </table:table-cell>
        </table:table-row>
        <table:table-row table:style-name="ro1">
          <table:table-cell office:value-type="string" calcext:value-type="string">
            <text:p>343</text:p>
          </table:table-cell>
          <table:table-cell table:formula="of:=CONCATENATE(&quot; &quot;;118;&quot; &quot;;[.A343];&quot; &quot;)" office:value-type="string" office:string-value=" 118 343 " calcext:value-type="string">
            <text:p><text:s/>118 343 </text:p>
          </table:table-cell>
        </table:table-row>
        <table:table-row table:style-name="ro1">
          <table:table-cell office:value-type="string" calcext:value-type="string">
            <text:p>344</text:p>
          </table:table-cell>
          <table:table-cell table:formula="of:=CONCATENATE(&quot; &quot;;118;&quot; &quot;;[.A344];&quot; &quot;)" office:value-type="string" office:string-value=" 118 344 " calcext:value-type="string">
            <text:p><text:s/>118 344 </text:p>
          </table:table-cell>
        </table:table-row>
        <table:table-row table:style-name="ro1">
          <table:table-cell office:value-type="string" calcext:value-type="string">
            <text:p>345</text:p>
          </table:table-cell>
          <table:table-cell table:formula="of:=CONCATENATE(&quot; &quot;;118;&quot; &quot;;[.A345];&quot; &quot;)" office:value-type="string" office:string-value=" 118 345 " calcext:value-type="string">
            <text:p><text:s/>118 345 </text:p>
          </table:table-cell>
        </table:table-row>
        <table:table-row table:style-name="ro1">
          <table:table-cell office:value-type="string" calcext:value-type="string">
            <text:p>346</text:p>
          </table:table-cell>
          <table:table-cell table:formula="of:=CONCATENATE(&quot; &quot;;118;&quot; &quot;;[.A346];&quot; &quot;)" office:value-type="string" office:string-value=" 118 346 " calcext:value-type="string">
            <text:p><text:s/>118 346 </text:p>
          </table:table-cell>
        </table:table-row>
        <table:table-row table:style-name="ro1">
          <table:table-cell office:value-type="string" calcext:value-type="string">
            <text:p>347</text:p>
          </table:table-cell>
          <table:table-cell table:formula="of:=CONCATENATE(&quot; &quot;;118;&quot; &quot;;[.A347];&quot; &quot;)" office:value-type="string" office:string-value=" 118 347 " calcext:value-type="string">
            <text:p><text:s/>118 347 </text:p>
          </table:table-cell>
        </table:table-row>
        <table:table-row table:style-name="ro1">
          <table:table-cell office:value-type="string" calcext:value-type="string">
            <text:p>348</text:p>
          </table:table-cell>
          <table:table-cell table:formula="of:=CONCATENATE(&quot; &quot;;118;&quot; &quot;;[.A348];&quot; &quot;)" office:value-type="string" office:string-value=" 118 348 " calcext:value-type="string">
            <text:p><text:s/>118 348 </text:p>
          </table:table-cell>
        </table:table-row>
        <table:table-row table:style-name="ro1">
          <table:table-cell office:value-type="string" calcext:value-type="string">
            <text:p>349</text:p>
          </table:table-cell>
          <table:table-cell table:formula="of:=CONCATENATE(&quot; &quot;;118;&quot; &quot;;[.A349];&quot; &quot;)" office:value-type="string" office:string-value=" 118 349 " calcext:value-type="string">
            <text:p><text:s/>118 349 </text:p>
          </table:table-cell>
        </table:table-row>
        <table:table-row table:style-name="ro1">
          <table:table-cell office:value-type="string" calcext:value-type="string">
            <text:p>350</text:p>
          </table:table-cell>
          <table:table-cell table:formula="of:=CONCATENATE(&quot; &quot;;118;&quot; &quot;;[.A350];&quot; &quot;)" office:value-type="string" office:string-value=" 118 350 " calcext:value-type="string">
            <text:p><text:s/>118 350 </text:p>
          </table:table-cell>
        </table:table-row>
        <table:table-row table:style-name="ro1">
          <table:table-cell office:value-type="string" calcext:value-type="string">
            <text:p>351</text:p>
          </table:table-cell>
          <table:table-cell table:formula="of:=CONCATENATE(&quot; &quot;;118;&quot; &quot;;[.A351];&quot; &quot;)" office:value-type="string" office:string-value=" 118 351 " calcext:value-type="string">
            <text:p><text:s/>118 351 </text:p>
          </table:table-cell>
        </table:table-row>
        <table:table-row table:style-name="ro1">
          <table:table-cell office:value-type="string" calcext:value-type="string">
            <text:p>352</text:p>
          </table:table-cell>
          <table:table-cell table:formula="of:=CONCATENATE(&quot; &quot;;118;&quot; &quot;;[.A352];&quot; &quot;)" office:value-type="string" office:string-value=" 118 352 " calcext:value-type="string">
            <text:p><text:s/>118 352 </text:p>
          </table:table-cell>
        </table:table-row>
        <table:table-row table:style-name="ro1">
          <table:table-cell office:value-type="string" calcext:value-type="string">
            <text:p>353</text:p>
          </table:table-cell>
          <table:table-cell table:formula="of:=CONCATENATE(&quot; &quot;;118;&quot; &quot;;[.A353];&quot; &quot;)" office:value-type="string" office:string-value=" 118 353 " calcext:value-type="string">
            <text:p><text:s/>118 353 </text:p>
          </table:table-cell>
        </table:table-row>
        <table:table-row table:style-name="ro1">
          <table:table-cell office:value-type="string" calcext:value-type="string">
            <text:p>354</text:p>
          </table:table-cell>
          <table:table-cell table:formula="of:=CONCATENATE(&quot; &quot;;118;&quot; &quot;;[.A354];&quot; &quot;)" office:value-type="string" office:string-value=" 118 354 " calcext:value-type="string">
            <text:p><text:s/>118 354 </text:p>
          </table:table-cell>
        </table:table-row>
        <table:table-row table:style-name="ro1">
          <table:table-cell office:value-type="string" calcext:value-type="string">
            <text:p>355</text:p>
          </table:table-cell>
          <table:table-cell table:formula="of:=CONCATENATE(&quot; &quot;;118;&quot; &quot;;[.A355];&quot; &quot;)" office:value-type="string" office:string-value=" 118 355 " calcext:value-type="string">
            <text:p><text:s/>118 355 </text:p>
          </table:table-cell>
        </table:table-row>
        <table:table-row table:style-name="ro1">
          <table:table-cell office:value-type="string" calcext:value-type="string">
            <text:p>356</text:p>
          </table:table-cell>
          <table:table-cell table:formula="of:=CONCATENATE(&quot; &quot;;118;&quot; &quot;;[.A356];&quot; &quot;)" office:value-type="string" office:string-value=" 118 356 " calcext:value-type="string">
            <text:p><text:s/>118 356 </text:p>
          </table:table-cell>
        </table:table-row>
        <table:table-row table:style-name="ro1">
          <table:table-cell office:value-type="string" calcext:value-type="string">
            <text:p>357</text:p>
          </table:table-cell>
          <table:table-cell table:formula="of:=CONCATENATE(&quot; &quot;;118;&quot; &quot;;[.A357];&quot; &quot;)" office:value-type="string" office:string-value=" 118 357 " calcext:value-type="string">
            <text:p><text:s/>118 357 </text:p>
          </table:table-cell>
        </table:table-row>
        <table:table-row table:style-name="ro1">
          <table:table-cell office:value-type="string" calcext:value-type="string">
            <text:p>358</text:p>
          </table:table-cell>
          <table:table-cell table:formula="of:=CONCATENATE(&quot; &quot;;118;&quot; &quot;;[.A358];&quot; &quot;)" office:value-type="string" office:string-value=" 118 358 " calcext:value-type="string">
            <text:p><text:s/>118 358 </text:p>
          </table:table-cell>
        </table:table-row>
        <table:table-row table:style-name="ro1">
          <table:table-cell office:value-type="string" calcext:value-type="string">
            <text:p>359</text:p>
          </table:table-cell>
          <table:table-cell table:formula="of:=CONCATENATE(&quot; &quot;;118;&quot; &quot;;[.A359];&quot; &quot;)" office:value-type="string" office:string-value=" 118 359 " calcext:value-type="string">
            <text:p><text:s/>118 359 </text:p>
          </table:table-cell>
        </table:table-row>
        <table:table-row table:style-name="ro1">
          <table:table-cell office:value-type="string" calcext:value-type="string">
            <text:p>360</text:p>
          </table:table-cell>
          <table:table-cell table:formula="of:=CONCATENATE(&quot; &quot;;118;&quot; &quot;;[.A360];&quot; &quot;)" office:value-type="string" office:string-value=" 118 360 " calcext:value-type="string">
            <text:p><text:s/>118 360 </text:p>
          </table:table-cell>
        </table:table-row>
        <table:table-row table:style-name="ro1">
          <table:table-cell office:value-type="string" calcext:value-type="string">
            <text:p>361</text:p>
          </table:table-cell>
          <table:table-cell table:formula="of:=CONCATENATE(&quot; &quot;;118;&quot; &quot;;[.A361];&quot; &quot;)" office:value-type="string" office:string-value=" 118 361 " calcext:value-type="string">
            <text:p><text:s/>118 361 </text:p>
          </table:table-cell>
        </table:table-row>
        <table:table-row table:style-name="ro1">
          <table:table-cell office:value-type="string" calcext:value-type="string">
            <text:p>362</text:p>
          </table:table-cell>
          <table:table-cell table:formula="of:=CONCATENATE(&quot; &quot;;118;&quot; &quot;;[.A362];&quot; &quot;)" office:value-type="string" office:string-value=" 118 362 " calcext:value-type="string">
            <text:p><text:s/>118 362 </text:p>
          </table:table-cell>
        </table:table-row>
        <table:table-row table:style-name="ro1">
          <table:table-cell office:value-type="string" calcext:value-type="string">
            <text:p>363</text:p>
          </table:table-cell>
          <table:table-cell table:formula="of:=CONCATENATE(&quot; &quot;;118;&quot; &quot;;[.A363];&quot; &quot;)" office:value-type="string" office:string-value=" 118 363 " calcext:value-type="string">
            <text:p><text:s/>118 363 </text:p>
          </table:table-cell>
        </table:table-row>
        <table:table-row table:style-name="ro1">
          <table:table-cell office:value-type="string" calcext:value-type="string">
            <text:p>364</text:p>
          </table:table-cell>
          <table:table-cell table:formula="of:=CONCATENATE(&quot; &quot;;118;&quot; &quot;;[.A364];&quot; &quot;)" office:value-type="string" office:string-value=" 118 364 " calcext:value-type="string">
            <text:p><text:s/>118 364 </text:p>
          </table:table-cell>
        </table:table-row>
        <table:table-row table:style-name="ro1">
          <table:table-cell office:value-type="string" calcext:value-type="string">
            <text:p>365</text:p>
          </table:table-cell>
          <table:table-cell table:formula="of:=CONCATENATE(&quot; &quot;;118;&quot; &quot;;[.A365];&quot; &quot;)" office:value-type="string" office:string-value=" 118 365 " calcext:value-type="string">
            <text:p><text:s/>118 365 </text:p>
          </table:table-cell>
        </table:table-row>
        <table:table-row table:style-name="ro1">
          <table:table-cell office:value-type="string" calcext:value-type="string">
            <text:p>366</text:p>
          </table:table-cell>
          <table:table-cell table:formula="of:=CONCATENATE(&quot; &quot;;118;&quot; &quot;;[.A366];&quot; &quot;)" office:value-type="string" office:string-value=" 118 366 " calcext:value-type="string">
            <text:p><text:s/>118 366 </text:p>
          </table:table-cell>
        </table:table-row>
        <table:table-row table:style-name="ro1">
          <table:table-cell office:value-type="string" calcext:value-type="string">
            <text:p>367</text:p>
          </table:table-cell>
          <table:table-cell table:formula="of:=CONCATENATE(&quot; &quot;;118;&quot; &quot;;[.A367];&quot; &quot;)" office:value-type="string" office:string-value=" 118 367 " calcext:value-type="string">
            <text:p><text:s/>118 367 </text:p>
          </table:table-cell>
        </table:table-row>
        <table:table-row table:style-name="ro1">
          <table:table-cell office:value-type="string" calcext:value-type="string">
            <text:p>368</text:p>
          </table:table-cell>
          <table:table-cell table:formula="of:=CONCATENATE(&quot; &quot;;118;&quot; &quot;;[.A368];&quot; &quot;)" office:value-type="string" office:string-value=" 118 368 " calcext:value-type="string">
            <text:p><text:s/>118 368 </text:p>
          </table:table-cell>
        </table:table-row>
        <table:table-row table:style-name="ro1">
          <table:table-cell office:value-type="string" calcext:value-type="string">
            <text:p>369</text:p>
          </table:table-cell>
          <table:table-cell table:formula="of:=CONCATENATE(&quot; &quot;;118;&quot; &quot;;[.A369];&quot; &quot;)" office:value-type="string" office:string-value=" 118 369 " calcext:value-type="string">
            <text:p><text:s/>118 369 </text:p>
          </table:table-cell>
        </table:table-row>
        <table:table-row table:style-name="ro1">
          <table:table-cell office:value-type="string" calcext:value-type="string">
            <text:p>370</text:p>
          </table:table-cell>
          <table:table-cell table:formula="of:=CONCATENATE(&quot; &quot;;118;&quot; &quot;;[.A370];&quot; &quot;)" office:value-type="string" office:string-value=" 118 370 " calcext:value-type="string">
            <text:p><text:s/>118 370 </text:p>
          </table:table-cell>
        </table:table-row>
        <table:table-row table:style-name="ro1">
          <table:table-cell office:value-type="string" calcext:value-type="string">
            <text:p>371</text:p>
          </table:table-cell>
          <table:table-cell table:formula="of:=CONCATENATE(&quot; &quot;;118;&quot; &quot;;[.A371];&quot; &quot;)" office:value-type="string" office:string-value=" 118 371 " calcext:value-type="string">
            <text:p><text:s/>118 371 </text:p>
          </table:table-cell>
        </table:table-row>
        <table:table-row table:style-name="ro1">
          <table:table-cell office:value-type="string" calcext:value-type="string">
            <text:p>372</text:p>
          </table:table-cell>
          <table:table-cell table:formula="of:=CONCATENATE(&quot; &quot;;118;&quot; &quot;;[.A372];&quot; &quot;)" office:value-type="string" office:string-value=" 118 372 " calcext:value-type="string">
            <text:p><text:s/>118 372 </text:p>
          </table:table-cell>
        </table:table-row>
        <table:table-row table:style-name="ro1">
          <table:table-cell office:value-type="string" calcext:value-type="string">
            <text:p>373</text:p>
          </table:table-cell>
          <table:table-cell table:formula="of:=CONCATENATE(&quot; &quot;;118;&quot; &quot;;[.A373];&quot; &quot;)" office:value-type="string" office:string-value=" 118 373 " calcext:value-type="string">
            <text:p><text:s/>118 373 </text:p>
          </table:table-cell>
        </table:table-row>
        <table:table-row table:style-name="ro1">
          <table:table-cell office:value-type="string" calcext:value-type="string">
            <text:p>374</text:p>
          </table:table-cell>
          <table:table-cell table:formula="of:=CONCATENATE(&quot; &quot;;118;&quot; &quot;;[.A374];&quot; &quot;)" office:value-type="string" office:string-value=" 118 374 " calcext:value-type="string">
            <text:p><text:s/>118 374 </text:p>
          </table:table-cell>
        </table:table-row>
        <table:table-row table:style-name="ro1">
          <table:table-cell office:value-type="string" calcext:value-type="string">
            <text:p>375</text:p>
          </table:table-cell>
          <table:table-cell table:formula="of:=CONCATENATE(&quot; &quot;;118;&quot; &quot;;[.A375];&quot; &quot;)" office:value-type="string" office:string-value=" 118 375 " calcext:value-type="string">
            <text:p><text:s/>118 375 </text:p>
          </table:table-cell>
        </table:table-row>
        <table:table-row table:style-name="ro1">
          <table:table-cell office:value-type="string" calcext:value-type="string">
            <text:p>376</text:p>
          </table:table-cell>
          <table:table-cell table:formula="of:=CONCATENATE(&quot; &quot;;118;&quot; &quot;;[.A376];&quot; &quot;)" office:value-type="string" office:string-value=" 118 376 " calcext:value-type="string">
            <text:p><text:s/>118 376 </text:p>
          </table:table-cell>
        </table:table-row>
        <table:table-row table:style-name="ro1">
          <table:table-cell office:value-type="string" calcext:value-type="string">
            <text:p>377</text:p>
          </table:table-cell>
          <table:table-cell table:formula="of:=CONCATENATE(&quot; &quot;;118;&quot; &quot;;[.A377];&quot; &quot;)" office:value-type="string" office:string-value=" 118 377 " calcext:value-type="string">
            <text:p><text:s/>118 377 </text:p>
          </table:table-cell>
        </table:table-row>
        <table:table-row table:style-name="ro1">
          <table:table-cell office:value-type="string" calcext:value-type="string">
            <text:p>378</text:p>
          </table:table-cell>
          <table:table-cell table:formula="of:=CONCATENATE(&quot; &quot;;118;&quot; &quot;;[.A378];&quot; &quot;)" office:value-type="string" office:string-value=" 118 378 " calcext:value-type="string">
            <text:p><text:s/>118 378 </text:p>
          </table:table-cell>
        </table:table-row>
        <table:table-row table:style-name="ro1">
          <table:table-cell office:value-type="string" calcext:value-type="string">
            <text:p>379</text:p>
          </table:table-cell>
          <table:table-cell table:formula="of:=CONCATENATE(&quot; &quot;;118;&quot; &quot;;[.A379];&quot; &quot;)" office:value-type="string" office:string-value=" 118 379 " calcext:value-type="string">
            <text:p><text:s/>118 379 </text:p>
          </table:table-cell>
        </table:table-row>
        <table:table-row table:style-name="ro1">
          <table:table-cell office:value-type="string" calcext:value-type="string">
            <text:p>380</text:p>
          </table:table-cell>
          <table:table-cell table:formula="of:=CONCATENATE(&quot; &quot;;118;&quot; &quot;;[.A380];&quot; &quot;)" office:value-type="string" office:string-value=" 118 380 " calcext:value-type="string">
            <text:p><text:s/>118 380 </text:p>
          </table:table-cell>
        </table:table-row>
        <table:table-row table:style-name="ro1">
          <table:table-cell office:value-type="string" calcext:value-type="string">
            <text:p>381</text:p>
          </table:table-cell>
          <table:table-cell table:formula="of:=CONCATENATE(&quot; &quot;;118;&quot; &quot;;[.A381];&quot; &quot;)" office:value-type="string" office:string-value=" 118 381 " calcext:value-type="string">
            <text:p><text:s/>118 381 </text:p>
          </table:table-cell>
        </table:table-row>
        <table:table-row table:style-name="ro1">
          <table:table-cell office:value-type="string" calcext:value-type="string">
            <text:p>382</text:p>
          </table:table-cell>
          <table:table-cell table:formula="of:=CONCATENATE(&quot; &quot;;118;&quot; &quot;;[.A382];&quot; &quot;)" office:value-type="string" office:string-value=" 118 382 " calcext:value-type="string">
            <text:p><text:s/>118 382 </text:p>
          </table:table-cell>
        </table:table-row>
        <table:table-row table:style-name="ro1">
          <table:table-cell office:value-type="string" calcext:value-type="string">
            <text:p>383</text:p>
          </table:table-cell>
          <table:table-cell table:formula="of:=CONCATENATE(&quot; &quot;;118;&quot; &quot;;[.A383];&quot; &quot;)" office:value-type="string" office:string-value=" 118 383 " calcext:value-type="string">
            <text:p><text:s/>118 383 </text:p>
          </table:table-cell>
        </table:table-row>
        <table:table-row table:style-name="ro1">
          <table:table-cell office:value-type="string" calcext:value-type="string">
            <text:p>384</text:p>
          </table:table-cell>
          <table:table-cell table:formula="of:=CONCATENATE(&quot; &quot;;118;&quot; &quot;;[.A384];&quot; &quot;)" office:value-type="string" office:string-value=" 118 384 " calcext:value-type="string">
            <text:p><text:s/>118 384 </text:p>
          </table:table-cell>
        </table:table-row>
        <table:table-row table:style-name="ro1">
          <table:table-cell office:value-type="string" calcext:value-type="string">
            <text:p>385</text:p>
          </table:table-cell>
          <table:table-cell table:formula="of:=CONCATENATE(&quot; &quot;;118;&quot; &quot;;[.A385];&quot; &quot;)" office:value-type="string" office:string-value=" 118 385 " calcext:value-type="string">
            <text:p><text:s/>118 385 </text:p>
          </table:table-cell>
        </table:table-row>
        <table:table-row table:style-name="ro1">
          <table:table-cell office:value-type="string" calcext:value-type="string">
            <text:p>386</text:p>
          </table:table-cell>
          <table:table-cell table:formula="of:=CONCATENATE(&quot; &quot;;118;&quot; &quot;;[.A386];&quot; &quot;)" office:value-type="string" office:string-value=" 118 386 " calcext:value-type="string">
            <text:p><text:s/>118 386 </text:p>
          </table:table-cell>
        </table:table-row>
        <table:table-row table:style-name="ro1">
          <table:table-cell office:value-type="string" calcext:value-type="string">
            <text:p>387</text:p>
          </table:table-cell>
          <table:table-cell table:formula="of:=CONCATENATE(&quot; &quot;;118;&quot; &quot;;[.A387];&quot; &quot;)" office:value-type="string" office:string-value=" 118 387 " calcext:value-type="string">
            <text:p><text:s/>118 387 </text:p>
          </table:table-cell>
        </table:table-row>
        <table:table-row table:style-name="ro1">
          <table:table-cell office:value-type="string" calcext:value-type="string">
            <text:p>388</text:p>
          </table:table-cell>
          <table:table-cell table:formula="of:=CONCATENATE(&quot; &quot;;118;&quot; &quot;;[.A388];&quot; &quot;)" office:value-type="string" office:string-value=" 118 388 " calcext:value-type="string">
            <text:p><text:s/>118 388 </text:p>
          </table:table-cell>
        </table:table-row>
        <table:table-row table:style-name="ro1">
          <table:table-cell office:value-type="string" calcext:value-type="string">
            <text:p>389</text:p>
          </table:table-cell>
          <table:table-cell table:formula="of:=CONCATENATE(&quot; &quot;;118;&quot; &quot;;[.A389];&quot; &quot;)" office:value-type="string" office:string-value=" 118 389 " calcext:value-type="string">
            <text:p><text:s/>118 389 </text:p>
          </table:table-cell>
        </table:table-row>
        <table:table-row table:style-name="ro1">
          <table:table-cell office:value-type="string" calcext:value-type="string">
            <text:p>390</text:p>
          </table:table-cell>
          <table:table-cell table:formula="of:=CONCATENATE(&quot; &quot;;118;&quot; &quot;;[.A390];&quot; &quot;)" office:value-type="string" office:string-value=" 118 390 " calcext:value-type="string">
            <text:p><text:s/>118 390 </text:p>
          </table:table-cell>
        </table:table-row>
        <table:table-row table:style-name="ro1">
          <table:table-cell office:value-type="string" calcext:value-type="string">
            <text:p>391</text:p>
          </table:table-cell>
          <table:table-cell table:formula="of:=CONCATENATE(&quot; &quot;;118;&quot; &quot;;[.A391];&quot; &quot;)" office:value-type="string" office:string-value=" 118 391 " calcext:value-type="string">
            <text:p><text:s/>118 391 </text:p>
          </table:table-cell>
        </table:table-row>
        <table:table-row table:style-name="ro1">
          <table:table-cell office:value-type="string" calcext:value-type="string">
            <text:p>392</text:p>
          </table:table-cell>
          <table:table-cell table:formula="of:=CONCATENATE(&quot; &quot;;118;&quot; &quot;;[.A392];&quot; &quot;)" office:value-type="string" office:string-value=" 118 392 " calcext:value-type="string">
            <text:p><text:s/>118 392 </text:p>
          </table:table-cell>
        </table:table-row>
        <table:table-row table:style-name="ro1">
          <table:table-cell office:value-type="string" calcext:value-type="string">
            <text:p>393</text:p>
          </table:table-cell>
          <table:table-cell table:formula="of:=CONCATENATE(&quot; &quot;;118;&quot; &quot;;[.A393];&quot; &quot;)" office:value-type="string" office:string-value=" 118 393 " calcext:value-type="string">
            <text:p><text:s/>118 393 </text:p>
          </table:table-cell>
        </table:table-row>
        <table:table-row table:style-name="ro1">
          <table:table-cell office:value-type="string" calcext:value-type="string">
            <text:p>394</text:p>
          </table:table-cell>
          <table:table-cell table:formula="of:=CONCATENATE(&quot; &quot;;118;&quot; &quot;;[.A394];&quot; &quot;)" office:value-type="string" office:string-value=" 118 394 " calcext:value-type="string">
            <text:p><text:s/>118 394 </text:p>
          </table:table-cell>
        </table:table-row>
        <table:table-row table:style-name="ro1">
          <table:table-cell office:value-type="string" calcext:value-type="string">
            <text:p>395</text:p>
          </table:table-cell>
          <table:table-cell table:formula="of:=CONCATENATE(&quot; &quot;;118;&quot; &quot;;[.A395];&quot; &quot;)" office:value-type="string" office:string-value=" 118 395 " calcext:value-type="string">
            <text:p><text:s/>118 395 </text:p>
          </table:table-cell>
        </table:table-row>
        <table:table-row table:style-name="ro1">
          <table:table-cell office:value-type="string" calcext:value-type="string">
            <text:p>396</text:p>
          </table:table-cell>
          <table:table-cell table:formula="of:=CONCATENATE(&quot; &quot;;118;&quot; &quot;;[.A396];&quot; &quot;)" office:value-type="string" office:string-value=" 118 396 " calcext:value-type="string">
            <text:p><text:s/>118 396 </text:p>
          </table:table-cell>
        </table:table-row>
        <table:table-row table:style-name="ro1">
          <table:table-cell office:value-type="string" calcext:value-type="string">
            <text:p>397</text:p>
          </table:table-cell>
          <table:table-cell table:formula="of:=CONCATENATE(&quot; &quot;;118;&quot; &quot;;[.A397];&quot; &quot;)" office:value-type="string" office:string-value=" 118 397 " calcext:value-type="string">
            <text:p><text:s/>118 397 </text:p>
          </table:table-cell>
        </table:table-row>
        <table:table-row table:style-name="ro1">
          <table:table-cell office:value-type="string" calcext:value-type="string">
            <text:p>398</text:p>
          </table:table-cell>
          <table:table-cell table:formula="of:=CONCATENATE(&quot; &quot;;118;&quot; &quot;;[.A398];&quot; &quot;)" office:value-type="string" office:string-value=" 118 398 " calcext:value-type="string">
            <text:p><text:s/>118 398 </text:p>
          </table:table-cell>
        </table:table-row>
        <table:table-row table:style-name="ro1">
          <table:table-cell office:value-type="string" calcext:value-type="string">
            <text:p>399</text:p>
          </table:table-cell>
          <table:table-cell table:formula="of:=CONCATENATE(&quot; &quot;;118;&quot; &quot;;[.A399];&quot; &quot;)" office:value-type="string" office:string-value=" 118 399 " calcext:value-type="string">
            <text:p><text:s/>118 399 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table:formula="of:=CONCATENATE(&quot; &quot;;118;&quot; &quot;;[.A400];&quot; &quot;)" office:value-type="string" office:string-value=" 118 400 " calcext:value-type="string">
            <text:p><text:s/>118 400 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table:formula="of:=CONCATENATE(&quot; &quot;;118;&quot; &quot;;[.A401];&quot; &quot;)" office:value-type="string" office:string-value=" 118 401 " calcext:value-type="string">
            <text:p><text:s/>118 401 </text:p>
          </table:table-cell>
        </table:table-row>
        <table:table-row table:style-name="ro1">
          <table:table-cell office:value-type="string" calcext:value-type="string">
            <text:p>402</text:p>
          </table:table-cell>
          <table:table-cell table:formula="of:=CONCATENATE(&quot; &quot;;118;&quot; &quot;;[.A402];&quot; &quot;)" office:value-type="string" office:string-value=" 118 402 " calcext:value-type="string">
            <text:p><text:s/>118 402 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table:formula="of:=CONCATENATE(&quot; &quot;;118;&quot; &quot;;[.A403];&quot; &quot;)" office:value-type="string" office:string-value=" 118 403 " calcext:value-type="string">
            <text:p><text:s/>118 403 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table:formula="of:=CONCATENATE(&quot; &quot;;118;&quot; &quot;;[.A404];&quot; &quot;)" office:value-type="string" office:string-value=" 118 404 " calcext:value-type="string">
            <text:p><text:s/>118 404 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table:formula="of:=CONCATENATE(&quot; &quot;;118;&quot; &quot;;[.A405];&quot; &quot;)" office:value-type="string" office:string-value=" 118 405 " calcext:value-type="string">
            <text:p><text:s/>118 405 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table:formula="of:=CONCATENATE(&quot; &quot;;118;&quot; &quot;;[.A406];&quot; &quot;)" office:value-type="string" office:string-value=" 118 406 " calcext:value-type="string">
            <text:p><text:s/>118 406 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table:formula="of:=CONCATENATE(&quot; &quot;;118;&quot; &quot;;[.A407];&quot; &quot;)" office:value-type="string" office:string-value=" 118 407 " calcext:value-type="string">
            <text:p><text:s/>118 407 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table:formula="of:=CONCATENATE(&quot; &quot;;118;&quot; &quot;;[.A408];&quot; &quot;)" office:value-type="string" office:string-value=" 118 408 " calcext:value-type="string">
            <text:p><text:s/>118 408 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table:formula="of:=CONCATENATE(&quot; &quot;;118;&quot; &quot;;[.A409];&quot; &quot;)" office:value-type="string" office:string-value=" 118 409 " calcext:value-type="string">
            <text:p><text:s/>118 409 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table:formula="of:=CONCATENATE(&quot; &quot;;118;&quot; &quot;;[.A410];&quot; &quot;)" office:value-type="string" office:string-value=" 118 410 " calcext:value-type="string">
            <text:p><text:s/>118 410 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table:formula="of:=CONCATENATE(&quot; &quot;;118;&quot; &quot;;[.A411];&quot; &quot;)" office:value-type="string" office:string-value=" 118 411 " calcext:value-type="string">
            <text:p><text:s/>118 411 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table:formula="of:=CONCATENATE(&quot; &quot;;118;&quot; &quot;;[.A412];&quot; &quot;)" office:value-type="string" office:string-value=" 118 412 " calcext:value-type="string">
            <text:p><text:s/>118 412 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table:formula="of:=CONCATENATE(&quot; &quot;;118;&quot; &quot;;[.A413];&quot; &quot;)" office:value-type="string" office:string-value=" 118 413 " calcext:value-type="string">
            <text:p><text:s/>118 413 </text:p>
          </table:table-cell>
        </table:table-row>
        <table:table-row table:style-name="ro1">
          <table:table-cell office:value-type="string" calcext:value-type="string">
            <text:p>414</text:p>
          </table:table-cell>
          <table:table-cell table:formula="of:=CONCATENATE(&quot; &quot;;118;&quot; &quot;;[.A414];&quot; &quot;)" office:value-type="string" office:string-value=" 118 414 " calcext:value-type="string">
            <text:p><text:s/>118 414 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table:formula="of:=CONCATENATE(&quot; &quot;;118;&quot; &quot;;[.A415];&quot; &quot;)" office:value-type="string" office:string-value=" 118 415 " calcext:value-type="string">
            <text:p><text:s/>118 415 </text:p>
          </table:table-cell>
        </table:table-row>
        <table:table-row table:style-name="ro1">
          <table:table-cell office:value-type="string" calcext:value-type="string">
            <text:p>416</text:p>
          </table:table-cell>
          <table:table-cell table:formula="of:=CONCATENATE(&quot; &quot;;118;&quot; &quot;;[.A416];&quot; &quot;)" office:value-type="string" office:string-value=" 118 416 " calcext:value-type="string">
            <text:p><text:s/>118 416 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table:formula="of:=CONCATENATE(&quot; &quot;;118;&quot; &quot;;[.A417];&quot; &quot;)" office:value-type="string" office:string-value=" 118 417 " calcext:value-type="string">
            <text:p><text:s/>118 417 </text:p>
          </table:table-cell>
        </table:table-row>
        <table:table-row table:style-name="ro1">
          <table:table-cell office:value-type="string" calcext:value-type="string">
            <text:p>418</text:p>
          </table:table-cell>
          <table:table-cell table:formula="of:=CONCATENATE(&quot; &quot;;118;&quot; &quot;;[.A418];&quot; &quot;)" office:value-type="string" office:string-value=" 118 418 " calcext:value-type="string">
            <text:p><text:s/>118 418 </text:p>
          </table:table-cell>
        </table:table-row>
        <table:table-row table:style-name="ro1">
          <table:table-cell office:value-type="string" calcext:value-type="string">
            <text:p>419</text:p>
          </table:table-cell>
          <table:table-cell table:formula="of:=CONCATENATE(&quot; &quot;;118;&quot; &quot;;[.A419];&quot; &quot;)" office:value-type="string" office:string-value=" 118 419 " calcext:value-type="string">
            <text:p><text:s/>118 419 </text:p>
          </table:table-cell>
        </table:table-row>
        <table:table-row table:style-name="ro1">
          <table:table-cell office:value-type="string" calcext:value-type="string">
            <text:p>420</text:p>
          </table:table-cell>
          <table:table-cell table:formula="of:=CONCATENATE(&quot; &quot;;118;&quot; &quot;;[.A420];&quot; &quot;)" office:value-type="string" office:string-value=" 118 420 " calcext:value-type="string">
            <text:p><text:s/>118 420 </text:p>
          </table:table-cell>
        </table:table-row>
        <table:table-row table:style-name="ro1">
          <table:table-cell office:value-type="string" calcext:value-type="string">
            <text:p>421</text:p>
          </table:table-cell>
          <table:table-cell table:formula="of:=CONCATENATE(&quot; &quot;;118;&quot; &quot;;[.A421];&quot; &quot;)" office:value-type="string" office:string-value=" 118 421 " calcext:value-type="string">
            <text:p><text:s/>118 421 </text:p>
          </table:table-cell>
        </table:table-row>
        <table:table-row table:style-name="ro1">
          <table:table-cell office:value-type="string" calcext:value-type="string">
            <text:p>422</text:p>
          </table:table-cell>
          <table:table-cell table:formula="of:=CONCATENATE(&quot; &quot;;118;&quot; &quot;;[.A422];&quot; &quot;)" office:value-type="string" office:string-value=" 118 422 " calcext:value-type="string">
            <text:p><text:s/>118 422 </text:p>
          </table:table-cell>
        </table:table-row>
        <table:table-row table:style-name="ro1">
          <table:table-cell office:value-type="string" calcext:value-type="string">
            <text:p>423</text:p>
          </table:table-cell>
          <table:table-cell table:formula="of:=CONCATENATE(&quot; &quot;;118;&quot; &quot;;[.A423];&quot; &quot;)" office:value-type="string" office:string-value=" 118 423 " calcext:value-type="string">
            <text:p><text:s/>118 423 </text:p>
          </table:table-cell>
        </table:table-row>
        <table:table-row table:style-name="ro1">
          <table:table-cell office:value-type="string" calcext:value-type="string">
            <text:p>424</text:p>
          </table:table-cell>
          <table:table-cell table:formula="of:=CONCATENATE(&quot; &quot;;118;&quot; &quot;;[.A424];&quot; &quot;)" office:value-type="string" office:string-value=" 118 424 " calcext:value-type="string">
            <text:p><text:s/>118 424 </text:p>
          </table:table-cell>
        </table:table-row>
        <table:table-row table:style-name="ro1">
          <table:table-cell office:value-type="string" calcext:value-type="string">
            <text:p>425</text:p>
          </table:table-cell>
          <table:table-cell table:formula="of:=CONCATENATE(&quot; &quot;;118;&quot; &quot;;[.A425];&quot; &quot;)" office:value-type="string" office:string-value=" 118 425 " calcext:value-type="string">
            <text:p><text:s/>118 425 </text:p>
          </table:table-cell>
        </table:table-row>
        <table:table-row table:style-name="ro1">
          <table:table-cell office:value-type="string" calcext:value-type="string">
            <text:p>426</text:p>
          </table:table-cell>
          <table:table-cell table:formula="of:=CONCATENATE(&quot; &quot;;118;&quot; &quot;;[.A426];&quot; &quot;)" office:value-type="string" office:string-value=" 118 426 " calcext:value-type="string">
            <text:p><text:s/>118 426 </text:p>
          </table:table-cell>
        </table:table-row>
        <table:table-row table:style-name="ro1">
          <table:table-cell office:value-type="string" calcext:value-type="string">
            <text:p>427</text:p>
          </table:table-cell>
          <table:table-cell table:formula="of:=CONCATENATE(&quot; &quot;;118;&quot; &quot;;[.A427];&quot; &quot;)" office:value-type="string" office:string-value=" 118 427 " calcext:value-type="string">
            <text:p><text:s/>118 427 </text:p>
          </table:table-cell>
        </table:table-row>
        <table:table-row table:style-name="ro1">
          <table:table-cell office:value-type="string" calcext:value-type="string">
            <text:p>428</text:p>
          </table:table-cell>
          <table:table-cell table:formula="of:=CONCATENATE(&quot; &quot;;118;&quot; &quot;;[.A428];&quot; &quot;)" office:value-type="string" office:string-value=" 118 428 " calcext:value-type="string">
            <text:p><text:s/>118 428 </text:p>
          </table:table-cell>
        </table:table-row>
        <table:table-row table:style-name="ro1">
          <table:table-cell office:value-type="string" calcext:value-type="string">
            <text:p>429</text:p>
          </table:table-cell>
          <table:table-cell table:formula="of:=CONCATENATE(&quot; &quot;;118;&quot; &quot;;[.A429];&quot; &quot;)" office:value-type="string" office:string-value=" 118 429 " calcext:value-type="string">
            <text:p><text:s/>118 429 </text:p>
          </table:table-cell>
        </table:table-row>
        <table:table-row table:style-name="ro1">
          <table:table-cell office:value-type="string" calcext:value-type="string">
            <text:p>430</text:p>
          </table:table-cell>
          <table:table-cell table:formula="of:=CONCATENATE(&quot; &quot;;118;&quot; &quot;;[.A430];&quot; &quot;)" office:value-type="string" office:string-value=" 118 430 " calcext:value-type="string">
            <text:p><text:s/>118 430 </text:p>
          </table:table-cell>
        </table:table-row>
        <table:table-row table:style-name="ro1">
          <table:table-cell office:value-type="string" calcext:value-type="string">
            <text:p>431</text:p>
          </table:table-cell>
          <table:table-cell table:formula="of:=CONCATENATE(&quot; &quot;;118;&quot; &quot;;[.A431];&quot; &quot;)" office:value-type="string" office:string-value=" 118 431 " calcext:value-type="string">
            <text:p><text:s/>118 431 </text:p>
          </table:table-cell>
        </table:table-row>
        <table:table-row table:style-name="ro1">
          <table:table-cell office:value-type="string" calcext:value-type="string">
            <text:p>432</text:p>
          </table:table-cell>
          <table:table-cell table:formula="of:=CONCATENATE(&quot; &quot;;118;&quot; &quot;;[.A432];&quot; &quot;)" office:value-type="string" office:string-value=" 118 432 " calcext:value-type="string">
            <text:p><text:s/>118 432 </text:p>
          </table:table-cell>
        </table:table-row>
        <table:table-row table:style-name="ro1">
          <table:table-cell office:value-type="string" calcext:value-type="string">
            <text:p>433</text:p>
          </table:table-cell>
          <table:table-cell table:formula="of:=CONCATENATE(&quot; &quot;;118;&quot; &quot;;[.A433];&quot; &quot;)" office:value-type="string" office:string-value=" 118 433 " calcext:value-type="string">
            <text:p><text:s/>118 433 </text:p>
          </table:table-cell>
        </table:table-row>
        <table:table-row table:style-name="ro1">
          <table:table-cell office:value-type="string" calcext:value-type="string">
            <text:p>434</text:p>
          </table:table-cell>
          <table:table-cell table:formula="of:=CONCATENATE(&quot; &quot;;118;&quot; &quot;;[.A434];&quot; &quot;)" office:value-type="string" office:string-value=" 118 434 " calcext:value-type="string">
            <text:p><text:s/>118 434 </text:p>
          </table:table-cell>
        </table:table-row>
        <table:table-row table:style-name="ro1">
          <table:table-cell office:value-type="string" calcext:value-type="string">
            <text:p>435</text:p>
          </table:table-cell>
          <table:table-cell table:formula="of:=CONCATENATE(&quot; &quot;;118;&quot; &quot;;[.A435];&quot; &quot;)" office:value-type="string" office:string-value=" 118 435 " calcext:value-type="string">
            <text:p><text:s/>118 435 </text:p>
          </table:table-cell>
        </table:table-row>
        <table:table-row table:style-name="ro1">
          <table:table-cell office:value-type="string" calcext:value-type="string">
            <text:p>436</text:p>
          </table:table-cell>
          <table:table-cell table:formula="of:=CONCATENATE(&quot; &quot;;118;&quot; &quot;;[.A436];&quot; &quot;)" office:value-type="string" office:string-value=" 118 436 " calcext:value-type="string">
            <text:p><text:s/>118 436 </text:p>
          </table:table-cell>
        </table:table-row>
        <table:table-row table:style-name="ro1">
          <table:table-cell office:value-type="string" calcext:value-type="string">
            <text:p>437</text:p>
          </table:table-cell>
          <table:table-cell table:formula="of:=CONCATENATE(&quot; &quot;;118;&quot; &quot;;[.A437];&quot; &quot;)" office:value-type="string" office:string-value=" 118 437 " calcext:value-type="string">
            <text:p><text:s/>118 437 </text:p>
          </table:table-cell>
        </table:table-row>
        <table:table-row table:style-name="ro1">
          <table:table-cell office:value-type="string" calcext:value-type="string">
            <text:p>438</text:p>
          </table:table-cell>
          <table:table-cell table:formula="of:=CONCATENATE(&quot; &quot;;118;&quot; &quot;;[.A438];&quot; &quot;)" office:value-type="string" office:string-value=" 118 438 " calcext:value-type="string">
            <text:p><text:s/>118 438 </text:p>
          </table:table-cell>
        </table:table-row>
        <table:table-row table:style-name="ro1">
          <table:table-cell office:value-type="string" calcext:value-type="string">
            <text:p>439</text:p>
          </table:table-cell>
          <table:table-cell table:formula="of:=CONCATENATE(&quot; &quot;;118;&quot; &quot;;[.A439];&quot; &quot;)" office:value-type="string" office:string-value=" 118 439 " calcext:value-type="string">
            <text:p><text:s/>118 439 </text:p>
          </table:table-cell>
        </table:table-row>
        <table:table-row table:style-name="ro1">
          <table:table-cell office:value-type="string" calcext:value-type="string">
            <text:p>440</text:p>
          </table:table-cell>
          <table:table-cell table:formula="of:=CONCATENATE(&quot; &quot;;118;&quot; &quot;;[.A440];&quot; &quot;)" office:value-type="string" office:string-value=" 118 440 " calcext:value-type="string">
            <text:p><text:s/>118 440 </text:p>
          </table:table-cell>
        </table:table-row>
        <table:table-row table:style-name="ro1">
          <table:table-cell office:value-type="string" calcext:value-type="string">
            <text:p>441</text:p>
          </table:table-cell>
          <table:table-cell table:formula="of:=CONCATENATE(&quot; &quot;;118;&quot; &quot;;[.A441];&quot; &quot;)" office:value-type="string" office:string-value=" 118 441 " calcext:value-type="string">
            <text:p><text:s/>118 441 </text:p>
          </table:table-cell>
        </table:table-row>
        <table:table-row table:style-name="ro1">
          <table:table-cell office:value-type="string" calcext:value-type="string">
            <text:p>442</text:p>
          </table:table-cell>
          <table:table-cell table:formula="of:=CONCATENATE(&quot; &quot;;118;&quot; &quot;;[.A442];&quot; &quot;)" office:value-type="string" office:string-value=" 118 442 " calcext:value-type="string">
            <text:p><text:s/>118 442 </text:p>
          </table:table-cell>
        </table:table-row>
        <table:table-row table:style-name="ro1">
          <table:table-cell office:value-type="string" calcext:value-type="string">
            <text:p>443</text:p>
          </table:table-cell>
          <table:table-cell table:formula="of:=CONCATENATE(&quot; &quot;;118;&quot; &quot;;[.A443];&quot; &quot;)" office:value-type="string" office:string-value=" 118 443 " calcext:value-type="string">
            <text:p><text:s/>118 443 </text:p>
          </table:table-cell>
        </table:table-row>
        <table:table-row table:style-name="ro1">
          <table:table-cell office:value-type="string" calcext:value-type="string">
            <text:p>444</text:p>
          </table:table-cell>
          <table:table-cell table:formula="of:=CONCATENATE(&quot; &quot;;118;&quot; &quot;;[.A444];&quot; &quot;)" office:value-type="string" office:string-value=" 118 444 " calcext:value-type="string">
            <text:p><text:s/>118 444 </text:p>
          </table:table-cell>
        </table:table-row>
        <table:table-row table:style-name="ro1">
          <table:table-cell office:value-type="string" calcext:value-type="string">
            <text:p>445</text:p>
          </table:table-cell>
          <table:table-cell table:formula="of:=CONCATENATE(&quot; &quot;;118;&quot; &quot;;[.A445];&quot; &quot;)" office:value-type="string" office:string-value=" 118 445 " calcext:value-type="string">
            <text:p><text:s/>118 445 </text:p>
          </table:table-cell>
        </table:table-row>
        <table:table-row table:style-name="ro1">
          <table:table-cell office:value-type="string" calcext:value-type="string">
            <text:p>446</text:p>
          </table:table-cell>
          <table:table-cell table:formula="of:=CONCATENATE(&quot; &quot;;118;&quot; &quot;;[.A446];&quot; &quot;)" office:value-type="string" office:string-value=" 118 446 " calcext:value-type="string">
            <text:p><text:s/>118 446 </text:p>
          </table:table-cell>
        </table:table-row>
        <table:table-row table:style-name="ro1">
          <table:table-cell office:value-type="string" calcext:value-type="string">
            <text:p>447</text:p>
          </table:table-cell>
          <table:table-cell table:formula="of:=CONCATENATE(&quot; &quot;;118;&quot; &quot;;[.A447];&quot; &quot;)" office:value-type="string" office:string-value=" 118 447 " calcext:value-type="string">
            <text:p><text:s/>118 447 </text:p>
          </table:table-cell>
        </table:table-row>
        <table:table-row table:style-name="ro1">
          <table:table-cell office:value-type="string" calcext:value-type="string">
            <text:p>448</text:p>
          </table:table-cell>
          <table:table-cell table:formula="of:=CONCATENATE(&quot; &quot;;118;&quot; &quot;;[.A448];&quot; &quot;)" office:value-type="string" office:string-value=" 118 448 " calcext:value-type="string">
            <text:p><text:s/>118 448 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table:formula="of:=CONCATENATE(&quot; &quot;;118;&quot; &quot;;[.A449];&quot; &quot;)" office:value-type="string" office:string-value=" 118 449 " calcext:value-type="string">
            <text:p><text:s/>118 449 </text:p>
          </table:table-cell>
        </table:table-row>
        <table:table-row table:style-name="ro1">
          <table:table-cell office:value-type="string" calcext:value-type="string">
            <text:p>450</text:p>
          </table:table-cell>
          <table:table-cell table:formula="of:=CONCATENATE(&quot; &quot;;118;&quot; &quot;;[.A450];&quot; &quot;)" office:value-type="string" office:string-value=" 118 450 " calcext:value-type="string">
            <text:p><text:s/>118 450 </text:p>
          </table:table-cell>
        </table:table-row>
        <table:table-row table:style-name="ro1">
          <table:table-cell office:value-type="string" calcext:value-type="string">
            <text:p>451</text:p>
          </table:table-cell>
          <table:table-cell table:formula="of:=CONCATENATE(&quot; &quot;;118;&quot; &quot;;[.A451];&quot; &quot;)" office:value-type="string" office:string-value=" 118 451 " calcext:value-type="string">
            <text:p><text:s/>118 451 </text:p>
          </table:table-cell>
        </table:table-row>
        <table:table-row table:style-name="ro1">
          <table:table-cell office:value-type="string" calcext:value-type="string">
            <text:p>452</text:p>
          </table:table-cell>
          <table:table-cell table:formula="of:=CONCATENATE(&quot; &quot;;118;&quot; &quot;;[.A452];&quot; &quot;)" office:value-type="string" office:string-value=" 118 452 " calcext:value-type="string">
            <text:p><text:s/>118 452 </text:p>
          </table:table-cell>
        </table:table-row>
        <table:table-row table:style-name="ro1">
          <table:table-cell office:value-type="string" calcext:value-type="string">
            <text:p>453</text:p>
          </table:table-cell>
          <table:table-cell table:formula="of:=CONCATENATE(&quot; &quot;;118;&quot; &quot;;[.A453];&quot; &quot;)" office:value-type="string" office:string-value=" 118 453 " calcext:value-type="string">
            <text:p><text:s/>118 453 </text:p>
          </table:table-cell>
        </table:table-row>
        <table:table-row table:style-name="ro1">
          <table:table-cell office:value-type="string" calcext:value-type="string">
            <text:p>454</text:p>
          </table:table-cell>
          <table:table-cell table:formula="of:=CONCATENATE(&quot; &quot;;118;&quot; &quot;;[.A454];&quot; &quot;)" office:value-type="string" office:string-value=" 118 454 " calcext:value-type="string">
            <text:p><text:s/>118 454 </text:p>
          </table:table-cell>
        </table:table-row>
        <table:table-row table:style-name="ro1">
          <table:table-cell office:value-type="string" calcext:value-type="string">
            <text:p>455</text:p>
          </table:table-cell>
          <table:table-cell table:formula="of:=CONCATENATE(&quot; &quot;;118;&quot; &quot;;[.A455];&quot; &quot;)" office:value-type="string" office:string-value=" 118 455 " calcext:value-type="string">
            <text:p><text:s/>118 455 </text:p>
          </table:table-cell>
        </table:table-row>
        <table:table-row table:style-name="ro1">
          <table:table-cell office:value-type="string" calcext:value-type="string">
            <text:p>456</text:p>
          </table:table-cell>
          <table:table-cell table:formula="of:=CONCATENATE(&quot; &quot;;118;&quot; &quot;;[.A456];&quot; &quot;)" office:value-type="string" office:string-value=" 118 456 " calcext:value-type="string">
            <text:p><text:s/>118 456 </text:p>
          </table:table-cell>
        </table:table-row>
        <table:table-row table:style-name="ro1">
          <table:table-cell office:value-type="string" calcext:value-type="string">
            <text:p>457</text:p>
          </table:table-cell>
          <table:table-cell table:formula="of:=CONCATENATE(&quot; &quot;;118;&quot; &quot;;[.A457];&quot; &quot;)" office:value-type="string" office:string-value=" 118 457 " calcext:value-type="string">
            <text:p><text:s/>118 457 </text:p>
          </table:table-cell>
        </table:table-row>
        <table:table-row table:style-name="ro1">
          <table:table-cell office:value-type="string" calcext:value-type="string">
            <text:p>458</text:p>
          </table:table-cell>
          <table:table-cell table:formula="of:=CONCATENATE(&quot; &quot;;118;&quot; &quot;;[.A458];&quot; &quot;)" office:value-type="string" office:string-value=" 118 458 " calcext:value-type="string">
            <text:p><text:s/>118 458 </text:p>
          </table:table-cell>
        </table:table-row>
        <table:table-row table:style-name="ro1">
          <table:table-cell office:value-type="string" calcext:value-type="string">
            <text:p>459</text:p>
          </table:table-cell>
          <table:table-cell table:formula="of:=CONCATENATE(&quot; &quot;;118;&quot; &quot;;[.A459];&quot; &quot;)" office:value-type="string" office:string-value=" 118 459 " calcext:value-type="string">
            <text:p><text:s/>118 459 </text:p>
          </table:table-cell>
        </table:table-row>
        <table:table-row table:style-name="ro1">
          <table:table-cell office:value-type="string" calcext:value-type="string">
            <text:p>460</text:p>
          </table:table-cell>
          <table:table-cell table:formula="of:=CONCATENATE(&quot; &quot;;118;&quot; &quot;;[.A460];&quot; &quot;)" office:value-type="string" office:string-value=" 118 460 " calcext:value-type="string">
            <text:p><text:s/>118 460 </text:p>
          </table:table-cell>
        </table:table-row>
        <table:table-row table:style-name="ro1">
          <table:table-cell office:value-type="string" calcext:value-type="string">
            <text:p>461</text:p>
          </table:table-cell>
          <table:table-cell table:formula="of:=CONCATENATE(&quot; &quot;;118;&quot; &quot;;[.A461];&quot; &quot;)" office:value-type="string" office:string-value=" 118 461 " calcext:value-type="string">
            <text:p><text:s/>118 461 </text:p>
          </table:table-cell>
        </table:table-row>
        <table:table-row table:style-name="ro1">
          <table:table-cell office:value-type="string" calcext:value-type="string">
            <text:p>462</text:p>
          </table:table-cell>
          <table:table-cell table:formula="of:=CONCATENATE(&quot; &quot;;118;&quot; &quot;;[.A462];&quot; &quot;)" office:value-type="string" office:string-value=" 118 462 " calcext:value-type="string">
            <text:p><text:s/>118 462 </text:p>
          </table:table-cell>
        </table:table-row>
        <table:table-row table:style-name="ro1">
          <table:table-cell office:value-type="string" calcext:value-type="string">
            <text:p>463</text:p>
          </table:table-cell>
          <table:table-cell table:formula="of:=CONCATENATE(&quot; &quot;;118;&quot; &quot;;[.A463];&quot; &quot;)" office:value-type="string" office:string-value=" 118 463 " calcext:value-type="string">
            <text:p><text:s/>118 463 </text:p>
          </table:table-cell>
        </table:table-row>
        <table:table-row table:style-name="ro1">
          <table:table-cell office:value-type="string" calcext:value-type="string">
            <text:p>464</text:p>
          </table:table-cell>
          <table:table-cell table:formula="of:=CONCATENATE(&quot; &quot;;118;&quot; &quot;;[.A464];&quot; &quot;)" office:value-type="string" office:string-value=" 118 464 " calcext:value-type="string">
            <text:p><text:s/>118 464 </text:p>
          </table:table-cell>
        </table:table-row>
        <table:table-row table:style-name="ro1">
          <table:table-cell office:value-type="string" calcext:value-type="string">
            <text:p>465</text:p>
          </table:table-cell>
          <table:table-cell table:formula="of:=CONCATENATE(&quot; &quot;;118;&quot; &quot;;[.A465];&quot; &quot;)" office:value-type="string" office:string-value=" 118 465 " calcext:value-type="string">
            <text:p><text:s/>118 465 </text:p>
          </table:table-cell>
        </table:table-row>
        <table:table-row table:style-name="ro1">
          <table:table-cell office:value-type="string" calcext:value-type="string">
            <text:p>466</text:p>
          </table:table-cell>
          <table:table-cell table:formula="of:=CONCATENATE(&quot; &quot;;118;&quot; &quot;;[.A466];&quot; &quot;)" office:value-type="string" office:string-value=" 118 466 " calcext:value-type="string">
            <text:p><text:s/>118 466 </text:p>
          </table:table-cell>
        </table:table-row>
        <table:table-row table:style-name="ro1">
          <table:table-cell office:value-type="string" calcext:value-type="string">
            <text:p>467</text:p>
          </table:table-cell>
          <table:table-cell table:formula="of:=CONCATENATE(&quot; &quot;;118;&quot; &quot;;[.A467];&quot; &quot;)" office:value-type="string" office:string-value=" 118 467 " calcext:value-type="string">
            <text:p><text:s/>118 467 </text:p>
          </table:table-cell>
        </table:table-row>
        <table:table-row table:style-name="ro1">
          <table:table-cell office:value-type="string" calcext:value-type="string">
            <text:p>468</text:p>
          </table:table-cell>
          <table:table-cell table:formula="of:=CONCATENATE(&quot; &quot;;118;&quot; &quot;;[.A468];&quot; &quot;)" office:value-type="string" office:string-value=" 118 468 " calcext:value-type="string">
            <text:p><text:s/>118 468 </text:p>
          </table:table-cell>
        </table:table-row>
        <table:table-row table:style-name="ro1">
          <table:table-cell office:value-type="string" calcext:value-type="string">
            <text:p>469</text:p>
          </table:table-cell>
          <table:table-cell table:formula="of:=CONCATENATE(&quot; &quot;;118;&quot; &quot;;[.A469];&quot; &quot;)" office:value-type="string" office:string-value=" 118 469 " calcext:value-type="string">
            <text:p><text:s/>118 469 </text:p>
          </table:table-cell>
        </table:table-row>
        <table:table-row table:style-name="ro1">
          <table:table-cell office:value-type="string" calcext:value-type="string">
            <text:p>470</text:p>
          </table:table-cell>
          <table:table-cell table:formula="of:=CONCATENATE(&quot; &quot;;118;&quot; &quot;;[.A470];&quot; &quot;)" office:value-type="string" office:string-value=" 118 470 " calcext:value-type="string">
            <text:p><text:s/>118 470 </text:p>
          </table:table-cell>
        </table:table-row>
        <table:table-row table:style-name="ro1">
          <table:table-cell office:value-type="string" calcext:value-type="string">
            <text:p>471</text:p>
          </table:table-cell>
          <table:table-cell table:formula="of:=CONCATENATE(&quot; &quot;;118;&quot; &quot;;[.A471];&quot; &quot;)" office:value-type="string" office:string-value=" 118 471 " calcext:value-type="string">
            <text:p><text:s/>118 471 </text:p>
          </table:table-cell>
        </table:table-row>
        <table:table-row table:style-name="ro1">
          <table:table-cell office:value-type="string" calcext:value-type="string">
            <text:p>472</text:p>
          </table:table-cell>
          <table:table-cell table:formula="of:=CONCATENATE(&quot; &quot;;118;&quot; &quot;;[.A472];&quot; &quot;)" office:value-type="string" office:string-value=" 118 472 " calcext:value-type="string">
            <text:p><text:s/>118 472 </text:p>
          </table:table-cell>
        </table:table-row>
        <table:table-row table:style-name="ro1">
          <table:table-cell office:value-type="string" calcext:value-type="string">
            <text:p>473</text:p>
          </table:table-cell>
          <table:table-cell table:formula="of:=CONCATENATE(&quot; &quot;;118;&quot; &quot;;[.A473];&quot; &quot;)" office:value-type="string" office:string-value=" 118 473 " calcext:value-type="string">
            <text:p><text:s/>118 473 </text:p>
          </table:table-cell>
        </table:table-row>
        <table:table-row table:style-name="ro1">
          <table:table-cell office:value-type="string" calcext:value-type="string">
            <text:p>474</text:p>
          </table:table-cell>
          <table:table-cell table:formula="of:=CONCATENATE(&quot; &quot;;118;&quot; &quot;;[.A474];&quot; &quot;)" office:value-type="string" office:string-value=" 118 474 " calcext:value-type="string">
            <text:p><text:s/>118 474 </text:p>
          </table:table-cell>
        </table:table-row>
        <table:table-row table:style-name="ro1">
          <table:table-cell office:value-type="string" calcext:value-type="string">
            <text:p>475</text:p>
          </table:table-cell>
          <table:table-cell table:formula="of:=CONCATENATE(&quot; &quot;;118;&quot; &quot;;[.A475];&quot; &quot;)" office:value-type="string" office:string-value=" 118 475 " calcext:value-type="string">
            <text:p><text:s/>118 475 </text:p>
          </table:table-cell>
        </table:table-row>
        <table:table-row table:style-name="ro1">
          <table:table-cell office:value-type="string" calcext:value-type="string">
            <text:p>476</text:p>
          </table:table-cell>
          <table:table-cell table:formula="of:=CONCATENATE(&quot; &quot;;118;&quot; &quot;;[.A476];&quot; &quot;)" office:value-type="string" office:string-value=" 118 476 " calcext:value-type="string">
            <text:p><text:s/>118 476 </text:p>
          </table:table-cell>
        </table:table-row>
        <table:table-row table:style-name="ro1">
          <table:table-cell office:value-type="string" calcext:value-type="string">
            <text:p>477</text:p>
          </table:table-cell>
          <table:table-cell table:formula="of:=CONCATENATE(&quot; &quot;;118;&quot; &quot;;[.A477];&quot; &quot;)" office:value-type="string" office:string-value=" 118 477 " calcext:value-type="string">
            <text:p><text:s/>118 477 </text:p>
          </table:table-cell>
        </table:table-row>
        <table:table-row table:style-name="ro1">
          <table:table-cell office:value-type="string" calcext:value-type="string">
            <text:p>478</text:p>
          </table:table-cell>
          <table:table-cell table:formula="of:=CONCATENATE(&quot; &quot;;118;&quot; &quot;;[.A478];&quot; &quot;)" office:value-type="string" office:string-value=" 118 478 " calcext:value-type="string">
            <text:p><text:s/>118 478 </text:p>
          </table:table-cell>
        </table:table-row>
        <table:table-row table:style-name="ro1">
          <table:table-cell office:value-type="string" calcext:value-type="string">
            <text:p>479</text:p>
          </table:table-cell>
          <table:table-cell table:formula="of:=CONCATENATE(&quot; &quot;;118;&quot; &quot;;[.A479];&quot; &quot;)" office:value-type="string" office:string-value=" 118 479 " calcext:value-type="string">
            <text:p><text:s/>118 479 </text:p>
          </table:table-cell>
        </table:table-row>
        <table:table-row table:style-name="ro1">
          <table:table-cell office:value-type="string" calcext:value-type="string">
            <text:p>480</text:p>
          </table:table-cell>
          <table:table-cell table:formula="of:=CONCATENATE(&quot; &quot;;118;&quot; &quot;;[.A480];&quot; &quot;)" office:value-type="string" office:string-value=" 118 480 " calcext:value-type="string">
            <text:p><text:s/>118 480 </text:p>
          </table:table-cell>
        </table:table-row>
        <table:table-row table:style-name="ro1">
          <table:table-cell office:value-type="string" calcext:value-type="string">
            <text:p>481</text:p>
          </table:table-cell>
          <table:table-cell table:formula="of:=CONCATENATE(&quot; &quot;;118;&quot; &quot;;[.A481];&quot; &quot;)" office:value-type="string" office:string-value=" 118 481 " calcext:value-type="string">
            <text:p><text:s/>118 481 </text:p>
          </table:table-cell>
        </table:table-row>
        <table:table-row table:style-name="ro1">
          <table:table-cell office:value-type="string" calcext:value-type="string">
            <text:p>482</text:p>
          </table:table-cell>
          <table:table-cell table:formula="of:=CONCATENATE(&quot; &quot;;118;&quot; &quot;;[.A482];&quot; &quot;)" office:value-type="string" office:string-value=" 118 482 " calcext:value-type="string">
            <text:p><text:s/>118 482 </text:p>
          </table:table-cell>
        </table:table-row>
        <table:table-row table:style-name="ro1">
          <table:table-cell office:value-type="string" calcext:value-type="string">
            <text:p>483</text:p>
          </table:table-cell>
          <table:table-cell table:formula="of:=CONCATENATE(&quot; &quot;;118;&quot; &quot;;[.A483];&quot; &quot;)" office:value-type="string" office:string-value=" 118 483 " calcext:value-type="string">
            <text:p><text:s/>118 483 </text:p>
          </table:table-cell>
        </table:table-row>
        <table:table-row table:style-name="ro1">
          <table:table-cell office:value-type="string" calcext:value-type="string">
            <text:p>484</text:p>
          </table:table-cell>
          <table:table-cell table:formula="of:=CONCATENATE(&quot; &quot;;118;&quot; &quot;;[.A484];&quot; &quot;)" office:value-type="string" office:string-value=" 118 484 " calcext:value-type="string">
            <text:p><text:s/>118 484 </text:p>
          </table:table-cell>
        </table:table-row>
        <table:table-row table:style-name="ro1">
          <table:table-cell office:value-type="string" calcext:value-type="string">
            <text:p>485</text:p>
          </table:table-cell>
          <table:table-cell table:formula="of:=CONCATENATE(&quot; &quot;;118;&quot; &quot;;[.A485];&quot; &quot;)" office:value-type="string" office:string-value=" 118 485 " calcext:value-type="string">
            <text:p><text:s/>118 485 </text:p>
          </table:table-cell>
        </table:table-row>
        <table:table-row table:style-name="ro1">
          <table:table-cell office:value-type="string" calcext:value-type="string">
            <text:p>486</text:p>
          </table:table-cell>
          <table:table-cell table:formula="of:=CONCATENATE(&quot; &quot;;118;&quot; &quot;;[.A486];&quot; &quot;)" office:value-type="string" office:string-value=" 118 486 " calcext:value-type="string">
            <text:p><text:s/>118 486 </text:p>
          </table:table-cell>
        </table:table-row>
        <table:table-row table:style-name="ro1">
          <table:table-cell office:value-type="string" calcext:value-type="string">
            <text:p>487</text:p>
          </table:table-cell>
          <table:table-cell table:formula="of:=CONCATENATE(&quot; &quot;;118;&quot; &quot;;[.A487];&quot; &quot;)" office:value-type="string" office:string-value=" 118 487 " calcext:value-type="string">
            <text:p><text:s/>118 487 </text:p>
          </table:table-cell>
        </table:table-row>
        <table:table-row table:style-name="ro1">
          <table:table-cell office:value-type="string" calcext:value-type="string">
            <text:p>488</text:p>
          </table:table-cell>
          <table:table-cell table:formula="of:=CONCATENATE(&quot; &quot;;118;&quot; &quot;;[.A488];&quot; &quot;)" office:value-type="string" office:string-value=" 118 488 " calcext:value-type="string">
            <text:p><text:s/>118 488 </text:p>
          </table:table-cell>
        </table:table-row>
        <table:table-row table:style-name="ro1">
          <table:table-cell office:value-type="string" calcext:value-type="string">
            <text:p>489</text:p>
          </table:table-cell>
          <table:table-cell table:formula="of:=CONCATENATE(&quot; &quot;;118;&quot; &quot;;[.A489];&quot; &quot;)" office:value-type="string" office:string-value=" 118 489 " calcext:value-type="string">
            <text:p><text:s/>118 489 </text:p>
          </table:table-cell>
        </table:table-row>
        <table:table-row table:style-name="ro1">
          <table:table-cell office:value-type="string" calcext:value-type="string">
            <text:p>490</text:p>
          </table:table-cell>
          <table:table-cell table:formula="of:=CONCATENATE(&quot; &quot;;118;&quot; &quot;;[.A490];&quot; &quot;)" office:value-type="string" office:string-value=" 118 490 " calcext:value-type="string">
            <text:p><text:s/>118 490 </text:p>
          </table:table-cell>
        </table:table-row>
        <table:table-row table:style-name="ro1">
          <table:table-cell office:value-type="string" calcext:value-type="string">
            <text:p>491</text:p>
          </table:table-cell>
          <table:table-cell table:formula="of:=CONCATENATE(&quot; &quot;;118;&quot; &quot;;[.A491];&quot; &quot;)" office:value-type="string" office:string-value=" 118 491 " calcext:value-type="string">
            <text:p><text:s/>118 491 </text:p>
          </table:table-cell>
        </table:table-row>
        <table:table-row table:style-name="ro1">
          <table:table-cell office:value-type="string" calcext:value-type="string">
            <text:p>492</text:p>
          </table:table-cell>
          <table:table-cell table:formula="of:=CONCATENATE(&quot; &quot;;118;&quot; &quot;;[.A492];&quot; &quot;)" office:value-type="string" office:string-value=" 118 492 " calcext:value-type="string">
            <text:p><text:s/>118 492 </text:p>
          </table:table-cell>
        </table:table-row>
        <table:table-row table:style-name="ro1">
          <table:table-cell office:value-type="string" calcext:value-type="string">
            <text:p>493</text:p>
          </table:table-cell>
          <table:table-cell table:formula="of:=CONCATENATE(&quot; &quot;;118;&quot; &quot;;[.A493];&quot; &quot;)" office:value-type="string" office:string-value=" 118 493 " calcext:value-type="string">
            <text:p><text:s/>118 493 </text:p>
          </table:table-cell>
        </table:table-row>
        <table:table-row table:style-name="ro1">
          <table:table-cell office:value-type="string" calcext:value-type="string">
            <text:p>494</text:p>
          </table:table-cell>
          <table:table-cell table:formula="of:=CONCATENATE(&quot; &quot;;118;&quot; &quot;;[.A494];&quot; &quot;)" office:value-type="string" office:string-value=" 118 494 " calcext:value-type="string">
            <text:p><text:s/>118 494 </text:p>
          </table:table-cell>
        </table:table-row>
        <table:table-row table:style-name="ro1">
          <table:table-cell office:value-type="string" calcext:value-type="string">
            <text:p>495</text:p>
          </table:table-cell>
          <table:table-cell table:formula="of:=CONCATENATE(&quot; &quot;;118;&quot; &quot;;[.A495];&quot; &quot;)" office:value-type="string" office:string-value=" 118 495 " calcext:value-type="string">
            <text:p><text:s/>118 495 </text:p>
          </table:table-cell>
        </table:table-row>
        <table:table-row table:style-name="ro1">
          <table:table-cell office:value-type="string" calcext:value-type="string">
            <text:p>496</text:p>
          </table:table-cell>
          <table:table-cell table:formula="of:=CONCATENATE(&quot; &quot;;118;&quot; &quot;;[.A496];&quot; &quot;)" office:value-type="string" office:string-value=" 118 496 " calcext:value-type="string">
            <text:p><text:s/>118 496 </text:p>
          </table:table-cell>
        </table:table-row>
        <table:table-row table:style-name="ro1">
          <table:table-cell office:value-type="string" calcext:value-type="string">
            <text:p>497</text:p>
          </table:table-cell>
          <table:table-cell table:formula="of:=CONCATENATE(&quot; &quot;;118;&quot; &quot;;[.A497];&quot; &quot;)" office:value-type="string" office:string-value=" 118 497 " calcext:value-type="string">
            <text:p><text:s/>118 497 </text:p>
          </table:table-cell>
        </table:table-row>
        <table:table-row table:style-name="ro1">
          <table:table-cell office:value-type="string" calcext:value-type="string">
            <text:p>498</text:p>
          </table:table-cell>
          <table:table-cell table:formula="of:=CONCATENATE(&quot; &quot;;118;&quot; &quot;;[.A498];&quot; &quot;)" office:value-type="string" office:string-value=" 118 498 " calcext:value-type="string">
            <text:p><text:s/>118 498 </text:p>
          </table:table-cell>
        </table:table-row>
        <table:table-row table:style-name="ro1">
          <table:table-cell office:value-type="string" calcext:value-type="string">
            <text:p>499</text:p>
          </table:table-cell>
          <table:table-cell table:formula="of:=CONCATENATE(&quot; &quot;;118;&quot; &quot;;[.A499];&quot; &quot;)" office:value-type="string" office:string-value=" 118 499 " calcext:value-type="string">
            <text:p><text:s/>118 499 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table:formula="of:=CONCATENATE(&quot; &quot;;118;&quot; &quot;;[.A500];&quot; &quot;)" office:value-type="string" office:string-value=" 118 500 " calcext:value-type="string">
            <text:p><text:s/>118 500 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table:formula="of:=CONCATENATE(&quot; &quot;;118;&quot; &quot;;[.A501];&quot; &quot;)" office:value-type="string" office:string-value=" 118 501 " calcext:value-type="string">
            <text:p><text:s/>118 501 </text:p>
          </table:table-cell>
        </table:table-row>
        <table:table-row table:style-name="ro1">
          <table:table-cell office:value-type="string" calcext:value-type="string">
            <text:p>502</text:p>
          </table:table-cell>
          <table:table-cell table:formula="of:=CONCATENATE(&quot; &quot;;118;&quot; &quot;;[.A502];&quot; &quot;)" office:value-type="string" office:string-value=" 118 502 " calcext:value-type="string">
            <text:p><text:s/>118 502 </text:p>
          </table:table-cell>
        </table:table-row>
        <table:table-row table:style-name="ro1">
          <table:table-cell office:value-type="string" calcext:value-type="string">
            <text:p>503</text:p>
          </table:table-cell>
          <table:table-cell table:formula="of:=CONCATENATE(&quot; &quot;;118;&quot; &quot;;[.A503];&quot; &quot;)" office:value-type="string" office:string-value=" 118 503 " calcext:value-type="string">
            <text:p><text:s/>118 503 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table:formula="of:=CONCATENATE(&quot; &quot;;118;&quot; &quot;;[.A504];&quot; &quot;)" office:value-type="string" office:string-value=" 118 504 " calcext:value-type="string">
            <text:p><text:s/>118 504 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table:formula="of:=CONCATENATE(&quot; &quot;;118;&quot; &quot;;[.A505];&quot; &quot;)" office:value-type="string" office:string-value=" 118 505 " calcext:value-type="string">
            <text:p><text:s/>118 505 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table:formula="of:=CONCATENATE(&quot; &quot;;118;&quot; &quot;;[.A506];&quot; &quot;)" office:value-type="string" office:string-value=" 118 506 " calcext:value-type="string">
            <text:p><text:s/>118 506 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table:formula="of:=CONCATENATE(&quot; &quot;;118;&quot; &quot;;[.A507];&quot; &quot;)" office:value-type="string" office:string-value=" 118 507 " calcext:value-type="string">
            <text:p><text:s/>118 507 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table:formula="of:=CONCATENATE(&quot; &quot;;118;&quot; &quot;;[.A508];&quot; &quot;)" office:value-type="string" office:string-value=" 118 508 " calcext:value-type="string">
            <text:p><text:s/>118 508 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table:formula="of:=CONCATENATE(&quot; &quot;;118;&quot; &quot;;[.A509];&quot; &quot;)" office:value-type="string" office:string-value=" 118 509 " calcext:value-type="string">
            <text:p><text:s/>118 509 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table:formula="of:=CONCATENATE(&quot; &quot;;118;&quot; &quot;;[.A510];&quot; &quot;)" office:value-type="string" office:string-value=" 118 510 " calcext:value-type="string">
            <text:p><text:s/>118 510 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table:formula="of:=CONCATENATE(&quot; &quot;;118;&quot; &quot;;[.A511];&quot; &quot;)" office:value-type="string" office:string-value=" 118 511 " calcext:value-type="string">
            <text:p><text:s/>118 511 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table:formula="of:=CONCATENATE(&quot; &quot;;118;&quot; &quot;;[.A512];&quot; &quot;)" office:value-type="string" office:string-value=" 118 512 " calcext:value-type="string">
            <text:p><text:s/>118 512 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table:formula="of:=CONCATENATE(&quot; &quot;;118;&quot; &quot;;[.A513];&quot; &quot;)" office:value-type="string" office:string-value=" 118 513 " calcext:value-type="string">
            <text:p><text:s/>118 513 </text:p>
          </table:table-cell>
        </table:table-row>
        <table:table-row table:style-name="ro1">
          <table:table-cell office:value-type="string" calcext:value-type="string">
            <text:p>514</text:p>
          </table:table-cell>
          <table:table-cell table:formula="of:=CONCATENATE(&quot; &quot;;118;&quot; &quot;;[.A514];&quot; &quot;)" office:value-type="string" office:string-value=" 118 514 " calcext:value-type="string">
            <text:p><text:s/>118 514 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table:formula="of:=CONCATENATE(&quot; &quot;;118;&quot; &quot;;[.A515];&quot; &quot;)" office:value-type="string" office:string-value=" 118 515 " calcext:value-type="string">
            <text:p><text:s/>118 515 </text:p>
          </table:table-cell>
        </table:table-row>
        <table:table-row table:style-name="ro1">
          <table:table-cell office:value-type="string" calcext:value-type="string">
            <text:p>516</text:p>
          </table:table-cell>
          <table:table-cell table:formula="of:=CONCATENATE(&quot; &quot;;118;&quot; &quot;;[.A516];&quot; &quot;)" office:value-type="string" office:string-value=" 118 516 " calcext:value-type="string">
            <text:p><text:s/>118 516 </text:p>
          </table:table-cell>
        </table:table-row>
        <table:table-row table:style-name="ro1">
          <table:table-cell office:value-type="string" calcext:value-type="string">
            <text:p>517</text:p>
          </table:table-cell>
          <table:table-cell table:formula="of:=CONCATENATE(&quot; &quot;;118;&quot; &quot;;[.A517];&quot; &quot;)" office:value-type="string" office:string-value=" 118 517 " calcext:value-type="string">
            <text:p><text:s/>118 517 </text:p>
          </table:table-cell>
        </table:table-row>
        <table:table-row table:style-name="ro1">
          <table:table-cell office:value-type="string" calcext:value-type="string">
            <text:p>518</text:p>
          </table:table-cell>
          <table:table-cell table:formula="of:=CONCATENATE(&quot; &quot;;118;&quot; &quot;;[.A518];&quot; &quot;)" office:value-type="string" office:string-value=" 118 518 " calcext:value-type="string">
            <text:p><text:s/>118 518 </text:p>
          </table:table-cell>
        </table:table-row>
        <table:table-row table:style-name="ro1">
          <table:table-cell office:value-type="string" calcext:value-type="string">
            <text:p>519</text:p>
          </table:table-cell>
          <table:table-cell table:formula="of:=CONCATENATE(&quot; &quot;;118;&quot; &quot;;[.A519];&quot; &quot;)" office:value-type="string" office:string-value=" 118 519 " calcext:value-type="string">
            <text:p><text:s/>118 519 </text:p>
          </table:table-cell>
        </table:table-row>
        <table:table-row table:style-name="ro1">
          <table:table-cell office:value-type="string" calcext:value-type="string">
            <text:p>520</text:p>
          </table:table-cell>
          <table:table-cell table:formula="of:=CONCATENATE(&quot; &quot;;118;&quot; &quot;;[.A520];&quot; &quot;)" office:value-type="string" office:string-value=" 118 520 " calcext:value-type="string">
            <text:p><text:s/>118 520 </text:p>
          </table:table-cell>
        </table:table-row>
        <table:table-row table:style-name="ro1">
          <table:table-cell office:value-type="string" calcext:value-type="string">
            <text:p>521</text:p>
          </table:table-cell>
          <table:table-cell table:formula="of:=CONCATENATE(&quot; &quot;;118;&quot; &quot;;[.A521];&quot; &quot;)" office:value-type="string" office:string-value=" 118 521 " calcext:value-type="string">
            <text:p><text:s/>118 521 </text:p>
          </table:table-cell>
        </table:table-row>
        <table:table-row table:style-name="ro1">
          <table:table-cell office:value-type="string" calcext:value-type="string">
            <text:p>522</text:p>
          </table:table-cell>
          <table:table-cell table:formula="of:=CONCATENATE(&quot; &quot;;118;&quot; &quot;;[.A522];&quot; &quot;)" office:value-type="string" office:string-value=" 118 522 " calcext:value-type="string">
            <text:p><text:s/>118 522 </text:p>
          </table:table-cell>
        </table:table-row>
        <table:table-row table:style-name="ro1">
          <table:table-cell office:value-type="string" calcext:value-type="string">
            <text:p>523</text:p>
          </table:table-cell>
          <table:table-cell table:formula="of:=CONCATENATE(&quot; &quot;;118;&quot; &quot;;[.A523];&quot; &quot;)" office:value-type="string" office:string-value=" 118 523 " calcext:value-type="string">
            <text:p><text:s/>118 523 </text:p>
          </table:table-cell>
        </table:table-row>
        <table:table-row table:style-name="ro1">
          <table:table-cell office:value-type="string" calcext:value-type="string">
            <text:p>524</text:p>
          </table:table-cell>
          <table:table-cell table:formula="of:=CONCATENATE(&quot; &quot;;118;&quot; &quot;;[.A524];&quot; &quot;)" office:value-type="string" office:string-value=" 118 524 " calcext:value-type="string">
            <text:p><text:s/>118 524 </text:p>
          </table:table-cell>
        </table:table-row>
        <table:table-row table:style-name="ro1">
          <table:table-cell office:value-type="string" calcext:value-type="string">
            <text:p>525</text:p>
          </table:table-cell>
          <table:table-cell table:formula="of:=CONCATENATE(&quot; &quot;;118;&quot; &quot;;[.A525];&quot; &quot;)" office:value-type="string" office:string-value=" 118 525 " calcext:value-type="string">
            <text:p><text:s/>118 525 </text:p>
          </table:table-cell>
        </table:table-row>
        <table:table-row table:style-name="ro1">
          <table:table-cell office:value-type="string" calcext:value-type="string">
            <text:p>526</text:p>
          </table:table-cell>
          <table:table-cell table:formula="of:=CONCATENATE(&quot; &quot;;118;&quot; &quot;;[.A526];&quot; &quot;)" office:value-type="string" office:string-value=" 118 526 " calcext:value-type="string">
            <text:p><text:s/>118 526 </text:p>
          </table:table-cell>
        </table:table-row>
        <table:table-row table:style-name="ro1">
          <table:table-cell office:value-type="string" calcext:value-type="string">
            <text:p>527</text:p>
          </table:table-cell>
          <table:table-cell table:formula="of:=CONCATENATE(&quot; &quot;;118;&quot; &quot;;[.A527];&quot; &quot;)" office:value-type="string" office:string-value=" 118 527 " calcext:value-type="string">
            <text:p><text:s/>118 527 </text:p>
          </table:table-cell>
        </table:table-row>
        <table:table-row table:style-name="ro1">
          <table:table-cell office:value-type="string" calcext:value-type="string">
            <text:p>528</text:p>
          </table:table-cell>
          <table:table-cell table:formula="of:=CONCATENATE(&quot; &quot;;118;&quot; &quot;;[.A528];&quot; &quot;)" office:value-type="string" office:string-value=" 118 528 " calcext:value-type="string">
            <text:p><text:s/>118 528 </text:p>
          </table:table-cell>
        </table:table-row>
        <table:table-row table:style-name="ro1">
          <table:table-cell office:value-type="string" calcext:value-type="string">
            <text:p>529</text:p>
          </table:table-cell>
          <table:table-cell table:formula="of:=CONCATENATE(&quot; &quot;;118;&quot; &quot;;[.A529];&quot; &quot;)" office:value-type="string" office:string-value=" 118 529 " calcext:value-type="string">
            <text:p><text:s/>118 529 </text:p>
          </table:table-cell>
        </table:table-row>
        <table:table-row table:style-name="ro1">
          <table:table-cell office:value-type="string" calcext:value-type="string">
            <text:p>530</text:p>
          </table:table-cell>
          <table:table-cell table:formula="of:=CONCATENATE(&quot; &quot;;118;&quot; &quot;;[.A530];&quot; &quot;)" office:value-type="string" office:string-value=" 118 530 " calcext:value-type="string">
            <text:p><text:s/>118 530 </text:p>
          </table:table-cell>
        </table:table-row>
        <table:table-row table:style-name="ro1">
          <table:table-cell office:value-type="string" calcext:value-type="string">
            <text:p>531</text:p>
          </table:table-cell>
          <table:table-cell table:formula="of:=CONCATENATE(&quot; &quot;;118;&quot; &quot;;[.A531];&quot; &quot;)" office:value-type="string" office:string-value=" 118 531 " calcext:value-type="string">
            <text:p><text:s/>118 531 </text:p>
          </table:table-cell>
        </table:table-row>
        <table:table-row table:style-name="ro1">
          <table:table-cell office:value-type="string" calcext:value-type="string">
            <text:p>532</text:p>
          </table:table-cell>
          <table:table-cell table:formula="of:=CONCATENATE(&quot; &quot;;118;&quot; &quot;;[.A532];&quot; &quot;)" office:value-type="string" office:string-value=" 118 532 " calcext:value-type="string">
            <text:p><text:s/>118 532 </text:p>
          </table:table-cell>
        </table:table-row>
        <table:table-row table:style-name="ro1">
          <table:table-cell office:value-type="string" calcext:value-type="string">
            <text:p>533</text:p>
          </table:table-cell>
          <table:table-cell table:formula="of:=CONCATENATE(&quot; &quot;;118;&quot; &quot;;[.A533];&quot; &quot;)" office:value-type="string" office:string-value=" 118 533 " calcext:value-type="string">
            <text:p><text:s/>118 533 </text:p>
          </table:table-cell>
        </table:table-row>
        <table:table-row table:style-name="ro1">
          <table:table-cell office:value-type="string" calcext:value-type="string">
            <text:p>534</text:p>
          </table:table-cell>
          <table:table-cell table:formula="of:=CONCATENATE(&quot; &quot;;118;&quot; &quot;;[.A534];&quot; &quot;)" office:value-type="string" office:string-value=" 118 534 " calcext:value-type="string">
            <text:p><text:s/>118 534 </text:p>
          </table:table-cell>
        </table:table-row>
        <table:table-row table:style-name="ro1">
          <table:table-cell office:value-type="string" calcext:value-type="string">
            <text:p>535</text:p>
          </table:table-cell>
          <table:table-cell table:formula="of:=CONCATENATE(&quot; &quot;;118;&quot; &quot;;[.A535];&quot; &quot;)" office:value-type="string" office:string-value=" 118 535 " calcext:value-type="string">
            <text:p><text:s/>118 535 </text:p>
          </table:table-cell>
        </table:table-row>
        <table:table-row table:style-name="ro1">
          <table:table-cell office:value-type="string" calcext:value-type="string">
            <text:p>536</text:p>
          </table:table-cell>
          <table:table-cell table:formula="of:=CONCATENATE(&quot; &quot;;118;&quot; &quot;;[.A536];&quot; &quot;)" office:value-type="string" office:string-value=" 118 536 " calcext:value-type="string">
            <text:p><text:s/>118 536 </text:p>
          </table:table-cell>
        </table:table-row>
        <table:table-row table:style-name="ro1">
          <table:table-cell office:value-type="string" calcext:value-type="string">
            <text:p>537</text:p>
          </table:table-cell>
          <table:table-cell table:formula="of:=CONCATENATE(&quot; &quot;;118;&quot; &quot;;[.A537];&quot; &quot;)" office:value-type="string" office:string-value=" 118 537 " calcext:value-type="string">
            <text:p><text:s/>118 537 </text:p>
          </table:table-cell>
        </table:table-row>
        <table:table-row table:style-name="ro1">
          <table:table-cell office:value-type="string" calcext:value-type="string">
            <text:p>538</text:p>
          </table:table-cell>
          <table:table-cell table:formula="of:=CONCATENATE(&quot; &quot;;118;&quot; &quot;;[.A538];&quot; &quot;)" office:value-type="string" office:string-value=" 118 538 " calcext:value-type="string">
            <text:p><text:s/>118 538 </text:p>
          </table:table-cell>
        </table:table-row>
        <table:table-row table:style-name="ro1">
          <table:table-cell office:value-type="string" calcext:value-type="string">
            <text:p>539</text:p>
          </table:table-cell>
          <table:table-cell table:formula="of:=CONCATENATE(&quot; &quot;;118;&quot; &quot;;[.A539];&quot; &quot;)" office:value-type="string" office:string-value=" 118 539 " calcext:value-type="string">
            <text:p><text:s/>118 539 </text:p>
          </table:table-cell>
        </table:table-row>
        <table:table-row table:style-name="ro1">
          <table:table-cell office:value-type="string" calcext:value-type="string">
            <text:p>540</text:p>
          </table:table-cell>
          <table:table-cell table:formula="of:=CONCATENATE(&quot; &quot;;118;&quot; &quot;;[.A540];&quot; &quot;)" office:value-type="string" office:string-value=" 118 540 " calcext:value-type="string">
            <text:p><text:s/>118 540 </text:p>
          </table:table-cell>
        </table:table-row>
        <table:table-row table:style-name="ro1">
          <table:table-cell office:value-type="string" calcext:value-type="string">
            <text:p>541</text:p>
          </table:table-cell>
          <table:table-cell table:formula="of:=CONCATENATE(&quot; &quot;;118;&quot; &quot;;[.A541];&quot; &quot;)" office:value-type="string" office:string-value=" 118 541 " calcext:value-type="string">
            <text:p><text:s/>118 541 </text:p>
          </table:table-cell>
        </table:table-row>
        <table:table-row table:style-name="ro1">
          <table:table-cell office:value-type="string" calcext:value-type="string">
            <text:p>542</text:p>
          </table:table-cell>
          <table:table-cell table:formula="of:=CONCATENATE(&quot; &quot;;118;&quot; &quot;;[.A542];&quot; &quot;)" office:value-type="string" office:string-value=" 118 542 " calcext:value-type="string">
            <text:p><text:s/>118 542 </text:p>
          </table:table-cell>
        </table:table-row>
        <table:table-row table:style-name="ro1">
          <table:table-cell office:value-type="string" calcext:value-type="string">
            <text:p>543</text:p>
          </table:table-cell>
          <table:table-cell table:formula="of:=CONCATENATE(&quot; &quot;;118;&quot; &quot;;[.A543];&quot; &quot;)" office:value-type="string" office:string-value=" 118 543 " calcext:value-type="string">
            <text:p><text:s/>118 543 </text:p>
          </table:table-cell>
        </table:table-row>
        <table:table-row table:style-name="ro1">
          <table:table-cell office:value-type="string" calcext:value-type="string">
            <text:p>544</text:p>
          </table:table-cell>
          <table:table-cell table:formula="of:=CONCATENATE(&quot; &quot;;118;&quot; &quot;;[.A544];&quot; &quot;)" office:value-type="string" office:string-value=" 118 544 " calcext:value-type="string">
            <text:p><text:s/>118 544 </text:p>
          </table:table-cell>
        </table:table-row>
        <table:table-row table:style-name="ro1">
          <table:table-cell office:value-type="string" calcext:value-type="string">
            <text:p>545</text:p>
          </table:table-cell>
          <table:table-cell table:formula="of:=CONCATENATE(&quot; &quot;;118;&quot; &quot;;[.A545];&quot; &quot;)" office:value-type="string" office:string-value=" 118 545 " calcext:value-type="string">
            <text:p><text:s/>118 545 </text:p>
          </table:table-cell>
        </table:table-row>
        <table:table-row table:style-name="ro1">
          <table:table-cell office:value-type="string" calcext:value-type="string">
            <text:p>546</text:p>
          </table:table-cell>
          <table:table-cell table:formula="of:=CONCATENATE(&quot; &quot;;118;&quot; &quot;;[.A546];&quot; &quot;)" office:value-type="string" office:string-value=" 118 546 " calcext:value-type="string">
            <text:p><text:s/>118 546 </text:p>
          </table:table-cell>
        </table:table-row>
        <table:table-row table:style-name="ro1">
          <table:table-cell office:value-type="string" calcext:value-type="string">
            <text:p>547</text:p>
          </table:table-cell>
          <table:table-cell table:formula="of:=CONCATENATE(&quot; &quot;;118;&quot; &quot;;[.A547];&quot; &quot;)" office:value-type="string" office:string-value=" 118 547 " calcext:value-type="string">
            <text:p><text:s/>118 547 </text:p>
          </table:table-cell>
        </table:table-row>
        <table:table-row table:style-name="ro1">
          <table:table-cell office:value-type="string" calcext:value-type="string">
            <text:p>548</text:p>
          </table:table-cell>
          <table:table-cell table:formula="of:=CONCATENATE(&quot; &quot;;118;&quot; &quot;;[.A548];&quot; &quot;)" office:value-type="string" office:string-value=" 118 548 " calcext:value-type="string">
            <text:p><text:s/>118 548 </text:p>
          </table:table-cell>
        </table:table-row>
        <table:table-row table:style-name="ro1">
          <table:table-cell office:value-type="string" calcext:value-type="string">
            <text:p>549</text:p>
          </table:table-cell>
          <table:table-cell table:formula="of:=CONCATENATE(&quot; &quot;;118;&quot; &quot;;[.A549];&quot; &quot;)" office:value-type="string" office:string-value=" 118 549 " calcext:value-type="string">
            <text:p><text:s/>118 549 </text:p>
          </table:table-cell>
        </table:table-row>
        <table:table-row table:style-name="ro1">
          <table:table-cell office:value-type="string" calcext:value-type="string">
            <text:p>550</text:p>
          </table:table-cell>
          <table:table-cell table:formula="of:=CONCATENATE(&quot; &quot;;118;&quot; &quot;;[.A550];&quot; &quot;)" office:value-type="string" office:string-value=" 118 550 " calcext:value-type="string">
            <text:p><text:s/>118 550 </text:p>
          </table:table-cell>
        </table:table-row>
        <table:table-row table:style-name="ro1">
          <table:table-cell office:value-type="string" calcext:value-type="string">
            <text:p>551</text:p>
          </table:table-cell>
          <table:table-cell table:formula="of:=CONCATENATE(&quot; &quot;;118;&quot; &quot;;[.A551];&quot; &quot;)" office:value-type="string" office:string-value=" 118 551 " calcext:value-type="string">
            <text:p><text:s/>118 551 </text:p>
          </table:table-cell>
        </table:table-row>
        <table:table-row table:style-name="ro1">
          <table:table-cell office:value-type="string" calcext:value-type="string">
            <text:p>552</text:p>
          </table:table-cell>
          <table:table-cell table:formula="of:=CONCATENATE(&quot; &quot;;118;&quot; &quot;;[.A552];&quot; &quot;)" office:value-type="string" office:string-value=" 118 552 " calcext:value-type="string">
            <text:p><text:s/>118 552 </text:p>
          </table:table-cell>
        </table:table-row>
        <table:table-row table:style-name="ro1">
          <table:table-cell office:value-type="string" calcext:value-type="string">
            <text:p>553</text:p>
          </table:table-cell>
          <table:table-cell table:formula="of:=CONCATENATE(&quot; &quot;;118;&quot; &quot;;[.A553];&quot; &quot;)" office:value-type="string" office:string-value=" 118 553 " calcext:value-type="string">
            <text:p><text:s/>118 553 </text:p>
          </table:table-cell>
        </table:table-row>
        <table:table-row table:style-name="ro1">
          <table:table-cell office:value-type="string" calcext:value-type="string">
            <text:p>554</text:p>
          </table:table-cell>
          <table:table-cell table:formula="of:=CONCATENATE(&quot; &quot;;118;&quot; &quot;;[.A554];&quot; &quot;)" office:value-type="string" office:string-value=" 118 554 " calcext:value-type="string">
            <text:p><text:s/>118 554 </text:p>
          </table:table-cell>
        </table:table-row>
        <table:table-row table:style-name="ro1">
          <table:table-cell office:value-type="string" calcext:value-type="string">
            <text:p>555</text:p>
          </table:table-cell>
          <table:table-cell table:formula="of:=CONCATENATE(&quot; &quot;;118;&quot; &quot;;[.A555];&quot; &quot;)" office:value-type="string" office:string-value=" 118 555 " calcext:value-type="string">
            <text:p><text:s/>118 555 </text:p>
          </table:table-cell>
        </table:table-row>
        <table:table-row table:style-name="ro1">
          <table:table-cell office:value-type="string" calcext:value-type="string">
            <text:p>556</text:p>
          </table:table-cell>
          <table:table-cell table:formula="of:=CONCATENATE(&quot; &quot;;118;&quot; &quot;;[.A556];&quot; &quot;)" office:value-type="string" office:string-value=" 118 556 " calcext:value-type="string">
            <text:p><text:s/>118 556 </text:p>
          </table:table-cell>
        </table:table-row>
        <table:table-row table:style-name="ro1">
          <table:table-cell office:value-type="string" calcext:value-type="string">
            <text:p>557</text:p>
          </table:table-cell>
          <table:table-cell table:formula="of:=CONCATENATE(&quot; &quot;;118;&quot; &quot;;[.A557];&quot; &quot;)" office:value-type="string" office:string-value=" 118 557 " calcext:value-type="string">
            <text:p><text:s/>118 557 </text:p>
          </table:table-cell>
        </table:table-row>
        <table:table-row table:style-name="ro1">
          <table:table-cell office:value-type="string" calcext:value-type="string">
            <text:p>558</text:p>
          </table:table-cell>
          <table:table-cell table:formula="of:=CONCATENATE(&quot; &quot;;118;&quot; &quot;;[.A558];&quot; &quot;)" office:value-type="string" office:string-value=" 118 558 " calcext:value-type="string">
            <text:p><text:s/>118 558 </text:p>
          </table:table-cell>
        </table:table-row>
        <table:table-row table:style-name="ro1">
          <table:table-cell office:value-type="string" calcext:value-type="string">
            <text:p>559</text:p>
          </table:table-cell>
          <table:table-cell table:formula="of:=CONCATENATE(&quot; &quot;;118;&quot; &quot;;[.A559];&quot; &quot;)" office:value-type="string" office:string-value=" 118 559 " calcext:value-type="string">
            <text:p><text:s/>118 559 </text:p>
          </table:table-cell>
        </table:table-row>
        <table:table-row table:style-name="ro1">
          <table:table-cell office:value-type="string" calcext:value-type="string">
            <text:p>560</text:p>
          </table:table-cell>
          <table:table-cell table:formula="of:=CONCATENATE(&quot; &quot;;118;&quot; &quot;;[.A560];&quot; &quot;)" office:value-type="string" office:string-value=" 118 560 " calcext:value-type="string">
            <text:p><text:s/>118 560 </text:p>
          </table:table-cell>
        </table:table-row>
        <table:table-row table:style-name="ro1">
          <table:table-cell office:value-type="string" calcext:value-type="string">
            <text:p>561</text:p>
          </table:table-cell>
          <table:table-cell table:formula="of:=CONCATENATE(&quot; &quot;;118;&quot; &quot;;[.A561];&quot; &quot;)" office:value-type="string" office:string-value=" 118 561 " calcext:value-type="string">
            <text:p><text:s/>118 561 </text:p>
          </table:table-cell>
        </table:table-row>
        <table:table-row table:style-name="ro1">
          <table:table-cell office:value-type="string" calcext:value-type="string">
            <text:p>562</text:p>
          </table:table-cell>
          <table:table-cell table:formula="of:=CONCATENATE(&quot; &quot;;118;&quot; &quot;;[.A562];&quot; &quot;)" office:value-type="string" office:string-value=" 118 562 " calcext:value-type="string">
            <text:p><text:s/>118 562 </text:p>
          </table:table-cell>
        </table:table-row>
        <table:table-row table:style-name="ro1">
          <table:table-cell office:value-type="string" calcext:value-type="string">
            <text:p>563</text:p>
          </table:table-cell>
          <table:table-cell table:formula="of:=CONCATENATE(&quot; &quot;;118;&quot; &quot;;[.A563];&quot; &quot;)" office:value-type="string" office:string-value=" 118 563 " calcext:value-type="string">
            <text:p><text:s/>118 563 </text:p>
          </table:table-cell>
        </table:table-row>
        <table:table-row table:style-name="ro1">
          <table:table-cell office:value-type="string" calcext:value-type="string">
            <text:p>564</text:p>
          </table:table-cell>
          <table:table-cell table:formula="of:=CONCATENATE(&quot; &quot;;118;&quot; &quot;;[.A564];&quot; &quot;)" office:value-type="string" office:string-value=" 118 564 " calcext:value-type="string">
            <text:p><text:s/>118 564 </text:p>
          </table:table-cell>
        </table:table-row>
        <table:table-row table:style-name="ro1">
          <table:table-cell office:value-type="string" calcext:value-type="string">
            <text:p>565</text:p>
          </table:table-cell>
          <table:table-cell table:formula="of:=CONCATENATE(&quot; &quot;;118;&quot; &quot;;[.A565];&quot; &quot;)" office:value-type="string" office:string-value=" 118 565 " calcext:value-type="string">
            <text:p><text:s/>118 565 </text:p>
          </table:table-cell>
        </table:table-row>
        <table:table-row table:style-name="ro1">
          <table:table-cell office:value-type="string" calcext:value-type="string">
            <text:p>566</text:p>
          </table:table-cell>
          <table:table-cell table:formula="of:=CONCATENATE(&quot; &quot;;118;&quot; &quot;;[.A566];&quot; &quot;)" office:value-type="string" office:string-value=" 118 566 " calcext:value-type="string">
            <text:p><text:s/>118 566 </text:p>
          </table:table-cell>
        </table:table-row>
        <table:table-row table:style-name="ro1">
          <table:table-cell office:value-type="string" calcext:value-type="string">
            <text:p>567</text:p>
          </table:table-cell>
          <table:table-cell table:formula="of:=CONCATENATE(&quot; &quot;;118;&quot; &quot;;[.A567];&quot; &quot;)" office:value-type="string" office:string-value=" 118 567 " calcext:value-type="string">
            <text:p><text:s/>118 567 </text:p>
          </table:table-cell>
        </table:table-row>
        <table:table-row table:style-name="ro1">
          <table:table-cell office:value-type="string" calcext:value-type="string">
            <text:p>568</text:p>
          </table:table-cell>
          <table:table-cell table:formula="of:=CONCATENATE(&quot; &quot;;118;&quot; &quot;;[.A568];&quot; &quot;)" office:value-type="string" office:string-value=" 118 568 " calcext:value-type="string">
            <text:p><text:s/>118 568 </text:p>
          </table:table-cell>
        </table:table-row>
        <table:table-row table:style-name="ro1">
          <table:table-cell office:value-type="string" calcext:value-type="string">
            <text:p>569</text:p>
          </table:table-cell>
          <table:table-cell table:formula="of:=CONCATENATE(&quot; &quot;;118;&quot; &quot;;[.A569];&quot; &quot;)" office:value-type="string" office:string-value=" 118 569 " calcext:value-type="string">
            <text:p><text:s/>118 569 </text:p>
          </table:table-cell>
        </table:table-row>
        <table:table-row table:style-name="ro1">
          <table:table-cell office:value-type="string" calcext:value-type="string">
            <text:p>570</text:p>
          </table:table-cell>
          <table:table-cell table:formula="of:=CONCATENATE(&quot; &quot;;118;&quot; &quot;;[.A570];&quot; &quot;)" office:value-type="string" office:string-value=" 118 570 " calcext:value-type="string">
            <text:p><text:s/>118 570 </text:p>
          </table:table-cell>
        </table:table-row>
        <table:table-row table:style-name="ro1">
          <table:table-cell office:value-type="string" calcext:value-type="string">
            <text:p>571</text:p>
          </table:table-cell>
          <table:table-cell table:formula="of:=CONCATENATE(&quot; &quot;;118;&quot; &quot;;[.A571];&quot; &quot;)" office:value-type="string" office:string-value=" 118 571 " calcext:value-type="string">
            <text:p><text:s/>118 571 </text:p>
          </table:table-cell>
        </table:table-row>
        <table:table-row table:style-name="ro1">
          <table:table-cell office:value-type="string" calcext:value-type="string">
            <text:p>572</text:p>
          </table:table-cell>
          <table:table-cell table:formula="of:=CONCATENATE(&quot; &quot;;118;&quot; &quot;;[.A572];&quot; &quot;)" office:value-type="string" office:string-value=" 118 572 " calcext:value-type="string">
            <text:p><text:s/>118 572 </text:p>
          </table:table-cell>
        </table:table-row>
        <table:table-row table:style-name="ro1">
          <table:table-cell office:value-type="string" calcext:value-type="string">
            <text:p>573</text:p>
          </table:table-cell>
          <table:table-cell table:formula="of:=CONCATENATE(&quot; &quot;;118;&quot; &quot;;[.A573];&quot; &quot;)" office:value-type="string" office:string-value=" 118 573 " calcext:value-type="string">
            <text:p><text:s/>118 573 </text:p>
          </table:table-cell>
        </table:table-row>
        <table:table-row table:style-name="ro1">
          <table:table-cell office:value-type="string" calcext:value-type="string">
            <text:p>574</text:p>
          </table:table-cell>
          <table:table-cell table:formula="of:=CONCATENATE(&quot; &quot;;118;&quot; &quot;;[.A574];&quot; &quot;)" office:value-type="string" office:string-value=" 118 574 " calcext:value-type="string">
            <text:p><text:s/>118 574 </text:p>
          </table:table-cell>
        </table:table-row>
        <table:table-row table:style-name="ro1">
          <table:table-cell office:value-type="string" calcext:value-type="string">
            <text:p>575</text:p>
          </table:table-cell>
          <table:table-cell table:formula="of:=CONCATENATE(&quot; &quot;;118;&quot; &quot;;[.A575];&quot; &quot;)" office:value-type="string" office:string-value=" 118 575 " calcext:value-type="string">
            <text:p><text:s/>118 575 </text:p>
          </table:table-cell>
        </table:table-row>
        <table:table-row table:style-name="ro1">
          <table:table-cell office:value-type="string" calcext:value-type="string">
            <text:p>576</text:p>
          </table:table-cell>
          <table:table-cell table:formula="of:=CONCATENATE(&quot; &quot;;118;&quot; &quot;;[.A576];&quot; &quot;)" office:value-type="string" office:string-value=" 118 576 " calcext:value-type="string">
            <text:p><text:s/>118 576 </text:p>
          </table:table-cell>
        </table:table-row>
        <table:table-row table:style-name="ro1">
          <table:table-cell office:value-type="string" calcext:value-type="string">
            <text:p>577</text:p>
          </table:table-cell>
          <table:table-cell table:formula="of:=CONCATENATE(&quot; &quot;;118;&quot; &quot;;[.A577];&quot; &quot;)" office:value-type="string" office:string-value=" 118 577 " calcext:value-type="string">
            <text:p><text:s/>118 577 </text:p>
          </table:table-cell>
        </table:table-row>
        <table:table-row table:style-name="ro1">
          <table:table-cell office:value-type="string" calcext:value-type="string">
            <text:p>578</text:p>
          </table:table-cell>
          <table:table-cell table:formula="of:=CONCATENATE(&quot; &quot;;118;&quot; &quot;;[.A578];&quot; &quot;)" office:value-type="string" office:string-value=" 118 578 " calcext:value-type="string">
            <text:p><text:s/>118 578 </text:p>
          </table:table-cell>
        </table:table-row>
        <table:table-row table:style-name="ro1">
          <table:table-cell office:value-type="string" calcext:value-type="string">
            <text:p>579</text:p>
          </table:table-cell>
          <table:table-cell table:formula="of:=CONCATENATE(&quot; &quot;;118;&quot; &quot;;[.A579];&quot; &quot;)" office:value-type="string" office:string-value=" 118 579 " calcext:value-type="string">
            <text:p><text:s/>118 579 </text:p>
          </table:table-cell>
        </table:table-row>
        <table:table-row table:style-name="ro1">
          <table:table-cell office:value-type="string" calcext:value-type="string">
            <text:p>580</text:p>
          </table:table-cell>
          <table:table-cell table:formula="of:=CONCATENATE(&quot; &quot;;118;&quot; &quot;;[.A580];&quot; &quot;)" office:value-type="string" office:string-value=" 118 580 " calcext:value-type="string">
            <text:p><text:s/>118 580 </text:p>
          </table:table-cell>
        </table:table-row>
        <table:table-row table:style-name="ro1">
          <table:table-cell office:value-type="string" calcext:value-type="string">
            <text:p>581</text:p>
          </table:table-cell>
          <table:table-cell table:formula="of:=CONCATENATE(&quot; &quot;;118;&quot; &quot;;[.A581];&quot; &quot;)" office:value-type="string" office:string-value=" 118 581 " calcext:value-type="string">
            <text:p><text:s/>118 581 </text:p>
          </table:table-cell>
        </table:table-row>
        <table:table-row table:style-name="ro1">
          <table:table-cell office:value-type="string" calcext:value-type="string">
            <text:p>582</text:p>
          </table:table-cell>
          <table:table-cell table:formula="of:=CONCATENATE(&quot; &quot;;118;&quot; &quot;;[.A582];&quot; &quot;)" office:value-type="string" office:string-value=" 118 582 " calcext:value-type="string">
            <text:p><text:s/>118 582 </text:p>
          </table:table-cell>
        </table:table-row>
        <table:table-row table:style-name="ro1">
          <table:table-cell office:value-type="string" calcext:value-type="string">
            <text:p>583</text:p>
          </table:table-cell>
          <table:table-cell table:formula="of:=CONCATENATE(&quot; &quot;;118;&quot; &quot;;[.A583];&quot; &quot;)" office:value-type="string" office:string-value=" 118 583 " calcext:value-type="string">
            <text:p><text:s/>118 583 </text:p>
          </table:table-cell>
        </table:table-row>
        <table:table-row table:style-name="ro1">
          <table:table-cell office:value-type="string" calcext:value-type="string">
            <text:p>584</text:p>
          </table:table-cell>
          <table:table-cell table:formula="of:=CONCATENATE(&quot; &quot;;118;&quot; &quot;;[.A584];&quot; &quot;)" office:value-type="string" office:string-value=" 118 584 " calcext:value-type="string">
            <text:p><text:s/>118 584 </text:p>
          </table:table-cell>
        </table:table-row>
        <table:table-row table:style-name="ro1">
          <table:table-cell office:value-type="string" calcext:value-type="string">
            <text:p>585</text:p>
          </table:table-cell>
          <table:table-cell table:formula="of:=CONCATENATE(&quot; &quot;;118;&quot; &quot;;[.A585];&quot; &quot;)" office:value-type="string" office:string-value=" 118 585 " calcext:value-type="string">
            <text:p><text:s/>118 585 </text:p>
          </table:table-cell>
        </table:table-row>
        <table:table-row table:style-name="ro1">
          <table:table-cell office:value-type="string" calcext:value-type="string">
            <text:p>586</text:p>
          </table:table-cell>
          <table:table-cell table:formula="of:=CONCATENATE(&quot; &quot;;118;&quot; &quot;;[.A586];&quot; &quot;)" office:value-type="string" office:string-value=" 118 586 " calcext:value-type="string">
            <text:p><text:s/>118 586 </text:p>
          </table:table-cell>
        </table:table-row>
        <table:table-row table:style-name="ro1">
          <table:table-cell office:value-type="string" calcext:value-type="string">
            <text:p>587</text:p>
          </table:table-cell>
          <table:table-cell table:formula="of:=CONCATENATE(&quot; &quot;;118;&quot; &quot;;[.A587];&quot; &quot;)" office:value-type="string" office:string-value=" 118 587 " calcext:value-type="string">
            <text:p><text:s/>118 587 </text:p>
          </table:table-cell>
        </table:table-row>
        <table:table-row table:style-name="ro1">
          <table:table-cell office:value-type="string" calcext:value-type="string">
            <text:p>588</text:p>
          </table:table-cell>
          <table:table-cell table:formula="of:=CONCATENATE(&quot; &quot;;118;&quot; &quot;;[.A588];&quot; &quot;)" office:value-type="string" office:string-value=" 118 588 " calcext:value-type="string">
            <text:p><text:s/>118 588 </text:p>
          </table:table-cell>
        </table:table-row>
        <table:table-row table:style-name="ro1">
          <table:table-cell office:value-type="string" calcext:value-type="string">
            <text:p>589</text:p>
          </table:table-cell>
          <table:table-cell table:formula="of:=CONCATENATE(&quot; &quot;;118;&quot; &quot;;[.A589];&quot; &quot;)" office:value-type="string" office:string-value=" 118 589 " calcext:value-type="string">
            <text:p><text:s/>118 589 </text:p>
          </table:table-cell>
        </table:table-row>
        <table:table-row table:style-name="ro1">
          <table:table-cell office:value-type="string" calcext:value-type="string">
            <text:p>590</text:p>
          </table:table-cell>
          <table:table-cell table:formula="of:=CONCATENATE(&quot; &quot;;118;&quot; &quot;;[.A590];&quot; &quot;)" office:value-type="string" office:string-value=" 118 590 " calcext:value-type="string">
            <text:p><text:s/>118 590 </text:p>
          </table:table-cell>
        </table:table-row>
        <table:table-row table:style-name="ro1">
          <table:table-cell office:value-type="string" calcext:value-type="string">
            <text:p>591</text:p>
          </table:table-cell>
          <table:table-cell table:formula="of:=CONCATENATE(&quot; &quot;;118;&quot; &quot;;[.A591];&quot; &quot;)" office:value-type="string" office:string-value=" 118 591 " calcext:value-type="string">
            <text:p><text:s/>118 591 </text:p>
          </table:table-cell>
        </table:table-row>
        <table:table-row table:style-name="ro1">
          <table:table-cell office:value-type="string" calcext:value-type="string">
            <text:p>592</text:p>
          </table:table-cell>
          <table:table-cell table:formula="of:=CONCATENATE(&quot; &quot;;118;&quot; &quot;;[.A592];&quot; &quot;)" office:value-type="string" office:string-value=" 118 592 " calcext:value-type="string">
            <text:p><text:s/>118 592 </text:p>
          </table:table-cell>
        </table:table-row>
        <table:table-row table:style-name="ro1">
          <table:table-cell office:value-type="string" calcext:value-type="string">
            <text:p>593</text:p>
          </table:table-cell>
          <table:table-cell table:formula="of:=CONCATENATE(&quot; &quot;;118;&quot; &quot;;[.A593];&quot; &quot;)" office:value-type="string" office:string-value=" 118 593 " calcext:value-type="string">
            <text:p><text:s/>118 593 </text:p>
          </table:table-cell>
        </table:table-row>
        <table:table-row table:style-name="ro1">
          <table:table-cell office:value-type="string" calcext:value-type="string">
            <text:p>594</text:p>
          </table:table-cell>
          <table:table-cell table:formula="of:=CONCATENATE(&quot; &quot;;118;&quot; &quot;;[.A594];&quot; &quot;)" office:value-type="string" office:string-value=" 118 594 " calcext:value-type="string">
            <text:p><text:s/>118 594 </text:p>
          </table:table-cell>
        </table:table-row>
        <table:table-row table:style-name="ro1">
          <table:table-cell office:value-type="string" calcext:value-type="string">
            <text:p>595</text:p>
          </table:table-cell>
          <table:table-cell table:formula="of:=CONCATENATE(&quot; &quot;;118;&quot; &quot;;[.A595];&quot; &quot;)" office:value-type="string" office:string-value=" 118 595 " calcext:value-type="string">
            <text:p><text:s/>118 595 </text:p>
          </table:table-cell>
        </table:table-row>
        <table:table-row table:style-name="ro1">
          <table:table-cell office:value-type="string" calcext:value-type="string">
            <text:p>596</text:p>
          </table:table-cell>
          <table:table-cell table:formula="of:=CONCATENATE(&quot; &quot;;118;&quot; &quot;;[.A596];&quot; &quot;)" office:value-type="string" office:string-value=" 118 596 " calcext:value-type="string">
            <text:p><text:s/>118 596 </text:p>
          </table:table-cell>
        </table:table-row>
        <table:table-row table:style-name="ro1">
          <table:table-cell office:value-type="string" calcext:value-type="string">
            <text:p>597</text:p>
          </table:table-cell>
          <table:table-cell table:formula="of:=CONCATENATE(&quot; &quot;;118;&quot; &quot;;[.A597];&quot; &quot;)" office:value-type="string" office:string-value=" 118 597 " calcext:value-type="string">
            <text:p><text:s/>118 597 </text:p>
          </table:table-cell>
        </table:table-row>
        <table:table-row table:style-name="ro1">
          <table:table-cell office:value-type="string" calcext:value-type="string">
            <text:p>598</text:p>
          </table:table-cell>
          <table:table-cell table:formula="of:=CONCATENATE(&quot; &quot;;118;&quot; &quot;;[.A598];&quot; &quot;)" office:value-type="string" office:string-value=" 118 598 " calcext:value-type="string">
            <text:p><text:s/>118 598 </text:p>
          </table:table-cell>
        </table:table-row>
        <table:table-row table:style-name="ro1">
          <table:table-cell office:value-type="string" calcext:value-type="string">
            <text:p>599</text:p>
          </table:table-cell>
          <table:table-cell table:formula="of:=CONCATENATE(&quot; &quot;;118;&quot; &quot;;[.A599];&quot; &quot;)" office:value-type="string" office:string-value=" 118 599 " calcext:value-type="string">
            <text:p><text:s/>118 599 </text:p>
          </table:table-cell>
        </table:table-row>
        <table:table-row table:style-name="ro1">
          <table:table-cell office:value-type="string" calcext:value-type="string">
            <text:p>600</text:p>
          </table:table-cell>
          <table:table-cell table:formula="of:=CONCATENATE(&quot; &quot;;118;&quot; &quot;;[.A600];&quot; &quot;)" office:value-type="string" office:string-value=" 118 600 " calcext:value-type="string">
            <text:p><text:s/>118 600 </text:p>
          </table:table-cell>
        </table:table-row>
        <table:table-row table:style-name="ro1">
          <table:table-cell office:value-type="string" calcext:value-type="string">
            <text:p>601</text:p>
          </table:table-cell>
          <table:table-cell table:formula="of:=CONCATENATE(&quot; &quot;;118;&quot; &quot;;[.A601];&quot; &quot;)" office:value-type="string" office:string-value=" 118 601 " calcext:value-type="string">
            <text:p><text:s/>118 601 </text:p>
          </table:table-cell>
        </table:table-row>
        <table:table-row table:style-name="ro1">
          <table:table-cell office:value-type="string" calcext:value-type="string">
            <text:p>602</text:p>
          </table:table-cell>
          <table:table-cell table:formula="of:=CONCATENATE(&quot; &quot;;118;&quot; &quot;;[.A602];&quot; &quot;)" office:value-type="string" office:string-value=" 118 602 " calcext:value-type="string">
            <text:p><text:s/>118 602 </text:p>
          </table:table-cell>
        </table:table-row>
        <table:table-row table:style-name="ro1">
          <table:table-cell office:value-type="string" calcext:value-type="string">
            <text:p>603</text:p>
          </table:table-cell>
          <table:table-cell table:formula="of:=CONCATENATE(&quot; &quot;;118;&quot; &quot;;[.A603];&quot; &quot;)" office:value-type="string" office:string-value=" 118 603 " calcext:value-type="string">
            <text:p><text:s/>118 603 </text:p>
          </table:table-cell>
        </table:table-row>
        <table:table-row table:style-name="ro1">
          <table:table-cell office:value-type="string" calcext:value-type="string">
            <text:p>604</text:p>
          </table:table-cell>
          <table:table-cell table:formula="of:=CONCATENATE(&quot; &quot;;118;&quot; &quot;;[.A604];&quot; &quot;)" office:value-type="string" office:string-value=" 118 604 " calcext:value-type="string">
            <text:p><text:s/>118 604 </text:p>
          </table:table-cell>
        </table:table-row>
        <table:table-row table:style-name="ro1">
          <table:table-cell office:value-type="string" calcext:value-type="string">
            <text:p>605</text:p>
          </table:table-cell>
          <table:table-cell table:formula="of:=CONCATENATE(&quot; &quot;;118;&quot; &quot;;[.A605];&quot; &quot;)" office:value-type="string" office:string-value=" 118 605 " calcext:value-type="string">
            <text:p><text:s/>118 605 </text:p>
          </table:table-cell>
        </table:table-row>
        <table:table-row table:style-name="ro1">
          <table:table-cell office:value-type="string" calcext:value-type="string">
            <text:p>606</text:p>
          </table:table-cell>
          <table:table-cell table:formula="of:=CONCATENATE(&quot; &quot;;118;&quot; &quot;;[.A606];&quot; &quot;)" office:value-type="string" office:string-value=" 118 606 " calcext:value-type="string">
            <text:p><text:s/>118 606 </text:p>
          </table:table-cell>
        </table:table-row>
        <table:table-row table:style-name="ro1">
          <table:table-cell office:value-type="string" calcext:value-type="string">
            <text:p>607</text:p>
          </table:table-cell>
          <table:table-cell table:formula="of:=CONCATENATE(&quot; &quot;;118;&quot; &quot;;[.A607];&quot; &quot;)" office:value-type="string" office:string-value=" 118 607 " calcext:value-type="string">
            <text:p><text:s/>118 607 </text:p>
          </table:table-cell>
        </table:table-row>
        <table:table-row table:style-name="ro1">
          <table:table-cell office:value-type="string" calcext:value-type="string">
            <text:p>608</text:p>
          </table:table-cell>
          <table:table-cell table:formula="of:=CONCATENATE(&quot; &quot;;118;&quot; &quot;;[.A608];&quot; &quot;)" office:value-type="string" office:string-value=" 118 608 " calcext:value-type="string">
            <text:p><text:s/>118 608 </text:p>
          </table:table-cell>
        </table:table-row>
        <table:table-row table:style-name="ro1">
          <table:table-cell office:value-type="string" calcext:value-type="string">
            <text:p>609</text:p>
          </table:table-cell>
          <table:table-cell table:formula="of:=CONCATENATE(&quot; &quot;;118;&quot; &quot;;[.A609];&quot; &quot;)" office:value-type="string" office:string-value=" 118 609 " calcext:value-type="string">
            <text:p><text:s/>118 609 </text:p>
          </table:table-cell>
        </table:table-row>
        <table:table-row table:style-name="ro1">
          <table:table-cell office:value-type="string" calcext:value-type="string">
            <text:p>610</text:p>
          </table:table-cell>
          <table:table-cell table:formula="of:=CONCATENATE(&quot; &quot;;118;&quot; &quot;;[.A610];&quot; &quot;)" office:value-type="string" office:string-value=" 118 610 " calcext:value-type="string">
            <text:p><text:s/>118 610 </text:p>
          </table:table-cell>
        </table:table-row>
        <table:table-row table:style-name="ro1">
          <table:table-cell office:value-type="string" calcext:value-type="string">
            <text:p>611</text:p>
          </table:table-cell>
          <table:table-cell table:formula="of:=CONCATENATE(&quot; &quot;;118;&quot; &quot;;[.A611];&quot; &quot;)" office:value-type="string" office:string-value=" 118 611 " calcext:value-type="string">
            <text:p><text:s/>118 611 </text:p>
          </table:table-cell>
        </table:table-row>
        <table:table-row table:style-name="ro1">
          <table:table-cell office:value-type="string" calcext:value-type="string">
            <text:p>612</text:p>
          </table:table-cell>
          <table:table-cell table:formula="of:=CONCATENATE(&quot; &quot;;118;&quot; &quot;;[.A612];&quot; &quot;)" office:value-type="string" office:string-value=" 118 612 " calcext:value-type="string">
            <text:p><text:s/>118 612 </text:p>
          </table:table-cell>
        </table:table-row>
        <table:table-row table:style-name="ro1">
          <table:table-cell office:value-type="string" calcext:value-type="string">
            <text:p>613</text:p>
          </table:table-cell>
          <table:table-cell table:formula="of:=CONCATENATE(&quot; &quot;;118;&quot; &quot;;[.A613];&quot; &quot;)" office:value-type="string" office:string-value=" 118 613 " calcext:value-type="string">
            <text:p><text:s/>118 613 </text:p>
          </table:table-cell>
        </table:table-row>
        <table:table-row table:style-name="ro1">
          <table:table-cell office:value-type="string" calcext:value-type="string">
            <text:p>614</text:p>
          </table:table-cell>
          <table:table-cell table:formula="of:=CONCATENATE(&quot; &quot;;118;&quot; &quot;;[.A614];&quot; &quot;)" office:value-type="string" office:string-value=" 118 614 " calcext:value-type="string">
            <text:p><text:s/>118 614 </text:p>
          </table:table-cell>
        </table:table-row>
        <table:table-row table:style-name="ro1">
          <table:table-cell office:value-type="string" calcext:value-type="string">
            <text:p>615</text:p>
          </table:table-cell>
          <table:table-cell table:formula="of:=CONCATENATE(&quot; &quot;;118;&quot; &quot;;[.A615];&quot; &quot;)" office:value-type="string" office:string-value=" 118 615 " calcext:value-type="string">
            <text:p><text:s/>118 615 </text:p>
          </table:table-cell>
        </table:table-row>
        <table:table-row table:style-name="ro1">
          <table:table-cell office:value-type="string" calcext:value-type="string">
            <text:p>616</text:p>
          </table:table-cell>
          <table:table-cell table:formula="of:=CONCATENATE(&quot; &quot;;118;&quot; &quot;;[.A616];&quot; &quot;)" office:value-type="string" office:string-value=" 118 616 " calcext:value-type="string">
            <text:p><text:s/>118 616 </text:p>
          </table:table-cell>
        </table:table-row>
        <table:table-row table:style-name="ro1">
          <table:table-cell office:value-type="string" calcext:value-type="string">
            <text:p>617</text:p>
          </table:table-cell>
          <table:table-cell table:formula="of:=CONCATENATE(&quot; &quot;;118;&quot; &quot;;[.A617];&quot; &quot;)" office:value-type="string" office:string-value=" 118 617 " calcext:value-type="string">
            <text:p><text:s/>118 617 </text:p>
          </table:table-cell>
        </table:table-row>
        <table:table-row table:style-name="ro1">
          <table:table-cell office:value-type="string" calcext:value-type="string">
            <text:p>618</text:p>
          </table:table-cell>
          <table:table-cell table:formula="of:=CONCATENATE(&quot; &quot;;118;&quot; &quot;;[.A618];&quot; &quot;)" office:value-type="string" office:string-value=" 118 618 " calcext:value-type="string">
            <text:p><text:s/>118 618 </text:p>
          </table:table-cell>
        </table:table-row>
        <table:table-row table:style-name="ro1">
          <table:table-cell office:value-type="string" calcext:value-type="string">
            <text:p>619</text:p>
          </table:table-cell>
          <table:table-cell table:formula="of:=CONCATENATE(&quot; &quot;;118;&quot; &quot;;[.A619];&quot; &quot;)" office:value-type="string" office:string-value=" 118 619 " calcext:value-type="string">
            <text:p><text:s/>118 619 </text:p>
          </table:table-cell>
        </table:table-row>
        <table:table-row table:style-name="ro1">
          <table:table-cell office:value-type="string" calcext:value-type="string">
            <text:p>620</text:p>
          </table:table-cell>
          <table:table-cell table:formula="of:=CONCATENATE(&quot; &quot;;118;&quot; &quot;;[.A620];&quot; &quot;)" office:value-type="string" office:string-value=" 118 620 " calcext:value-type="string">
            <text:p><text:s/>118 620 </text:p>
          </table:table-cell>
        </table:table-row>
        <table:table-row table:style-name="ro1">
          <table:table-cell office:value-type="string" calcext:value-type="string">
            <text:p>621</text:p>
          </table:table-cell>
          <table:table-cell table:formula="of:=CONCATENATE(&quot; &quot;;118;&quot; &quot;;[.A621];&quot; &quot;)" office:value-type="string" office:string-value=" 118 621 " calcext:value-type="string">
            <text:p><text:s/>118 621 </text:p>
          </table:table-cell>
        </table:table-row>
        <table:table-row table:style-name="ro1">
          <table:table-cell office:value-type="string" calcext:value-type="string">
            <text:p>622</text:p>
          </table:table-cell>
          <table:table-cell table:formula="of:=CONCATENATE(&quot; &quot;;118;&quot; &quot;;[.A622];&quot; &quot;)" office:value-type="string" office:string-value=" 118 622 " calcext:value-type="string">
            <text:p><text:s/>118 622 </text:p>
          </table:table-cell>
        </table:table-row>
        <table:table-row table:style-name="ro1">
          <table:table-cell office:value-type="string" calcext:value-type="string">
            <text:p>623</text:p>
          </table:table-cell>
          <table:table-cell table:formula="of:=CONCATENATE(&quot; &quot;;118;&quot; &quot;;[.A623];&quot; &quot;)" office:value-type="string" office:string-value=" 118 623 " calcext:value-type="string">
            <text:p><text:s/>118 623 </text:p>
          </table:table-cell>
        </table:table-row>
        <table:table-row table:style-name="ro1">
          <table:table-cell office:value-type="string" calcext:value-type="string">
            <text:p>624</text:p>
          </table:table-cell>
          <table:table-cell table:formula="of:=CONCATENATE(&quot; &quot;;118;&quot; &quot;;[.A624];&quot; &quot;)" office:value-type="string" office:string-value=" 118 624 " calcext:value-type="string">
            <text:p><text:s/>118 624 </text:p>
          </table:table-cell>
        </table:table-row>
        <table:table-row table:style-name="ro1">
          <table:table-cell office:value-type="string" calcext:value-type="string">
            <text:p>625</text:p>
          </table:table-cell>
          <table:table-cell table:formula="of:=CONCATENATE(&quot; &quot;;118;&quot; &quot;;[.A625];&quot; &quot;)" office:value-type="string" office:string-value=" 118 625 " calcext:value-type="string">
            <text:p><text:s/>118 625 </text:p>
          </table:table-cell>
        </table:table-row>
        <table:table-row table:style-name="ro1">
          <table:table-cell office:value-type="string" calcext:value-type="string">
            <text:p>626</text:p>
          </table:table-cell>
          <table:table-cell table:formula="of:=CONCATENATE(&quot; &quot;;118;&quot; &quot;;[.A626];&quot; &quot;)" office:value-type="string" office:string-value=" 118 626 " calcext:value-type="string">
            <text:p><text:s/>118 626 </text:p>
          </table:table-cell>
        </table:table-row>
        <table:table-row table:style-name="ro1">
          <table:table-cell office:value-type="string" calcext:value-type="string">
            <text:p>627</text:p>
          </table:table-cell>
          <table:table-cell table:formula="of:=CONCATENATE(&quot; &quot;;118;&quot; &quot;;[.A627];&quot; &quot;)" office:value-type="string" office:string-value=" 118 627 " calcext:value-type="string">
            <text:p><text:s/>118 627 </text:p>
          </table:table-cell>
        </table:table-row>
        <table:table-row table:style-name="ro1">
          <table:table-cell office:value-type="string" calcext:value-type="string">
            <text:p>628</text:p>
          </table:table-cell>
          <table:table-cell table:formula="of:=CONCATENATE(&quot; &quot;;118;&quot; &quot;;[.A628];&quot; &quot;)" office:value-type="string" office:string-value=" 118 628 " calcext:value-type="string">
            <text:p><text:s/>118 628 </text:p>
          </table:table-cell>
        </table:table-row>
        <table:table-row table:style-name="ro1">
          <table:table-cell office:value-type="string" calcext:value-type="string">
            <text:p>629</text:p>
          </table:table-cell>
          <table:table-cell table:formula="of:=CONCATENATE(&quot; &quot;;118;&quot; &quot;;[.A629];&quot; &quot;)" office:value-type="string" office:string-value=" 118 629 " calcext:value-type="string">
            <text:p><text:s/>118 629 </text:p>
          </table:table-cell>
        </table:table-row>
        <table:table-row table:style-name="ro1">
          <table:table-cell office:value-type="string" calcext:value-type="string">
            <text:p>630</text:p>
          </table:table-cell>
          <table:table-cell table:formula="of:=CONCATENATE(&quot; &quot;;118;&quot; &quot;;[.A630];&quot; &quot;)" office:value-type="string" office:string-value=" 118 630 " calcext:value-type="string">
            <text:p><text:s/>118 630 </text:p>
          </table:table-cell>
        </table:table-row>
        <table:table-row table:style-name="ro1">
          <table:table-cell office:value-type="string" calcext:value-type="string">
            <text:p>631</text:p>
          </table:table-cell>
          <table:table-cell table:formula="of:=CONCATENATE(&quot; &quot;;118;&quot; &quot;;[.A631];&quot; &quot;)" office:value-type="string" office:string-value=" 118 631 " calcext:value-type="string">
            <text:p><text:s/>118 631 </text:p>
          </table:table-cell>
        </table:table-row>
        <table:table-row table:style-name="ro1">
          <table:table-cell office:value-type="string" calcext:value-type="string">
            <text:p>632</text:p>
          </table:table-cell>
          <table:table-cell table:formula="of:=CONCATENATE(&quot; &quot;;118;&quot; &quot;;[.A632];&quot; &quot;)" office:value-type="string" office:string-value=" 118 632 " calcext:value-type="string">
            <text:p><text:s/>118 632 </text:p>
          </table:table-cell>
        </table:table-row>
        <table:table-row table:style-name="ro1">
          <table:table-cell office:value-type="string" calcext:value-type="string">
            <text:p>633</text:p>
          </table:table-cell>
          <table:table-cell table:formula="of:=CONCATENATE(&quot; &quot;;118;&quot; &quot;;[.A633];&quot; &quot;)" office:value-type="string" office:string-value=" 118 633 " calcext:value-type="string">
            <text:p><text:s/>118 633 </text:p>
          </table:table-cell>
        </table:table-row>
        <table:table-row table:style-name="ro1">
          <table:table-cell office:value-type="string" calcext:value-type="string">
            <text:p>634</text:p>
          </table:table-cell>
          <table:table-cell table:formula="of:=CONCATENATE(&quot; &quot;;118;&quot; &quot;;[.A634];&quot; &quot;)" office:value-type="string" office:string-value=" 118 634 " calcext:value-type="string">
            <text:p><text:s/>118 634 </text:p>
          </table:table-cell>
        </table:table-row>
        <table:table-row table:style-name="ro1">
          <table:table-cell office:value-type="string" calcext:value-type="string">
            <text:p>635</text:p>
          </table:table-cell>
          <table:table-cell table:formula="of:=CONCATENATE(&quot; &quot;;118;&quot; &quot;;[.A635];&quot; &quot;)" office:value-type="string" office:string-value=" 118 635 " calcext:value-type="string">
            <text:p><text:s/>118 635 </text:p>
          </table:table-cell>
        </table:table-row>
        <table:table-row table:style-name="ro1">
          <table:table-cell office:value-type="string" calcext:value-type="string">
            <text:p>636</text:p>
          </table:table-cell>
          <table:table-cell table:formula="of:=CONCATENATE(&quot; &quot;;118;&quot; &quot;;[.A636];&quot; &quot;)" office:value-type="string" office:string-value=" 118 636 " calcext:value-type="string">
            <text:p><text:s/>118 636 </text:p>
          </table:table-cell>
        </table:table-row>
        <table:table-row table:style-name="ro1">
          <table:table-cell office:value-type="string" calcext:value-type="string">
            <text:p>637</text:p>
          </table:table-cell>
          <table:table-cell table:formula="of:=CONCATENATE(&quot; &quot;;118;&quot; &quot;;[.A637];&quot; &quot;)" office:value-type="string" office:string-value=" 118 637 " calcext:value-type="string">
            <text:p><text:s/>118 637 </text:p>
          </table:table-cell>
        </table:table-row>
        <table:table-row table:style-name="ro1">
          <table:table-cell office:value-type="string" calcext:value-type="string">
            <text:p>638</text:p>
          </table:table-cell>
          <table:table-cell table:formula="of:=CONCATENATE(&quot; &quot;;118;&quot; &quot;;[.A638];&quot; &quot;)" office:value-type="string" office:string-value=" 118 638 " calcext:value-type="string">
            <text:p><text:s/>118 638 </text:p>
          </table:table-cell>
        </table:table-row>
        <table:table-row table:style-name="ro1">
          <table:table-cell office:value-type="string" calcext:value-type="string">
            <text:p>639</text:p>
          </table:table-cell>
          <table:table-cell table:formula="of:=CONCATENATE(&quot; &quot;;118;&quot; &quot;;[.A639];&quot; &quot;)" office:value-type="string" office:string-value=" 118 639 " calcext:value-type="string">
            <text:p><text:s/>118 639 </text:p>
          </table:table-cell>
        </table:table-row>
        <table:table-row table:style-name="ro1">
          <table:table-cell office:value-type="string" calcext:value-type="string">
            <text:p>640</text:p>
          </table:table-cell>
          <table:table-cell table:formula="of:=CONCATENATE(&quot; &quot;;118;&quot; &quot;;[.A640];&quot; &quot;)" office:value-type="string" office:string-value=" 118 640 " calcext:value-type="string">
            <text:p><text:s/>118 640 </text:p>
          </table:table-cell>
        </table:table-row>
        <table:table-row table:style-name="ro1">
          <table:table-cell office:value-type="string" calcext:value-type="string">
            <text:p>641</text:p>
          </table:table-cell>
          <table:table-cell table:formula="of:=CONCATENATE(&quot; &quot;;118;&quot; &quot;;[.A641];&quot; &quot;)" office:value-type="string" office:string-value=" 118 641 " calcext:value-type="string">
            <text:p><text:s/>118 641 </text:p>
          </table:table-cell>
        </table:table-row>
        <table:table-row table:style-name="ro1">
          <table:table-cell office:value-type="string" calcext:value-type="string">
            <text:p>642</text:p>
          </table:table-cell>
          <table:table-cell table:formula="of:=CONCATENATE(&quot; &quot;;118;&quot; &quot;;[.A642];&quot; &quot;)" office:value-type="string" office:string-value=" 118 642 " calcext:value-type="string">
            <text:p><text:s/>118 642 </text:p>
          </table:table-cell>
        </table:table-row>
        <table:table-row table:style-name="ro1">
          <table:table-cell office:value-type="string" calcext:value-type="string">
            <text:p>643</text:p>
          </table:table-cell>
          <table:table-cell table:formula="of:=CONCATENATE(&quot; &quot;;118;&quot; &quot;;[.A643];&quot; &quot;)" office:value-type="string" office:string-value=" 118 643 " calcext:value-type="string">
            <text:p><text:s/>118 643 </text:p>
          </table:table-cell>
        </table:table-row>
        <table:table-row table:style-name="ro1">
          <table:table-cell office:value-type="string" calcext:value-type="string">
            <text:p>644</text:p>
          </table:table-cell>
          <table:table-cell table:formula="of:=CONCATENATE(&quot; &quot;;118;&quot; &quot;;[.A644];&quot; &quot;)" office:value-type="string" office:string-value=" 118 644 " calcext:value-type="string">
            <text:p><text:s/>118 644 </text:p>
          </table:table-cell>
        </table:table-row>
        <table:table-row table:style-name="ro1">
          <table:table-cell office:value-type="string" calcext:value-type="string">
            <text:p>645</text:p>
          </table:table-cell>
          <table:table-cell table:formula="of:=CONCATENATE(&quot; &quot;;118;&quot; &quot;;[.A645];&quot; &quot;)" office:value-type="string" office:string-value=" 118 645 " calcext:value-type="string">
            <text:p><text:s/>118 645 </text:p>
          </table:table-cell>
        </table:table-row>
        <table:table-row table:style-name="ro1">
          <table:table-cell office:value-type="string" calcext:value-type="string">
            <text:p>646</text:p>
          </table:table-cell>
          <table:table-cell table:formula="of:=CONCATENATE(&quot; &quot;;118;&quot; &quot;;[.A646];&quot; &quot;)" office:value-type="string" office:string-value=" 118 646 " calcext:value-type="string">
            <text:p><text:s/>118 646 </text:p>
          </table:table-cell>
        </table:table-row>
        <table:table-row table:style-name="ro1">
          <table:table-cell office:value-type="string" calcext:value-type="string">
            <text:p>647</text:p>
          </table:table-cell>
          <table:table-cell table:formula="of:=CONCATENATE(&quot; &quot;;118;&quot; &quot;;[.A647];&quot; &quot;)" office:value-type="string" office:string-value=" 118 647 " calcext:value-type="string">
            <text:p><text:s/>118 647 </text:p>
          </table:table-cell>
        </table:table-row>
        <table:table-row table:style-name="ro1">
          <table:table-cell office:value-type="string" calcext:value-type="string">
            <text:p>648</text:p>
          </table:table-cell>
          <table:table-cell table:formula="of:=CONCATENATE(&quot; &quot;;118;&quot; &quot;;[.A648];&quot; &quot;)" office:value-type="string" office:string-value=" 118 648 " calcext:value-type="string">
            <text:p><text:s/>118 648 </text:p>
          </table:table-cell>
        </table:table-row>
        <table:table-row table:style-name="ro1">
          <table:table-cell office:value-type="string" calcext:value-type="string">
            <text:p>649</text:p>
          </table:table-cell>
          <table:table-cell table:formula="of:=CONCATENATE(&quot; &quot;;118;&quot; &quot;;[.A649];&quot; &quot;)" office:value-type="string" office:string-value=" 118 649 " calcext:value-type="string">
            <text:p><text:s/>118 649 </text:p>
          </table:table-cell>
        </table:table-row>
        <table:table-row table:style-name="ro1">
          <table:table-cell office:value-type="string" calcext:value-type="string">
            <text:p>650</text:p>
          </table:table-cell>
          <table:table-cell table:formula="of:=CONCATENATE(&quot; &quot;;118;&quot; &quot;;[.A650];&quot; &quot;)" office:value-type="string" office:string-value=" 118 650 " calcext:value-type="string">
            <text:p><text:s/>118 650 </text:p>
          </table:table-cell>
        </table:table-row>
        <table:table-row table:style-name="ro1">
          <table:table-cell office:value-type="string" calcext:value-type="string">
            <text:p>651</text:p>
          </table:table-cell>
          <table:table-cell table:formula="of:=CONCATENATE(&quot; &quot;;118;&quot; &quot;;[.A651];&quot; &quot;)" office:value-type="string" office:string-value=" 118 651 " calcext:value-type="string">
            <text:p><text:s/>118 651 </text:p>
          </table:table-cell>
        </table:table-row>
        <table:table-row table:style-name="ro1">
          <table:table-cell office:value-type="string" calcext:value-type="string">
            <text:p>652</text:p>
          </table:table-cell>
          <table:table-cell table:formula="of:=CONCATENATE(&quot; &quot;;118;&quot; &quot;;[.A652];&quot; &quot;)" office:value-type="string" office:string-value=" 118 652 " calcext:value-type="string">
            <text:p><text:s/>118 652 </text:p>
          </table:table-cell>
        </table:table-row>
        <table:table-row table:style-name="ro1">
          <table:table-cell office:value-type="string" calcext:value-type="string">
            <text:p>653</text:p>
          </table:table-cell>
          <table:table-cell table:formula="of:=CONCATENATE(&quot; &quot;;118;&quot; &quot;;[.A653];&quot; &quot;)" office:value-type="string" office:string-value=" 118 653 " calcext:value-type="string">
            <text:p><text:s/>118 653 </text:p>
          </table:table-cell>
        </table:table-row>
        <table:table-row table:style-name="ro1">
          <table:table-cell office:value-type="string" calcext:value-type="string">
            <text:p>654</text:p>
          </table:table-cell>
          <table:table-cell table:formula="of:=CONCATENATE(&quot; &quot;;118;&quot; &quot;;[.A654];&quot; &quot;)" office:value-type="string" office:string-value=" 118 654 " calcext:value-type="string">
            <text:p><text:s/>118 654 </text:p>
          </table:table-cell>
        </table:table-row>
        <table:table-row table:style-name="ro1">
          <table:table-cell office:value-type="string" calcext:value-type="string">
            <text:p>655</text:p>
          </table:table-cell>
          <table:table-cell table:formula="of:=CONCATENATE(&quot; &quot;;118;&quot; &quot;;[.A655];&quot; &quot;)" office:value-type="string" office:string-value=" 118 655 " calcext:value-type="string">
            <text:p><text:s/>118 655 </text:p>
          </table:table-cell>
        </table:table-row>
        <table:table-row table:style-name="ro1">
          <table:table-cell office:value-type="string" calcext:value-type="string">
            <text:p>656</text:p>
          </table:table-cell>
          <table:table-cell table:formula="of:=CONCATENATE(&quot; &quot;;118;&quot; &quot;;[.A656];&quot; &quot;)" office:value-type="string" office:string-value=" 118 656 " calcext:value-type="string">
            <text:p><text:s/>118 656 </text:p>
          </table:table-cell>
        </table:table-row>
        <table:table-row table:style-name="ro1">
          <table:table-cell office:value-type="string" calcext:value-type="string">
            <text:p>657</text:p>
          </table:table-cell>
          <table:table-cell table:formula="of:=CONCATENATE(&quot; &quot;;118;&quot; &quot;;[.A657];&quot; &quot;)" office:value-type="string" office:string-value=" 118 657 " calcext:value-type="string">
            <text:p><text:s/>118 657 </text:p>
          </table:table-cell>
        </table:table-row>
        <table:table-row table:style-name="ro1">
          <table:table-cell office:value-type="string" calcext:value-type="string">
            <text:p>658</text:p>
          </table:table-cell>
          <table:table-cell table:formula="of:=CONCATENATE(&quot; &quot;;118;&quot; &quot;;[.A658];&quot; &quot;)" office:value-type="string" office:string-value=" 118 658 " calcext:value-type="string">
            <text:p><text:s/>118 658 </text:p>
          </table:table-cell>
        </table:table-row>
        <table:table-row table:style-name="ro1">
          <table:table-cell office:value-type="string" calcext:value-type="string">
            <text:p>659</text:p>
          </table:table-cell>
          <table:table-cell table:formula="of:=CONCATENATE(&quot; &quot;;118;&quot; &quot;;[.A659];&quot; &quot;)" office:value-type="string" office:string-value=" 118 659 " calcext:value-type="string">
            <text:p><text:s/>118 659 </text:p>
          </table:table-cell>
        </table:table-row>
        <table:table-row table:style-name="ro1">
          <table:table-cell office:value-type="string" calcext:value-type="string">
            <text:p>660</text:p>
          </table:table-cell>
          <table:table-cell table:formula="of:=CONCATENATE(&quot; &quot;;118;&quot; &quot;;[.A660];&quot; &quot;)" office:value-type="string" office:string-value=" 118 660 " calcext:value-type="string">
            <text:p><text:s/>118 660 </text:p>
          </table:table-cell>
        </table:table-row>
        <table:table-row table:style-name="ro1">
          <table:table-cell office:value-type="string" calcext:value-type="string">
            <text:p>661</text:p>
          </table:table-cell>
          <table:table-cell table:formula="of:=CONCATENATE(&quot; &quot;;118;&quot; &quot;;[.A661];&quot; &quot;)" office:value-type="string" office:string-value=" 118 661 " calcext:value-type="string">
            <text:p><text:s/>118 661 </text:p>
          </table:table-cell>
        </table:table-row>
        <table:table-row table:style-name="ro1">
          <table:table-cell office:value-type="string" calcext:value-type="string">
            <text:p>662</text:p>
          </table:table-cell>
          <table:table-cell table:formula="of:=CONCATENATE(&quot; &quot;;118;&quot; &quot;;[.A662];&quot; &quot;)" office:value-type="string" office:string-value=" 118 662 " calcext:value-type="string">
            <text:p><text:s/>118 662 </text:p>
          </table:table-cell>
        </table:table-row>
        <table:table-row table:style-name="ro1">
          <table:table-cell office:value-type="string" calcext:value-type="string">
            <text:p>663</text:p>
          </table:table-cell>
          <table:table-cell table:formula="of:=CONCATENATE(&quot; &quot;;118;&quot; &quot;;[.A663];&quot; &quot;)" office:value-type="string" office:string-value=" 118 663 " calcext:value-type="string">
            <text:p><text:s/>118 663 </text:p>
          </table:table-cell>
        </table:table-row>
        <table:table-row table:style-name="ro1">
          <table:table-cell office:value-type="string" calcext:value-type="string">
            <text:p>664</text:p>
          </table:table-cell>
          <table:table-cell table:formula="of:=CONCATENATE(&quot; &quot;;118;&quot; &quot;;[.A664];&quot; &quot;)" office:value-type="string" office:string-value=" 118 664 " calcext:value-type="string">
            <text:p><text:s/>118 664 </text:p>
          </table:table-cell>
        </table:table-row>
        <table:table-row table:style-name="ro1">
          <table:table-cell office:value-type="string" calcext:value-type="string">
            <text:p>665</text:p>
          </table:table-cell>
          <table:table-cell table:formula="of:=CONCATENATE(&quot; &quot;;118;&quot; &quot;;[.A665];&quot; &quot;)" office:value-type="string" office:string-value=" 118 665 " calcext:value-type="string">
            <text:p><text:s/>118 665 </text:p>
          </table:table-cell>
        </table:table-row>
        <table:table-row table:style-name="ro1">
          <table:table-cell office:value-type="string" calcext:value-type="string">
            <text:p>666</text:p>
          </table:table-cell>
          <table:table-cell table:formula="of:=CONCATENATE(&quot; &quot;;118;&quot; &quot;;[.A666];&quot; &quot;)" office:value-type="string" office:string-value=" 118 666 " calcext:value-type="string">
            <text:p><text:s/>118 666 </text:p>
          </table:table-cell>
        </table:table-row>
        <table:table-row table:style-name="ro1">
          <table:table-cell office:value-type="string" calcext:value-type="string">
            <text:p>667</text:p>
          </table:table-cell>
          <table:table-cell table:formula="of:=CONCATENATE(&quot; &quot;;118;&quot; &quot;;[.A667];&quot; &quot;)" office:value-type="string" office:string-value=" 118 667 " calcext:value-type="string">
            <text:p><text:s/>118 667 </text:p>
          </table:table-cell>
        </table:table-row>
        <table:table-row table:style-name="ro1">
          <table:table-cell office:value-type="string" calcext:value-type="string">
            <text:p>668</text:p>
          </table:table-cell>
          <table:table-cell table:formula="of:=CONCATENATE(&quot; &quot;;118;&quot; &quot;;[.A668];&quot; &quot;)" office:value-type="string" office:string-value=" 118 668 " calcext:value-type="string">
            <text:p><text:s/>118 668 </text:p>
          </table:table-cell>
        </table:table-row>
        <table:table-row table:style-name="ro1">
          <table:table-cell office:value-type="string" calcext:value-type="string">
            <text:p>669</text:p>
          </table:table-cell>
          <table:table-cell table:formula="of:=CONCATENATE(&quot; &quot;;118;&quot; &quot;;[.A669];&quot; &quot;)" office:value-type="string" office:string-value=" 118 669 " calcext:value-type="string">
            <text:p><text:s/>118 669 </text:p>
          </table:table-cell>
        </table:table-row>
        <table:table-row table:style-name="ro1">
          <table:table-cell office:value-type="string" calcext:value-type="string">
            <text:p>670</text:p>
          </table:table-cell>
          <table:table-cell table:formula="of:=CONCATENATE(&quot; &quot;;118;&quot; &quot;;[.A670];&quot; &quot;)" office:value-type="string" office:string-value=" 118 670 " calcext:value-type="string">
            <text:p><text:s/>118 670 </text:p>
          </table:table-cell>
        </table:table-row>
        <table:table-row table:style-name="ro1">
          <table:table-cell office:value-type="string" calcext:value-type="string">
            <text:p>671</text:p>
          </table:table-cell>
          <table:table-cell table:formula="of:=CONCATENATE(&quot; &quot;;118;&quot; &quot;;[.A671];&quot; &quot;)" office:value-type="string" office:string-value=" 118 671 " calcext:value-type="string">
            <text:p><text:s/>118 671 </text:p>
          </table:table-cell>
        </table:table-row>
        <table:table-row table:style-name="ro1">
          <table:table-cell office:value-type="string" calcext:value-type="string">
            <text:p>672</text:p>
          </table:table-cell>
          <table:table-cell table:formula="of:=CONCATENATE(&quot; &quot;;118;&quot; &quot;;[.A672];&quot; &quot;)" office:value-type="string" office:string-value=" 118 672 " calcext:value-type="string">
            <text:p><text:s/>118 672 </text:p>
          </table:table-cell>
        </table:table-row>
        <table:table-row table:style-name="ro1">
          <table:table-cell office:value-type="string" calcext:value-type="string">
            <text:p>673</text:p>
          </table:table-cell>
          <table:table-cell table:formula="of:=CONCATENATE(&quot; &quot;;118;&quot; &quot;;[.A673];&quot; &quot;)" office:value-type="string" office:string-value=" 118 673 " calcext:value-type="string">
            <text:p><text:s/>118 673 </text:p>
          </table:table-cell>
        </table:table-row>
        <table:table-row table:style-name="ro1">
          <table:table-cell office:value-type="string" calcext:value-type="string">
            <text:p>674</text:p>
          </table:table-cell>
          <table:table-cell table:formula="of:=CONCATENATE(&quot; &quot;;118;&quot; &quot;;[.A674];&quot; &quot;)" office:value-type="string" office:string-value=" 118 674 " calcext:value-type="string">
            <text:p><text:s/>118 674 </text:p>
          </table:table-cell>
        </table:table-row>
        <table:table-row table:style-name="ro1">
          <table:table-cell office:value-type="string" calcext:value-type="string">
            <text:p>675</text:p>
          </table:table-cell>
          <table:table-cell table:formula="of:=CONCATENATE(&quot; &quot;;118;&quot; &quot;;[.A675];&quot; &quot;)" office:value-type="string" office:string-value=" 118 675 " calcext:value-type="string">
            <text:p><text:s/>118 675 </text:p>
          </table:table-cell>
        </table:table-row>
        <table:table-row table:style-name="ro1">
          <table:table-cell office:value-type="string" calcext:value-type="string">
            <text:p>676</text:p>
          </table:table-cell>
          <table:table-cell table:formula="of:=CONCATENATE(&quot; &quot;;118;&quot; &quot;;[.A676];&quot; &quot;)" office:value-type="string" office:string-value=" 118 676 " calcext:value-type="string">
            <text:p><text:s/>118 676 </text:p>
          </table:table-cell>
        </table:table-row>
        <table:table-row table:style-name="ro1">
          <table:table-cell office:value-type="string" calcext:value-type="string">
            <text:p>677</text:p>
          </table:table-cell>
          <table:table-cell table:formula="of:=CONCATENATE(&quot; &quot;;118;&quot; &quot;;[.A677];&quot; &quot;)" office:value-type="string" office:string-value=" 118 677 " calcext:value-type="string">
            <text:p><text:s/>118 677 </text:p>
          </table:table-cell>
        </table:table-row>
        <table:table-row table:style-name="ro1">
          <table:table-cell office:value-type="string" calcext:value-type="string">
            <text:p>678</text:p>
          </table:table-cell>
          <table:table-cell table:formula="of:=CONCATENATE(&quot; &quot;;118;&quot; &quot;;[.A678];&quot; &quot;)" office:value-type="string" office:string-value=" 118 678 " calcext:value-type="string">
            <text:p><text:s/>118 678 </text:p>
          </table:table-cell>
        </table:table-row>
        <table:table-row table:style-name="ro1">
          <table:table-cell office:value-type="string" calcext:value-type="string">
            <text:p>679</text:p>
          </table:table-cell>
          <table:table-cell table:formula="of:=CONCATENATE(&quot; &quot;;118;&quot; &quot;;[.A679];&quot; &quot;)" office:value-type="string" office:string-value=" 118 679 " calcext:value-type="string">
            <text:p><text:s/>118 679 </text:p>
          </table:table-cell>
        </table:table-row>
        <table:table-row table:style-name="ro1">
          <table:table-cell office:value-type="string" calcext:value-type="string">
            <text:p>680</text:p>
          </table:table-cell>
          <table:table-cell table:formula="of:=CONCATENATE(&quot; &quot;;118;&quot; &quot;;[.A680];&quot; &quot;)" office:value-type="string" office:string-value=" 118 680 " calcext:value-type="string">
            <text:p><text:s/>118 680 </text:p>
          </table:table-cell>
        </table:table-row>
        <table:table-row table:style-name="ro1">
          <table:table-cell office:value-type="string" calcext:value-type="string">
            <text:p>681</text:p>
          </table:table-cell>
          <table:table-cell table:formula="of:=CONCATENATE(&quot; &quot;;118;&quot; &quot;;[.A681];&quot; &quot;)" office:value-type="string" office:string-value=" 118 681 " calcext:value-type="string">
            <text:p><text:s/>118 681 </text:p>
          </table:table-cell>
        </table:table-row>
        <table:table-row table:style-name="ro1">
          <table:table-cell office:value-type="string" calcext:value-type="string">
            <text:p>682</text:p>
          </table:table-cell>
          <table:table-cell table:formula="of:=CONCATENATE(&quot; &quot;;118;&quot; &quot;;[.A682];&quot; &quot;)" office:value-type="string" office:string-value=" 118 682 " calcext:value-type="string">
            <text:p><text:s/>118 682 </text:p>
          </table:table-cell>
        </table:table-row>
        <table:table-row table:style-name="ro1">
          <table:table-cell office:value-type="string" calcext:value-type="string">
            <text:p>683</text:p>
          </table:table-cell>
          <table:table-cell table:formula="of:=CONCATENATE(&quot; &quot;;118;&quot; &quot;;[.A683];&quot; &quot;)" office:value-type="string" office:string-value=" 118 683 " calcext:value-type="string">
            <text:p><text:s/>118 683 </text:p>
          </table:table-cell>
        </table:table-row>
        <table:table-row table:style-name="ro1">
          <table:table-cell office:value-type="string" calcext:value-type="string">
            <text:p>684</text:p>
          </table:table-cell>
          <table:table-cell table:formula="of:=CONCATENATE(&quot; &quot;;118;&quot; &quot;;[.A684];&quot; &quot;)" office:value-type="string" office:string-value=" 118 684 " calcext:value-type="string">
            <text:p><text:s/>118 684 </text:p>
          </table:table-cell>
        </table:table-row>
        <table:table-row table:style-name="ro1">
          <table:table-cell office:value-type="string" calcext:value-type="string">
            <text:p>685</text:p>
          </table:table-cell>
          <table:table-cell table:formula="of:=CONCATENATE(&quot; &quot;;118;&quot; &quot;;[.A685];&quot; &quot;)" office:value-type="string" office:string-value=" 118 685 " calcext:value-type="string">
            <text:p><text:s/>118 685 </text:p>
          </table:table-cell>
        </table:table-row>
        <table:table-row table:style-name="ro1">
          <table:table-cell office:value-type="string" calcext:value-type="string">
            <text:p>686</text:p>
          </table:table-cell>
          <table:table-cell table:formula="of:=CONCATENATE(&quot; &quot;;118;&quot; &quot;;[.A686];&quot; &quot;)" office:value-type="string" office:string-value=" 118 686 " calcext:value-type="string">
            <text:p><text:s/>118 686 </text:p>
          </table:table-cell>
        </table:table-row>
        <table:table-row table:style-name="ro1">
          <table:table-cell office:value-type="string" calcext:value-type="string">
            <text:p>687</text:p>
          </table:table-cell>
          <table:table-cell table:formula="of:=CONCATENATE(&quot; &quot;;118;&quot; &quot;;[.A687];&quot; &quot;)" office:value-type="string" office:string-value=" 118 687 " calcext:value-type="string">
            <text:p><text:s/>118 687 </text:p>
          </table:table-cell>
        </table:table-row>
        <table:table-row table:style-name="ro1">
          <table:table-cell office:value-type="string" calcext:value-type="string">
            <text:p>688</text:p>
          </table:table-cell>
          <table:table-cell table:formula="of:=CONCATENATE(&quot; &quot;;118;&quot; &quot;;[.A688];&quot; &quot;)" office:value-type="string" office:string-value=" 118 688 " calcext:value-type="string">
            <text:p><text:s/>118 688 </text:p>
          </table:table-cell>
        </table:table-row>
        <table:table-row table:style-name="ro1">
          <table:table-cell office:value-type="string" calcext:value-type="string">
            <text:p>689</text:p>
          </table:table-cell>
          <table:table-cell table:formula="of:=CONCATENATE(&quot; &quot;;118;&quot; &quot;;[.A689];&quot; &quot;)" office:value-type="string" office:string-value=" 118 689 " calcext:value-type="string">
            <text:p><text:s/>118 689 </text:p>
          </table:table-cell>
        </table:table-row>
        <table:table-row table:style-name="ro1">
          <table:table-cell office:value-type="string" calcext:value-type="string">
            <text:p>690</text:p>
          </table:table-cell>
          <table:table-cell table:formula="of:=CONCATENATE(&quot; &quot;;118;&quot; &quot;;[.A690];&quot; &quot;)" office:value-type="string" office:string-value=" 118 690 " calcext:value-type="string">
            <text:p><text:s/>118 690 </text:p>
          </table:table-cell>
        </table:table-row>
        <table:table-row table:style-name="ro1">
          <table:table-cell office:value-type="string" calcext:value-type="string">
            <text:p>691</text:p>
          </table:table-cell>
          <table:table-cell table:formula="of:=CONCATENATE(&quot; &quot;;118;&quot; &quot;;[.A691];&quot; &quot;)" office:value-type="string" office:string-value=" 118 691 " calcext:value-type="string">
            <text:p><text:s/>118 691 </text:p>
          </table:table-cell>
        </table:table-row>
        <table:table-row table:style-name="ro1">
          <table:table-cell office:value-type="string" calcext:value-type="string">
            <text:p>692</text:p>
          </table:table-cell>
          <table:table-cell table:formula="of:=CONCATENATE(&quot; &quot;;118;&quot; &quot;;[.A692];&quot; &quot;)" office:value-type="string" office:string-value=" 118 692 " calcext:value-type="string">
            <text:p><text:s/>118 692 </text:p>
          </table:table-cell>
        </table:table-row>
        <table:table-row table:style-name="ro1">
          <table:table-cell office:value-type="string" calcext:value-type="string">
            <text:p>693</text:p>
          </table:table-cell>
          <table:table-cell table:formula="of:=CONCATENATE(&quot; &quot;;118;&quot; &quot;;[.A693];&quot; &quot;)" office:value-type="string" office:string-value=" 118 693 " calcext:value-type="string">
            <text:p><text:s/>118 693 </text:p>
          </table:table-cell>
        </table:table-row>
        <table:table-row table:style-name="ro1">
          <table:table-cell office:value-type="string" calcext:value-type="string">
            <text:p>694</text:p>
          </table:table-cell>
          <table:table-cell table:formula="of:=CONCATENATE(&quot; &quot;;118;&quot; &quot;;[.A694];&quot; &quot;)" office:value-type="string" office:string-value=" 118 694 " calcext:value-type="string">
            <text:p><text:s/>118 694 </text:p>
          </table:table-cell>
        </table:table-row>
        <table:table-row table:style-name="ro1">
          <table:table-cell office:value-type="string" calcext:value-type="string">
            <text:p>695</text:p>
          </table:table-cell>
          <table:table-cell table:formula="of:=CONCATENATE(&quot; &quot;;118;&quot; &quot;;[.A695];&quot; &quot;)" office:value-type="string" office:string-value=" 118 695 " calcext:value-type="string">
            <text:p><text:s/>118 695 </text:p>
          </table:table-cell>
        </table:table-row>
        <table:table-row table:style-name="ro1">
          <table:table-cell office:value-type="string" calcext:value-type="string">
            <text:p>696</text:p>
          </table:table-cell>
          <table:table-cell table:formula="of:=CONCATENATE(&quot; &quot;;118;&quot; &quot;;[.A696];&quot; &quot;)" office:value-type="string" office:string-value=" 118 696 " calcext:value-type="string">
            <text:p><text:s/>118 696 </text:p>
          </table:table-cell>
        </table:table-row>
        <table:table-row table:style-name="ro1">
          <table:table-cell office:value-type="string" calcext:value-type="string">
            <text:p>697</text:p>
          </table:table-cell>
          <table:table-cell table:formula="of:=CONCATENATE(&quot; &quot;;118;&quot; &quot;;[.A697];&quot; &quot;)" office:value-type="string" office:string-value=" 118 697 " calcext:value-type="string">
            <text:p><text:s/>118 697 </text:p>
          </table:table-cell>
        </table:table-row>
        <table:table-row table:style-name="ro1">
          <table:table-cell office:value-type="string" calcext:value-type="string">
            <text:p>698</text:p>
          </table:table-cell>
          <table:table-cell table:formula="of:=CONCATENATE(&quot; &quot;;118;&quot; &quot;;[.A698];&quot; &quot;)" office:value-type="string" office:string-value=" 118 698 " calcext:value-type="string">
            <text:p><text:s/>118 698 </text:p>
          </table:table-cell>
        </table:table-row>
        <table:table-row table:style-name="ro1">
          <table:table-cell office:value-type="string" calcext:value-type="string">
            <text:p>699</text:p>
          </table:table-cell>
          <table:table-cell table:formula="of:=CONCATENATE(&quot; &quot;;118;&quot; &quot;;[.A699];&quot; &quot;)" office:value-type="string" office:string-value=" 118 699 " calcext:value-type="string">
            <text:p><text:s/>118 699 </text:p>
          </table:table-cell>
        </table:table-row>
        <table:table-row table:style-name="ro1">
          <table:table-cell office:value-type="string" calcext:value-type="string">
            <text:p>700</text:p>
          </table:table-cell>
          <table:table-cell table:formula="of:=CONCATENATE(&quot; &quot;;118;&quot; &quot;;[.A700];&quot; &quot;)" office:value-type="string" office:string-value=" 118 700 " calcext:value-type="string">
            <text:p><text:s/>118 700 </text:p>
          </table:table-cell>
        </table:table-row>
        <table:table-row table:style-name="ro1">
          <table:table-cell office:value-type="string" calcext:value-type="string">
            <text:p>701</text:p>
          </table:table-cell>
          <table:table-cell table:formula="of:=CONCATENATE(&quot; &quot;;118;&quot; &quot;;[.A701];&quot; &quot;)" office:value-type="string" office:string-value=" 118 701 " calcext:value-type="string">
            <text:p><text:s/>118 701 </text:p>
          </table:table-cell>
        </table:table-row>
        <table:table-row table:style-name="ro1">
          <table:table-cell office:value-type="string" calcext:value-type="string">
            <text:p>702</text:p>
          </table:table-cell>
          <table:table-cell table:formula="of:=CONCATENATE(&quot; &quot;;118;&quot; &quot;;[.A702];&quot; &quot;)" office:value-type="string" office:string-value=" 118 702 " calcext:value-type="string">
            <text:p><text:s/>118 702 </text:p>
          </table:table-cell>
        </table:table-row>
        <table:table-row table:style-name="ro1">
          <table:table-cell office:value-type="string" calcext:value-type="string">
            <text:p>703</text:p>
          </table:table-cell>
          <table:table-cell table:formula="of:=CONCATENATE(&quot; &quot;;118;&quot; &quot;;[.A703];&quot; &quot;)" office:value-type="string" office:string-value=" 118 703 " calcext:value-type="string">
            <text:p><text:s/>118 703 </text:p>
          </table:table-cell>
        </table:table-row>
        <table:table-row table:style-name="ro1">
          <table:table-cell office:value-type="string" calcext:value-type="string">
            <text:p>704</text:p>
          </table:table-cell>
          <table:table-cell table:formula="of:=CONCATENATE(&quot; &quot;;118;&quot; &quot;;[.A704];&quot; &quot;)" office:value-type="string" office:string-value=" 118 704 " calcext:value-type="string">
            <text:p><text:s/>118 704 </text:p>
          </table:table-cell>
        </table:table-row>
        <table:table-row table:style-name="ro1">
          <table:table-cell office:value-type="string" calcext:value-type="string">
            <text:p>705</text:p>
          </table:table-cell>
          <table:table-cell table:formula="of:=CONCATENATE(&quot; &quot;;118;&quot; &quot;;[.A705];&quot; &quot;)" office:value-type="string" office:string-value=" 118 705 " calcext:value-type="string">
            <text:p><text:s/>118 705 </text:p>
          </table:table-cell>
        </table:table-row>
        <table:table-row table:style-name="ro1">
          <table:table-cell office:value-type="string" calcext:value-type="string">
            <text:p>706</text:p>
          </table:table-cell>
          <table:table-cell table:formula="of:=CONCATENATE(&quot; &quot;;118;&quot; &quot;;[.A706];&quot; &quot;)" office:value-type="string" office:string-value=" 118 706 " calcext:value-type="string">
            <text:p><text:s/>118 706 </text:p>
          </table:table-cell>
        </table:table-row>
        <table:table-row table:style-name="ro1">
          <table:table-cell office:value-type="string" calcext:value-type="string">
            <text:p>707</text:p>
          </table:table-cell>
          <table:table-cell table:formula="of:=CONCATENATE(&quot; &quot;;118;&quot; &quot;;[.A707];&quot; &quot;)" office:value-type="string" office:string-value=" 118 707 " calcext:value-type="string">
            <text:p><text:s/>118 707 </text:p>
          </table:table-cell>
        </table:table-row>
        <table:table-row table:style-name="ro1">
          <table:table-cell office:value-type="string" calcext:value-type="string">
            <text:p>708</text:p>
          </table:table-cell>
          <table:table-cell table:formula="of:=CONCATENATE(&quot; &quot;;118;&quot; &quot;;[.A708];&quot; &quot;)" office:value-type="string" office:string-value=" 118 708 " calcext:value-type="string">
            <text:p><text:s/>118 708 </text:p>
          </table:table-cell>
        </table:table-row>
        <table:table-row table:style-name="ro1">
          <table:table-cell office:value-type="string" calcext:value-type="string">
            <text:p>709</text:p>
          </table:table-cell>
          <table:table-cell table:formula="of:=CONCATENATE(&quot; &quot;;118;&quot; &quot;;[.A709];&quot; &quot;)" office:value-type="string" office:string-value=" 118 709 " calcext:value-type="string">
            <text:p><text:s/>118 709 </text:p>
          </table:table-cell>
        </table:table-row>
        <table:table-row table:style-name="ro1">
          <table:table-cell office:value-type="string" calcext:value-type="string">
            <text:p>710</text:p>
          </table:table-cell>
          <table:table-cell table:formula="of:=CONCATENATE(&quot; &quot;;118;&quot; &quot;;[.A710];&quot; &quot;)" office:value-type="string" office:string-value=" 118 710 " calcext:value-type="string">
            <text:p><text:s/>118 710 </text:p>
          </table:table-cell>
        </table:table-row>
        <table:table-row table:style-name="ro1">
          <table:table-cell office:value-type="string" calcext:value-type="string">
            <text:p>711</text:p>
          </table:table-cell>
          <table:table-cell table:formula="of:=CONCATENATE(&quot; &quot;;118;&quot; &quot;;[.A711];&quot; &quot;)" office:value-type="string" office:string-value=" 118 711 " calcext:value-type="string">
            <text:p><text:s/>118 711 </text:p>
          </table:table-cell>
        </table:table-row>
        <table:table-row table:style-name="ro1">
          <table:table-cell office:value-type="string" calcext:value-type="string">
            <text:p>712</text:p>
          </table:table-cell>
          <table:table-cell table:formula="of:=CONCATENATE(&quot; &quot;;118;&quot; &quot;;[.A712];&quot; &quot;)" office:value-type="string" office:string-value=" 118 712 " calcext:value-type="string">
            <text:p><text:s/>118 712 </text:p>
          </table:table-cell>
        </table:table-row>
        <table:table-row table:style-name="ro1">
          <table:table-cell office:value-type="string" calcext:value-type="string">
            <text:p>713</text:p>
          </table:table-cell>
          <table:table-cell table:formula="of:=CONCATENATE(&quot; &quot;;118;&quot; &quot;;[.A713];&quot; &quot;)" office:value-type="string" office:string-value=" 118 713 " calcext:value-type="string">
            <text:p><text:s/>118 713 </text:p>
          </table:table-cell>
        </table:table-row>
        <table:table-row table:style-name="ro1">
          <table:table-cell office:value-type="string" calcext:value-type="string">
            <text:p>714</text:p>
          </table:table-cell>
          <table:table-cell table:formula="of:=CONCATENATE(&quot; &quot;;118;&quot; &quot;;[.A714];&quot; &quot;)" office:value-type="string" office:string-value=" 118 714 " calcext:value-type="string">
            <text:p><text:s/>118 714 </text:p>
          </table:table-cell>
        </table:table-row>
        <table:table-row table:style-name="ro1">
          <table:table-cell office:value-type="string" calcext:value-type="string">
            <text:p>715</text:p>
          </table:table-cell>
          <table:table-cell table:formula="of:=CONCATENATE(&quot; &quot;;118;&quot; &quot;;[.A715];&quot; &quot;)" office:value-type="string" office:string-value=" 118 715 " calcext:value-type="string">
            <text:p><text:s/>118 715 </text:p>
          </table:table-cell>
        </table:table-row>
        <table:table-row table:style-name="ro1">
          <table:table-cell office:value-type="string" calcext:value-type="string">
            <text:p>716</text:p>
          </table:table-cell>
          <table:table-cell table:formula="of:=CONCATENATE(&quot; &quot;;118;&quot; &quot;;[.A716];&quot; &quot;)" office:value-type="string" office:string-value=" 118 716 " calcext:value-type="string">
            <text:p><text:s/>118 716 </text:p>
          </table:table-cell>
        </table:table-row>
        <table:table-row table:style-name="ro1">
          <table:table-cell office:value-type="string" calcext:value-type="string">
            <text:p>717</text:p>
          </table:table-cell>
          <table:table-cell table:formula="of:=CONCATENATE(&quot; &quot;;118;&quot; &quot;;[.A717];&quot; &quot;)" office:value-type="string" office:string-value=" 118 717 " calcext:value-type="string">
            <text:p><text:s/>118 717 </text:p>
          </table:table-cell>
        </table:table-row>
        <table:table-row table:style-name="ro1">
          <table:table-cell office:value-type="string" calcext:value-type="string">
            <text:p>718</text:p>
          </table:table-cell>
          <table:table-cell table:formula="of:=CONCATENATE(&quot; &quot;;118;&quot; &quot;;[.A718];&quot; &quot;)" office:value-type="string" office:string-value=" 118 718 " calcext:value-type="string">
            <text:p><text:s/>118 718 </text:p>
          </table:table-cell>
        </table:table-row>
        <table:table-row table:style-name="ro1">
          <table:table-cell office:value-type="string" calcext:value-type="string">
            <text:p>719</text:p>
          </table:table-cell>
          <table:table-cell table:formula="of:=CONCATENATE(&quot; &quot;;118;&quot; &quot;;[.A719];&quot; &quot;)" office:value-type="string" office:string-value=" 118 719 " calcext:value-type="string">
            <text:p><text:s/>118 719 </text:p>
          </table:table-cell>
        </table:table-row>
        <table:table-row table:style-name="ro1">
          <table:table-cell office:value-type="string" calcext:value-type="string">
            <text:p>720</text:p>
          </table:table-cell>
          <table:table-cell table:formula="of:=CONCATENATE(&quot; &quot;;118;&quot; &quot;;[.A720];&quot; &quot;)" office:value-type="string" office:string-value=" 118 720 " calcext:value-type="string">
            <text:p><text:s/>118 720 </text:p>
          </table:table-cell>
        </table:table-row>
        <table:table-row table:style-name="ro1">
          <table:table-cell office:value-type="string" calcext:value-type="string">
            <text:p>721</text:p>
          </table:table-cell>
          <table:table-cell table:formula="of:=CONCATENATE(&quot; &quot;;118;&quot; &quot;;[.A721];&quot; &quot;)" office:value-type="string" office:string-value=" 118 721 " calcext:value-type="string">
            <text:p><text:s/>118 721 </text:p>
          </table:table-cell>
        </table:table-row>
        <table:table-row table:style-name="ro1">
          <table:table-cell office:value-type="string" calcext:value-type="string">
            <text:p>722</text:p>
          </table:table-cell>
          <table:table-cell table:formula="of:=CONCATENATE(&quot; &quot;;118;&quot; &quot;;[.A722];&quot; &quot;)" office:value-type="string" office:string-value=" 118 722 " calcext:value-type="string">
            <text:p><text:s/>118 722 </text:p>
          </table:table-cell>
        </table:table-row>
        <table:table-row table:style-name="ro1">
          <table:table-cell office:value-type="string" calcext:value-type="string">
            <text:p>723</text:p>
          </table:table-cell>
          <table:table-cell table:formula="of:=CONCATENATE(&quot; &quot;;118;&quot; &quot;;[.A723];&quot; &quot;)" office:value-type="string" office:string-value=" 118 723 " calcext:value-type="string">
            <text:p><text:s/>118 723 </text:p>
          </table:table-cell>
        </table:table-row>
        <table:table-row table:style-name="ro1">
          <table:table-cell office:value-type="string" calcext:value-type="string">
            <text:p>724</text:p>
          </table:table-cell>
          <table:table-cell table:formula="of:=CONCATENATE(&quot; &quot;;118;&quot; &quot;;[.A724];&quot; &quot;)" office:value-type="string" office:string-value=" 118 724 " calcext:value-type="string">
            <text:p><text:s/>118 724 </text:p>
          </table:table-cell>
        </table:table-row>
        <table:table-row table:style-name="ro1">
          <table:table-cell office:value-type="string" calcext:value-type="string">
            <text:p>725</text:p>
          </table:table-cell>
          <table:table-cell table:formula="of:=CONCATENATE(&quot; &quot;;118;&quot; &quot;;[.A725];&quot; &quot;)" office:value-type="string" office:string-value=" 118 725 " calcext:value-type="string">
            <text:p><text:s/>118 725 </text:p>
          </table:table-cell>
        </table:table-row>
        <table:table-row table:style-name="ro1">
          <table:table-cell office:value-type="string" calcext:value-type="string">
            <text:p>726</text:p>
          </table:table-cell>
          <table:table-cell table:formula="of:=CONCATENATE(&quot; &quot;;118;&quot; &quot;;[.A726];&quot; &quot;)" office:value-type="string" office:string-value=" 118 726 " calcext:value-type="string">
            <text:p><text:s/>118 726 </text:p>
          </table:table-cell>
        </table:table-row>
        <table:table-row table:style-name="ro1">
          <table:table-cell office:value-type="string" calcext:value-type="string">
            <text:p>727</text:p>
          </table:table-cell>
          <table:table-cell table:formula="of:=CONCATENATE(&quot; &quot;;118;&quot; &quot;;[.A727];&quot; &quot;)" office:value-type="string" office:string-value=" 118 727 " calcext:value-type="string">
            <text:p><text:s/>118 727 </text:p>
          </table:table-cell>
        </table:table-row>
        <table:table-row table:style-name="ro1">
          <table:table-cell office:value-type="string" calcext:value-type="string">
            <text:p>728</text:p>
          </table:table-cell>
          <table:table-cell table:formula="of:=CONCATENATE(&quot; &quot;;118;&quot; &quot;;[.A728];&quot; &quot;)" office:value-type="string" office:string-value=" 118 728 " calcext:value-type="string">
            <text:p><text:s/>118 728 </text:p>
          </table:table-cell>
        </table:table-row>
        <table:table-row table:style-name="ro1">
          <table:table-cell office:value-type="string" calcext:value-type="string">
            <text:p>729</text:p>
          </table:table-cell>
          <table:table-cell table:formula="of:=CONCATENATE(&quot; &quot;;118;&quot; &quot;;[.A729];&quot; &quot;)" office:value-type="string" office:string-value=" 118 729 " calcext:value-type="string">
            <text:p><text:s/>118 729 </text:p>
          </table:table-cell>
        </table:table-row>
        <table:table-row table:style-name="ro1">
          <table:table-cell office:value-type="string" calcext:value-type="string">
            <text:p>730</text:p>
          </table:table-cell>
          <table:table-cell table:formula="of:=CONCATENATE(&quot; &quot;;118;&quot; &quot;;[.A730];&quot; &quot;)" office:value-type="string" office:string-value=" 118 730 " calcext:value-type="string">
            <text:p><text:s/>118 730 </text:p>
          </table:table-cell>
        </table:table-row>
        <table:table-row table:style-name="ro1">
          <table:table-cell office:value-type="string" calcext:value-type="string">
            <text:p>731</text:p>
          </table:table-cell>
          <table:table-cell table:formula="of:=CONCATENATE(&quot; &quot;;118;&quot; &quot;;[.A731];&quot; &quot;)" office:value-type="string" office:string-value=" 118 731 " calcext:value-type="string">
            <text:p><text:s/>118 731 </text:p>
          </table:table-cell>
        </table:table-row>
        <table:table-row table:style-name="ro1">
          <table:table-cell office:value-type="string" calcext:value-type="string">
            <text:p>732</text:p>
          </table:table-cell>
          <table:table-cell table:formula="of:=CONCATENATE(&quot; &quot;;118;&quot; &quot;;[.A732];&quot; &quot;)" office:value-type="string" office:string-value=" 118 732 " calcext:value-type="string">
            <text:p><text:s/>118 732 </text:p>
          </table:table-cell>
        </table:table-row>
        <table:table-row table:style-name="ro1">
          <table:table-cell office:value-type="string" calcext:value-type="string">
            <text:p>733</text:p>
          </table:table-cell>
          <table:table-cell table:formula="of:=CONCATENATE(&quot; &quot;;118;&quot; &quot;;[.A733];&quot; &quot;)" office:value-type="string" office:string-value=" 118 733 " calcext:value-type="string">
            <text:p><text:s/>118 733 </text:p>
          </table:table-cell>
        </table:table-row>
        <table:table-row table:style-name="ro1">
          <table:table-cell office:value-type="string" calcext:value-type="string">
            <text:p>734</text:p>
          </table:table-cell>
          <table:table-cell table:formula="of:=CONCATENATE(&quot; &quot;;118;&quot; &quot;;[.A734];&quot; &quot;)" office:value-type="string" office:string-value=" 118 734 " calcext:value-type="string">
            <text:p><text:s/>118 734 </text:p>
          </table:table-cell>
        </table:table-row>
        <table:table-row table:style-name="ro1">
          <table:table-cell office:value-type="string" calcext:value-type="string">
            <text:p>735</text:p>
          </table:table-cell>
          <table:table-cell table:formula="of:=CONCATENATE(&quot; &quot;;118;&quot; &quot;;[.A735];&quot; &quot;)" office:value-type="string" office:string-value=" 118 735 " calcext:value-type="string">
            <text:p><text:s/>118 735 </text:p>
          </table:table-cell>
        </table:table-row>
        <table:table-row table:style-name="ro1">
          <table:table-cell office:value-type="string" calcext:value-type="string">
            <text:p>736</text:p>
          </table:table-cell>
          <table:table-cell table:formula="of:=CONCATENATE(&quot; &quot;;118;&quot; &quot;;[.A736];&quot; &quot;)" office:value-type="string" office:string-value=" 118 736 " calcext:value-type="string">
            <text:p><text:s/>118 736 </text:p>
          </table:table-cell>
        </table:table-row>
        <table:table-row table:style-name="ro1">
          <table:table-cell office:value-type="string" calcext:value-type="string">
            <text:p>737</text:p>
          </table:table-cell>
          <table:table-cell table:formula="of:=CONCATENATE(&quot; &quot;;118;&quot; &quot;;[.A737];&quot; &quot;)" office:value-type="string" office:string-value=" 118 737 " calcext:value-type="string">
            <text:p><text:s/>118 737 </text:p>
          </table:table-cell>
        </table:table-row>
        <table:table-row table:style-name="ro1">
          <table:table-cell office:value-type="string" calcext:value-type="string">
            <text:p>738</text:p>
          </table:table-cell>
          <table:table-cell table:formula="of:=CONCATENATE(&quot; &quot;;118;&quot; &quot;;[.A738];&quot; &quot;)" office:value-type="string" office:string-value=" 118 738 " calcext:value-type="string">
            <text:p><text:s/>118 738 </text:p>
          </table:table-cell>
        </table:table-row>
        <table:table-row table:style-name="ro1">
          <table:table-cell office:value-type="string" calcext:value-type="string">
            <text:p>739</text:p>
          </table:table-cell>
          <table:table-cell table:formula="of:=CONCATENATE(&quot; &quot;;118;&quot; &quot;;[.A739];&quot; &quot;)" office:value-type="string" office:string-value=" 118 739 " calcext:value-type="string">
            <text:p><text:s/>118 739 </text:p>
          </table:table-cell>
        </table:table-row>
        <table:table-row table:style-name="ro1">
          <table:table-cell office:value-type="string" calcext:value-type="string">
            <text:p>740</text:p>
          </table:table-cell>
          <table:table-cell table:formula="of:=CONCATENATE(&quot; &quot;;118;&quot; &quot;;[.A740];&quot; &quot;)" office:value-type="string" office:string-value=" 118 740 " calcext:value-type="string">
            <text:p><text:s/>118 740 </text:p>
          </table:table-cell>
        </table:table-row>
        <table:table-row table:style-name="ro1">
          <table:table-cell office:value-type="string" calcext:value-type="string">
            <text:p>741</text:p>
          </table:table-cell>
          <table:table-cell table:formula="of:=CONCATENATE(&quot; &quot;;118;&quot; &quot;;[.A741];&quot; &quot;)" office:value-type="string" office:string-value=" 118 741 " calcext:value-type="string">
            <text:p><text:s/>118 741 </text:p>
          </table:table-cell>
        </table:table-row>
        <table:table-row table:style-name="ro1">
          <table:table-cell office:value-type="string" calcext:value-type="string">
            <text:p>742</text:p>
          </table:table-cell>
          <table:table-cell table:formula="of:=CONCATENATE(&quot; &quot;;118;&quot; &quot;;[.A742];&quot; &quot;)" office:value-type="string" office:string-value=" 118 742 " calcext:value-type="string">
            <text:p><text:s/>118 742 </text:p>
          </table:table-cell>
        </table:table-row>
        <table:table-row table:style-name="ro1">
          <table:table-cell office:value-type="string" calcext:value-type="string">
            <text:p>743</text:p>
          </table:table-cell>
          <table:table-cell table:formula="of:=CONCATENATE(&quot; &quot;;118;&quot; &quot;;[.A743];&quot; &quot;)" office:value-type="string" office:string-value=" 118 743 " calcext:value-type="string">
            <text:p><text:s/>118 743 </text:p>
          </table:table-cell>
        </table:table-row>
        <table:table-row table:style-name="ro1">
          <table:table-cell office:value-type="string" calcext:value-type="string">
            <text:p>744</text:p>
          </table:table-cell>
          <table:table-cell table:formula="of:=CONCATENATE(&quot; &quot;;118;&quot; &quot;;[.A744];&quot; &quot;)" office:value-type="string" office:string-value=" 118 744 " calcext:value-type="string">
            <text:p><text:s/>118 744 </text:p>
          </table:table-cell>
        </table:table-row>
        <table:table-row table:style-name="ro1">
          <table:table-cell office:value-type="string" calcext:value-type="string">
            <text:p>745</text:p>
          </table:table-cell>
          <table:table-cell table:formula="of:=CONCATENATE(&quot; &quot;;118;&quot; &quot;;[.A745];&quot; &quot;)" office:value-type="string" office:string-value=" 118 745 " calcext:value-type="string">
            <text:p><text:s/>118 745 </text:p>
          </table:table-cell>
        </table:table-row>
        <table:table-row table:style-name="ro1">
          <table:table-cell office:value-type="string" calcext:value-type="string">
            <text:p>746</text:p>
          </table:table-cell>
          <table:table-cell table:formula="of:=CONCATENATE(&quot; &quot;;118;&quot; &quot;;[.A746];&quot; &quot;)" office:value-type="string" office:string-value=" 118 746 " calcext:value-type="string">
            <text:p><text:s/>118 746 </text:p>
          </table:table-cell>
        </table:table-row>
        <table:table-row table:style-name="ro1">
          <table:table-cell office:value-type="string" calcext:value-type="string">
            <text:p>747</text:p>
          </table:table-cell>
          <table:table-cell table:formula="of:=CONCATENATE(&quot; &quot;;118;&quot; &quot;;[.A747];&quot; &quot;)" office:value-type="string" office:string-value=" 118 747 " calcext:value-type="string">
            <text:p><text:s/>118 747 </text:p>
          </table:table-cell>
        </table:table-row>
        <table:table-row table:style-name="ro1">
          <table:table-cell office:value-type="string" calcext:value-type="string">
            <text:p>748</text:p>
          </table:table-cell>
          <table:table-cell table:formula="of:=CONCATENATE(&quot; &quot;;118;&quot; &quot;;[.A748];&quot; &quot;)" office:value-type="string" office:string-value=" 118 748 " calcext:value-type="string">
            <text:p><text:s/>118 748 </text:p>
          </table:table-cell>
        </table:table-row>
        <table:table-row table:style-name="ro1">
          <table:table-cell office:value-type="string" calcext:value-type="string">
            <text:p>749</text:p>
          </table:table-cell>
          <table:table-cell table:formula="of:=CONCATENATE(&quot; &quot;;118;&quot; &quot;;[.A749];&quot; &quot;)" office:value-type="string" office:string-value=" 118 749 " calcext:value-type="string">
            <text:p><text:s/>118 749 </text:p>
          </table:table-cell>
        </table:table-row>
        <table:table-row table:style-name="ro1">
          <table:table-cell office:value-type="string" calcext:value-type="string">
            <text:p>750</text:p>
          </table:table-cell>
          <table:table-cell table:formula="of:=CONCATENATE(&quot; &quot;;118;&quot; &quot;;[.A750];&quot; &quot;)" office:value-type="string" office:string-value=" 118 750 " calcext:value-type="string">
            <text:p><text:s/>118 750 </text:p>
          </table:table-cell>
        </table:table-row>
        <table:table-row table:style-name="ro1">
          <table:table-cell office:value-type="string" calcext:value-type="string">
            <text:p>751</text:p>
          </table:table-cell>
          <table:table-cell table:formula="of:=CONCATENATE(&quot; &quot;;118;&quot; &quot;;[.A751];&quot; &quot;)" office:value-type="string" office:string-value=" 118 751 " calcext:value-type="string">
            <text:p><text:s/>118 751 </text:p>
          </table:table-cell>
        </table:table-row>
        <table:table-row table:style-name="ro1">
          <table:table-cell office:value-type="string" calcext:value-type="string">
            <text:p>752</text:p>
          </table:table-cell>
          <table:table-cell table:formula="of:=CONCATENATE(&quot; &quot;;118;&quot; &quot;;[.A752];&quot; &quot;)" office:value-type="string" office:string-value=" 118 752 " calcext:value-type="string">
            <text:p><text:s/>118 752 </text:p>
          </table:table-cell>
        </table:table-row>
        <table:table-row table:style-name="ro1">
          <table:table-cell office:value-type="string" calcext:value-type="string">
            <text:p>753</text:p>
          </table:table-cell>
          <table:table-cell table:formula="of:=CONCATENATE(&quot; &quot;;118;&quot; &quot;;[.A753];&quot; &quot;)" office:value-type="string" office:string-value=" 118 753 " calcext:value-type="string">
            <text:p><text:s/>118 753 </text:p>
          </table:table-cell>
        </table:table-row>
        <table:table-row table:style-name="ro1">
          <table:table-cell office:value-type="string" calcext:value-type="string">
            <text:p>754</text:p>
          </table:table-cell>
          <table:table-cell table:formula="of:=CONCATENATE(&quot; &quot;;118;&quot; &quot;;[.A754];&quot; &quot;)" office:value-type="string" office:string-value=" 118 754 " calcext:value-type="string">
            <text:p><text:s/>118 754 </text:p>
          </table:table-cell>
        </table:table-row>
        <table:table-row table:style-name="ro1">
          <table:table-cell office:value-type="string" calcext:value-type="string">
            <text:p>755</text:p>
          </table:table-cell>
          <table:table-cell table:formula="of:=CONCATENATE(&quot; &quot;;118;&quot; &quot;;[.A755];&quot; &quot;)" office:value-type="string" office:string-value=" 118 755 " calcext:value-type="string">
            <text:p><text:s/>118 755 </text:p>
          </table:table-cell>
        </table:table-row>
        <table:table-row table:style-name="ro1">
          <table:table-cell office:value-type="string" calcext:value-type="string">
            <text:p>756</text:p>
          </table:table-cell>
          <table:table-cell table:formula="of:=CONCATENATE(&quot; &quot;;118;&quot; &quot;;[.A756];&quot; &quot;)" office:value-type="string" office:string-value=" 118 756 " calcext:value-type="string">
            <text:p><text:s/>118 756 </text:p>
          </table:table-cell>
        </table:table-row>
        <table:table-row table:style-name="ro1">
          <table:table-cell office:value-type="string" calcext:value-type="string">
            <text:p>757</text:p>
          </table:table-cell>
          <table:table-cell table:formula="of:=CONCATENATE(&quot; &quot;;118;&quot; &quot;;[.A757];&quot; &quot;)" office:value-type="string" office:string-value=" 118 757 " calcext:value-type="string">
            <text:p><text:s/>118 757 </text:p>
          </table:table-cell>
        </table:table-row>
        <table:table-row table:style-name="ro1">
          <table:table-cell office:value-type="string" calcext:value-type="string">
            <text:p>758</text:p>
          </table:table-cell>
          <table:table-cell table:formula="of:=CONCATENATE(&quot; &quot;;118;&quot; &quot;;[.A758];&quot; &quot;)" office:value-type="string" office:string-value=" 118 758 " calcext:value-type="string">
            <text:p><text:s/>118 758 </text:p>
          </table:table-cell>
        </table:table-row>
        <table:table-row table:style-name="ro1">
          <table:table-cell office:value-type="string" calcext:value-type="string">
            <text:p>759</text:p>
          </table:table-cell>
          <table:table-cell table:formula="of:=CONCATENATE(&quot; &quot;;118;&quot; &quot;;[.A759];&quot; &quot;)" office:value-type="string" office:string-value=" 118 759 " calcext:value-type="string">
            <text:p><text:s/>118 759 </text:p>
          </table:table-cell>
        </table:table-row>
        <table:table-row table:style-name="ro1">
          <table:table-cell office:value-type="string" calcext:value-type="string">
            <text:p>760</text:p>
          </table:table-cell>
          <table:table-cell table:formula="of:=CONCATENATE(&quot; &quot;;118;&quot; &quot;;[.A760];&quot; &quot;)" office:value-type="string" office:string-value=" 118 760 " calcext:value-type="string">
            <text:p><text:s/>118 760 </text:p>
          </table:table-cell>
        </table:table-row>
        <table:table-row table:style-name="ro1">
          <table:table-cell office:value-type="string" calcext:value-type="string">
            <text:p>761</text:p>
          </table:table-cell>
          <table:table-cell table:formula="of:=CONCATENATE(&quot; &quot;;118;&quot; &quot;;[.A761];&quot; &quot;)" office:value-type="string" office:string-value=" 118 761 " calcext:value-type="string">
            <text:p><text:s/>118 761 </text:p>
          </table:table-cell>
        </table:table-row>
        <table:table-row table:style-name="ro1">
          <table:table-cell office:value-type="string" calcext:value-type="string">
            <text:p>762</text:p>
          </table:table-cell>
          <table:table-cell table:formula="of:=CONCATENATE(&quot; &quot;;118;&quot; &quot;;[.A762];&quot; &quot;)" office:value-type="string" office:string-value=" 118 762 " calcext:value-type="string">
            <text:p><text:s/>118 762 </text:p>
          </table:table-cell>
        </table:table-row>
        <table:table-row table:style-name="ro1">
          <table:table-cell office:value-type="string" calcext:value-type="string">
            <text:p>763</text:p>
          </table:table-cell>
          <table:table-cell table:formula="of:=CONCATENATE(&quot; &quot;;118;&quot; &quot;;[.A763];&quot; &quot;)" office:value-type="string" office:string-value=" 118 763 " calcext:value-type="string">
            <text:p><text:s/>118 763 </text:p>
          </table:table-cell>
        </table:table-row>
        <table:table-row table:style-name="ro1">
          <table:table-cell office:value-type="string" calcext:value-type="string">
            <text:p>764</text:p>
          </table:table-cell>
          <table:table-cell table:formula="of:=CONCATENATE(&quot; &quot;;118;&quot; &quot;;[.A764];&quot; &quot;)" office:value-type="string" office:string-value=" 118 764 " calcext:value-type="string">
            <text:p><text:s/>118 764 </text:p>
          </table:table-cell>
        </table:table-row>
        <table:table-row table:style-name="ro1">
          <table:table-cell office:value-type="string" calcext:value-type="string">
            <text:p>765</text:p>
          </table:table-cell>
          <table:table-cell table:formula="of:=CONCATENATE(&quot; &quot;;118;&quot; &quot;;[.A765];&quot; &quot;)" office:value-type="string" office:string-value=" 118 765 " calcext:value-type="string">
            <text:p><text:s/>118 765 </text:p>
          </table:table-cell>
        </table:table-row>
        <table:table-row table:style-name="ro1">
          <table:table-cell office:value-type="string" calcext:value-type="string">
            <text:p>766</text:p>
          </table:table-cell>
          <table:table-cell table:formula="of:=CONCATENATE(&quot; &quot;;118;&quot; &quot;;[.A766];&quot; &quot;)" office:value-type="string" office:string-value=" 118 766 " calcext:value-type="string">
            <text:p><text:s/>118 766 </text:p>
          </table:table-cell>
        </table:table-row>
        <table:table-row table:style-name="ro1">
          <table:table-cell office:value-type="string" calcext:value-type="string">
            <text:p>767</text:p>
          </table:table-cell>
          <table:table-cell table:formula="of:=CONCATENATE(&quot; &quot;;118;&quot; &quot;;[.A767];&quot; &quot;)" office:value-type="string" office:string-value=" 118 767 " calcext:value-type="string">
            <text:p><text:s/>118 767 </text:p>
          </table:table-cell>
        </table:table-row>
        <table:table-row table:style-name="ro1">
          <table:table-cell office:value-type="string" calcext:value-type="string">
            <text:p>768</text:p>
          </table:table-cell>
          <table:table-cell table:formula="of:=CONCATENATE(&quot; &quot;;118;&quot; &quot;;[.A768];&quot; &quot;)" office:value-type="string" office:string-value=" 118 768 " calcext:value-type="string">
            <text:p><text:s/>118 768 </text:p>
          </table:table-cell>
        </table:table-row>
        <table:table-row table:style-name="ro1">
          <table:table-cell office:value-type="string" calcext:value-type="string">
            <text:p>769</text:p>
          </table:table-cell>
          <table:table-cell table:formula="of:=CONCATENATE(&quot; &quot;;118;&quot; &quot;;[.A769];&quot; &quot;)" office:value-type="string" office:string-value=" 118 769 " calcext:value-type="string">
            <text:p><text:s/>118 769 </text:p>
          </table:table-cell>
        </table:table-row>
        <table:table-row table:style-name="ro1">
          <table:table-cell office:value-type="string" calcext:value-type="string">
            <text:p>770</text:p>
          </table:table-cell>
          <table:table-cell table:formula="of:=CONCATENATE(&quot; &quot;;118;&quot; &quot;;[.A770];&quot; &quot;)" office:value-type="string" office:string-value=" 118 770 " calcext:value-type="string">
            <text:p><text:s/>118 770 </text:p>
          </table:table-cell>
        </table:table-row>
        <table:table-row table:style-name="ro1">
          <table:table-cell office:value-type="string" calcext:value-type="string">
            <text:p>771</text:p>
          </table:table-cell>
          <table:table-cell table:formula="of:=CONCATENATE(&quot; &quot;;118;&quot; &quot;;[.A771];&quot; &quot;)" office:value-type="string" office:string-value=" 118 771 " calcext:value-type="string">
            <text:p><text:s/>118 771 </text:p>
          </table:table-cell>
        </table:table-row>
        <table:table-row table:style-name="ro1">
          <table:table-cell office:value-type="string" calcext:value-type="string">
            <text:p>772</text:p>
          </table:table-cell>
          <table:table-cell table:formula="of:=CONCATENATE(&quot; &quot;;118;&quot; &quot;;[.A772];&quot; &quot;)" office:value-type="string" office:string-value=" 118 772 " calcext:value-type="string">
            <text:p><text:s/>118 772 </text:p>
          </table:table-cell>
        </table:table-row>
        <table:table-row table:style-name="ro1">
          <table:table-cell office:value-type="string" calcext:value-type="string">
            <text:p>773</text:p>
          </table:table-cell>
          <table:table-cell table:formula="of:=CONCATENATE(&quot; &quot;;118;&quot; &quot;;[.A773];&quot; &quot;)" office:value-type="string" office:string-value=" 118 773 " calcext:value-type="string">
            <text:p><text:s/>118 773 </text:p>
          </table:table-cell>
        </table:table-row>
        <table:table-row table:style-name="ro1">
          <table:table-cell office:value-type="string" calcext:value-type="string">
            <text:p>774</text:p>
          </table:table-cell>
          <table:table-cell table:formula="of:=CONCATENATE(&quot; &quot;;118;&quot; &quot;;[.A774];&quot; &quot;)" office:value-type="string" office:string-value=" 118 774 " calcext:value-type="string">
            <text:p><text:s/>118 774 </text:p>
          </table:table-cell>
        </table:table-row>
        <table:table-row table:style-name="ro1">
          <table:table-cell office:value-type="string" calcext:value-type="string">
            <text:p>775</text:p>
          </table:table-cell>
          <table:table-cell table:formula="of:=CONCATENATE(&quot; &quot;;118;&quot; &quot;;[.A775];&quot; &quot;)" office:value-type="string" office:string-value=" 118 775 " calcext:value-type="string">
            <text:p><text:s/>118 775 </text:p>
          </table:table-cell>
        </table:table-row>
        <table:table-row table:style-name="ro1">
          <table:table-cell office:value-type="string" calcext:value-type="string">
            <text:p>776</text:p>
          </table:table-cell>
          <table:table-cell table:formula="of:=CONCATENATE(&quot; &quot;;118;&quot; &quot;;[.A776];&quot; &quot;)" office:value-type="string" office:string-value=" 118 776 " calcext:value-type="string">
            <text:p><text:s/>118 776 </text:p>
          </table:table-cell>
        </table:table-row>
        <table:table-row table:style-name="ro1">
          <table:table-cell office:value-type="string" calcext:value-type="string">
            <text:p>777</text:p>
          </table:table-cell>
          <table:table-cell table:formula="of:=CONCATENATE(&quot; &quot;;118;&quot; &quot;;[.A777];&quot; &quot;)" office:value-type="string" office:string-value=" 118 777 " calcext:value-type="string">
            <text:p><text:s/>118 777 </text:p>
          </table:table-cell>
        </table:table-row>
        <table:table-row table:style-name="ro1">
          <table:table-cell office:value-type="string" calcext:value-type="string">
            <text:p>778</text:p>
          </table:table-cell>
          <table:table-cell table:formula="of:=CONCATENATE(&quot; &quot;;118;&quot; &quot;;[.A778];&quot; &quot;)" office:value-type="string" office:string-value=" 118 778 " calcext:value-type="string">
            <text:p><text:s/>118 778 </text:p>
          </table:table-cell>
        </table:table-row>
        <table:table-row table:style-name="ro1">
          <table:table-cell office:value-type="string" calcext:value-type="string">
            <text:p>779</text:p>
          </table:table-cell>
          <table:table-cell table:formula="of:=CONCATENATE(&quot; &quot;;118;&quot; &quot;;[.A779];&quot; &quot;)" office:value-type="string" office:string-value=" 118 779 " calcext:value-type="string">
            <text:p><text:s/>118 779 </text:p>
          </table:table-cell>
        </table:table-row>
        <table:table-row table:style-name="ro1">
          <table:table-cell office:value-type="string" calcext:value-type="string">
            <text:p>780</text:p>
          </table:table-cell>
          <table:table-cell table:formula="of:=CONCATENATE(&quot; &quot;;118;&quot; &quot;;[.A780];&quot; &quot;)" office:value-type="string" office:string-value=" 118 780 " calcext:value-type="string">
            <text:p><text:s/>118 780 </text:p>
          </table:table-cell>
        </table:table-row>
        <table:table-row table:style-name="ro1">
          <table:table-cell office:value-type="string" calcext:value-type="string">
            <text:p>781</text:p>
          </table:table-cell>
          <table:table-cell table:formula="of:=CONCATENATE(&quot; &quot;;118;&quot; &quot;;[.A781];&quot; &quot;)" office:value-type="string" office:string-value=" 118 781 " calcext:value-type="string">
            <text:p><text:s/>118 781 </text:p>
          </table:table-cell>
        </table:table-row>
        <table:table-row table:style-name="ro1">
          <table:table-cell office:value-type="string" calcext:value-type="string">
            <text:p>782</text:p>
          </table:table-cell>
          <table:table-cell table:formula="of:=CONCATENATE(&quot; &quot;;118;&quot; &quot;;[.A782];&quot; &quot;)" office:value-type="string" office:string-value=" 118 782 " calcext:value-type="string">
            <text:p><text:s/>118 782 </text:p>
          </table:table-cell>
        </table:table-row>
        <table:table-row table:style-name="ro1">
          <table:table-cell office:value-type="string" calcext:value-type="string">
            <text:p>783</text:p>
          </table:table-cell>
          <table:table-cell table:formula="of:=CONCATENATE(&quot; &quot;;118;&quot; &quot;;[.A783];&quot; &quot;)" office:value-type="string" office:string-value=" 118 783 " calcext:value-type="string">
            <text:p><text:s/>118 783 </text:p>
          </table:table-cell>
        </table:table-row>
        <table:table-row table:style-name="ro1">
          <table:table-cell office:value-type="string" calcext:value-type="string">
            <text:p>784</text:p>
          </table:table-cell>
          <table:table-cell table:formula="of:=CONCATENATE(&quot; &quot;;118;&quot; &quot;;[.A784];&quot; &quot;)" office:value-type="string" office:string-value=" 118 784 " calcext:value-type="string">
            <text:p><text:s/>118 784 </text:p>
          </table:table-cell>
        </table:table-row>
        <table:table-row table:style-name="ro1">
          <table:table-cell office:value-type="string" calcext:value-type="string">
            <text:p>785</text:p>
          </table:table-cell>
          <table:table-cell table:formula="of:=CONCATENATE(&quot; &quot;;118;&quot; &quot;;[.A785];&quot; &quot;)" office:value-type="string" office:string-value=" 118 785 " calcext:value-type="string">
            <text:p><text:s/>118 785 </text:p>
          </table:table-cell>
        </table:table-row>
        <table:table-row table:style-name="ro1">
          <table:table-cell office:value-type="string" calcext:value-type="string">
            <text:p>786</text:p>
          </table:table-cell>
          <table:table-cell table:formula="of:=CONCATENATE(&quot; &quot;;118;&quot; &quot;;[.A786];&quot; &quot;)" office:value-type="string" office:string-value=" 118 786 " calcext:value-type="string">
            <text:p><text:s/>118 786 </text:p>
          </table:table-cell>
        </table:table-row>
        <table:table-row table:style-name="ro1">
          <table:table-cell office:value-type="string" calcext:value-type="string">
            <text:p>787</text:p>
          </table:table-cell>
          <table:table-cell table:formula="of:=CONCATENATE(&quot; &quot;;118;&quot; &quot;;[.A787];&quot; &quot;)" office:value-type="string" office:string-value=" 118 787 " calcext:value-type="string">
            <text:p><text:s/>118 787 </text:p>
          </table:table-cell>
        </table:table-row>
        <table:table-row table:style-name="ro1">
          <table:table-cell office:value-type="string" calcext:value-type="string">
            <text:p>788</text:p>
          </table:table-cell>
          <table:table-cell table:formula="of:=CONCATENATE(&quot; &quot;;118;&quot; &quot;;[.A788];&quot; &quot;)" office:value-type="string" office:string-value=" 118 788 " calcext:value-type="string">
            <text:p><text:s/>118 788 </text:p>
          </table:table-cell>
        </table:table-row>
        <table:table-row table:style-name="ro1">
          <table:table-cell office:value-type="string" calcext:value-type="string">
            <text:p>789</text:p>
          </table:table-cell>
          <table:table-cell table:formula="of:=CONCATENATE(&quot; &quot;;118;&quot; &quot;;[.A789];&quot; &quot;)" office:value-type="string" office:string-value=" 118 789 " calcext:value-type="string">
            <text:p><text:s/>118 789 </text:p>
          </table:table-cell>
        </table:table-row>
        <table:table-row table:style-name="ro1">
          <table:table-cell office:value-type="string" calcext:value-type="string">
            <text:p>790</text:p>
          </table:table-cell>
          <table:table-cell table:formula="of:=CONCATENATE(&quot; &quot;;118;&quot; &quot;;[.A790];&quot; &quot;)" office:value-type="string" office:string-value=" 118 790 " calcext:value-type="string">
            <text:p><text:s/>118 790 </text:p>
          </table:table-cell>
        </table:table-row>
        <table:table-row table:style-name="ro1">
          <table:table-cell office:value-type="string" calcext:value-type="string">
            <text:p>791</text:p>
          </table:table-cell>
          <table:table-cell table:formula="of:=CONCATENATE(&quot; &quot;;118;&quot; &quot;;[.A791];&quot; &quot;)" office:value-type="string" office:string-value=" 118 791 " calcext:value-type="string">
            <text:p><text:s/>118 791 </text:p>
          </table:table-cell>
        </table:table-row>
        <table:table-row table:style-name="ro1">
          <table:table-cell office:value-type="string" calcext:value-type="string">
            <text:p>792</text:p>
          </table:table-cell>
          <table:table-cell table:formula="of:=CONCATENATE(&quot; &quot;;118;&quot; &quot;;[.A792];&quot; &quot;)" office:value-type="string" office:string-value=" 118 792 " calcext:value-type="string">
            <text:p><text:s/>118 792 </text:p>
          </table:table-cell>
        </table:table-row>
        <table:table-row table:style-name="ro1">
          <table:table-cell office:value-type="string" calcext:value-type="string">
            <text:p>793</text:p>
          </table:table-cell>
          <table:table-cell table:formula="of:=CONCATENATE(&quot; &quot;;118;&quot; &quot;;[.A793];&quot; &quot;)" office:value-type="string" office:string-value=" 118 793 " calcext:value-type="string">
            <text:p><text:s/>118 793 </text:p>
          </table:table-cell>
        </table:table-row>
        <table:table-row table:style-name="ro1">
          <table:table-cell office:value-type="string" calcext:value-type="string">
            <text:p>794</text:p>
          </table:table-cell>
          <table:table-cell table:formula="of:=CONCATENATE(&quot; &quot;;118;&quot; &quot;;[.A794];&quot; &quot;)" office:value-type="string" office:string-value=" 118 794 " calcext:value-type="string">
            <text:p><text:s/>118 794 </text:p>
          </table:table-cell>
        </table:table-row>
        <table:table-row table:style-name="ro1">
          <table:table-cell office:value-type="string" calcext:value-type="string">
            <text:p>795</text:p>
          </table:table-cell>
          <table:table-cell table:formula="of:=CONCATENATE(&quot; &quot;;118;&quot; &quot;;[.A795];&quot; &quot;)" office:value-type="string" office:string-value=" 118 795 " calcext:value-type="string">
            <text:p><text:s/>118 795 </text:p>
          </table:table-cell>
        </table:table-row>
        <table:table-row table:style-name="ro1">
          <table:table-cell office:value-type="string" calcext:value-type="string">
            <text:p>796</text:p>
          </table:table-cell>
          <table:table-cell table:formula="of:=CONCATENATE(&quot; &quot;;118;&quot; &quot;;[.A796];&quot; &quot;)" office:value-type="string" office:string-value=" 118 796 " calcext:value-type="string">
            <text:p><text:s/>118 796 </text:p>
          </table:table-cell>
        </table:table-row>
        <table:table-row table:style-name="ro1">
          <table:table-cell office:value-type="string" calcext:value-type="string">
            <text:p>797</text:p>
          </table:table-cell>
          <table:table-cell table:formula="of:=CONCATENATE(&quot; &quot;;118;&quot; &quot;;[.A797];&quot; &quot;)" office:value-type="string" office:string-value=" 118 797 " calcext:value-type="string">
            <text:p><text:s/>118 797 </text:p>
          </table:table-cell>
        </table:table-row>
        <table:table-row table:style-name="ro1">
          <table:table-cell office:value-type="string" calcext:value-type="string">
            <text:p>798</text:p>
          </table:table-cell>
          <table:table-cell table:formula="of:=CONCATENATE(&quot; &quot;;118;&quot; &quot;;[.A798];&quot; &quot;)" office:value-type="string" office:string-value=" 118 798 " calcext:value-type="string">
            <text:p><text:s/>118 798 </text:p>
          </table:table-cell>
        </table:table-row>
        <table:table-row table:style-name="ro1">
          <table:table-cell office:value-type="string" calcext:value-type="string">
            <text:p>799</text:p>
          </table:table-cell>
          <table:table-cell table:formula="of:=CONCATENATE(&quot; &quot;;118;&quot; &quot;;[.A799];&quot; &quot;)" office:value-type="string" office:string-value=" 118 799 " calcext:value-type="string">
            <text:p><text:s/>118 799 </text:p>
          </table:table-cell>
        </table:table-row>
        <table:table-row table:style-name="ro1">
          <table:table-cell office:value-type="string" calcext:value-type="string">
            <text:p>800</text:p>
          </table:table-cell>
          <table:table-cell table:formula="of:=CONCATENATE(&quot; &quot;;118;&quot; &quot;;[.A800];&quot; &quot;)" office:value-type="string" office:string-value=" 118 800 " calcext:value-type="string">
            <text:p><text:s/>118 800 </text:p>
          </table:table-cell>
        </table:table-row>
        <table:table-row table:style-name="ro1">
          <table:table-cell office:value-type="string" calcext:value-type="string">
            <text:p>801</text:p>
          </table:table-cell>
          <table:table-cell table:formula="of:=CONCATENATE(&quot; &quot;;118;&quot; &quot;;[.A801];&quot; &quot;)" office:value-type="string" office:string-value=" 118 801 " calcext:value-type="string">
            <text:p><text:s/>118 801 </text:p>
          </table:table-cell>
        </table:table-row>
        <table:table-row table:style-name="ro1">
          <table:table-cell office:value-type="string" calcext:value-type="string">
            <text:p>802</text:p>
          </table:table-cell>
          <table:table-cell table:formula="of:=CONCATENATE(&quot; &quot;;118;&quot; &quot;;[.A802];&quot; &quot;)" office:value-type="string" office:string-value=" 118 802 " calcext:value-type="string">
            <text:p><text:s/>118 802 </text:p>
          </table:table-cell>
        </table:table-row>
        <table:table-row table:style-name="ro1">
          <table:table-cell office:value-type="string" calcext:value-type="string">
            <text:p>803</text:p>
          </table:table-cell>
          <table:table-cell table:formula="of:=CONCATENATE(&quot; &quot;;118;&quot; &quot;;[.A803];&quot; &quot;)" office:value-type="string" office:string-value=" 118 803 " calcext:value-type="string">
            <text:p><text:s/>118 803 </text:p>
          </table:table-cell>
        </table:table-row>
        <table:table-row table:style-name="ro1">
          <table:table-cell office:value-type="string" calcext:value-type="string">
            <text:p>804</text:p>
          </table:table-cell>
          <table:table-cell table:formula="of:=CONCATENATE(&quot; &quot;;118;&quot; &quot;;[.A804];&quot; &quot;)" office:value-type="string" office:string-value=" 118 804 " calcext:value-type="string">
            <text:p><text:s/>118 804 </text:p>
          </table:table-cell>
        </table:table-row>
        <table:table-row table:style-name="ro1">
          <table:table-cell office:value-type="string" calcext:value-type="string">
            <text:p>805</text:p>
          </table:table-cell>
          <table:table-cell table:formula="of:=CONCATENATE(&quot; &quot;;118;&quot; &quot;;[.A805];&quot; &quot;)" office:value-type="string" office:string-value=" 118 805 " calcext:value-type="string">
            <text:p><text:s/>118 805 </text:p>
          </table:table-cell>
        </table:table-row>
        <table:table-row table:style-name="ro1">
          <table:table-cell office:value-type="string" calcext:value-type="string">
            <text:p>806</text:p>
          </table:table-cell>
          <table:table-cell table:formula="of:=CONCATENATE(&quot; &quot;;118;&quot; &quot;;[.A806];&quot; &quot;)" office:value-type="string" office:string-value=" 118 806 " calcext:value-type="string">
            <text:p><text:s/>118 806 </text:p>
          </table:table-cell>
        </table:table-row>
        <table:table-row table:style-name="ro1">
          <table:table-cell office:value-type="string" calcext:value-type="string">
            <text:p>807</text:p>
          </table:table-cell>
          <table:table-cell table:formula="of:=CONCATENATE(&quot; &quot;;118;&quot; &quot;;[.A807];&quot; &quot;)" office:value-type="string" office:string-value=" 118 807 " calcext:value-type="string">
            <text:p><text:s/>118 807 </text:p>
          </table:table-cell>
        </table:table-row>
        <table:table-row table:style-name="ro1">
          <table:table-cell office:value-type="string" calcext:value-type="string">
            <text:p>808</text:p>
          </table:table-cell>
          <table:table-cell table:formula="of:=CONCATENATE(&quot; &quot;;118;&quot; &quot;;[.A808];&quot; &quot;)" office:value-type="string" office:string-value=" 118 808 " calcext:value-type="string">
            <text:p><text:s/>118 808 </text:p>
          </table:table-cell>
        </table:table-row>
        <table:table-row table:style-name="ro1">
          <table:table-cell office:value-type="string" calcext:value-type="string">
            <text:p>809</text:p>
          </table:table-cell>
          <table:table-cell table:formula="of:=CONCATENATE(&quot; &quot;;118;&quot; &quot;;[.A809];&quot; &quot;)" office:value-type="string" office:string-value=" 118 809 " calcext:value-type="string">
            <text:p><text:s/>118 809 </text:p>
          </table:table-cell>
        </table:table-row>
        <table:table-row table:style-name="ro1">
          <table:table-cell office:value-type="string" calcext:value-type="string">
            <text:p>810</text:p>
          </table:table-cell>
          <table:table-cell table:formula="of:=CONCATENATE(&quot; &quot;;118;&quot; &quot;;[.A810];&quot; &quot;)" office:value-type="string" office:string-value=" 118 810 " calcext:value-type="string">
            <text:p><text:s/>118 810 </text:p>
          </table:table-cell>
        </table:table-row>
        <table:table-row table:style-name="ro1">
          <table:table-cell office:value-type="string" calcext:value-type="string">
            <text:p>811</text:p>
          </table:table-cell>
          <table:table-cell table:formula="of:=CONCATENATE(&quot; &quot;;118;&quot; &quot;;[.A811];&quot; &quot;)" office:value-type="string" office:string-value=" 118 811 " calcext:value-type="string">
            <text:p><text:s/>118 811 </text:p>
          </table:table-cell>
        </table:table-row>
        <table:table-row table:style-name="ro1">
          <table:table-cell office:value-type="string" calcext:value-type="string">
            <text:p>812</text:p>
          </table:table-cell>
          <table:table-cell table:formula="of:=CONCATENATE(&quot; &quot;;118;&quot; &quot;;[.A812];&quot; &quot;)" office:value-type="string" office:string-value=" 118 812 " calcext:value-type="string">
            <text:p><text:s/>118 812 </text:p>
          </table:table-cell>
        </table:table-row>
        <table:table-row table:style-name="ro1">
          <table:table-cell office:value-type="string" calcext:value-type="string">
            <text:p>813</text:p>
          </table:table-cell>
          <table:table-cell table:formula="of:=CONCATENATE(&quot; &quot;;118;&quot; &quot;;[.A813];&quot; &quot;)" office:value-type="string" office:string-value=" 118 813 " calcext:value-type="string">
            <text:p><text:s/>118 813 </text:p>
          </table:table-cell>
        </table:table-row>
        <table:table-row table:style-name="ro1">
          <table:table-cell office:value-type="string" calcext:value-type="string">
            <text:p>814</text:p>
          </table:table-cell>
          <table:table-cell table:formula="of:=CONCATENATE(&quot; &quot;;118;&quot; &quot;;[.A814];&quot; &quot;)" office:value-type="string" office:string-value=" 118 814 " calcext:value-type="string">
            <text:p><text:s/>118 814 </text:p>
          </table:table-cell>
        </table:table-row>
        <table:table-row table:style-name="ro1">
          <table:table-cell office:value-type="string" calcext:value-type="string">
            <text:p>815</text:p>
          </table:table-cell>
          <table:table-cell table:formula="of:=CONCATENATE(&quot; &quot;;118;&quot; &quot;;[.A815];&quot; &quot;)" office:value-type="string" office:string-value=" 118 815 " calcext:value-type="string">
            <text:p><text:s/>118 815 </text:p>
          </table:table-cell>
        </table:table-row>
        <table:table-row table:style-name="ro1">
          <table:table-cell office:value-type="string" calcext:value-type="string">
            <text:p>816</text:p>
          </table:table-cell>
          <table:table-cell table:formula="of:=CONCATENATE(&quot; &quot;;118;&quot; &quot;;[.A816];&quot; &quot;)" office:value-type="string" office:string-value=" 118 816 " calcext:value-type="string">
            <text:p><text:s/>118 816 </text:p>
          </table:table-cell>
        </table:table-row>
        <table:table-row table:style-name="ro1">
          <table:table-cell office:value-type="string" calcext:value-type="string">
            <text:p>817</text:p>
          </table:table-cell>
          <table:table-cell table:formula="of:=CONCATENATE(&quot; &quot;;118;&quot; &quot;;[.A817];&quot; &quot;)" office:value-type="string" office:string-value=" 118 817 " calcext:value-type="string">
            <text:p><text:s/>118 817 </text:p>
          </table:table-cell>
        </table:table-row>
        <table:table-row table:style-name="ro1">
          <table:table-cell office:value-type="string" calcext:value-type="string">
            <text:p>818</text:p>
          </table:table-cell>
          <table:table-cell table:formula="of:=CONCATENATE(&quot; &quot;;118;&quot; &quot;;[.A818];&quot; &quot;)" office:value-type="string" office:string-value=" 118 818 " calcext:value-type="string">
            <text:p><text:s/>118 818 </text:p>
          </table:table-cell>
        </table:table-row>
        <table:table-row table:style-name="ro1">
          <table:table-cell office:value-type="string" calcext:value-type="string">
            <text:p>819</text:p>
          </table:table-cell>
          <table:table-cell table:formula="of:=CONCATENATE(&quot; &quot;;118;&quot; &quot;;[.A819];&quot; &quot;)" office:value-type="string" office:string-value=" 118 819 " calcext:value-type="string">
            <text:p><text:s/>118 819 </text:p>
          </table:table-cell>
        </table:table-row>
        <table:table-row table:style-name="ro1">
          <table:table-cell office:value-type="string" calcext:value-type="string">
            <text:p>820</text:p>
          </table:table-cell>
          <table:table-cell table:formula="of:=CONCATENATE(&quot; &quot;;118;&quot; &quot;;[.A820];&quot; &quot;)" office:value-type="string" office:string-value=" 118 820 " calcext:value-type="string">
            <text:p><text:s/>118 820 </text:p>
          </table:table-cell>
        </table:table-row>
        <table:table-row table:style-name="ro1">
          <table:table-cell office:value-type="string" calcext:value-type="string">
            <text:p>821</text:p>
          </table:table-cell>
          <table:table-cell table:formula="of:=CONCATENATE(&quot; &quot;;118;&quot; &quot;;[.A821];&quot; &quot;)" office:value-type="string" office:string-value=" 118 821 " calcext:value-type="string">
            <text:p><text:s/>118 821 </text:p>
          </table:table-cell>
        </table:table-row>
        <table:table-row table:style-name="ro1">
          <table:table-cell office:value-type="string" calcext:value-type="string">
            <text:p>822</text:p>
          </table:table-cell>
          <table:table-cell table:formula="of:=CONCATENATE(&quot; &quot;;118;&quot; &quot;;[.A822];&quot; &quot;)" office:value-type="string" office:string-value=" 118 822 " calcext:value-type="string">
            <text:p><text:s/>118 822 </text:p>
          </table:table-cell>
        </table:table-row>
        <table:table-row table:style-name="ro1">
          <table:table-cell office:value-type="string" calcext:value-type="string">
            <text:p>823</text:p>
          </table:table-cell>
          <table:table-cell table:formula="of:=CONCATENATE(&quot; &quot;;118;&quot; &quot;;[.A823];&quot; &quot;)" office:value-type="string" office:string-value=" 118 823 " calcext:value-type="string">
            <text:p><text:s/>118 823 </text:p>
          </table:table-cell>
        </table:table-row>
        <table:table-row table:style-name="ro1">
          <table:table-cell office:value-type="string" calcext:value-type="string">
            <text:p>824</text:p>
          </table:table-cell>
          <table:table-cell table:formula="of:=CONCATENATE(&quot; &quot;;118;&quot; &quot;;[.A824];&quot; &quot;)" office:value-type="string" office:string-value=" 118 824 " calcext:value-type="string">
            <text:p><text:s/>118 824 </text:p>
          </table:table-cell>
        </table:table-row>
        <table:table-row table:style-name="ro1">
          <table:table-cell office:value-type="string" calcext:value-type="string">
            <text:p>825</text:p>
          </table:table-cell>
          <table:table-cell table:formula="of:=CONCATENATE(&quot; &quot;;118;&quot; &quot;;[.A825];&quot; &quot;)" office:value-type="string" office:string-value=" 118 825 " calcext:value-type="string">
            <text:p><text:s/>118 825 </text:p>
          </table:table-cell>
        </table:table-row>
        <table:table-row table:style-name="ro1">
          <table:table-cell office:value-type="string" calcext:value-type="string">
            <text:p>826</text:p>
          </table:table-cell>
          <table:table-cell table:formula="of:=CONCATENATE(&quot; &quot;;118;&quot; &quot;;[.A826];&quot; &quot;)" office:value-type="string" office:string-value=" 118 826 " calcext:value-type="string">
            <text:p><text:s/>118 826 </text:p>
          </table:table-cell>
        </table:table-row>
        <table:table-row table:style-name="ro1">
          <table:table-cell office:value-type="string" calcext:value-type="string">
            <text:p>827</text:p>
          </table:table-cell>
          <table:table-cell table:formula="of:=CONCATENATE(&quot; &quot;;118;&quot; &quot;;[.A827];&quot; &quot;)" office:value-type="string" office:string-value=" 118 827 " calcext:value-type="string">
            <text:p><text:s/>118 827 </text:p>
          </table:table-cell>
        </table:table-row>
        <table:table-row table:style-name="ro1">
          <table:table-cell office:value-type="string" calcext:value-type="string">
            <text:p>828</text:p>
          </table:table-cell>
          <table:table-cell table:formula="of:=CONCATENATE(&quot; &quot;;118;&quot; &quot;;[.A828];&quot; &quot;)" office:value-type="string" office:string-value=" 118 828 " calcext:value-type="string">
            <text:p><text:s/>118 828 </text:p>
          </table:table-cell>
        </table:table-row>
        <table:table-row table:style-name="ro1">
          <table:table-cell office:value-type="string" calcext:value-type="string">
            <text:p>829</text:p>
          </table:table-cell>
          <table:table-cell table:formula="of:=CONCATENATE(&quot; &quot;;118;&quot; &quot;;[.A829];&quot; &quot;)" office:value-type="string" office:string-value=" 118 829 " calcext:value-type="string">
            <text:p><text:s/>118 829 </text:p>
          </table:table-cell>
        </table:table-row>
        <table:table-row table:style-name="ro1">
          <table:table-cell office:value-type="string" calcext:value-type="string">
            <text:p>830</text:p>
          </table:table-cell>
          <table:table-cell table:formula="of:=CONCATENATE(&quot; &quot;;118;&quot; &quot;;[.A830];&quot; &quot;)" office:value-type="string" office:string-value=" 118 830 " calcext:value-type="string">
            <text:p><text:s/>118 830 </text:p>
          </table:table-cell>
        </table:table-row>
        <table:table-row table:style-name="ro1">
          <table:table-cell office:value-type="string" calcext:value-type="string">
            <text:p>831</text:p>
          </table:table-cell>
          <table:table-cell table:formula="of:=CONCATENATE(&quot; &quot;;118;&quot; &quot;;[.A831];&quot; &quot;)" office:value-type="string" office:string-value=" 118 831 " calcext:value-type="string">
            <text:p><text:s/>118 831 </text:p>
          </table:table-cell>
        </table:table-row>
        <table:table-row table:style-name="ro1">
          <table:table-cell office:value-type="string" calcext:value-type="string">
            <text:p>832</text:p>
          </table:table-cell>
          <table:table-cell table:formula="of:=CONCATENATE(&quot; &quot;;118;&quot; &quot;;[.A832];&quot; &quot;)" office:value-type="string" office:string-value=" 118 832 " calcext:value-type="string">
            <text:p><text:s/>118 832 </text:p>
          </table:table-cell>
        </table:table-row>
        <table:table-row table:style-name="ro1">
          <table:table-cell office:value-type="string" calcext:value-type="string">
            <text:p>833</text:p>
          </table:table-cell>
          <table:table-cell table:formula="of:=CONCATENATE(&quot; &quot;;118;&quot; &quot;;[.A833];&quot; &quot;)" office:value-type="string" office:string-value=" 118 833 " calcext:value-type="string">
            <text:p><text:s/>118 833 </text:p>
          </table:table-cell>
        </table:table-row>
        <table:table-row table:style-name="ro1">
          <table:table-cell office:value-type="string" calcext:value-type="string">
            <text:p>834</text:p>
          </table:table-cell>
          <table:table-cell table:formula="of:=CONCATENATE(&quot; &quot;;118;&quot; &quot;;[.A834];&quot; &quot;)" office:value-type="string" office:string-value=" 118 834 " calcext:value-type="string">
            <text:p><text:s/>118 834 </text:p>
          </table:table-cell>
        </table:table-row>
        <table:table-row table:style-name="ro1">
          <table:table-cell office:value-type="string" calcext:value-type="string">
            <text:p>835</text:p>
          </table:table-cell>
          <table:table-cell table:formula="of:=CONCATENATE(&quot; &quot;;118;&quot; &quot;;[.A835];&quot; &quot;)" office:value-type="string" office:string-value=" 118 835 " calcext:value-type="string">
            <text:p><text:s/>118 835 </text:p>
          </table:table-cell>
        </table:table-row>
        <table:table-row table:style-name="ro1">
          <table:table-cell office:value-type="string" calcext:value-type="string">
            <text:p>836</text:p>
          </table:table-cell>
          <table:table-cell table:formula="of:=CONCATENATE(&quot; &quot;;118;&quot; &quot;;[.A836];&quot; &quot;)" office:value-type="string" office:string-value=" 118 836 " calcext:value-type="string">
            <text:p><text:s/>118 836 </text:p>
          </table:table-cell>
        </table:table-row>
        <table:table-row table:style-name="ro1">
          <table:table-cell office:value-type="string" calcext:value-type="string">
            <text:p>837</text:p>
          </table:table-cell>
          <table:table-cell table:formula="of:=CONCATENATE(&quot; &quot;;118;&quot; &quot;;[.A837];&quot; &quot;)" office:value-type="string" office:string-value=" 118 837 " calcext:value-type="string">
            <text:p><text:s/>118 837 </text:p>
          </table:table-cell>
        </table:table-row>
        <table:table-row table:style-name="ro1">
          <table:table-cell office:value-type="string" calcext:value-type="string">
            <text:p>838</text:p>
          </table:table-cell>
          <table:table-cell table:formula="of:=CONCATENATE(&quot; &quot;;118;&quot; &quot;;[.A838];&quot; &quot;)" office:value-type="string" office:string-value=" 118 838 " calcext:value-type="string">
            <text:p><text:s/>118 838 </text:p>
          </table:table-cell>
        </table:table-row>
        <table:table-row table:style-name="ro1">
          <table:table-cell office:value-type="string" calcext:value-type="string">
            <text:p>839</text:p>
          </table:table-cell>
          <table:table-cell table:formula="of:=CONCATENATE(&quot; &quot;;118;&quot; &quot;;[.A839];&quot; &quot;)" office:value-type="string" office:string-value=" 118 839 " calcext:value-type="string">
            <text:p><text:s/>118 839 </text:p>
          </table:table-cell>
        </table:table-row>
        <table:table-row table:style-name="ro1">
          <table:table-cell office:value-type="string" calcext:value-type="string">
            <text:p>840</text:p>
          </table:table-cell>
          <table:table-cell table:formula="of:=CONCATENATE(&quot; &quot;;118;&quot; &quot;;[.A840];&quot; &quot;)" office:value-type="string" office:string-value=" 118 840 " calcext:value-type="string">
            <text:p><text:s/>118 840 </text:p>
          </table:table-cell>
        </table:table-row>
        <table:table-row table:style-name="ro1">
          <table:table-cell office:value-type="string" calcext:value-type="string">
            <text:p>841</text:p>
          </table:table-cell>
          <table:table-cell table:formula="of:=CONCATENATE(&quot; &quot;;118;&quot; &quot;;[.A841];&quot; &quot;)" office:value-type="string" office:string-value=" 118 841 " calcext:value-type="string">
            <text:p><text:s/>118 841 </text:p>
          </table:table-cell>
        </table:table-row>
        <table:table-row table:style-name="ro1">
          <table:table-cell office:value-type="string" calcext:value-type="string">
            <text:p>842</text:p>
          </table:table-cell>
          <table:table-cell table:formula="of:=CONCATENATE(&quot; &quot;;118;&quot; &quot;;[.A842];&quot; &quot;)" office:value-type="string" office:string-value=" 118 842 " calcext:value-type="string">
            <text:p><text:s/>118 842 </text:p>
          </table:table-cell>
        </table:table-row>
        <table:table-row table:style-name="ro1">
          <table:table-cell office:value-type="string" calcext:value-type="string">
            <text:p>843</text:p>
          </table:table-cell>
          <table:table-cell table:formula="of:=CONCATENATE(&quot; &quot;;118;&quot; &quot;;[.A843];&quot; &quot;)" office:value-type="string" office:string-value=" 118 843 " calcext:value-type="string">
            <text:p><text:s/>118 843 </text:p>
          </table:table-cell>
        </table:table-row>
        <table:table-row table:style-name="ro1">
          <table:table-cell office:value-type="string" calcext:value-type="string">
            <text:p>844</text:p>
          </table:table-cell>
          <table:table-cell table:formula="of:=CONCATENATE(&quot; &quot;;118;&quot; &quot;;[.A844];&quot; &quot;)" office:value-type="string" office:string-value=" 118 844 " calcext:value-type="string">
            <text:p><text:s/>118 844 </text:p>
          </table:table-cell>
        </table:table-row>
        <table:table-row table:style-name="ro1">
          <table:table-cell office:value-type="string" calcext:value-type="string">
            <text:p>845</text:p>
          </table:table-cell>
          <table:table-cell table:formula="of:=CONCATENATE(&quot; &quot;;118;&quot; &quot;;[.A845];&quot; &quot;)" office:value-type="string" office:string-value=" 118 845 " calcext:value-type="string">
            <text:p><text:s/>118 845 </text:p>
          </table:table-cell>
        </table:table-row>
        <table:table-row table:style-name="ro1">
          <table:table-cell office:value-type="string" calcext:value-type="string">
            <text:p>846</text:p>
          </table:table-cell>
          <table:table-cell table:formula="of:=CONCATENATE(&quot; &quot;;118;&quot; &quot;;[.A846];&quot; &quot;)" office:value-type="string" office:string-value=" 118 846 " calcext:value-type="string">
            <text:p><text:s/>118 846 </text:p>
          </table:table-cell>
        </table:table-row>
        <table:table-row table:style-name="ro1">
          <table:table-cell office:value-type="string" calcext:value-type="string">
            <text:p>847</text:p>
          </table:table-cell>
          <table:table-cell table:formula="of:=CONCATENATE(&quot; &quot;;118;&quot; &quot;;[.A847];&quot; &quot;)" office:value-type="string" office:string-value=" 118 847 " calcext:value-type="string">
            <text:p><text:s/>118 847 </text:p>
          </table:table-cell>
        </table:table-row>
        <table:table-row table:style-name="ro1">
          <table:table-cell office:value-type="string" calcext:value-type="string">
            <text:p>848</text:p>
          </table:table-cell>
          <table:table-cell table:formula="of:=CONCATENATE(&quot; &quot;;118;&quot; &quot;;[.A848];&quot; &quot;)" office:value-type="string" office:string-value=" 118 848 " calcext:value-type="string">
            <text:p><text:s/>118 848 </text:p>
          </table:table-cell>
        </table:table-row>
        <table:table-row table:style-name="ro1">
          <table:table-cell office:value-type="string" calcext:value-type="string">
            <text:p>849</text:p>
          </table:table-cell>
          <table:table-cell table:formula="of:=CONCATENATE(&quot; &quot;;118;&quot; &quot;;[.A849];&quot; &quot;)" office:value-type="string" office:string-value=" 118 849 " calcext:value-type="string">
            <text:p><text:s/>118 849 </text:p>
          </table:table-cell>
        </table:table-row>
        <table:table-row table:style-name="ro1">
          <table:table-cell office:value-type="string" calcext:value-type="string">
            <text:p>850</text:p>
          </table:table-cell>
          <table:table-cell table:formula="of:=CONCATENATE(&quot; &quot;;118;&quot; &quot;;[.A850];&quot; &quot;)" office:value-type="string" office:string-value=" 118 850 " calcext:value-type="string">
            <text:p><text:s/>118 850 </text:p>
          </table:table-cell>
        </table:table-row>
        <table:table-row table:style-name="ro1">
          <table:table-cell office:value-type="string" calcext:value-type="string">
            <text:p>851</text:p>
          </table:table-cell>
          <table:table-cell table:formula="of:=CONCATENATE(&quot; &quot;;118;&quot; &quot;;[.A851];&quot; &quot;)" office:value-type="string" office:string-value=" 118 851 " calcext:value-type="string">
            <text:p><text:s/>118 851 </text:p>
          </table:table-cell>
        </table:table-row>
        <table:table-row table:style-name="ro1">
          <table:table-cell office:value-type="string" calcext:value-type="string">
            <text:p>852</text:p>
          </table:table-cell>
          <table:table-cell table:formula="of:=CONCATENATE(&quot; &quot;;118;&quot; &quot;;[.A852];&quot; &quot;)" office:value-type="string" office:string-value=" 118 852 " calcext:value-type="string">
            <text:p><text:s/>118 852 </text:p>
          </table:table-cell>
        </table:table-row>
        <table:table-row table:style-name="ro1">
          <table:table-cell office:value-type="string" calcext:value-type="string">
            <text:p>853</text:p>
          </table:table-cell>
          <table:table-cell table:formula="of:=CONCATENATE(&quot; &quot;;118;&quot; &quot;;[.A853];&quot; &quot;)" office:value-type="string" office:string-value=" 118 853 " calcext:value-type="string">
            <text:p><text:s/>118 853 </text:p>
          </table:table-cell>
        </table:table-row>
        <table:table-row table:style-name="ro1">
          <table:table-cell office:value-type="string" calcext:value-type="string">
            <text:p>854</text:p>
          </table:table-cell>
          <table:table-cell table:formula="of:=CONCATENATE(&quot; &quot;;118;&quot; &quot;;[.A854];&quot; &quot;)" office:value-type="string" office:string-value=" 118 854 " calcext:value-type="string">
            <text:p><text:s/>118 854 </text:p>
          </table:table-cell>
        </table:table-row>
        <table:table-row table:style-name="ro1">
          <table:table-cell office:value-type="string" calcext:value-type="string">
            <text:p>855</text:p>
          </table:table-cell>
          <table:table-cell table:formula="of:=CONCATENATE(&quot; &quot;;118;&quot; &quot;;[.A855];&quot; &quot;)" office:value-type="string" office:string-value=" 118 855 " calcext:value-type="string">
            <text:p><text:s/>118 855 </text:p>
          </table:table-cell>
        </table:table-row>
        <table:table-row table:style-name="ro1">
          <table:table-cell office:value-type="string" calcext:value-type="string">
            <text:p>856</text:p>
          </table:table-cell>
          <table:table-cell table:formula="of:=CONCATENATE(&quot; &quot;;118;&quot; &quot;;[.A856];&quot; &quot;)" office:value-type="string" office:string-value=" 118 856 " calcext:value-type="string">
            <text:p><text:s/>118 856 </text:p>
          </table:table-cell>
        </table:table-row>
        <table:table-row table:style-name="ro1">
          <table:table-cell office:value-type="string" calcext:value-type="string">
            <text:p>857</text:p>
          </table:table-cell>
          <table:table-cell table:formula="of:=CONCATENATE(&quot; &quot;;118;&quot; &quot;;[.A857];&quot; &quot;)" office:value-type="string" office:string-value=" 118 857 " calcext:value-type="string">
            <text:p><text:s/>118 857 </text:p>
          </table:table-cell>
        </table:table-row>
        <table:table-row table:style-name="ro1">
          <table:table-cell office:value-type="string" calcext:value-type="string">
            <text:p>858</text:p>
          </table:table-cell>
          <table:table-cell table:formula="of:=CONCATENATE(&quot; &quot;;118;&quot; &quot;;[.A858];&quot; &quot;)" office:value-type="string" office:string-value=" 118 858 " calcext:value-type="string">
            <text:p><text:s/>118 858 </text:p>
          </table:table-cell>
        </table:table-row>
        <table:table-row table:style-name="ro1">
          <table:table-cell office:value-type="string" calcext:value-type="string">
            <text:p>859</text:p>
          </table:table-cell>
          <table:table-cell table:formula="of:=CONCATENATE(&quot; &quot;;118;&quot; &quot;;[.A859];&quot; &quot;)" office:value-type="string" office:string-value=" 118 859 " calcext:value-type="string">
            <text:p><text:s/>118 859 </text:p>
          </table:table-cell>
        </table:table-row>
        <table:table-row table:style-name="ro1">
          <table:table-cell office:value-type="string" calcext:value-type="string">
            <text:p>860</text:p>
          </table:table-cell>
          <table:table-cell table:formula="of:=CONCATENATE(&quot; &quot;;118;&quot; &quot;;[.A860];&quot; &quot;)" office:value-type="string" office:string-value=" 118 860 " calcext:value-type="string">
            <text:p><text:s/>118 860 </text:p>
          </table:table-cell>
        </table:table-row>
        <table:table-row table:style-name="ro1">
          <table:table-cell office:value-type="string" calcext:value-type="string">
            <text:p>861</text:p>
          </table:table-cell>
          <table:table-cell table:formula="of:=CONCATENATE(&quot; &quot;;118;&quot; &quot;;[.A861];&quot; &quot;)" office:value-type="string" office:string-value=" 118 861 " calcext:value-type="string">
            <text:p><text:s/>118 861 </text:p>
          </table:table-cell>
        </table:table-row>
        <table:table-row table:style-name="ro1">
          <table:table-cell office:value-type="string" calcext:value-type="string">
            <text:p>862</text:p>
          </table:table-cell>
          <table:table-cell table:formula="of:=CONCATENATE(&quot; &quot;;118;&quot; &quot;;[.A862];&quot; &quot;)" office:value-type="string" office:string-value=" 118 862 " calcext:value-type="string">
            <text:p><text:s/>118 862 </text:p>
          </table:table-cell>
        </table:table-row>
        <table:table-row table:style-name="ro1">
          <table:table-cell office:value-type="string" calcext:value-type="string">
            <text:p>863</text:p>
          </table:table-cell>
          <table:table-cell table:formula="of:=CONCATENATE(&quot; &quot;;118;&quot; &quot;;[.A863];&quot; &quot;)" office:value-type="string" office:string-value=" 118 863 " calcext:value-type="string">
            <text:p><text:s/>118 863 </text:p>
          </table:table-cell>
        </table:table-row>
        <table:table-row table:style-name="ro1">
          <table:table-cell office:value-type="string" calcext:value-type="string">
            <text:p>864</text:p>
          </table:table-cell>
          <table:table-cell table:formula="of:=CONCATENATE(&quot; &quot;;118;&quot; &quot;;[.A864];&quot; &quot;)" office:value-type="string" office:string-value=" 118 864 " calcext:value-type="string">
            <text:p><text:s/>118 864 </text:p>
          </table:table-cell>
        </table:table-row>
        <table:table-row table:style-name="ro1">
          <table:table-cell office:value-type="string" calcext:value-type="string">
            <text:p>865</text:p>
          </table:table-cell>
          <table:table-cell table:formula="of:=CONCATENATE(&quot; &quot;;118;&quot; &quot;;[.A865];&quot; &quot;)" office:value-type="string" office:string-value=" 118 865 " calcext:value-type="string">
            <text:p><text:s/>118 865 </text:p>
          </table:table-cell>
        </table:table-row>
        <table:table-row table:style-name="ro1">
          <table:table-cell office:value-type="string" calcext:value-type="string">
            <text:p>866</text:p>
          </table:table-cell>
          <table:table-cell table:formula="of:=CONCATENATE(&quot; &quot;;118;&quot; &quot;;[.A866];&quot; &quot;)" office:value-type="string" office:string-value=" 118 866 " calcext:value-type="string">
            <text:p><text:s/>118 866 </text:p>
          </table:table-cell>
        </table:table-row>
        <table:table-row table:style-name="ro1">
          <table:table-cell office:value-type="string" calcext:value-type="string">
            <text:p>867</text:p>
          </table:table-cell>
          <table:table-cell table:formula="of:=CONCATENATE(&quot; &quot;;118;&quot; &quot;;[.A867];&quot; &quot;)" office:value-type="string" office:string-value=" 118 867 " calcext:value-type="string">
            <text:p><text:s/>118 867 </text:p>
          </table:table-cell>
        </table:table-row>
        <table:table-row table:style-name="ro1">
          <table:table-cell office:value-type="string" calcext:value-type="string">
            <text:p>868</text:p>
          </table:table-cell>
          <table:table-cell table:formula="of:=CONCATENATE(&quot; &quot;;118;&quot; &quot;;[.A868];&quot; &quot;)" office:value-type="string" office:string-value=" 118 868 " calcext:value-type="string">
            <text:p><text:s/>118 868 </text:p>
          </table:table-cell>
        </table:table-row>
        <table:table-row table:style-name="ro1">
          <table:table-cell office:value-type="string" calcext:value-type="string">
            <text:p>869</text:p>
          </table:table-cell>
          <table:table-cell table:formula="of:=CONCATENATE(&quot; &quot;;118;&quot; &quot;;[.A869];&quot; &quot;)" office:value-type="string" office:string-value=" 118 869 " calcext:value-type="string">
            <text:p><text:s/>118 869 </text:p>
          </table:table-cell>
        </table:table-row>
        <table:table-row table:style-name="ro1">
          <table:table-cell office:value-type="string" calcext:value-type="string">
            <text:p>870</text:p>
          </table:table-cell>
          <table:table-cell table:formula="of:=CONCATENATE(&quot; &quot;;118;&quot; &quot;;[.A870];&quot; &quot;)" office:value-type="string" office:string-value=" 118 870 " calcext:value-type="string">
            <text:p><text:s/>118 870 </text:p>
          </table:table-cell>
        </table:table-row>
        <table:table-row table:style-name="ro1">
          <table:table-cell office:value-type="string" calcext:value-type="string">
            <text:p>871</text:p>
          </table:table-cell>
          <table:table-cell table:formula="of:=CONCATENATE(&quot; &quot;;118;&quot; &quot;;[.A871];&quot; &quot;)" office:value-type="string" office:string-value=" 118 871 " calcext:value-type="string">
            <text:p><text:s/>118 871 </text:p>
          </table:table-cell>
        </table:table-row>
        <table:table-row table:style-name="ro1">
          <table:table-cell office:value-type="string" calcext:value-type="string">
            <text:p>872</text:p>
          </table:table-cell>
          <table:table-cell table:formula="of:=CONCATENATE(&quot; &quot;;118;&quot; &quot;;[.A872];&quot; &quot;)" office:value-type="string" office:string-value=" 118 872 " calcext:value-type="string">
            <text:p><text:s/>118 872 </text:p>
          </table:table-cell>
        </table:table-row>
        <table:table-row table:style-name="ro1">
          <table:table-cell office:value-type="string" calcext:value-type="string">
            <text:p>873</text:p>
          </table:table-cell>
          <table:table-cell table:formula="of:=CONCATENATE(&quot; &quot;;118;&quot; &quot;;[.A873];&quot; &quot;)" office:value-type="string" office:string-value=" 118 873 " calcext:value-type="string">
            <text:p><text:s/>118 873 </text:p>
          </table:table-cell>
        </table:table-row>
        <table:table-row table:style-name="ro1">
          <table:table-cell office:value-type="string" calcext:value-type="string">
            <text:p>874</text:p>
          </table:table-cell>
          <table:table-cell table:formula="of:=CONCATENATE(&quot; &quot;;118;&quot; &quot;;[.A874];&quot; &quot;)" office:value-type="string" office:string-value=" 118 874 " calcext:value-type="string">
            <text:p><text:s/>118 874 </text:p>
          </table:table-cell>
        </table:table-row>
        <table:table-row table:style-name="ro1">
          <table:table-cell office:value-type="string" calcext:value-type="string">
            <text:p>875</text:p>
          </table:table-cell>
          <table:table-cell table:formula="of:=CONCATENATE(&quot; &quot;;118;&quot; &quot;;[.A875];&quot; &quot;)" office:value-type="string" office:string-value=" 118 875 " calcext:value-type="string">
            <text:p><text:s/>118 875 </text:p>
          </table:table-cell>
        </table:table-row>
        <table:table-row table:style-name="ro1">
          <table:table-cell office:value-type="string" calcext:value-type="string">
            <text:p>876</text:p>
          </table:table-cell>
          <table:table-cell table:formula="of:=CONCATENATE(&quot; &quot;;118;&quot; &quot;;[.A876];&quot; &quot;)" office:value-type="string" office:string-value=" 118 876 " calcext:value-type="string">
            <text:p><text:s/>118 876 </text:p>
          </table:table-cell>
        </table:table-row>
        <table:table-row table:style-name="ro1">
          <table:table-cell office:value-type="string" calcext:value-type="string">
            <text:p>877</text:p>
          </table:table-cell>
          <table:table-cell table:formula="of:=CONCATENATE(&quot; &quot;;118;&quot; &quot;;[.A877];&quot; &quot;)" office:value-type="string" office:string-value=" 118 877 " calcext:value-type="string">
            <text:p><text:s/>118 877 </text:p>
          </table:table-cell>
        </table:table-row>
        <table:table-row table:style-name="ro1">
          <table:table-cell office:value-type="string" calcext:value-type="string">
            <text:p>878</text:p>
          </table:table-cell>
          <table:table-cell table:formula="of:=CONCATENATE(&quot; &quot;;118;&quot; &quot;;[.A878];&quot; &quot;)" office:value-type="string" office:string-value=" 118 878 " calcext:value-type="string">
            <text:p><text:s/>118 878 </text:p>
          </table:table-cell>
        </table:table-row>
        <table:table-row table:style-name="ro1">
          <table:table-cell office:value-type="string" calcext:value-type="string">
            <text:p>879</text:p>
          </table:table-cell>
          <table:table-cell table:formula="of:=CONCATENATE(&quot; &quot;;118;&quot; &quot;;[.A879];&quot; &quot;)" office:value-type="string" office:string-value=" 118 879 " calcext:value-type="string">
            <text:p><text:s/>118 879 </text:p>
          </table:table-cell>
        </table:table-row>
        <table:table-row table:style-name="ro1">
          <table:table-cell office:value-type="string" calcext:value-type="string">
            <text:p>880</text:p>
          </table:table-cell>
          <table:table-cell table:formula="of:=CONCATENATE(&quot; &quot;;118;&quot; &quot;;[.A880];&quot; &quot;)" office:value-type="string" office:string-value=" 118 880 " calcext:value-type="string">
            <text:p><text:s/>118 880 </text:p>
          </table:table-cell>
        </table:table-row>
        <table:table-row table:style-name="ro1">
          <table:table-cell office:value-type="string" calcext:value-type="string">
            <text:p>881</text:p>
          </table:table-cell>
          <table:table-cell table:formula="of:=CONCATENATE(&quot; &quot;;118;&quot; &quot;;[.A881];&quot; &quot;)" office:value-type="string" office:string-value=" 118 881 " calcext:value-type="string">
            <text:p><text:s/>118 881 </text:p>
          </table:table-cell>
        </table:table-row>
        <table:table-row table:style-name="ro1">
          <table:table-cell office:value-type="string" calcext:value-type="string">
            <text:p>882</text:p>
          </table:table-cell>
          <table:table-cell table:formula="of:=CONCATENATE(&quot; &quot;;118;&quot; &quot;;[.A882];&quot; &quot;)" office:value-type="string" office:string-value=" 118 882 " calcext:value-type="string">
            <text:p><text:s/>118 882 </text:p>
          </table:table-cell>
        </table:table-row>
        <table:table-row table:style-name="ro1">
          <table:table-cell office:value-type="string" calcext:value-type="string">
            <text:p>883</text:p>
          </table:table-cell>
          <table:table-cell table:formula="of:=CONCATENATE(&quot; &quot;;118;&quot; &quot;;[.A883];&quot; &quot;)" office:value-type="string" office:string-value=" 118 883 " calcext:value-type="string">
            <text:p><text:s/>118 883 </text:p>
          </table:table-cell>
        </table:table-row>
        <table:table-row table:style-name="ro1">
          <table:table-cell office:value-type="string" calcext:value-type="string">
            <text:p>884</text:p>
          </table:table-cell>
          <table:table-cell table:formula="of:=CONCATENATE(&quot; &quot;;118;&quot; &quot;;[.A884];&quot; &quot;)" office:value-type="string" office:string-value=" 118 884 " calcext:value-type="string">
            <text:p><text:s/>118 884 </text:p>
          </table:table-cell>
        </table:table-row>
        <table:table-row table:style-name="ro1">
          <table:table-cell office:value-type="string" calcext:value-type="string">
            <text:p>885</text:p>
          </table:table-cell>
          <table:table-cell table:formula="of:=CONCATENATE(&quot; &quot;;118;&quot; &quot;;[.A885];&quot; &quot;)" office:value-type="string" office:string-value=" 118 885 " calcext:value-type="string">
            <text:p><text:s/>118 885 </text:p>
          </table:table-cell>
        </table:table-row>
        <table:table-row table:style-name="ro1">
          <table:table-cell office:value-type="string" calcext:value-type="string">
            <text:p>886</text:p>
          </table:table-cell>
          <table:table-cell table:formula="of:=CONCATENATE(&quot; &quot;;118;&quot; &quot;;[.A886];&quot; &quot;)" office:value-type="string" office:string-value=" 118 886 " calcext:value-type="string">
            <text:p><text:s/>118 886 </text:p>
          </table:table-cell>
        </table:table-row>
        <table:table-row table:style-name="ro1">
          <table:table-cell office:value-type="string" calcext:value-type="string">
            <text:p>887</text:p>
          </table:table-cell>
          <table:table-cell table:formula="of:=CONCATENATE(&quot; &quot;;118;&quot; &quot;;[.A887];&quot; &quot;)" office:value-type="string" office:string-value=" 118 887 " calcext:value-type="string">
            <text:p><text:s/>118 887 </text:p>
          </table:table-cell>
        </table:table-row>
        <table:table-row table:style-name="ro1">
          <table:table-cell office:value-type="string" calcext:value-type="string">
            <text:p>888</text:p>
          </table:table-cell>
          <table:table-cell table:formula="of:=CONCATENATE(&quot; &quot;;118;&quot; &quot;;[.A888];&quot; &quot;)" office:value-type="string" office:string-value=" 118 888 " calcext:value-type="string">
            <text:p><text:s/>118 888 </text:p>
          </table:table-cell>
        </table:table-row>
        <table:table-row table:style-name="ro1">
          <table:table-cell office:value-type="string" calcext:value-type="string">
            <text:p>889</text:p>
          </table:table-cell>
          <table:table-cell table:formula="of:=CONCATENATE(&quot; &quot;;118;&quot; &quot;;[.A889];&quot; &quot;)" office:value-type="string" office:string-value=" 118 889 " calcext:value-type="string">
            <text:p><text:s/>118 889 </text:p>
          </table:table-cell>
        </table:table-row>
        <table:table-row table:style-name="ro1">
          <table:table-cell office:value-type="string" calcext:value-type="string">
            <text:p>890</text:p>
          </table:table-cell>
          <table:table-cell table:formula="of:=CONCATENATE(&quot; &quot;;118;&quot; &quot;;[.A890];&quot; &quot;)" office:value-type="string" office:string-value=" 118 890 " calcext:value-type="string">
            <text:p><text:s/>118 890 </text:p>
          </table:table-cell>
        </table:table-row>
        <table:table-row table:style-name="ro1">
          <table:table-cell office:value-type="string" calcext:value-type="string">
            <text:p>891</text:p>
          </table:table-cell>
          <table:table-cell table:formula="of:=CONCATENATE(&quot; &quot;;118;&quot; &quot;;[.A891];&quot; &quot;)" office:value-type="string" office:string-value=" 118 891 " calcext:value-type="string">
            <text:p><text:s/>118 891 </text:p>
          </table:table-cell>
        </table:table-row>
        <table:table-row table:style-name="ro1">
          <table:table-cell office:value-type="string" calcext:value-type="string">
            <text:p>892</text:p>
          </table:table-cell>
          <table:table-cell table:formula="of:=CONCATENATE(&quot; &quot;;118;&quot; &quot;;[.A892];&quot; &quot;)" office:value-type="string" office:string-value=" 118 892 " calcext:value-type="string">
            <text:p><text:s/>118 892 </text:p>
          </table:table-cell>
        </table:table-row>
        <table:table-row table:style-name="ro1">
          <table:table-cell office:value-type="string" calcext:value-type="string">
            <text:p>893</text:p>
          </table:table-cell>
          <table:table-cell table:formula="of:=CONCATENATE(&quot; &quot;;118;&quot; &quot;;[.A893];&quot; &quot;)" office:value-type="string" office:string-value=" 118 893 " calcext:value-type="string">
            <text:p><text:s/>118 893 </text:p>
          </table:table-cell>
        </table:table-row>
        <table:table-row table:style-name="ro1">
          <table:table-cell office:value-type="string" calcext:value-type="string">
            <text:p>894</text:p>
          </table:table-cell>
          <table:table-cell table:formula="of:=CONCATENATE(&quot; &quot;;118;&quot; &quot;;[.A894];&quot; &quot;)" office:value-type="string" office:string-value=" 118 894 " calcext:value-type="string">
            <text:p><text:s/>118 894 </text:p>
          </table:table-cell>
        </table:table-row>
        <table:table-row table:style-name="ro1">
          <table:table-cell office:value-type="string" calcext:value-type="string">
            <text:p>895</text:p>
          </table:table-cell>
          <table:table-cell table:formula="of:=CONCATENATE(&quot; &quot;;118;&quot; &quot;;[.A895];&quot; &quot;)" office:value-type="string" office:string-value=" 118 895 " calcext:value-type="string">
            <text:p><text:s/>118 895 </text:p>
          </table:table-cell>
        </table:table-row>
        <table:table-row table:style-name="ro1">
          <table:table-cell office:value-type="string" calcext:value-type="string">
            <text:p>896</text:p>
          </table:table-cell>
          <table:table-cell table:formula="of:=CONCATENATE(&quot; &quot;;118;&quot; &quot;;[.A896];&quot; &quot;)" office:value-type="string" office:string-value=" 118 896 " calcext:value-type="string">
            <text:p><text:s/>118 896 </text:p>
          </table:table-cell>
        </table:table-row>
        <table:table-row table:style-name="ro1">
          <table:table-cell office:value-type="string" calcext:value-type="string">
            <text:p>897</text:p>
          </table:table-cell>
          <table:table-cell table:formula="of:=CONCATENATE(&quot; &quot;;118;&quot; &quot;;[.A897];&quot; &quot;)" office:value-type="string" office:string-value=" 118 897 " calcext:value-type="string">
            <text:p><text:s/>118 897 </text:p>
          </table:table-cell>
        </table:table-row>
        <table:table-row table:style-name="ro1">
          <table:table-cell office:value-type="string" calcext:value-type="string">
            <text:p>898</text:p>
          </table:table-cell>
          <table:table-cell table:formula="of:=CONCATENATE(&quot; &quot;;118;&quot; &quot;;[.A898];&quot; &quot;)" office:value-type="string" office:string-value=" 118 898 " calcext:value-type="string">
            <text:p><text:s/>118 898 </text:p>
          </table:table-cell>
        </table:table-row>
        <table:table-row table:style-name="ro1">
          <table:table-cell office:value-type="string" calcext:value-type="string">
            <text:p>899</text:p>
          </table:table-cell>
          <table:table-cell table:formula="of:=CONCATENATE(&quot; &quot;;118;&quot; &quot;;[.A899];&quot; &quot;)" office:value-type="string" office:string-value=" 118 899 " calcext:value-type="string">
            <text:p><text:s/>118 899 </text:p>
          </table:table-cell>
        </table:table-row>
        <table:table-row table:style-name="ro1">
          <table:table-cell office:value-type="string" calcext:value-type="string">
            <text:p>900</text:p>
          </table:table-cell>
          <table:table-cell table:formula="of:=CONCATENATE(&quot; &quot;;118;&quot; &quot;;[.A900];&quot; &quot;)" office:value-type="string" office:string-value=" 118 900 " calcext:value-type="string">
            <text:p><text:s/>118 900 </text:p>
          </table:table-cell>
        </table:table-row>
        <table:table-row table:style-name="ro1">
          <table:table-cell office:value-type="string" calcext:value-type="string">
            <text:p>901</text:p>
          </table:table-cell>
          <table:table-cell table:formula="of:=CONCATENATE(&quot; &quot;;118;&quot; &quot;;[.A901];&quot; &quot;)" office:value-type="string" office:string-value=" 118 901 " calcext:value-type="string">
            <text:p><text:s/>118 901 </text:p>
          </table:table-cell>
        </table:table-row>
        <table:table-row table:style-name="ro1">
          <table:table-cell office:value-type="string" calcext:value-type="string">
            <text:p>902</text:p>
          </table:table-cell>
          <table:table-cell table:formula="of:=CONCATENATE(&quot; &quot;;118;&quot; &quot;;[.A902];&quot; &quot;)" office:value-type="string" office:string-value=" 118 902 " calcext:value-type="string">
            <text:p><text:s/>118 902 </text:p>
          </table:table-cell>
        </table:table-row>
        <table:table-row table:style-name="ro1">
          <table:table-cell office:value-type="string" calcext:value-type="string">
            <text:p>903</text:p>
          </table:table-cell>
          <table:table-cell table:formula="of:=CONCATENATE(&quot; &quot;;118;&quot; &quot;;[.A903];&quot; &quot;)" office:value-type="string" office:string-value=" 118 903 " calcext:value-type="string">
            <text:p><text:s/>118 903 </text:p>
          </table:table-cell>
        </table:table-row>
        <table:table-row table:style-name="ro1">
          <table:table-cell office:value-type="string" calcext:value-type="string">
            <text:p>904</text:p>
          </table:table-cell>
          <table:table-cell table:formula="of:=CONCATENATE(&quot; &quot;;118;&quot; &quot;;[.A904];&quot; &quot;)" office:value-type="string" office:string-value=" 118 904 " calcext:value-type="string">
            <text:p><text:s/>118 904 </text:p>
          </table:table-cell>
        </table:table-row>
        <table:table-row table:style-name="ro1">
          <table:table-cell office:value-type="string" calcext:value-type="string">
            <text:p>905</text:p>
          </table:table-cell>
          <table:table-cell table:formula="of:=CONCATENATE(&quot; &quot;;118;&quot; &quot;;[.A905];&quot; &quot;)" office:value-type="string" office:string-value=" 118 905 " calcext:value-type="string">
            <text:p><text:s/>118 905 </text:p>
          </table:table-cell>
        </table:table-row>
        <table:table-row table:style-name="ro1">
          <table:table-cell office:value-type="string" calcext:value-type="string">
            <text:p>906</text:p>
          </table:table-cell>
          <table:table-cell table:formula="of:=CONCATENATE(&quot; &quot;;118;&quot; &quot;;[.A906];&quot; &quot;)" office:value-type="string" office:string-value=" 118 906 " calcext:value-type="string">
            <text:p><text:s/>118 906 </text:p>
          </table:table-cell>
        </table:table-row>
        <table:table-row table:style-name="ro1">
          <table:table-cell office:value-type="string" calcext:value-type="string">
            <text:p>907</text:p>
          </table:table-cell>
          <table:table-cell table:formula="of:=CONCATENATE(&quot; &quot;;118;&quot; &quot;;[.A907];&quot; &quot;)" office:value-type="string" office:string-value=" 118 907 " calcext:value-type="string">
            <text:p><text:s/>118 907 </text:p>
          </table:table-cell>
        </table:table-row>
        <table:table-row table:style-name="ro1">
          <table:table-cell office:value-type="string" calcext:value-type="string">
            <text:p>908</text:p>
          </table:table-cell>
          <table:table-cell table:formula="of:=CONCATENATE(&quot; &quot;;118;&quot; &quot;;[.A908];&quot; &quot;)" office:value-type="string" office:string-value=" 118 908 " calcext:value-type="string">
            <text:p><text:s/>118 908 </text:p>
          </table:table-cell>
        </table:table-row>
        <table:table-row table:style-name="ro1">
          <table:table-cell office:value-type="string" calcext:value-type="string">
            <text:p>909</text:p>
          </table:table-cell>
          <table:table-cell table:formula="of:=CONCATENATE(&quot; &quot;;118;&quot; &quot;;[.A909];&quot; &quot;)" office:value-type="string" office:string-value=" 118 909 " calcext:value-type="string">
            <text:p><text:s/>118 909 </text:p>
          </table:table-cell>
        </table:table-row>
        <table:table-row table:style-name="ro1">
          <table:table-cell office:value-type="string" calcext:value-type="string">
            <text:p>910</text:p>
          </table:table-cell>
          <table:table-cell table:formula="of:=CONCATENATE(&quot; &quot;;118;&quot; &quot;;[.A910];&quot; &quot;)" office:value-type="string" office:string-value=" 118 910 " calcext:value-type="string">
            <text:p><text:s/>118 910 </text:p>
          </table:table-cell>
        </table:table-row>
        <table:table-row table:style-name="ro1">
          <table:table-cell office:value-type="string" calcext:value-type="string">
            <text:p>911</text:p>
          </table:table-cell>
          <table:table-cell table:formula="of:=CONCATENATE(&quot; &quot;;118;&quot; &quot;;[.A911];&quot; &quot;)" office:value-type="string" office:string-value=" 118 911 " calcext:value-type="string">
            <text:p><text:s/>118 911 </text:p>
          </table:table-cell>
        </table:table-row>
        <table:table-row table:style-name="ro1">
          <table:table-cell office:value-type="string" calcext:value-type="string">
            <text:p>912</text:p>
          </table:table-cell>
          <table:table-cell table:formula="of:=CONCATENATE(&quot; &quot;;118;&quot; &quot;;[.A912];&quot; &quot;)" office:value-type="string" office:string-value=" 118 912 " calcext:value-type="string">
            <text:p><text:s/>118 912 </text:p>
          </table:table-cell>
        </table:table-row>
        <table:table-row table:style-name="ro1">
          <table:table-cell office:value-type="string" calcext:value-type="string">
            <text:p>913</text:p>
          </table:table-cell>
          <table:table-cell table:formula="of:=CONCATENATE(&quot; &quot;;118;&quot; &quot;;[.A913];&quot; &quot;)" office:value-type="string" office:string-value=" 118 913 " calcext:value-type="string">
            <text:p><text:s/>118 913 </text:p>
          </table:table-cell>
        </table:table-row>
        <table:table-row table:style-name="ro1">
          <table:table-cell office:value-type="string" calcext:value-type="string">
            <text:p>914</text:p>
          </table:table-cell>
          <table:table-cell table:formula="of:=CONCATENATE(&quot; &quot;;118;&quot; &quot;;[.A914];&quot; &quot;)" office:value-type="string" office:string-value=" 118 914 " calcext:value-type="string">
            <text:p><text:s/>118 914 </text:p>
          </table:table-cell>
        </table:table-row>
        <table:table-row table:style-name="ro1">
          <table:table-cell office:value-type="string" calcext:value-type="string">
            <text:p>915</text:p>
          </table:table-cell>
          <table:table-cell table:formula="of:=CONCATENATE(&quot; &quot;;118;&quot; &quot;;[.A915];&quot; &quot;)" office:value-type="string" office:string-value=" 118 915 " calcext:value-type="string">
            <text:p><text:s/>118 915 </text:p>
          </table:table-cell>
        </table:table-row>
        <table:table-row table:style-name="ro1">
          <table:table-cell office:value-type="string" calcext:value-type="string">
            <text:p>916</text:p>
          </table:table-cell>
          <table:table-cell table:formula="of:=CONCATENATE(&quot; &quot;;118;&quot; &quot;;[.A916];&quot; &quot;)" office:value-type="string" office:string-value=" 118 916 " calcext:value-type="string">
            <text:p><text:s/>118 916 </text:p>
          </table:table-cell>
        </table:table-row>
        <table:table-row table:style-name="ro1">
          <table:table-cell office:value-type="string" calcext:value-type="string">
            <text:p>917</text:p>
          </table:table-cell>
          <table:table-cell table:formula="of:=CONCATENATE(&quot; &quot;;118;&quot; &quot;;[.A917];&quot; &quot;)" office:value-type="string" office:string-value=" 118 917 " calcext:value-type="string">
            <text:p><text:s/>118 917 </text:p>
          </table:table-cell>
        </table:table-row>
        <table:table-row table:style-name="ro1">
          <table:table-cell office:value-type="string" calcext:value-type="string">
            <text:p>918</text:p>
          </table:table-cell>
          <table:table-cell table:formula="of:=CONCATENATE(&quot; &quot;;118;&quot; &quot;;[.A918];&quot; &quot;)" office:value-type="string" office:string-value=" 118 918 " calcext:value-type="string">
            <text:p><text:s/>118 918 </text:p>
          </table:table-cell>
        </table:table-row>
        <table:table-row table:style-name="ro1">
          <table:table-cell office:value-type="string" calcext:value-type="string">
            <text:p>919</text:p>
          </table:table-cell>
          <table:table-cell table:formula="of:=CONCATENATE(&quot; &quot;;118;&quot; &quot;;[.A919];&quot; &quot;)" office:value-type="string" office:string-value=" 118 919 " calcext:value-type="string">
            <text:p><text:s/>118 919 </text:p>
          </table:table-cell>
        </table:table-row>
        <table:table-row table:style-name="ro1">
          <table:table-cell office:value-type="string" calcext:value-type="string">
            <text:p>920</text:p>
          </table:table-cell>
          <table:table-cell table:formula="of:=CONCATENATE(&quot; &quot;;118;&quot; &quot;;[.A920];&quot; &quot;)" office:value-type="string" office:string-value=" 118 920 " calcext:value-type="string">
            <text:p><text:s/>118 920 </text:p>
          </table:table-cell>
        </table:table-row>
        <table:table-row table:style-name="ro1">
          <table:table-cell office:value-type="string" calcext:value-type="string">
            <text:p>921</text:p>
          </table:table-cell>
          <table:table-cell table:formula="of:=CONCATENATE(&quot; &quot;;118;&quot; &quot;;[.A921];&quot; &quot;)" office:value-type="string" office:string-value=" 118 921 " calcext:value-type="string">
            <text:p><text:s/>118 921 </text:p>
          </table:table-cell>
        </table:table-row>
        <table:table-row table:style-name="ro1">
          <table:table-cell office:value-type="string" calcext:value-type="string">
            <text:p>922</text:p>
          </table:table-cell>
          <table:table-cell table:formula="of:=CONCATENATE(&quot; &quot;;118;&quot; &quot;;[.A922];&quot; &quot;)" office:value-type="string" office:string-value=" 118 922 " calcext:value-type="string">
            <text:p><text:s/>118 922 </text:p>
          </table:table-cell>
        </table:table-row>
        <table:table-row table:style-name="ro1">
          <table:table-cell office:value-type="string" calcext:value-type="string">
            <text:p>923</text:p>
          </table:table-cell>
          <table:table-cell table:formula="of:=CONCATENATE(&quot; &quot;;118;&quot; &quot;;[.A923];&quot; &quot;)" office:value-type="string" office:string-value=" 118 923 " calcext:value-type="string">
            <text:p><text:s/>118 923 </text:p>
          </table:table-cell>
        </table:table-row>
        <table:table-row table:style-name="ro1">
          <table:table-cell office:value-type="string" calcext:value-type="string">
            <text:p>924</text:p>
          </table:table-cell>
          <table:table-cell table:formula="of:=CONCATENATE(&quot; &quot;;118;&quot; &quot;;[.A924];&quot; &quot;)" office:value-type="string" office:string-value=" 118 924 " calcext:value-type="string">
            <text:p><text:s/>118 924 </text:p>
          </table:table-cell>
        </table:table-row>
        <table:table-row table:style-name="ro1">
          <table:table-cell office:value-type="string" calcext:value-type="string">
            <text:p>925</text:p>
          </table:table-cell>
          <table:table-cell table:formula="of:=CONCATENATE(&quot; &quot;;118;&quot; &quot;;[.A925];&quot; &quot;)" office:value-type="string" office:string-value=" 118 925 " calcext:value-type="string">
            <text:p><text:s/>118 925 </text:p>
          </table:table-cell>
        </table:table-row>
        <table:table-row table:style-name="ro1">
          <table:table-cell office:value-type="string" calcext:value-type="string">
            <text:p>926</text:p>
          </table:table-cell>
          <table:table-cell table:formula="of:=CONCATENATE(&quot; &quot;;118;&quot; &quot;;[.A926];&quot; &quot;)" office:value-type="string" office:string-value=" 118 926 " calcext:value-type="string">
            <text:p><text:s/>118 926 </text:p>
          </table:table-cell>
        </table:table-row>
        <table:table-row table:style-name="ro1">
          <table:table-cell office:value-type="string" calcext:value-type="string">
            <text:p>927</text:p>
          </table:table-cell>
          <table:table-cell table:formula="of:=CONCATENATE(&quot; &quot;;118;&quot; &quot;;[.A927];&quot; &quot;)" office:value-type="string" office:string-value=" 118 927 " calcext:value-type="string">
            <text:p><text:s/>118 927 </text:p>
          </table:table-cell>
        </table:table-row>
        <table:table-row table:style-name="ro1">
          <table:table-cell office:value-type="string" calcext:value-type="string">
            <text:p>928</text:p>
          </table:table-cell>
          <table:table-cell table:formula="of:=CONCATENATE(&quot; &quot;;118;&quot; &quot;;[.A928];&quot; &quot;)" office:value-type="string" office:string-value=" 118 928 " calcext:value-type="string">
            <text:p><text:s/>118 928 </text:p>
          </table:table-cell>
        </table:table-row>
        <table:table-row table:style-name="ro1">
          <table:table-cell office:value-type="string" calcext:value-type="string">
            <text:p>929</text:p>
          </table:table-cell>
          <table:table-cell table:formula="of:=CONCATENATE(&quot; &quot;;118;&quot; &quot;;[.A929];&quot; &quot;)" office:value-type="string" office:string-value=" 118 929 " calcext:value-type="string">
            <text:p><text:s/>118 929 </text:p>
          </table:table-cell>
        </table:table-row>
        <table:table-row table:style-name="ro1">
          <table:table-cell office:value-type="string" calcext:value-type="string">
            <text:p>930</text:p>
          </table:table-cell>
          <table:table-cell table:formula="of:=CONCATENATE(&quot; &quot;;118;&quot; &quot;;[.A930];&quot; &quot;)" office:value-type="string" office:string-value=" 118 930 " calcext:value-type="string">
            <text:p><text:s/>118 930 </text:p>
          </table:table-cell>
        </table:table-row>
        <table:table-row table:style-name="ro1">
          <table:table-cell office:value-type="string" calcext:value-type="string">
            <text:p>931</text:p>
          </table:table-cell>
          <table:table-cell table:formula="of:=CONCATENATE(&quot; &quot;;118;&quot; &quot;;[.A931];&quot; &quot;)" office:value-type="string" office:string-value=" 118 931 " calcext:value-type="string">
            <text:p><text:s/>118 931 </text:p>
          </table:table-cell>
        </table:table-row>
        <table:table-row table:style-name="ro1">
          <table:table-cell office:value-type="string" calcext:value-type="string">
            <text:p>932</text:p>
          </table:table-cell>
          <table:table-cell table:formula="of:=CONCATENATE(&quot; &quot;;118;&quot; &quot;;[.A932];&quot; &quot;)" office:value-type="string" office:string-value=" 118 932 " calcext:value-type="string">
            <text:p><text:s/>118 932 </text:p>
          </table:table-cell>
        </table:table-row>
        <table:table-row table:style-name="ro1">
          <table:table-cell office:value-type="string" calcext:value-type="string">
            <text:p>933</text:p>
          </table:table-cell>
          <table:table-cell table:formula="of:=CONCATENATE(&quot; &quot;;118;&quot; &quot;;[.A933];&quot; &quot;)" office:value-type="string" office:string-value=" 118 933 " calcext:value-type="string">
            <text:p><text:s/>118 933 </text:p>
          </table:table-cell>
        </table:table-row>
        <table:table-row table:style-name="ro1">
          <table:table-cell office:value-type="string" calcext:value-type="string">
            <text:p>934</text:p>
          </table:table-cell>
          <table:table-cell table:formula="of:=CONCATENATE(&quot; &quot;;118;&quot; &quot;;[.A934];&quot; &quot;)" office:value-type="string" office:string-value=" 118 934 " calcext:value-type="string">
            <text:p><text:s/>118 934 </text:p>
          </table:table-cell>
        </table:table-row>
        <table:table-row table:style-name="ro1">
          <table:table-cell office:value-type="string" calcext:value-type="string">
            <text:p>935</text:p>
          </table:table-cell>
          <table:table-cell table:formula="of:=CONCATENATE(&quot; &quot;;118;&quot; &quot;;[.A935];&quot; &quot;)" office:value-type="string" office:string-value=" 118 935 " calcext:value-type="string">
            <text:p><text:s/>118 935 </text:p>
          </table:table-cell>
        </table:table-row>
        <table:table-row table:style-name="ro1">
          <table:table-cell office:value-type="string" calcext:value-type="string">
            <text:p>936</text:p>
          </table:table-cell>
          <table:table-cell table:formula="of:=CONCATENATE(&quot; &quot;;118;&quot; &quot;;[.A936];&quot; &quot;)" office:value-type="string" office:string-value=" 118 936 " calcext:value-type="string">
            <text:p><text:s/>118 936 </text:p>
          </table:table-cell>
        </table:table-row>
        <table:table-row table:style-name="ro1">
          <table:table-cell office:value-type="string" calcext:value-type="string">
            <text:p>937</text:p>
          </table:table-cell>
          <table:table-cell table:formula="of:=CONCATENATE(&quot; &quot;;118;&quot; &quot;;[.A937];&quot; &quot;)" office:value-type="string" office:string-value=" 118 937 " calcext:value-type="string">
            <text:p><text:s/>118 937 </text:p>
          </table:table-cell>
        </table:table-row>
        <table:table-row table:style-name="ro1">
          <table:table-cell office:value-type="string" calcext:value-type="string">
            <text:p>938</text:p>
          </table:table-cell>
          <table:table-cell table:formula="of:=CONCATENATE(&quot; &quot;;118;&quot; &quot;;[.A938];&quot; &quot;)" office:value-type="string" office:string-value=" 118 938 " calcext:value-type="string">
            <text:p><text:s/>118 938 </text:p>
          </table:table-cell>
        </table:table-row>
        <table:table-row table:style-name="ro1">
          <table:table-cell office:value-type="string" calcext:value-type="string">
            <text:p>939</text:p>
          </table:table-cell>
          <table:table-cell table:formula="of:=CONCATENATE(&quot; &quot;;118;&quot; &quot;;[.A939];&quot; &quot;)" office:value-type="string" office:string-value=" 118 939 " calcext:value-type="string">
            <text:p><text:s/>118 939 </text:p>
          </table:table-cell>
        </table:table-row>
        <table:table-row table:style-name="ro1">
          <table:table-cell office:value-type="string" calcext:value-type="string">
            <text:p>940</text:p>
          </table:table-cell>
          <table:table-cell table:formula="of:=CONCATENATE(&quot; &quot;;118;&quot; &quot;;[.A940];&quot; &quot;)" office:value-type="string" office:string-value=" 118 940 " calcext:value-type="string">
            <text:p><text:s/>118 940 </text:p>
          </table:table-cell>
        </table:table-row>
        <table:table-row table:style-name="ro1">
          <table:table-cell office:value-type="string" calcext:value-type="string">
            <text:p>941</text:p>
          </table:table-cell>
          <table:table-cell table:formula="of:=CONCATENATE(&quot; &quot;;118;&quot; &quot;;[.A941];&quot; &quot;)" office:value-type="string" office:string-value=" 118 941 " calcext:value-type="string">
            <text:p><text:s/>118 941 </text:p>
          </table:table-cell>
        </table:table-row>
        <table:table-row table:style-name="ro1">
          <table:table-cell office:value-type="string" calcext:value-type="string">
            <text:p>942</text:p>
          </table:table-cell>
          <table:table-cell table:formula="of:=CONCATENATE(&quot; &quot;;118;&quot; &quot;;[.A942];&quot; &quot;)" office:value-type="string" office:string-value=" 118 942 " calcext:value-type="string">
            <text:p><text:s/>118 942 </text:p>
          </table:table-cell>
        </table:table-row>
        <table:table-row table:style-name="ro1">
          <table:table-cell office:value-type="string" calcext:value-type="string">
            <text:p>943</text:p>
          </table:table-cell>
          <table:table-cell table:formula="of:=CONCATENATE(&quot; &quot;;118;&quot; &quot;;[.A943];&quot; &quot;)" office:value-type="string" office:string-value=" 118 943 " calcext:value-type="string">
            <text:p><text:s/>118 943 </text:p>
          </table:table-cell>
        </table:table-row>
        <table:table-row table:style-name="ro1">
          <table:table-cell office:value-type="string" calcext:value-type="string">
            <text:p>944</text:p>
          </table:table-cell>
          <table:table-cell table:formula="of:=CONCATENATE(&quot; &quot;;118;&quot; &quot;;[.A944];&quot; &quot;)" office:value-type="string" office:string-value=" 118 944 " calcext:value-type="string">
            <text:p><text:s/>118 944 </text:p>
          </table:table-cell>
        </table:table-row>
        <table:table-row table:style-name="ro1">
          <table:table-cell office:value-type="string" calcext:value-type="string">
            <text:p>945</text:p>
          </table:table-cell>
          <table:table-cell table:formula="of:=CONCATENATE(&quot; &quot;;118;&quot; &quot;;[.A945];&quot; &quot;)" office:value-type="string" office:string-value=" 118 945 " calcext:value-type="string">
            <text:p><text:s/>118 945 </text:p>
          </table:table-cell>
        </table:table-row>
        <table:table-row table:style-name="ro1">
          <table:table-cell office:value-type="string" calcext:value-type="string">
            <text:p>946</text:p>
          </table:table-cell>
          <table:table-cell table:formula="of:=CONCATENATE(&quot; &quot;;118;&quot; &quot;;[.A946];&quot; &quot;)" office:value-type="string" office:string-value=" 118 946 " calcext:value-type="string">
            <text:p><text:s/>118 946 </text:p>
          </table:table-cell>
        </table:table-row>
        <table:table-row table:style-name="ro1">
          <table:table-cell office:value-type="string" calcext:value-type="string">
            <text:p>947</text:p>
          </table:table-cell>
          <table:table-cell table:formula="of:=CONCATENATE(&quot; &quot;;118;&quot; &quot;;[.A947];&quot; &quot;)" office:value-type="string" office:string-value=" 118 947 " calcext:value-type="string">
            <text:p><text:s/>118 947 </text:p>
          </table:table-cell>
        </table:table-row>
        <table:table-row table:style-name="ro1">
          <table:table-cell office:value-type="string" calcext:value-type="string">
            <text:p>948</text:p>
          </table:table-cell>
          <table:table-cell table:formula="of:=CONCATENATE(&quot; &quot;;118;&quot; &quot;;[.A948];&quot; &quot;)" office:value-type="string" office:string-value=" 118 948 " calcext:value-type="string">
            <text:p><text:s/>118 948 </text:p>
          </table:table-cell>
        </table:table-row>
        <table:table-row table:style-name="ro1">
          <table:table-cell office:value-type="string" calcext:value-type="string">
            <text:p>949</text:p>
          </table:table-cell>
          <table:table-cell table:formula="of:=CONCATENATE(&quot; &quot;;118;&quot; &quot;;[.A949];&quot; &quot;)" office:value-type="string" office:string-value=" 118 949 " calcext:value-type="string">
            <text:p><text:s/>118 949 </text:p>
          </table:table-cell>
        </table:table-row>
        <table:table-row table:style-name="ro1">
          <table:table-cell office:value-type="string" calcext:value-type="string">
            <text:p>950</text:p>
          </table:table-cell>
          <table:table-cell table:formula="of:=CONCATENATE(&quot; &quot;;118;&quot; &quot;;[.A950];&quot; &quot;)" office:value-type="string" office:string-value=" 118 950 " calcext:value-type="string">
            <text:p><text:s/>118 950 </text:p>
          </table:table-cell>
        </table:table-row>
        <table:table-row table:style-name="ro1">
          <table:table-cell office:value-type="string" calcext:value-type="string">
            <text:p>951</text:p>
          </table:table-cell>
          <table:table-cell table:formula="of:=CONCATENATE(&quot; &quot;;118;&quot; &quot;;[.A951];&quot; &quot;)" office:value-type="string" office:string-value=" 118 951 " calcext:value-type="string">
            <text:p><text:s/>118 951 </text:p>
          </table:table-cell>
        </table:table-row>
        <table:table-row table:style-name="ro1">
          <table:table-cell office:value-type="string" calcext:value-type="string">
            <text:p>952</text:p>
          </table:table-cell>
          <table:table-cell table:formula="of:=CONCATENATE(&quot; &quot;;118;&quot; &quot;;[.A952];&quot; &quot;)" office:value-type="string" office:string-value=" 118 952 " calcext:value-type="string">
            <text:p><text:s/>118 952 </text:p>
          </table:table-cell>
        </table:table-row>
        <table:table-row table:style-name="ro1">
          <table:table-cell office:value-type="string" calcext:value-type="string">
            <text:p>953</text:p>
          </table:table-cell>
          <table:table-cell table:formula="of:=CONCATENATE(&quot; &quot;;118;&quot; &quot;;[.A953];&quot; &quot;)" office:value-type="string" office:string-value=" 118 953 " calcext:value-type="string">
            <text:p><text:s/>118 953 </text:p>
          </table:table-cell>
        </table:table-row>
        <table:table-row table:style-name="ro1">
          <table:table-cell office:value-type="string" calcext:value-type="string">
            <text:p>954</text:p>
          </table:table-cell>
          <table:table-cell table:formula="of:=CONCATENATE(&quot; &quot;;118;&quot; &quot;;[.A954];&quot; &quot;)" office:value-type="string" office:string-value=" 118 954 " calcext:value-type="string">
            <text:p><text:s/>118 954 </text:p>
          </table:table-cell>
        </table:table-row>
        <table:table-row table:style-name="ro1">
          <table:table-cell office:value-type="string" calcext:value-type="string">
            <text:p>955</text:p>
          </table:table-cell>
          <table:table-cell table:formula="of:=CONCATENATE(&quot; &quot;;118;&quot; &quot;;[.A955];&quot; &quot;)" office:value-type="string" office:string-value=" 118 955 " calcext:value-type="string">
            <text:p><text:s/>118 955 </text:p>
          </table:table-cell>
        </table:table-row>
        <table:table-row table:style-name="ro1">
          <table:table-cell office:value-type="string" calcext:value-type="string">
            <text:p>956</text:p>
          </table:table-cell>
          <table:table-cell table:formula="of:=CONCATENATE(&quot; &quot;;118;&quot; &quot;;[.A956];&quot; &quot;)" office:value-type="string" office:string-value=" 118 956 " calcext:value-type="string">
            <text:p><text:s/>118 956 </text:p>
          </table:table-cell>
        </table:table-row>
        <table:table-row table:style-name="ro1">
          <table:table-cell office:value-type="string" calcext:value-type="string">
            <text:p>957</text:p>
          </table:table-cell>
          <table:table-cell table:formula="of:=CONCATENATE(&quot; &quot;;118;&quot; &quot;;[.A957];&quot; &quot;)" office:value-type="string" office:string-value=" 118 957 " calcext:value-type="string">
            <text:p><text:s/>118 957 </text:p>
          </table:table-cell>
        </table:table-row>
        <table:table-row table:style-name="ro1">
          <table:table-cell office:value-type="string" calcext:value-type="string">
            <text:p>958</text:p>
          </table:table-cell>
          <table:table-cell table:formula="of:=CONCATENATE(&quot; &quot;;118;&quot; &quot;;[.A958];&quot; &quot;)" office:value-type="string" office:string-value=" 118 958 " calcext:value-type="string">
            <text:p><text:s/>118 958 </text:p>
          </table:table-cell>
        </table:table-row>
        <table:table-row table:style-name="ro1">
          <table:table-cell office:value-type="string" calcext:value-type="string">
            <text:p>959</text:p>
          </table:table-cell>
          <table:table-cell table:formula="of:=CONCATENATE(&quot; &quot;;118;&quot; &quot;;[.A959];&quot; &quot;)" office:value-type="string" office:string-value=" 118 959 " calcext:value-type="string">
            <text:p><text:s/>118 959 </text:p>
          </table:table-cell>
        </table:table-row>
        <table:table-row table:style-name="ro1">
          <table:table-cell office:value-type="string" calcext:value-type="string">
            <text:p>960</text:p>
          </table:table-cell>
          <table:table-cell table:formula="of:=CONCATENATE(&quot; &quot;;118;&quot; &quot;;[.A960];&quot; &quot;)" office:value-type="string" office:string-value=" 118 960 " calcext:value-type="string">
            <text:p><text:s/>118 960 </text:p>
          </table:table-cell>
        </table:table-row>
        <table:table-row table:style-name="ro1">
          <table:table-cell office:value-type="string" calcext:value-type="string">
            <text:p>961</text:p>
          </table:table-cell>
          <table:table-cell table:formula="of:=CONCATENATE(&quot; &quot;;118;&quot; &quot;;[.A961];&quot; &quot;)" office:value-type="string" office:string-value=" 118 961 " calcext:value-type="string">
            <text:p><text:s/>118 961 </text:p>
          </table:table-cell>
        </table:table-row>
        <table:table-row table:style-name="ro1">
          <table:table-cell office:value-type="string" calcext:value-type="string">
            <text:p>962</text:p>
          </table:table-cell>
          <table:table-cell table:formula="of:=CONCATENATE(&quot; &quot;;118;&quot; &quot;;[.A962];&quot; &quot;)" office:value-type="string" office:string-value=" 118 962 " calcext:value-type="string">
            <text:p><text:s/>118 962 </text:p>
          </table:table-cell>
        </table:table-row>
        <table:table-row table:style-name="ro1">
          <table:table-cell office:value-type="string" calcext:value-type="string">
            <text:p>963</text:p>
          </table:table-cell>
          <table:table-cell table:formula="of:=CONCATENATE(&quot; &quot;;118;&quot; &quot;;[.A963];&quot; &quot;)" office:value-type="string" office:string-value=" 118 963 " calcext:value-type="string">
            <text:p><text:s/>118 963 </text:p>
          </table:table-cell>
        </table:table-row>
        <table:table-row table:style-name="ro1">
          <table:table-cell office:value-type="string" calcext:value-type="string">
            <text:p>964</text:p>
          </table:table-cell>
          <table:table-cell table:formula="of:=CONCATENATE(&quot; &quot;;118;&quot; &quot;;[.A964];&quot; &quot;)" office:value-type="string" office:string-value=" 118 964 " calcext:value-type="string">
            <text:p><text:s/>118 964 </text:p>
          </table:table-cell>
        </table:table-row>
        <table:table-row table:style-name="ro1">
          <table:table-cell office:value-type="string" calcext:value-type="string">
            <text:p>965</text:p>
          </table:table-cell>
          <table:table-cell table:formula="of:=CONCATENATE(&quot; &quot;;118;&quot; &quot;;[.A965];&quot; &quot;)" office:value-type="string" office:string-value=" 118 965 " calcext:value-type="string">
            <text:p><text:s/>118 965 </text:p>
          </table:table-cell>
        </table:table-row>
        <table:table-row table:style-name="ro1">
          <table:table-cell office:value-type="string" calcext:value-type="string">
            <text:p>966</text:p>
          </table:table-cell>
          <table:table-cell table:formula="of:=CONCATENATE(&quot; &quot;;118;&quot; &quot;;[.A966];&quot; &quot;)" office:value-type="string" office:string-value=" 118 966 " calcext:value-type="string">
            <text:p><text:s/>118 966 </text:p>
          </table:table-cell>
        </table:table-row>
        <table:table-row table:style-name="ro1">
          <table:table-cell office:value-type="string" calcext:value-type="string">
            <text:p>967</text:p>
          </table:table-cell>
          <table:table-cell table:formula="of:=CONCATENATE(&quot; &quot;;118;&quot; &quot;;[.A967];&quot; &quot;)" office:value-type="string" office:string-value=" 118 967 " calcext:value-type="string">
            <text:p><text:s/>118 967 </text:p>
          </table:table-cell>
        </table:table-row>
        <table:table-row table:style-name="ro1">
          <table:table-cell office:value-type="string" calcext:value-type="string">
            <text:p>968</text:p>
          </table:table-cell>
          <table:table-cell table:formula="of:=CONCATENATE(&quot; &quot;;118;&quot; &quot;;[.A968];&quot; &quot;)" office:value-type="string" office:string-value=" 118 968 " calcext:value-type="string">
            <text:p><text:s/>118 968 </text:p>
          </table:table-cell>
        </table:table-row>
        <table:table-row table:style-name="ro1">
          <table:table-cell office:value-type="string" calcext:value-type="string">
            <text:p>969</text:p>
          </table:table-cell>
          <table:table-cell table:formula="of:=CONCATENATE(&quot; &quot;;118;&quot; &quot;;[.A969];&quot; &quot;)" office:value-type="string" office:string-value=" 118 969 " calcext:value-type="string">
            <text:p><text:s/>118 969 </text:p>
          </table:table-cell>
        </table:table-row>
        <table:table-row table:style-name="ro1">
          <table:table-cell office:value-type="string" calcext:value-type="string">
            <text:p>970</text:p>
          </table:table-cell>
          <table:table-cell table:formula="of:=CONCATENATE(&quot; &quot;;118;&quot; &quot;;[.A970];&quot; &quot;)" office:value-type="string" office:string-value=" 118 970 " calcext:value-type="string">
            <text:p><text:s/>118 970 </text:p>
          </table:table-cell>
        </table:table-row>
        <table:table-row table:style-name="ro1">
          <table:table-cell office:value-type="string" calcext:value-type="string">
            <text:p>971</text:p>
          </table:table-cell>
          <table:table-cell table:formula="of:=CONCATENATE(&quot; &quot;;118;&quot; &quot;;[.A971];&quot; &quot;)" office:value-type="string" office:string-value=" 118 971 " calcext:value-type="string">
            <text:p><text:s/>118 971 </text:p>
          </table:table-cell>
        </table:table-row>
        <table:table-row table:style-name="ro1">
          <table:table-cell office:value-type="string" calcext:value-type="string">
            <text:p>972</text:p>
          </table:table-cell>
          <table:table-cell table:formula="of:=CONCATENATE(&quot; &quot;;118;&quot; &quot;;[.A972];&quot; &quot;)" office:value-type="string" office:string-value=" 118 972 " calcext:value-type="string">
            <text:p><text:s/>118 972 </text:p>
          </table:table-cell>
        </table:table-row>
        <table:table-row table:style-name="ro1">
          <table:table-cell office:value-type="string" calcext:value-type="string">
            <text:p>973</text:p>
          </table:table-cell>
          <table:table-cell table:formula="of:=CONCATENATE(&quot; &quot;;118;&quot; &quot;;[.A973];&quot; &quot;)" office:value-type="string" office:string-value=" 118 973 " calcext:value-type="string">
            <text:p><text:s/>118 973 </text:p>
          </table:table-cell>
        </table:table-row>
        <table:table-row table:style-name="ro1">
          <table:table-cell office:value-type="string" calcext:value-type="string">
            <text:p>974</text:p>
          </table:table-cell>
          <table:table-cell table:formula="of:=CONCATENATE(&quot; &quot;;118;&quot; &quot;;[.A974];&quot; &quot;)" office:value-type="string" office:string-value=" 118 974 " calcext:value-type="string">
            <text:p><text:s/>118 974 </text:p>
          </table:table-cell>
        </table:table-row>
        <table:table-row table:style-name="ro1">
          <table:table-cell office:value-type="string" calcext:value-type="string">
            <text:p>975</text:p>
          </table:table-cell>
          <table:table-cell table:formula="of:=CONCATENATE(&quot; &quot;;118;&quot; &quot;;[.A975];&quot; &quot;)" office:value-type="string" office:string-value=" 118 975 " calcext:value-type="string">
            <text:p><text:s/>118 975 </text:p>
          </table:table-cell>
        </table:table-row>
        <table:table-row table:style-name="ro1">
          <table:table-cell office:value-type="string" calcext:value-type="string">
            <text:p>976</text:p>
          </table:table-cell>
          <table:table-cell table:formula="of:=CONCATENATE(&quot; &quot;;118;&quot; &quot;;[.A976];&quot; &quot;)" office:value-type="string" office:string-value=" 118 976 " calcext:value-type="string">
            <text:p><text:s/>118 976 </text:p>
          </table:table-cell>
        </table:table-row>
        <table:table-row table:style-name="ro1">
          <table:table-cell office:value-type="string" calcext:value-type="string">
            <text:p>977</text:p>
          </table:table-cell>
          <table:table-cell table:formula="of:=CONCATENATE(&quot; &quot;;118;&quot; &quot;;[.A977];&quot; &quot;)" office:value-type="string" office:string-value=" 118 977 " calcext:value-type="string">
            <text:p><text:s/>118 977 </text:p>
          </table:table-cell>
        </table:table-row>
        <table:table-row table:style-name="ro1">
          <table:table-cell office:value-type="string" calcext:value-type="string">
            <text:p>978</text:p>
          </table:table-cell>
          <table:table-cell table:formula="of:=CONCATENATE(&quot; &quot;;118;&quot; &quot;;[.A978];&quot; &quot;)" office:value-type="string" office:string-value=" 118 978 " calcext:value-type="string">
            <text:p><text:s/>118 978 </text:p>
          </table:table-cell>
        </table:table-row>
        <table:table-row table:style-name="ro1">
          <table:table-cell office:value-type="string" calcext:value-type="string">
            <text:p>979</text:p>
          </table:table-cell>
          <table:table-cell table:formula="of:=CONCATENATE(&quot; &quot;;118;&quot; &quot;;[.A979];&quot; &quot;)" office:value-type="string" office:string-value=" 118 979 " calcext:value-type="string">
            <text:p><text:s/>118 979 </text:p>
          </table:table-cell>
        </table:table-row>
        <table:table-row table:style-name="ro1">
          <table:table-cell office:value-type="string" calcext:value-type="string">
            <text:p>980</text:p>
          </table:table-cell>
          <table:table-cell table:formula="of:=CONCATENATE(&quot; &quot;;118;&quot; &quot;;[.A980];&quot; &quot;)" office:value-type="string" office:string-value=" 118 980 " calcext:value-type="string">
            <text:p><text:s/>118 980 </text:p>
          </table:table-cell>
        </table:table-row>
        <table:table-row table:style-name="ro1">
          <table:table-cell office:value-type="string" calcext:value-type="string">
            <text:p>981</text:p>
          </table:table-cell>
          <table:table-cell table:formula="of:=CONCATENATE(&quot; &quot;;118;&quot; &quot;;[.A981];&quot; &quot;)" office:value-type="string" office:string-value=" 118 981 " calcext:value-type="string">
            <text:p><text:s/>118 981 </text:p>
          </table:table-cell>
        </table:table-row>
        <table:table-row table:style-name="ro1">
          <table:table-cell office:value-type="string" calcext:value-type="string">
            <text:p>982</text:p>
          </table:table-cell>
          <table:table-cell table:formula="of:=CONCATENATE(&quot; &quot;;118;&quot; &quot;;[.A982];&quot; &quot;)" office:value-type="string" office:string-value=" 118 982 " calcext:value-type="string">
            <text:p><text:s/>118 982 </text:p>
          </table:table-cell>
        </table:table-row>
        <table:table-row table:style-name="ro1">
          <table:table-cell office:value-type="string" calcext:value-type="string">
            <text:p>983</text:p>
          </table:table-cell>
          <table:table-cell table:formula="of:=CONCATENATE(&quot; &quot;;118;&quot; &quot;;[.A983];&quot; &quot;)" office:value-type="string" office:string-value=" 118 983 " calcext:value-type="string">
            <text:p><text:s/>118 983 </text:p>
          </table:table-cell>
        </table:table-row>
        <table:table-row table:style-name="ro1">
          <table:table-cell office:value-type="string" calcext:value-type="string">
            <text:p>984</text:p>
          </table:table-cell>
          <table:table-cell table:formula="of:=CONCATENATE(&quot; &quot;;118;&quot; &quot;;[.A984];&quot; &quot;)" office:value-type="string" office:string-value=" 118 984 " calcext:value-type="string">
            <text:p><text:s/>118 984 </text:p>
          </table:table-cell>
        </table:table-row>
        <table:table-row table:style-name="ro1">
          <table:table-cell office:value-type="string" calcext:value-type="string">
            <text:p>985</text:p>
          </table:table-cell>
          <table:table-cell table:formula="of:=CONCATENATE(&quot; &quot;;118;&quot; &quot;;[.A985];&quot; &quot;)" office:value-type="string" office:string-value=" 118 985 " calcext:value-type="string">
            <text:p><text:s/>118 985 </text:p>
          </table:table-cell>
        </table:table-row>
        <table:table-row table:style-name="ro1">
          <table:table-cell office:value-type="string" calcext:value-type="string">
            <text:p>986</text:p>
          </table:table-cell>
          <table:table-cell table:formula="of:=CONCATENATE(&quot; &quot;;118;&quot; &quot;;[.A986];&quot; &quot;)" office:value-type="string" office:string-value=" 118 986 " calcext:value-type="string">
            <text:p><text:s/>118 986 </text:p>
          </table:table-cell>
        </table:table-row>
        <table:table-row table:style-name="ro1">
          <table:table-cell office:value-type="string" calcext:value-type="string">
            <text:p>987</text:p>
          </table:table-cell>
          <table:table-cell table:formula="of:=CONCATENATE(&quot; &quot;;118;&quot; &quot;;[.A987];&quot; &quot;)" office:value-type="string" office:string-value=" 118 987 " calcext:value-type="string">
            <text:p><text:s/>118 987 </text:p>
          </table:table-cell>
        </table:table-row>
        <table:table-row table:style-name="ro1">
          <table:table-cell office:value-type="string" calcext:value-type="string">
            <text:p>988</text:p>
          </table:table-cell>
          <table:table-cell table:formula="of:=CONCATENATE(&quot; &quot;;118;&quot; &quot;;[.A988];&quot; &quot;)" office:value-type="string" office:string-value=" 118 988 " calcext:value-type="string">
            <text:p><text:s/>118 988 </text:p>
          </table:table-cell>
        </table:table-row>
        <table:table-row table:style-name="ro1">
          <table:table-cell office:value-type="string" calcext:value-type="string">
            <text:p>989</text:p>
          </table:table-cell>
          <table:table-cell table:formula="of:=CONCATENATE(&quot; &quot;;118;&quot; &quot;;[.A989];&quot; &quot;)" office:value-type="string" office:string-value=" 118 989 " calcext:value-type="string">
            <text:p><text:s/>118 989 </text:p>
          </table:table-cell>
        </table:table-row>
        <table:table-row table:style-name="ro1">
          <table:table-cell office:value-type="string" calcext:value-type="string">
            <text:p>990</text:p>
          </table:table-cell>
          <table:table-cell table:formula="of:=CONCATENATE(&quot; &quot;;118;&quot; &quot;;[.A990];&quot; &quot;)" office:value-type="string" office:string-value=" 118 990 " calcext:value-type="string">
            <text:p><text:s/>118 990 </text:p>
          </table:table-cell>
        </table:table-row>
        <table:table-row table:style-name="ro1">
          <table:table-cell office:value-type="string" calcext:value-type="string">
            <text:p>991</text:p>
          </table:table-cell>
          <table:table-cell table:formula="of:=CONCATENATE(&quot; &quot;;118;&quot; &quot;;[.A991];&quot; &quot;)" office:value-type="string" office:string-value=" 118 991 " calcext:value-type="string">
            <text:p><text:s/>118 991 </text:p>
          </table:table-cell>
        </table:table-row>
        <table:table-row table:style-name="ro1">
          <table:table-cell office:value-type="string" calcext:value-type="string">
            <text:p>992</text:p>
          </table:table-cell>
          <table:table-cell table:formula="of:=CONCATENATE(&quot; &quot;;118;&quot; &quot;;[.A992];&quot; &quot;)" office:value-type="string" office:string-value=" 118 992 " calcext:value-type="string">
            <text:p><text:s/>118 992 </text:p>
          </table:table-cell>
        </table:table-row>
        <table:table-row table:style-name="ro1">
          <table:table-cell office:value-type="string" calcext:value-type="string">
            <text:p>993</text:p>
          </table:table-cell>
          <table:table-cell table:formula="of:=CONCATENATE(&quot; &quot;;118;&quot; &quot;;[.A993];&quot; &quot;)" office:value-type="string" office:string-value=" 118 993 " calcext:value-type="string">
            <text:p><text:s/>118 993 </text:p>
          </table:table-cell>
        </table:table-row>
        <table:table-row table:style-name="ro1">
          <table:table-cell office:value-type="string" calcext:value-type="string">
            <text:p>994</text:p>
          </table:table-cell>
          <table:table-cell table:formula="of:=CONCATENATE(&quot; &quot;;118;&quot; &quot;;[.A994];&quot; &quot;)" office:value-type="string" office:string-value=" 118 994 " calcext:value-type="string">
            <text:p><text:s/>118 994 </text:p>
          </table:table-cell>
        </table:table-row>
        <table:table-row table:style-name="ro1">
          <table:table-cell office:value-type="string" calcext:value-type="string">
            <text:p>995</text:p>
          </table:table-cell>
          <table:table-cell table:formula="of:=CONCATENATE(&quot; &quot;;118;&quot; &quot;;[.A995];&quot; &quot;)" office:value-type="string" office:string-value=" 118 995 " calcext:value-type="string">
            <text:p><text:s/>118 995 </text:p>
          </table:table-cell>
        </table:table-row>
        <table:table-row table:style-name="ro1">
          <table:table-cell office:value-type="string" calcext:value-type="string">
            <text:p>996</text:p>
          </table:table-cell>
          <table:table-cell table:formula="of:=CONCATENATE(&quot; &quot;;118;&quot; &quot;;[.A996];&quot; &quot;)" office:value-type="string" office:string-value=" 118 996 " calcext:value-type="string">
            <text:p><text:s/>118 996 </text:p>
          </table:table-cell>
        </table:table-row>
        <table:table-row table:style-name="ro1">
          <table:table-cell office:value-type="string" calcext:value-type="string">
            <text:p>997</text:p>
          </table:table-cell>
          <table:table-cell table:formula="of:=CONCATENATE(&quot; &quot;;118;&quot; &quot;;[.A997];&quot; &quot;)" office:value-type="string" office:string-value=" 118 997 " calcext:value-type="string">
            <text:p><text:s/>118 997 </text:p>
          </table:table-cell>
        </table:table-row>
        <table:table-row table:style-name="ro1">
          <table:table-cell office:value-type="string" calcext:value-type="string">
            <text:p>998</text:p>
          </table:table-cell>
          <table:table-cell table:formula="of:=CONCATENATE(&quot; &quot;;118;&quot; &quot;;[.A998];&quot; &quot;)" office:value-type="string" office:string-value=" 118 998 " calcext:value-type="string">
            <text:p><text:s/>118 998 </text:p>
          </table:table-cell>
        </table:table-row>
        <table:table-row table:style-name="ro1">
          <table:table-cell office:value-type="string" calcext:value-type="string">
            <text:p>999</text:p>
          </table:table-cell>
          <table:table-cell table:formula="of:=CONCATENATE(&quot; &quot;;118;&quot; &quot;;[.A999];&quot; &quot;)" office:value-type="string" office:string-value=" 118 999 " calcext:value-type="string">
            <text:p><text:s/>118 999 </text:p>
          </table:table-cell>
        </table:table-row>
        <table:table-row table:style-name="ro1" table:number-rows-repeated="104757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öttger</meta:initial-creator>
    <meta:creation-date>2014-07-18T20:41:23.603666866</meta:creation-date>
    <dc:date>2014-07-18T21:11:31.833240726</dc:date>
    <dc:creator>Andreas Böttger</dc:creator>
    <meta:editing-duration>PT14M58S</meta:editing-duration>
    <meta:editing-cycles>1</meta:editing-cycles>
    <meta:document-statistic meta:table-count="1" meta:cell-count="1998" meta:object-count="0"/>
    <meta:generator>LibreOffice/4.2.4.2$Linux_X86_64 LibreOffice_project/420m0$Build-2</meta:generator>
  </office:meta>
</office:document-meta>
</file>